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돋움" svg:font-family="돋움" style:font-family-generic="modern"/>
    <style:font-face style:name="맑은 고딕" svg:font-family="'맑은 고딕'" style:font-family-generic="modern"/>
    <style:font-face style:name="나눔고딕" svg:font-family="나눔고딕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66pt"/>
    </style:style>
    <style:style style:name="co2" style:family="table-column">
      <style:table-column-properties fo:break-before="auto" style:column-width="130.51pt"/>
    </style:style>
    <style:style style:name="co3" style:family="table-column">
      <style:table-column-properties fo:break-before="auto" style:column-width="192.6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1.51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38.01pt"/>
    </style:style>
    <style:style style:name="co8" style:family="table-column">
      <style:table-column-properties fo:break-before="page" style:column-width="38.01pt"/>
    </style:style>
    <style:style style:name="co9" style:family="table-column">
      <style:table-column-properties fo:break-before="auto" style:column-width="65.25pt"/>
    </style:style>
    <style:style style:name="ro1" style:family="table-row">
      <style:table-row-properties style:row-height="53.69pt" fo:break-before="auto" style:use-optimal-row-height="false"/>
    </style:style>
    <style:style style:name="ro2" style:family="table-row">
      <style:table-row-properties style:row-height="74.95pt" fo:break-before="auto" style:use-optimal-row-height="false"/>
    </style:style>
    <style:style style:name="ro3" style:family="table-row">
      <style:table-row-properties style:row-height="38.69pt" fo:break-before="auto" style:use-optimal-row-height="false"/>
    </style:style>
    <style:style style:name="ro4" style:family="table-row">
      <style:table-row-properties style:row-height="21.2pt" fo:break-before="auto" style:use-optimal-row-height="false"/>
    </style:style>
    <style:style style:name="ro5" style:family="table-row">
      <style:table-row-properties style:row-height="37.45pt" fo:break-before="auto" style:use-optimal-row-height="false"/>
    </style:style>
    <style:style style:name="ro6" style:family="table-row">
      <style:table-row-properties style:row-height="13.8pt" fo:break-before="auto" style:use-optimal-row-height="fals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31.49pt" fo:break-before="auto" style:use-optimal-row-height="false"/>
    </style:style>
    <style:style style:name="ro9" style:family="table-row">
      <style:table-row-properties style:row-height="16.5pt" fo:break-before="auto" style:use-optimal-row-height="fals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PageStyle_5f_e-로봇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84807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e46c0a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26pt" fo:font-style="normal" fo:text-shadow="none" style:text-underline-style="none" fo:font-weight="bold" style:font-name-asian="나눔고딕" style:font-size-asian="26pt" style:font-style-asian="normal" style:font-weight-asian="bold" style:font-size-complex="26pt" style:font-style-complex="normal" style:font-weight-complex="bold"/>
    </style:style>
    <style:style style:name="ce11" style:family="table-cell" style:parent-style-name="Default" style:data-style-name="N84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fac09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fdeada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984807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0">
      <style:table-cell-properties fo:border-bottom="0.74pt solid #000000" fo:background-color="#376092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나눔고딕" fo:font-size="18pt" fo:font-style="normal" fo:text-shadow="none" style:text-underline-style="none" fo:font-weight="bold" style:font-name-asian="나눔고딕" style:font-size-asian="18pt" style:font-style-asian="normal" style:font-weight-asian="bold" style:font-size-complex="18pt" style:font-style-complex="normal" style:font-weight-complex="bold"/>
    </style:style>
    <style:style style:name="ce2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나눔고딕" fo:font-size="16pt" fo:font-style="normal" fo:text-shadow="none" style:text-underline-style="none" fo:font-weight="bold" style:font-name-asian="나눔고딕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나눔고딕" fo:font-size="16pt" fo:font-style="normal" fo:text-shadow="none" style:text-underline-style="none" fo:font-weight="bold" style:font-name-asian="나눔고딕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나눔고딕" fo:font-size="16pt" fo:font-style="normal" fo:text-shadow="none" style:text-underline-style="none" fo:font-weight="bold" style:font-name-asian="나눔고딕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나눔고딕" fo:font-size="16pt" fo:font-style="normal" fo:text-shadow="none" style:text-underline-style="none" fo:font-weight="bold" style:font-name-asian="나눔고딕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나눔고딕" fo:font-size="16pt" fo:font-style="normal" fo:text-shadow="none" style:text-underline-style="none" fo:font-weight="bold" style:font-name-asian="나눔고딕" style:font-size-asian="16pt" style:font-style-asian="normal" style:font-weight-asian="bold" style:font-size-complex="16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26pt" fo:font-style="normal" fo:text-shadow="none" style:text-underline-style="none" fo:font-weight="bold" style:font-name-asian="나눔고딕" style:font-size-asian="26pt" style:font-style-asian="normal" style:font-weight-asian="bold" style:font-size-complex="26pt" style:font-style-complex="normal" style:font-weight-complex="bold"/>
    </style:style>
    <style:style style:name="ce28" style:family="table-cell" style:parent-style-name="Default">
      <style:table-cell-properties fo:border-bottom="0.74pt solid #000000" fo:background-color="#fdeada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984807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3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6" style:family="table-cell" style:parent-style-name="Default" style:data-style-name="N13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맑은 고딕" fo:font-size="12pt" fo:font-style="normal" fo:text-shadow="none" style:text-underline-style="none" fo:font-weight="normal" style:font-size-asian="12pt" style:font-style-asian="normal" style:font-weight-asian="normal" style:font-name-complex="맑은 고딕" style:font-size-complex="12pt" style:font-style-complex="normal" style:font-weight-complex="normal"/>
    </style:style>
    <style:style style:name="ce5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 style:data-style-name="N100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58" style:family="table-cell" style:parent-style-name="Default" style:data-style-name="N100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10">
      <style:table-cell-properties fo:border-bottom="0.74pt solid #000000" fo:background-color="#37609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100">
      <style:table-cell-properties fo:border-bottom="none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border-bottom="1.76pt solid #000000" fo:background-color="#fac09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0.74pt solid #000000" fo:background-color="#99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28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 style:data-style-name="N128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128">
      <style:table-cell-properties fo:border-bottom="1.76pt solid #000000" fo:background-color="#fac09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93" style:family="table-cell" style:parent-style-name="Default" style:data-style-name="N128">
      <style:table-cell-properties fo:border-bottom="0.74pt solid #000000" fo:background-color="#fdeada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984807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94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95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96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97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98" style:family="table-cell" style:parent-style-name="Default" style:data-style-name="N128">
      <style:table-cell-properties fo:border-bottom="0.74pt solid #000000" fo:background-color="#37609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99" style:family="table-cell" style:parent-style-name="Default" style:data-style-name="N128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00" style:family="table-cell" style:parent-style-name="Default" style:data-style-name="N128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01" style:family="table-cell" style:parent-style-name="Default" style:data-style-name="N128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02" style:family="table-cell" style:parent-style-name="Default" style:data-style-name="N128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03" style:family="table-cell" style:parent-style-name="Default" style:data-style-name="N128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04" style:family="table-cell" style:parent-style-name="Default" style:data-style-name="N128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05" style:family="table-cell" style:parent-style-name="Default" style:data-style-name="N128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06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84">
      <style:table-cell-properties fo:border-bottom="1.76pt solid #000000" fo:background-color="#95b3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Default" style:data-style-name="N84">
      <style:table-cell-properties fo:border-bottom="1.76pt solid #000000" fo:background-color="#95b3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 style:data-style-name="N10">
      <style:table-cell-properties fo:border-bottom="1.76pt solid #000000" fo:background-color="#fac09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10" style:family="table-cell" style:parent-style-name="Default" style:data-style-name="N10">
      <style:table-cell-properties fo:border-bottom="0.74pt solid #000000" fo:background-color="#fdeada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984807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11" style:family="table-cell" style:parent-style-name="Default" style:data-style-name="N10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12" style:family="table-cell" style:parent-style-name="Default" style:data-style-name="N10">
      <style:table-cell-properties fo:border-bottom="0.06pt solid #000000" fo:background-color="#00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13" style:family="table-cell" style:parent-style-name="Default" style:data-style-name="N10">
      <style:table-cell-properties fo:border-bottom="0.06pt solid #000000" fo:background-color="#00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14" style:family="table-cell" style:parent-style-name="Default" style:data-style-name="N10">
      <style:table-cell-properties fo:border-bottom="0.06pt solid #000000" fo:background-color="#00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15" style:family="table-cell" style:parent-style-name="Default" style:data-style-name="N10">
      <style:table-cell-properties fo:border-bottom="0.74pt solid #000000" fo:background-color="#37609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16" style:family="table-cell" style:parent-style-name="Default" style:data-style-name="N10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17" style:family="table-cell" style:parent-style-name="Default" style:data-style-name="N10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18" style:family="table-cell" style:parent-style-name="Default" style:data-style-name="N1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19" style:family="table-cell" style:parent-style-name="Default" style:data-style-name="N1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20" style:family="table-cell" style:parent-style-name="Default" style:data-style-name="N1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21" style:family="table-cell" style:parent-style-name="Default" style:data-style-name="N10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22" style:family="table-cell" style:parent-style-name="Default" style:data-style-name="N1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23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25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26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27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28" style:family="table-cell" style:parent-style-name="Default" style:data-style-name="N128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29" style:family="table-cell" style:parent-style-name="Default" style:data-style-name="N128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30" style:family="table-cell" style:parent-style-name="Default" style:data-style-name="N128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31" style:family="table-cell" style:parent-style-name="Default" style:data-style-name="N128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32" style:family="table-cell" style:parent-style-name="Default" style:data-style-name="N128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33" style:family="table-cell" style:parent-style-name="Default" style:data-style-name="N130">
      <style:table-cell-properties fo:border-bottom="1.76pt solid #000000" fo:background-color="#fac09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34" style:family="table-cell" style:parent-style-name="Default" style:data-style-name="N130">
      <style:table-cell-properties fo:border-bottom="0.74pt solid #000000" fo:background-color="#fdeada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984807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35" style:family="table-cell" style:parent-style-name="Default" style:data-style-name="N130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36" style:family="table-cell" style:parent-style-name="Default" style:data-style-name="N130">
      <style:table-cell-properties fo:border-bottom="0.06pt solid #000000" fo:background-color="#93c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37" style:family="table-cell" style:parent-style-name="Default" style:data-style-name="N130">
      <style:table-cell-properties fo:border-bottom="0.06pt solid #000000" fo:background-color="#93c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38" style:family="table-cell" style:parent-style-name="Default" style:data-style-name="N130">
      <style:table-cell-properties fo:border-bottom="0.06pt solid #000000" fo:background-color="#93c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39" style:family="table-cell" style:parent-style-name="Default" style:data-style-name="N130">
      <style:table-cell-properties fo:border-bottom="0.06pt solid #000000" fo:background-color="#93c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40" style:family="table-cell" style:parent-style-name="Default" style:data-style-name="N130">
      <style:table-cell-properties fo:border-bottom="0.06pt solid #000000" fo:background-color="#93c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41" style:family="table-cell" style:parent-style-name="Default" style:data-style-name="N130">
      <style:table-cell-properties fo:border-bottom="0.06pt solid #000000" fo:background-color="#93c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42" style:family="table-cell" style:parent-style-name="Default" style:data-style-name="N130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43" style:family="table-cell" style:parent-style-name="Default" style:data-style-name="N130">
      <style:table-cell-properties fo:border-bottom="0.06pt solid #000000" fo:background-color="#93c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44" style:family="table-cell" style:parent-style-name="Default" style:data-style-name="N130">
      <style:table-cell-properties fo:border-bottom="0.06pt solid #000000" fo:background-color="#93c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45" style:family="table-cell" style:parent-style-name="Default" style:data-style-name="N130">
      <style:table-cell-properties fo:border-bottom="0.06pt solid #000000" fo:background-color="#93c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46" style:family="table-cell" style:parent-style-name="Default" style:data-style-name="N130">
      <style:table-cell-properties fo:border-bottom="0.74pt solid #000000" fo:background-color="#37609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47" style:family="table-cell" style:parent-style-name="Default" style:data-style-name="N130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48" style:family="table-cell" style:parent-style-name="Default" style:data-style-name="N130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49" style:family="table-cell" style:parent-style-name="Default" style:data-style-name="N130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50" style:family="table-cell" style:parent-style-name="Default" style:data-style-name="N130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51" style:family="table-cell" style:parent-style-name="Default" style:data-style-name="N130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52" style:family="table-cell" style:parent-style-name="Default" style:data-style-name="N130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53" style:family="table-cell" style:parent-style-name="Default" style:data-style-name="N130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54" style:family="table-cell" style:parent-style-name="Default" style:data-style-name="N130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55" style:family="table-cell" style:parent-style-name="Default" style:data-style-name="N130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56" style:family="table-cell" style:parent-style-name="Default" style:data-style-name="N130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57" style:family="table-cell" style:parent-style-name="Default" style:data-style-name="N130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58" style:family="table-cell" style:parent-style-name="Default" style:data-style-name="N130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59" style:family="table-cell" style:parent-style-name="Default" style:data-style-name="N130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60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84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84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 style:data-style-name="N84">
      <style:table-cell-properties fo:border-bottom="1.76pt solid #000000" fo:background-color="#fac09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64" style:family="table-cell" style:parent-style-name="Default" style:data-style-name="N84">
      <style:table-cell-properties fo:border-bottom="0.74pt solid #000000" fo:background-color="#fdeada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984807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65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66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67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68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69" style:family="table-cell" style:parent-style-name="Default" style:data-style-name="N84">
      <style:table-cell-properties fo:border-bottom="0.74pt solid #000000" fo:background-color="#37609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70" style:family="table-cell" style:parent-style-name="Default" style:data-style-name="N8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71" style:family="table-cell" style:parent-style-name="Default" style:data-style-name="N8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72" style:family="table-cell" style:parent-style-name="Default" style:data-style-name="N8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73" style:family="table-cell" style:parent-style-name="Default" style:data-style-name="N8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name-asian="나눔고딕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74" style:family="table-cell" style:parent-style-name="Default" style:data-style-name="N84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7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76" style:family="table-cell" style:parent-style-name="Default" style:data-style-name="N84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name-asian="나눔고딕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77" style:family="table-cell" style:parent-style-name="Default" style:data-style-name="N8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78" style:family="table-cell" style:parent-style-name="Default" style:data-style-name="N8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79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 style:data-style-name="N8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81" style:family="table-cell" style:parent-style-name="Default" style:data-style-name="N8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82" style:family="table-cell" style:parent-style-name="Default" style:data-style-name="N84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83" style:family="table-cell" style:parent-style-name="Default" style:data-style-name="N8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name-asian="나눔고딕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84" style:family="table-cell" style:parent-style-name="Default" style:data-style-name="N8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85" style:family="table-cell" style:parent-style-name="Default" style:data-style-name="N84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86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87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88" style:family="table-cell" style:parent-style-name="Default">
      <style:table-cell-properties fo:border-bottom="1.76pt solid #000000" fo:background-color="#fac09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89" style:family="table-cell" style:parent-style-name="Default">
      <style:table-cell-properties fo:border-bottom="0.74pt solid #000000" fo:background-color="#fdeada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984807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9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9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able-cell-properties fo:border-bottom="0.74pt solid #000000" fo:background-color="#376092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0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02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03" style:family="table-cell" style:parent-style-name="Default" style:data-style-name="N0">
      <style:table-cell-properties fo:border-bottom="1.76pt solid #000000" fo:background-color="#95b3d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04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05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06" style:family="table-cell" style:parent-style-name="Default">
      <style:table-cell-properties fo:border-bottom="0.74pt solid #000000" fo:background-color="#4f6228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4f6228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07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08" style:family="table-cell" style:parent-style-name="Default">
      <style:table-cell-properties fo:border-bottom="0.06pt solid #000000" fo:background-color="#ebf1de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d7e4bd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Excel_20_Built-in_20_Explanatory_20_Text">
      <style:table-cell-properties fo:border-bottom="0.06pt solid #000000" fo:background-color="#ebf1d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11" style:family="table-cell" style:parent-style-name="Default">
      <style:table-cell-properties fo:border-bottom="0.06pt solid #000000" fo:background-color="#ebf1de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1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order-bottom="0.06pt solid #000000" fo:background-color="#ccffcc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ce21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9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20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 style:data-style-name="N0">
      <style:table-cell-properties fo:border-bottom="1.76pt solid #000000" fo:background-color="#95b3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31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32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33" style:family="table-cell" style:parent-style-name="Default">
      <style:table-cell-properties fo:border-bottom="0.74pt solid #000000" fo:background-color="#4f6228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4f6228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34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35" style:family="table-cell" style:parent-style-name="Default">
      <style:table-cell-properties fo:background-color="#ebf1d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>
      <style:table-cell-properties fo:background-color="#77933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38" style:family="table-cell" style:parent-style-name="Default">
      <style:table-cell-properties fo:background-color="#77933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>
      <style:table-cell-properties fo:background-color="#ebf1d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4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984807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4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ce24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4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4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5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53" style:family="table-cell" style:parent-style-name="Default" style:data-style-name="N0">
      <style:table-cell-properties fo:border-bottom="1.76pt solid #000000" fo:background-color="#95b3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name-asian="나눔고딕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54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55" style:family="table-cell" style:parent-style-name="Default">
      <style:table-cell-properties fo:border-bottom="0.06pt solid #000000" fo:background-color="#c3d69b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5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5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5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5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6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6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65" style:family="table-cell" style:parent-style-name="Default" style:data-style-name="N0">
      <style:table-cell-properties fo:border-bottom="1.76pt solid #000000" fo:background-color="#95b3d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name-asian="나눔고딕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66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67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68" style:family="table-cell" style:parent-style-name="Default">
      <style:table-cell-properties fo:border-bottom="0.74pt solid #000000" fo:background-color="#4f6228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4f6228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6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7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Excel_20_Built-in_20_Explanatory_20_Text">
      <style:table-cell-properties fo:border-bottom="0.06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73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75" style:family="table-cell" style:parent-style-name="Default">
      <style:table-cell-properties fo:border-bottom="0.06pt solid #000000" fo:background-color="#ebf1d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Default">
      <style:table-cell-properties fo:border-bottom="0.06pt solid #000000" fo:background-color="#c3d69b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7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ce279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80" style:family="table-cell" style:parent-style-name="Default">
      <style:table-cell-properties fo:border-bottom="0.06pt solid #000000" fo:background-color="#ffcc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ce28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82" style:family="table-cell" style:parent-style-name="Default">
      <style:table-cell-properties fo:border-bottom="0.06pt solid #000000" fo:background-color="#ff99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83" style:family="table-cell" style:parent-style-name="Default">
      <style:table-cell-properties fo:border-bottom="0.06pt solid #000000" fo:background-color="#99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8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8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8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8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8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9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91" style:family="table-cell" style:parent-style-name="Default">
      <style:table-cell-properties fo:border-bottom="none" fo:background-color="#66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92" style:family="table-cell" style:parent-style-name="Default" style:data-style-name="N0">
      <style:table-cell-properties fo:border-bottom="1.76pt solid #000000" fo:background-color="#66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name-asian="나눔고딕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93" style:family="table-cell" style:parent-style-name="Default">
      <style:table-cell-properties fo:border-bottom="none" fo:background-color="#66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94" style:family="table-cell" style:parent-style-name="Default">
      <style:table-cell-properties fo:border-bottom="0.74pt solid #000000" fo:background-color="#4f6228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4f6228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9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9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97" style:family="table-cell" style:parent-style-name="Excel_20_Built-in_20_Explanatory_20_Text">
      <style:table-cell-properties fo:border-bottom="0.0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9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99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01" style:family="table-cell" style:parent-style-name="Default">
      <style:table-cell-properties fo:border-bottom="0.06pt solid #000000" fo:background-color="#ebf1de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02" style:family="table-cell" style:parent-style-name="Default">
      <style:table-cell-properties fo:border-bottom="0.06pt solid #000000" fo:background-color="#ebf1de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d7e4bd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>
      <style:table-cell-properties fo:border-bottom="0.06pt solid #000000" fo:background-color="#c3d69b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06" style:family="table-cell" style:parent-style-name="Default">
      <style:table-cell-properties fo:border-bottom="0.06pt solid #000000" fo:background-color="#ff808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ce30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0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1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1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15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1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17" style:family="table-cell" style:parent-style-name="Default">
      <style:table-cell-properties fo:background-color="#77933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77933c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18" style:family="table-cell" style:parent-style-name="Default">
      <style:table-cell-properties fo:background-color="#d7e4b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19" style:family="table-cell" style:parent-style-name="Default">
      <style:table-cell-properties fo:border-bottom="0.06pt solid #000000" fo:background-color="#99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ce3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2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22" style:family="table-cell" style:parent-style-name="Default">
      <style:table-cell-properties fo:border-bottom="0.06pt solid #000000" fo:background-color="#ccff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23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ce324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25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26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27" style:family="table-cell" style:parent-style-name="Default">
      <style:table-cell-properties fo:background-color="#c3d69b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28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30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31" style:family="table-cell" style:parent-style-name="Default">
      <style:table-cell-properties fo:border-bottom="0.74pt solid #000000" fo:background-color="#4f6228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4f6228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3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Excel_20_Built-in_20_Explanatory_20_Text">
      <style:table-cell-properties fo:border-bottom="0.06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3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36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37" style:family="table-cell" style:parent-style-name="Default">
      <style:table-cell-properties fo:border-bottom="0.06pt solid #000000" fo:background-color="#ebf1de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38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39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77933c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4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4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4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4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44" style:family="table-cell" style:parent-style-name="Default">
      <style:table-cell-properties fo:border-bottom="0.06pt solid #000000" fo:background-color="#ccffcc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4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46" style:family="table-cell" style:parent-style-name="Default">
      <style:table-cell-properties fo:border-bottom="0.06pt solid #000000" fo:background-color="#ff99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47" style:family="table-cell" style:parent-style-name="Default">
      <style:table-cell-properties fo:border-bottom="0.06pt solid #000000" fo:background-color="#ffcc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4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5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5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52" style:family="table-cell" style:parent-style-name="Default" style:data-style-name="N0">
      <style:table-cell-properties fo:border-bottom="1.76pt solid #000000" fo:background-color="#66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name-asian="나눔고딕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53" style:family="table-cell" style:parent-style-name="Default">
      <style:table-cell-properties fo:border-bottom="none" fo:background-color="#66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54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55" style:family="table-cell" style:parent-style-name="Default">
      <style:table-cell-properties fo:border-bottom="0.74pt solid #000000" fo:background-color="#4f6228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4f6228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5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5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58" style:family="table-cell" style:parent-style-name="Excel_20_Built-in_20_Explanatory_20_Text">
      <style:table-cell-properties fo:border-bottom="0.0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5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60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>
      <style:table-cell-properties fo:border-bottom="0.06pt solid #000000" fo:background-color="#ebf1d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62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63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77933c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6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6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6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68" style:family="table-cell" style:parent-style-name="Default">
      <style:table-cell-properties fo:border-bottom="0.06pt solid #000000" fo:background-color="#ccffcc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69" style:family="table-cell" style:parent-style-name="Default">
      <style:table-cell-properties fo:border-bottom="0.06pt solid #000000" fo:background-color="#ff999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ce370" style:family="table-cell" style:parent-style-name="Default">
      <style:table-cell-properties fo:border-bottom="0.06pt solid #000000" fo:background-color="#ffcc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7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7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7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76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77933c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77" style:family="table-cell" style:parent-style-name="Default">
      <style:table-cell-properties fo:border-bottom="0.06pt solid #000000" fo:background-color="#ccffcc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78" style:family="table-cell" style:parent-style-name="Default">
      <style:table-cell-properties fo:border-bottom="0.06pt solid #000000" fo:background-color="#ffcc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ce379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77933c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8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81" style:family="table-cell" style:parent-style-name="Default">
      <style:table-cell-properties fo:border-bottom="0.06pt solid #000000" fo:background-color="#ccffcc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82" style:family="table-cell" style:parent-style-name="Default">
      <style:table-cell-properties fo:border-bottom="0.06pt solid #000000" fo:background-color="#ff99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83" style:family="table-cell" style:parent-style-name="Default">
      <style:table-cell-properties fo:border-bottom="0.06pt solid #000000" fo:background-color="#ffcc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8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87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ce38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8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90" style:family="table-cell" style:parent-style-name="Default" style:data-style-name="N0">
      <style:table-cell-properties fo:border-bottom="1.76pt solid #000000" fo:background-color="#95b3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name-asian="나눔고딕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91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9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9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94" style:family="table-cell" style:parent-style-name="Default">
      <style:table-cell-properties fo:border-bottom="0.74pt solid #000000" fo:background-color="#99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ce395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96" style:family="table-cell" style:parent-style-name="Default">
      <style:table-cell-properties fo:background-color="#ffd32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ce397" style:family="table-cell" style:parent-style-name="Default">
      <style:table-cell-properties fo:border-bottom="0.06pt solid #000000" fo:background-color="#ff99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ce398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0.74pt solid #000080" style:direction="ltr" fo:border-right="0.74pt solid #00008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99" style:family="table-cell" style:parent-style-name="Default" style:data-style-name="N0">
      <style:table-cell-properties fo:border-bottom="1.76pt solid #000080" fo:background-color="#95b3d7" style:diagonal-bl-tr="none" style:diagonal-tl-br="none" style:text-align-source="fix" style:repeat-content="false" fo:wrap-option="no-wrap" fo:border-left="0.74pt solid #000080" style:direction="ltr" fo:border-right="0.74pt solid #000080" style:rotation-angle="0" style:rotation-align="none" style:shrink-to-fit="false" fo:border-top="1.76pt solid #00008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00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0.74pt solid #000080" style:direction="ltr" fo:border-right="0.74pt solid #000080" style:rotation-angle="0" style:rotation-align="none" style:shrink-to-fit="false" fo:border-top="1.76pt solid #00008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01" style:family="table-cell" style:parent-style-name="Default">
      <style:table-cell-properties fo:border-bottom="1.76pt solid #000080" fo:background-color="#95b3d7" style:diagonal-bl-tr="none" style:diagonal-tl-br="none" style:text-align-source="fix" style:repeat-content="false" fo:wrap-option="no-wrap" fo:border-left="0.74pt solid #000080" style:direction="ltr" fo:border-right="0.74pt solid #000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02" style:family="table-cell" style:parent-style-name="Default">
      <style:table-cell-properties fo:border-bottom="0.74pt solid #000080" fo:background-color="#4f6228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1.76pt solid #000080" style:vertical-align="middle" loext:vertical-justify="auto"/>
      <style:paragraph-properties css3t:text-justify="auto" fo:margin-left="0pt" style:writing-mode="page"/>
      <style:text-properties fo:color="#4f6228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03" style:family="table-cell" style:parent-style-name="Default">
      <style:table-cell-properties fo:border-bottom="0.06pt solid #000080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04" style:family="table-cell" style:parent-style-name="Default">
      <style:table-cell-properties fo:border-bottom="0.06pt solid #000080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05" style:family="table-cell" style:parent-style-name="Excel_20_Built-in_20_Explanatory_20_Text">
      <style:table-cell-properties fo:border-bottom="0.06pt solid #000080" style:cell-protect="protected" style:print-content="true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06" style:family="table-cell" style:parent-style-name="Default">
      <style:table-cell-properties fo:border-bottom="0.06pt solid #000080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07" style:family="table-cell" style:parent-style-name="Default">
      <style:table-cell-properties fo:border-bottom="0.06pt solid #000080" fo:background-color="#77933c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08" style:family="table-cell" style:parent-style-name="Default">
      <style:table-cell-properties fo:border-bottom="0.06pt solid #000080" fo:background-color="#77933c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09" style:family="table-cell" style:parent-style-name="Default">
      <style:table-cell-properties fo:border-bottom="0.06pt solid #000080" fo:background-color="#ebf1de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10" style:family="table-cell" style:parent-style-name="Default">
      <style:table-cell-properties fo:border-bottom="0.06pt solid #000080" fo:background-color="#77933c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77933c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11" style:family="table-cell" style:parent-style-name="Default">
      <style:table-cell-properties fo:border-bottom="0.74pt solid #000080" fo:background-color="#ebf1de" style:diagonal-bl-tr="none" style:diagonal-tl-br="none" style:text-align-source="fix" style:repeat-content="false" fo:wrap-option="wrap" fo:border-left="0.06pt solid #000080" style:direction="ltr" fo:border-right="1.76pt solid #000080" style:rotation-angle="0" style:rotation-align="none" style:shrink-to-fit="false" fo:border-top="1.76pt solid #00008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12" style:family="table-cell" style:parent-style-name="Default">
      <style:table-cell-properties fo:border-bottom="0.06pt solid #000080" style:diagonal-bl-tr="none" style:diagonal-tl-br="none" style:text-align-source="fix" style:repeat-content="false" fo:wrap-option="no-wrap" fo:border-left="0.74pt solid #000080" style:direction="ltr" fo:border-right="0.06pt solid #000080" style:rotation-angle="0" style:rotation-align="none" style:shrink-to-fit="false" fo:border-top="0.74pt solid #00008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13" style:family="table-cell" style:parent-style-name="Default">
      <style:table-cell-properties fo:border-bottom="0.06pt solid #000080" fo:background-color="#ffffff" style:diagonal-bl-tr="none" style:diagonal-tl-br="none" style:text-align-source="fix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1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15" style:family="table-cell" style:parent-style-name="Default">
      <style:table-cell-properties fo:border-bottom="0.06pt solid #000080" fo:background-color="#ffffff" style:diagonal-bl-tr="none" style:diagonal-tl-br="none" style:text-align-source="fix" style:repeat-content="false" fo:wrap-option="no-wrap" fo:border-left="0.74pt solid #000080" style:direction="ltr" fo:border-right="0.06pt solid #000080" style:rotation-angle="0" style:rotation-align="none" style:shrink-to-fit="false" fo:border-top="0.74pt solid #00008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16" style:family="table-cell" style:parent-style-name="Default">
      <style:table-cell-properties fo:border-bottom="0.06pt solid #000080" fo:background-color="#ffffff" style:diagonal-bl-tr="none" style:diagonal-tl-br="none" style:text-align-source="fix" style:repeat-content="false" fo:wrap-option="wrap" fo:border-left="0.74pt solid #000080" style:direction="ltr" fo:border-right="0.06pt solid #000080" style:rotation-angle="0" style:rotation-align="none" style:shrink-to-fit="false" fo:border-top="0.74pt solid #00008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17" style:family="table-cell" style:parent-style-name="Default">
      <style:table-cell-properties fo:border-bottom="0.06pt solid #000080" fo:background-color="#ffffff" style:diagonal-bl-tr="none" style:diagonal-tl-br="none" style:text-align-source="fix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1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19" style:family="table-cell" style:parent-style-name="Default">
      <style:table-cell-properties fo:border-bottom="0.06pt solid #000080" fo:background-color="#ccffcc" style:diagonal-bl-tr="none" style:diagonal-tl-br="none" style:text-align-source="fix" style:repeat-content="false" fo:wrap-option="no-wrap" fo:border-left="0.74pt solid #000080" style:direction="ltr" fo:border-right="0.06pt solid #000080" style:rotation-angle="0" style:rotation-align="none" style:shrink-to-fit="false" fo:border-top="0.74pt solid #00008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20" style:family="table-cell" style:parent-style-name="Default">
      <style:table-cell-properties fo:border-bottom="0.74pt solid #000080" style:diagonal-bl-tr="none" style:diagonal-tl-br="none" style:text-align-source="fix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21" style:family="table-cell" style:parent-style-name="Default">
      <style:table-cell-properties fo:border-bottom="0.06pt solid #000080" style:diagonal-bl-tr="none" style:diagonal-tl-br="none" style:text-align-source="fix" style:repeat-content="false" fo:wrap-option="no-wrap" fo:border-left="0.74pt solid #000080" style:direction="ltr" fo:border-right="0.06pt solid #000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22" style:family="table-cell" style:parent-style-name="Default">
      <style:table-cell-properties fo:border-bottom="0.06pt solid #000080" style:diagonal-bl-tr="none" style:diagonal-tl-br="none" style:text-align-source="fix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23" style:family="table-cell" style:parent-style-name="Default">
      <style:table-cell-properties fo:border-bottom="0.06pt solid #000080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24" style:family="table-cell" style:parent-style-name="Default">
      <style:table-cell-properties fo:border-bottom="0.06pt solid #000080" fo:background-color="#ffff99" style:diagonal-bl-tr="none" style:diagonal-tl-br="none" style:text-align-source="fix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ce42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26" style:family="table-cell" style:parent-style-name="Default">
      <style:table-cell-properties fo:border-bottom="none" fo:background-color="#66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27" style:family="table-cell" style:parent-style-name="Default" style:data-style-name="N0">
      <style:table-cell-properties fo:border-bottom="1.76pt solid #000000" fo:background-color="#66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name-asian="나눔고딕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28" style:family="table-cell" style:parent-style-name="Default">
      <style:table-cell-properties fo:border-bottom="none" fo:background-color="#66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29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30" style:family="table-cell" style:parent-style-name="Default" style:data-style-name="N0">
      <style:table-cell-properties fo:border-bottom="1.76pt solid #000080" fo:background-color="#95b3d7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1.76pt solid #00008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31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1.76pt solid #00008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32" style:family="table-cell" style:parent-style-name="Default">
      <style:table-cell-properties fo:border-bottom="1.76pt solid #000080" fo:background-color="#95b3d7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33" style:family="table-cell" style:parent-style-name="Default">
      <style:table-cell-properties fo:border-bottom="0.74pt solid #000080" fo:background-color="#4f6228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1.76pt solid #000080" style:vertical-align="middle" loext:vertical-justify="auto"/>
      <style:paragraph-properties css3t:text-justify="auto" fo:margin-left="0pt" style:writing-mode="page"/>
      <style:text-properties fo:color="#4f6228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34" style:family="table-cell" style:parent-style-name="Default">
      <style:table-cell-properties fo:border-bottom="0.06pt solid #000080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35" style:family="table-cell" style:parent-style-name="Default">
      <style:table-cell-properties fo:border-bottom="0.06pt solid #000080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36" style:family="table-cell" style:parent-style-name="Excel_20_Built-in_20_Explanatory_20_Text">
      <style:table-cell-properties fo:border-bottom="0.06pt solid #000080" style:cell-protect="protected" style:print-content="true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37" style:family="table-cell" style:parent-style-name="Default">
      <style:table-cell-properties fo:border-bottom="0.06pt solid #000080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38" style:family="table-cell" style:parent-style-name="Default">
      <style:table-cell-properties fo:border-bottom="0.06pt solid #000080" fo:background-color="#77933c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39" style:family="table-cell" style:parent-style-name="Default">
      <style:table-cell-properties fo:border-bottom="0.06pt solid #000080" fo:background-color="#77933c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40" style:family="table-cell" style:parent-style-name="Default">
      <style:table-cell-properties fo:border-bottom="0.06pt solid #000080" fo:background-color="#ebf1de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41" style:family="table-cell" style:parent-style-name="Default">
      <style:table-cell-properties fo:border-bottom="0.06pt solid #000080" fo:background-color="#77933c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77933c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42" style:family="table-cell" style:parent-style-name="Default">
      <style:table-cell-properties fo:border-bottom="0.74pt solid #000080" fo:background-color="#ebf1de" style:diagonal-bl-tr="none" style:diagonal-tl-br="none" style:text-align-source="fix" style:repeat-content="false" fo:wrap-option="wrap" fo:border-left="0.06pt solid #000080" style:direction="ltr" fo:border-right="0.06pt solid #000000" style:rotation-angle="0" style:rotation-align="none" style:shrink-to-fit="false" fo:border-top="1.76pt solid #00008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43" style:family="table-cell" style:parent-style-name="Default">
      <style:table-cell-properties fo:border-bottom="0.06pt solid #000080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0.74pt solid #00008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44" style:family="table-cell" style:parent-style-name="Default">
      <style:table-cell-properties fo:border-bottom="0.06pt solid #000080" fo:background-color="#ffffff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4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46" style:family="table-cell" style:parent-style-name="Default">
      <style:table-cell-properties fo:border-bottom="0.06pt solid #000080" fo:background-color="#ffffff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0.74pt solid #00008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47" style:family="table-cell" style:parent-style-name="Default">
      <style:table-cell-properties fo:border-bottom="0.06pt solid #000080" fo:background-color="#ffffff" style:diagonal-bl-tr="none" style:diagonal-tl-br="none" style:text-align-source="fix" style:repeat-content="false" fo:wrap-option="wrap" fo:border-left="0.74pt solid #000080" style:direction="ltr" fo:border-right="0.06pt solid #000000" style:rotation-angle="0" style:rotation-align="none" style:shrink-to-fit="false" fo:border-top="0.74pt solid #00008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48" style:family="table-cell" style:parent-style-name="Default">
      <style:table-cell-properties fo:border-bottom="0.06pt solid #000080" fo:background-color="#ffffff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4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50" style:family="table-cell" style:parent-style-name="Default">
      <style:table-cell-properties fo:border-bottom="0.06pt solid #000080" fo:background-color="#ccffcc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0.74pt solid #00008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51" style:family="table-cell" style:parent-style-name="Default">
      <style:table-cell-properties fo:border-bottom="0.74pt solid #000080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52" style:family="table-cell" style:parent-style-name="Default">
      <style:table-cell-properties fo:border-bottom="0.06pt solid #000080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53" style:family="table-cell" style:parent-style-name="Default">
      <style:table-cell-properties fo:border-bottom="0.06pt solid #000080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54" style:family="table-cell" style:parent-style-name="Default">
      <style:table-cell-properties fo:border-bottom="0.06pt solid #000080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5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font-name="나눔고딕" style:font-style-complex="normal" fo:font-size="10pt" fo:font-weight="normal" style:text-underline-style="none" style:text-underline-color="font-color" style:text-line-through-type="none" fo:font-style="normal" style:text-outline="false" fo:color="#000000" fo:text-shadow="none" style:font-name-asian="나눔고딕" style:font-size-asian="10pt" style:font-size-complex="10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text-position="0%" style:font-name="맑은 고딕" style:font-name-complex="맑은 고딕"/>
    </style:style>
    <style:style style:name="T3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text-position="0%" style:font-name="나눔고딕" style:font-name-asian="나눔고딕"/>
    </style:style>
    <style:style style:name="T4" style:family="text">
      <style:text-properties style:font-style-complex="normal" style:text-position="0%" fo:font-size="10pt" fo:font-weight="normal" style:text-underline-style="none" style:text-underline-color="font-color" style:text-line-through-type="none" fo:font-style="normal" style:text-outline="false" fo:color="#000000" fo:text-shadow="none" style:font-name-asian="나눔고딕" style:font-size-asian="10pt" style:font-size-complex="10pt" style:font-weight-asian="normal" style:font-weight-complex="normal" style:font-style-asian="normal" style:font-name="나눔고딕"/>
    </style:style>
    <style:style style:name="T5" style:family="text">
      <style:text-properties style:font-style-complex="normal" style:text-position="0%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font-name="맑은 고딕" style:font-name-complex="맑은 고딕"/>
    </style:style>
    <style:style style:name="T6" style:family="text">
      <style:text-properties style:font-style-complex="normal" style:text-position="0%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font-name="나눔고딕" style:font-name-asian="나눔고딕"/>
    </style:style>
    <style:style style:name="T7" style:family="text">
      <style:text-properties style:font-style-complex="normal" style:text-position="0%" fo:font-size="10pt" fo:font-weight="bold" style:text-underline-style="none" style:text-underline-color="font-color" style:text-line-through-type="none" fo:font-style="normal" style:text-outline="false" fo:color="#376092" fo:text-shadow="none" style:font-name-asian="나눔고딕" style:font-size-asian="10pt" style:font-size-complex="10pt" style:font-weight-asian="bold" style:font-weight-complex="bold" style:font-style-asian="normal" style:font-name="나눔고딕"/>
    </style:style>
    <style:style style:name="T8" style:family="text">
      <style:text-properties style:font-style-complex="normal" style:text-position="0%" fo:font-size="10pt" fo:font-weight="bold" style:text-underline-style="none" style:text-underline-color="font-color" style:text-line-through-type="none" fo:font-style="normal" style:text-outline="false" fo:color="#376092" fo:text-shadow="none" style:font-size-asian="10pt" style:font-size-complex="10pt" style:font-weight-asian="bold" style:font-weight-complex="bold" style:font-style-asian="normal" style:font-name="맑은 고딕" style:font-name-complex="맑은 고딕"/>
    </style:style>
    <style:style style:name="T9" style:family="text">
      <style:text-properties style:font-style-complex="normal" style:text-position="0%" fo:font-size="10pt" fo:font-weight="bold" style:text-underline-style="none" style:text-underline-color="font-color" style:text-line-through-type="none" fo:font-style="normal" style:text-outline="false" fo:color="#376092" fo:text-shadow="none" style:font-size-asian="10pt" style:font-size-complex="10pt" style:font-weight-asian="bold" style:font-weight-complex="bold" style:font-style-asian="normal" style:font-name="나눔고딕" style:font-name-asian="나눔고딕"/>
    </style:style>
    <style:style style:name="T10" style:family="text">
      <style:text-properties style:text-position="0%" style:font-name="나눔고딕" fo:font-size="10pt" fo:font-weight="bold" style:text-underline-style="none" style:text-underline-color="font-color" style:text-line-through-type="none" fo:font-style="normal" style:text-outline="false" fo:color="#376092" fo:text-shadow="none" style:font-name-asian="나눔고딕" style:font-size-asian="10pt" style:font-size-complex="10pt" style:font-weight-asian="bold" style:font-weight-complex="bold" style:font-style-asian="normal" style:font-style-complex="normal"/>
    </style:style>
    <style:style style:name="T11" style:family="text">
      <style:text-properties style:text-position="0%" fo:font-size="10pt" fo:font-weight="bold" style:text-underline-style="none" style:text-underline-color="font-color" style:text-line-through-type="none" fo:font-style="normal" style:text-outline="false" fo:color="#376092" fo:text-shadow="none" style:font-size-asian="10pt" style:font-size-complex="10pt" style:font-weight-asian="bold" style:font-weight-complex="bold" style:font-style-asian="normal" style:font-style-complex="normal" style:font-name="맑은 고딕" style:font-name-complex="맑은 고딕"/>
    </style:style>
    <style:style style:name="T12" style:family="text">
      <style:text-properties style:text-position="0%" fo:font-size="10pt" fo:font-weight="bold" style:text-underline-style="none" style:text-underline-color="font-color" style:text-line-through-type="none" fo:font-style="normal" style:text-outline="false" fo:color="#376092" fo:text-shadow="none" style:font-size-asian="10pt" style:font-size-complex="10pt" style:font-weight-asian="bold" style:font-weight-complex="bold" style:font-style-asian="normal" style:font-style-complex="normal" style:font-name="나눔고딕" style:font-name-asian="나눔고딕"/>
    </style:style>
    <style:style style:name="T13" style:family="text">
      <style:text-properties style:font-style-complex="normal" style:text-position="0%" fo:font-size="10pt" fo:font-weight="normal" style:text-underline-style="none" style:text-underline-color="font-color" style:text-line-through-type="none" fo:font-style="normal" style:text-outline="false" fo:color="#000000" fo:text-shadow="none" style:font-name-complex="맑은 고딕" style:font-size-asian="10pt" style:font-size-complex="10pt" style:font-weight-asian="normal" style:font-weight-complex="normal" style:font-style-asian="normal" style:font-name="맑은 고딕"/>
    </style:style>
    <style:style style:name="T14" style:family="text">
      <style:text-properties style:text-position="0%" style:font-name="나눔고딕" fo:font-size="10pt" fo:font-weight="normal" style:text-underline-style="none" style:text-underline-color="font-color" style:text-line-through-type="none" fo:font-style="normal" style:text-outline="false" fo:color="#000000" fo:text-shadow="none" style:font-name-asian="나눔고딕" style:font-size-asian="10pt" style:font-size-complex="10pt" style:font-weight-asian="normal" style:font-weight-complex="normal" style:font-style-asian="normal" style:font-style-complex="normal"/>
    </style:style>
    <style:style style:name="T15" style:family="text">
      <style:text-properties style:text-position="0%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font-style-complex="normal" style:font-name="맑은 고딕" style:font-name-complex="맑은 고딕"/>
    </style:style>
    <style:style style:name="T16" style:family="text">
      <style:text-properties style:text-position="0%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font-style-complex="normal" style:font-name="나눔고딕" style:font-name-asian="나눔고딕"/>
    </style:style>
    <style:style style:name="T17" style:family="text">
      <style:text-properties style:font-style-complex="normal" style:font-name="나눔고딕" fo:font-weight="bold" style:text-underline-style="none" style:text-underline-color="font-color" style:text-line-through-type="none" fo:font-style="normal" style:text-outline="false" fo:text-shadow="none" style:text-position="0%" style:font-name-asian="나눔고딕" style:font-size-asian="10pt" style:font-size-complex="10pt" style:font-weight-asian="bold" style:font-weight-complex="bold" style:font-style-asian="normal" fo:font-size="10pt"/>
    </style:style>
    <style:style style:name="T18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fo:font-size="10pt" style:font-name="맑은 고딕" style:font-name-complex="맑은 고딕"/>
    </style:style>
    <style:style style:name="T19" style:family="text">
      <style:text-properties style:font-style-complex="normal" style:font-name="나눔고딕" style:font-style-asian="normal" style:font-weight-complex="normal" style:font-weight-asian="normal" style:font-size-complex="10pt" style:font-size-asian="10pt" style:font-name-asian="나눔고딕" style:text-position="0%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0" style:family="text">
      <style:text-properties style:font-style-complex="normal" style:font-style-asian="normal" style:font-weight-complex="normal" style:font-weight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normal" fo:font-size="10pt" style:font-name="맑은 고딕" style:font-name-complex="맑은 고딕"/>
    </style:style>
    <style:style style:name="T21" style:family="text">
      <style:text-properties style:font-style-complex="normal" style:font-style-asian="normal" style:font-weight-complex="normal" style:font-weight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normal" fo:font-size="10pt" style:font-name="나눔고딕" style:font-name-asian="나눔고딕"/>
    </style:style>
    <style:style style:name="T22" style:family="text">
      <style:text-properties style:font-style-complex="normal" style:font-name="나눔고딕" fo:font-weight="normal" style:text-underline-style="none" style:text-underline-color="font-color" style:text-line-through-type="none" fo:font-style="normal" style:text-outline="false" fo:text-shadow="none" style:text-position="0%" style:font-name-asian="나눔고딕" style:font-size-asian="10pt" style:font-size-complex="10pt" style:font-weight-asian="normal" style:font-weight-complex="normal" style:font-style-asian="normal" fo:font-size="10pt"/>
    </style:style>
    <style:style style:name="T23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font-size="10pt" style:font-name="맑은 고딕" style:font-name-complex="맑은 고딕"/>
    </style:style>
    <style:style style:name="T24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font-size="10pt" style:font-name="나눔고딕" style:font-name-asian="나눔고딕"/>
    </style:style>
    <style:style style:name="T25" style:family="text">
      <style:text-properties style:font-weight-complex="normal" fo:font-weight="normal" style:font-weight-asian="normal" style:font-size-complex="10pt" style:font-size-asian="10pt" style:font-name-asian="나눔고딕" style:text-position="0%" fo:font-size="10pt" style:font-name="나눔고딕" style:font-style-complex="normal" fo:text-shadow="none" style:text-outline="false" fo:font-style="normal" style:text-line-through-type="none" style:text-underline-style="none" style:text-underline-color="font-color" style:font-style-asian="normal"/>
    </style:style>
    <style:style style:name="T26" style:family="text">
      <style:text-properties style:font-weight-complex="normal" fo:font-weight="normal" style:font-weight-asian="normal" style:font-size-complex="10pt" style:font-size-asian="10pt" style:text-position="0%" fo:font-size="10pt" style:font-style-complex="normal" fo:text-shadow="none" style:text-outline="false" fo:font-style="normal" style:text-line-through-type="none" style:text-underline-style="none" style:text-underline-color="font-color" style:font-style-asian="normal" style:font-name-complex="맑은 고딕" style:font-name="맑은 고딕"/>
    </style:style>
    <style:style style:name="T27" style:family="text">
      <style:text-properties style:font-weight-complex="normal" fo:font-weight="normal" style:font-weight-asian="normal" style:font-size-complex="10pt" style:font-size-asian="10pt" style:text-position="0%" fo:font-size="10pt" style:font-style-complex="normal" fo:text-shadow="none" style:text-outline="false" fo:font-style="normal" style:text-line-through-type="none" style:text-underline-style="none" style:text-underline-color="font-color" style:font-style-asian="normal" style:font-name="나눔고딕" style:font-name-asian="나눔고딕"/>
    </style:style>
    <style:style style:name="T28" style:family="text">
      <style:text-properties style:font-weight-complex="normal" fo:font-weight="normal" style:font-weight-asian="normal" style:font-size-complex="10pt" style:font-size-asian="10pt" style:text-position="0%" fo:font-size="10pt" style:font-style-complex="normal" fo:text-shadow="none" style:text-outline="false" fo:font-style="normal" style:text-line-through-type="none" style:text-underline-style="none" style:text-underline-color="font-color" style:font-style-asian="normal" style:font-name="맑은 고딕" style:font-name-complex="맑은 고딕"/>
    </style:style>
    <style:style style:name="T29" style:family="text">
      <style:text-properties style:font-style-complex="normal" style:font-name="맑은 고딕" fo:font-weight="normal" style:text-underline-style="none" style:text-underline-color="font-color" style:text-line-through-type="none" fo:font-style="normal" style:text-outline="false" fo:text-shadow="none" style:text-position="0%" style:font-name-complex="맑은 고딕" style:font-size-asian="10pt" style:font-size-complex="10pt" style:font-weight-asian="normal" style:font-weight-complex="normal" style:font-style-asian="normal" fo:font-size="10pt"/>
    </style:style>
    <style:style style:name="T30" style:family="text">
      <style:text-properties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-로봇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26"/>
        <table:table-column table:style-name="co3" table:number-columns-repeated="2" table:default-cell-style-name="ce43"/>
        <table:table-column table:style-name="co4" table:visibility="collapse" table:default-cell-style-name="ce72"/>
        <table:table-column table:style-name="co5" table:default-cell-style-name="ce72"/>
        <table:table-column table:style-name="co5" table:default-cell-style-name="ce106"/>
        <table:table-column table:style-name="co4" table:visibility="collapse" table:default-cell-style-name="ce106"/>
        <table:table-column table:style-name="co4" table:visibility="collapse" table:default-cell-style-name="ce123"/>
        <table:table-column table:style-name="co4" table:visibility="collapse" table:number-columns-repeated="2" table:default-cell-style-name="ce106"/>
        <table:table-column table:style-name="co4" table:visibility="collapse" table:default-cell-style-name="ce160"/>
        <table:table-column table:style-name="co6" table:number-columns-repeated="2" table:default-cell-style-name="ce179"/>
        <table:table-column table:style-name="co4" table:visibility="collapse" table:default-cell-style-name="ce43"/>
        <table:table-column table:style-name="co7" table:number-columns-repeated="9" table:default-cell-style-name="ce9"/>
        <table:table-column table:style-name="co8" table:default-cell-style-name="ce9"/>
        <table:table-column table:style-name="co7" table:number-columns-repeated="15" table:default-cell-style-name="ce9"/>
        <table:table-column table:style-name="co9" table:number-columns-repeated="975" table:default-cell-style-name="ce9"/>
        <table:table-column table:style-name="co9" table:number-columns-repeated="9" table:default-cell-style-name="Default"/>
        <table:table-header-rows>
          <table:table-row table:style-name="ro1">
            <table:table-cell table:style-name="ce1"/>
            <table:table-cell table:style-name="ce10" office:value-type="string" calcext:value-type="string" table:number-columns-spanned="39" table:number-rows-spanned="1">
              <text:p>병원관리시스템</text:p>
            </table:table-cell>
            <table:covered-table-cell table:number-columns-repeated="13" table:style-name="ce27"/>
            <table:covered-table-cell table:number-columns-repeated="25" table:style-name="Default"/>
            <table:table-cell table:style-name="ce1" table:number-columns-repeated="975"/>
            <table:table-cell table:number-columns-repeated="9"/>
          </table:table-row>
          <table:table-row table:style-name="ro2" table:visibility="collapse">
            <table:table-cell table:style-name="ce1"/>
            <table:table-cell table:style-name="ce10"/>
            <table:table-cell table:style-name="ce27" table:number-columns-repeated="13"/>
            <table:table-cell table:style-name="Default" table:number-columns-repeated="25"/>
            <table:table-cell table:style-name="ce1" table:number-columns-repeated="975"/>
            <table:table-cell table:number-columns-repeated="9"/>
          </table:table-row>
          <table:table-row table:style-name="ro3">
            <table:table-cell table:style-name="ce1"/>
            <table:table-cell table:style-name="ce11" table:number-columns-repeated="14"/>
            <table:table-cell table:style-name="ce201" table:number-columns-repeated="23"/>
            <table:table-cell table:style-name="ce2" table:number-columns-repeated="977"/>
            <table:table-cell table:number-columns-repeated="9"/>
          </table:table-row>
          <table:table-row table:style-name="ro4">
            <table:table-cell table:style-name="ce1"/>
            <table:table-cell table:style-name="ce12" office:value-type="string" calcext:value-type="string" table:number-columns-spanned="1" table:number-rows-spanned="3">
              <text:p>Level2</text:p>
            </table:table-cell>
            <table:table-cell table:style-name="ce12" office:value-type="string" calcext:value-type="string" table:number-columns-spanned="1" table:number-rows-spanned="3">
              <text:p>Level3</text:p>
            </table:table-cell>
            <table:table-cell table:style-name="ce12" office:value-type="string" calcext:value-type="string" table:number-columns-spanned="1" table:number-rows-spanned="3">
              <text:p>Level4</text:p>
            </table:table-cell>
            <table:table-cell table:style-name="ce57" office:value-type="string" calcext:value-type="string" table:number-columns-spanned="1" table:number-rows-spanned="3">
              <text:p>Level5</text:p>
            </table:table-cell>
            <table:table-cell table:style-name="ce73" office:value-type="string" calcext:value-type="string" table:number-columns-spanned="1" table:number-rows-spanned="3">
              <text:p>담당자</text:p>
            </table:table-cell>
            <table:table-cell table:style-name="ce90" office:value-type="string" calcext:value-type="string" table:number-columns-spanned="1" table:number-rows-spanned="3">
              <text:p><text:span text:style-name="T17">계획율</text:span><text:span text:style-name="T18">(%)</text:span></text:p>
            </table:table-cell>
            <table:table-cell table:style-name="ce107" table:number-columns-repeated="5"/>
            <table:table-cell table:style-name="ce161" office:value-type="string" calcext:value-type="string" table:number-columns-spanned="1" table:number-rows-spanned="3">
              <text:p>계획 시작일</text:p>
            </table:table-cell>
            <table:table-cell table:style-name="ce161" office:value-type="string" calcext:value-type="string" table:number-columns-spanned="1" table:number-rows-spanned="3">
              <text:p>계획 종료일</text:p>
            </table:table-cell>
            <table:table-cell table:style-name="ce186" office:value-type="string" calcext:value-type="string" table:number-columns-spanned="1" table:number-rows-spanned="3">
              <text:p>산출물</text:p>
            </table:table-cell>
            <table:table-cell table:style-name="ce202" office:value-type="string" calcext:value-type="string">
              <text:p>월</text:p>
            </table:table-cell>
            <table:table-cell table:style-name="ce202" office:value-type="string" calcext:value-type="string">
              <text:p>화</text:p>
            </table:table-cell>
            <table:table-cell table:style-name="ce202" office:value-type="string" calcext:value-type="string">
              <text:p>수</text:p>
            </table:table-cell>
            <table:table-cell table:style-name="ce202" office:value-type="string" calcext:value-type="string">
              <text:p>목</text:p>
            </table:table-cell>
            <table:table-cell table:style-name="ce291" office:value-type="string" calcext:value-type="string">
              <text:p>금</text:p>
            </table:table-cell>
            <table:table-cell table:style-name="ce315" office:value-type="string" calcext:value-type="string">
              <text:p>월</text:p>
            </table:table-cell>
            <table:table-cell table:style-name="ce202" office:value-type="string" calcext:value-type="string">
              <text:p>화</text:p>
            </table:table-cell>
            <table:table-cell table:style-name="ce202" office:value-type="string" calcext:value-type="string">
              <text:p>수</text:p>
            </table:table-cell>
            <table:table-cell table:style-name="ce202" office:value-type="string" calcext:value-type="string">
              <text:p>목</text:p>
            </table:table-cell>
            <table:table-cell table:style-name="ce291" office:value-type="string" calcext:value-type="string">
              <text:p>금</text:p>
            </table:table-cell>
            <table:table-cell table:style-name="ce202" office:value-type="string" calcext:value-type="string">
              <text:p>월</text:p>
            </table:table-cell>
            <table:table-cell table:style-name="ce202" office:value-type="string" calcext:value-type="string">
              <text:p>화</text:p>
            </table:table-cell>
            <table:table-cell table:style-name="ce202" office:value-type="string" calcext:value-type="string">
              <text:p>수</text:p>
            </table:table-cell>
            <table:table-cell table:style-name="ce202" office:value-type="string" calcext:value-type="string">
              <text:p>목</text:p>
            </table:table-cell>
            <table:table-cell table:style-name="ce291" office:value-type="string" calcext:value-type="string">
              <text:p>금</text:p>
            </table:table-cell>
            <table:table-cell table:style-name="ce315" office:value-type="string" calcext:value-type="string">
              <text:p>월</text:p>
            </table:table-cell>
            <table:table-cell table:style-name="ce202" office:value-type="string" calcext:value-type="string">
              <text:p>화</text:p>
            </table:table-cell>
            <table:table-cell table:style-name="ce202" office:value-type="string" calcext:value-type="string">
              <text:p>수</text:p>
            </table:table-cell>
            <table:table-cell table:style-name="ce202" office:value-type="string" calcext:value-type="string">
              <text:p>목</text:p>
            </table:table-cell>
            <table:table-cell table:style-name="ce291" office:value-type="string" calcext:value-type="string">
              <text:p>금</text:p>
            </table:table-cell>
            <table:table-cell table:style-name="ce395" office:value-type="string" calcext:value-type="string">
              <text:p>목</text:p>
            </table:table-cell>
            <table:table-cell table:style-name="ce395" office:value-type="string" calcext:value-type="string">
              <text:p>금</text:p>
            </table:table-cell>
            <table:table-cell table:style-name="ce398" office:value-type="string" calcext:value-type="string">
              <text:p>월</text:p>
            </table:table-cell>
            <table:table-cell table:style-name="ce426" office:value-type="string" calcext:value-type="string">
              <text:p>화</text:p>
            </table:table-cell>
            <table:table-cell table:style-name="ce429" office:value-type="string" calcext:value-type="string">
              <text:p>목</text:p>
            </table:table-cell>
            <table:table-cell table:style-name="ce2" table:number-columns-repeated="975"/>
            <table:table-cell table:number-columns-repeated="9"/>
          </table:table-row>
          <table:table-row table:style-name="ro4">
            <table:table-cell table:style-name="ce1"/>
            <table:covered-table-cell table:number-columns-repeated="3" table:style-name="ce13"/>
            <table:covered-table-cell table:style-name="ce58"/>
            <table:covered-table-cell table:style-name="ce74"/>
            <table:covered-table-cell table:style-name="ce91"/>
            <table:table-cell table:style-name="ce108" table:number-columns-repeated="5"/>
            <table:covered-table-cell table:number-columns-repeated="2" table:style-name="ce162"/>
            <table:covered-table-cell table:style-name="ce187"/>
            <table:table-cell table:style-name="ce203" office:value-type="string" calcext:value-type="string">
              <text:p>8-27</text:p>
            </table:table-cell>
            <table:table-cell table:style-name="ce230" office:value-type="string" calcext:value-type="string">
              <text:p>8-28</text:p>
            </table:table-cell>
            <table:table-cell table:style-name="ce253" office:value-type="string" calcext:value-type="string">
              <text:p>8-29</text:p>
            </table:table-cell>
            <table:table-cell table:style-name="ce265" office:value-type="string" calcext:value-type="string">
              <text:p>8-30</text:p>
            </table:table-cell>
            <table:table-cell table:style-name="ce292" office:value-type="string" calcext:value-type="string">
              <text:p>8-31</text:p>
            </table:table-cell>
            <table:table-cell table:style-name="ce230" office:value-type="string" calcext:value-type="string">
              <text:p>9-03</text:p>
            </table:table-cell>
            <table:table-cell table:style-name="ce253" office:value-type="string" calcext:value-type="string">
              <text:p>9-04</text:p>
            </table:table-cell>
            <table:table-cell table:style-name="ce253" office:value-type="string" calcext:value-type="string">
              <text:p>9-05</text:p>
            </table:table-cell>
            <table:table-cell table:style-name="ce253" office:value-type="string" calcext:value-type="string">
              <text:p>9-06</text:p>
            </table:table-cell>
            <table:table-cell table:style-name="ce352" office:value-type="string" calcext:value-type="string">
              <text:p>9-07</text:p>
            </table:table-cell>
            <table:table-cell table:style-name="ce253" office:value-type="string" calcext:value-type="string">
              <text:p>9-10</text:p>
            </table:table-cell>
            <table:table-cell table:style-name="ce253" office:value-type="string" calcext:value-type="string">
              <text:p>9-11</text:p>
            </table:table-cell>
            <table:table-cell table:style-name="ce265" office:value-type="string" calcext:value-type="string">
              <text:p>9-12</text:p>
            </table:table-cell>
            <table:table-cell table:style-name="ce253" office:value-type="string" calcext:value-type="string">
              <text:p>9-13</text:p>
            </table:table-cell>
            <table:table-cell table:style-name="ce292" office:value-type="string" calcext:value-type="string">
              <text:p>9-14</text:p>
            </table:table-cell>
            <table:table-cell table:style-name="ce253" office:value-type="string" calcext:value-type="string">
              <text:p>9-17</text:p>
            </table:table-cell>
            <table:table-cell table:style-name="ce253" office:value-type="string" calcext:value-type="string">
              <text:p>9-18</text:p>
            </table:table-cell>
            <table:table-cell table:style-name="ce253" office:value-type="string" calcext:value-type="string">
              <text:p>9-19</text:p>
            </table:table-cell>
            <table:table-cell table:style-name="ce390" office:value-type="string" calcext:value-type="string">
              <text:p>9-20</text:p>
            </table:table-cell>
            <table:table-cell table:style-name="ce292" office:value-type="string" calcext:value-type="string">
              <text:p>9-21</text:p>
            </table:table-cell>
            <table:table-cell table:style-name="ce253" office:value-type="string" calcext:value-type="string">
              <text:p>9-27</text:p>
            </table:table-cell>
            <table:table-cell table:style-name="ce265" office:value-type="string" calcext:value-type="string">
              <text:p>9-28</text:p>
            </table:table-cell>
            <table:table-cell table:style-name="ce399" office:value-type="string" calcext:value-type="string">
              <text:p>10-01</text:p>
            </table:table-cell>
            <table:table-cell table:style-name="ce427" office:value-type="string" calcext:value-type="string">
              <text:p>10-02</text:p>
            </table:table-cell>
            <table:table-cell table:style-name="ce430" office:value-type="string" calcext:value-type="string">
              <text:p>10-04</text:p>
            </table:table-cell>
            <table:table-cell table:style-name="ce2" table:number-columns-repeated="975"/>
            <table:table-cell table:number-columns-repeated="9"/>
          </table:table-row>
          <table:table-row table:style-name="ro5">
            <table:table-cell table:style-name="ce1"/>
            <table:covered-table-cell table:number-columns-repeated="3" table:style-name="ce13"/>
            <table:covered-table-cell table:style-name="ce58"/>
            <table:covered-table-cell table:style-name="ce74"/>
            <table:covered-table-cell table:style-name="ce91"/>
            <table:table-cell table:style-name="ce108" table:number-columns-repeated="5"/>
            <table:covered-table-cell table:number-columns-repeated="2" table:style-name="ce162"/>
            <table:covered-table-cell table:style-name="ce187"/>
            <table:table-cell table:style-name="ce204" office:value-type="float" office:value="1" calcext:value-type="float">
              <text:p>1</text:p>
            </table:table-cell>
            <table:table-cell table:style-name="ce231" office:value-type="float" office:value="2" calcext:value-type="float">
              <text:p>2</text:p>
            </table:table-cell>
            <table:table-cell table:style-name="ce231" office:value-type="float" office:value="3" calcext:value-type="float">
              <text:p>3</text:p>
            </table:table-cell>
            <table:table-cell table:style-name="ce266" office:value-type="float" office:value="4" calcext:value-type="float">
              <text:p>4</text:p>
            </table:table-cell>
            <table:table-cell table:style-name="ce293" office:value-type="float" office:value="5" calcext:value-type="float">
              <text:p>5</text:p>
            </table:table-cell>
            <table:table-cell table:style-name="ce231" office:value-type="float" office:value="6" calcext:value-type="float">
              <text:p>6</text:p>
            </table:table-cell>
            <table:table-cell table:style-name="ce231" office:value-type="float" office:value="7" calcext:value-type="float">
              <text:p>7</text:p>
            </table:table-cell>
            <table:table-cell table:style-name="ce231" office:value-type="float" office:value="8" calcext:value-type="float">
              <text:p>8</text:p>
            </table:table-cell>
            <table:table-cell table:style-name="ce231" office:value-type="float" office:value="9" calcext:value-type="float">
              <text:p>9</text:p>
            </table:table-cell>
            <table:table-cell table:style-name="ce353" office:value-type="float" office:value="10" calcext:value-type="float">
              <text:p>10</text:p>
            </table:table-cell>
            <table:table-cell table:style-name="ce231" office:value-type="float" office:value="11" calcext:value-type="float">
              <text:p>11</text:p>
            </table:table-cell>
            <table:table-cell table:style-name="ce231" office:value-type="float" office:value="12" calcext:value-type="float">
              <text:p>12</text:p>
            </table:table-cell>
            <table:table-cell table:style-name="ce266" office:value-type="float" office:value="13" calcext:value-type="float">
              <text:p>13</text:p>
            </table:table-cell>
            <table:table-cell table:style-name="ce231" office:value-type="float" office:value="14" calcext:value-type="float">
              <text:p>14</text:p>
            </table:table-cell>
            <table:table-cell table:style-name="ce293" office:value-type="float" office:value="15" calcext:value-type="float">
              <text:p>15</text:p>
            </table:table-cell>
            <table:table-cell table:style-name="ce231" office:value-type="float" office:value="16" calcext:value-type="float">
              <text:p>16</text:p>
            </table:table-cell>
            <table:table-cell table:style-name="ce231" office:value-type="float" office:value="17" calcext:value-type="float">
              <text:p>17</text:p>
            </table:table-cell>
            <table:table-cell table:style-name="ce231" office:value-type="float" office:value="18" calcext:value-type="float">
              <text:p>18</text:p>
            </table:table-cell>
            <table:table-cell table:style-name="ce391" office:value-type="float" office:value="19" calcext:value-type="float">
              <text:p>19</text:p>
            </table:table-cell>
            <table:table-cell table:style-name="ce293" office:value-type="float" office:value="20" calcext:value-type="float">
              <text:p>20</text:p>
            </table:table-cell>
            <table:table-cell table:style-name="ce231" office:value-type="float" office:value="21" calcext:value-type="float">
              <text:p>21</text:p>
            </table:table-cell>
            <table:table-cell table:style-name="ce266" office:value-type="float" office:value="22" calcext:value-type="float">
              <text:p>22</text:p>
            </table:table-cell>
            <table:table-cell table:style-name="ce400" office:value-type="float" office:value="23" calcext:value-type="float">
              <text:p>23</text:p>
            </table:table-cell>
            <table:table-cell table:style-name="ce428" office:value-type="float" office:value="24" calcext:value-type="float">
              <text:p>24</text:p>
            </table:table-cell>
            <table:table-cell table:style-name="ce431" office:value-type="float" office:value="25" calcext:value-type="float">
              <text:p>25</text:p>
            </table:table-cell>
            <table:table-cell table:style-name="ce2" table:number-columns-repeated="975"/>
            <table:table-cell table:number-columns-repeated="9"/>
          </table:table-row>
          <table:table-row table:style-name="ro6" table:visibility="collapse">
            <table:table-cell table:style-name="ce2"/>
            <table:table-cell table:style-name="ce14" table:number-columns-repeated="4"/>
            <table:table-cell table:style-name="ce75"/>
            <table:table-cell table:style-name="ce92" table:formula="of:=SUM([.G8];[.G122];#REF!;#REF!;#REF!;#REF!;#REF!)" office:value-type="string" office:string-value="" calcext:value-type="error">
              <text:p>#REF!</text:p>
            </table:table-cell>
            <table:table-cell table:style-name="ce92" table:formula="of:=SUM([.H8];[.H122];#REF!;#REF!;#REF!;#REF!;#REF!)" office:value-type="string" office:string-value="" calcext:value-type="error">
              <text:p>#REF!</text:p>
            </table:table-cell>
            <table:table-cell table:style-name="ce109" table:formula="of:=[.K7]/[.H7]" office:value-type="string" office:string-value="" calcext:value-type="error">
              <text:p>#REF!</text:p>
            </table:table-cell>
            <table:table-cell table:style-name="ce92" table:formula="of:=SUM([.J8];[.J122];#REF!;#REF!;#REF!;#REF!;#REF!)" office:value-type="string" office:string-value="" calcext:value-type="error">
              <text:p>#REF!</text:p>
            </table:table-cell>
            <table:table-cell table:style-name="ce92" table:formula="of:=SUM([.K8];[.K122];#REF!;#REF!;#REF!;#REF!;#REF!)" office:value-type="string" office:string-value="" calcext:value-type="error">
              <text:p>#REF!</text:p>
            </table:table-cell>
            <table:table-cell table:style-name="ce133" table:formula="of:=IFERROR(([.K7]/[.J7])*100;0)" office:value-type="float" office:value="0" calcext:value-type="float">
              <text:p>0.00 </text:p>
            </table:table-cell>
            <table:table-cell table:style-name="ce163" table:formula="of:=MIN([.M8:.M157])" office:value-type="date" office:date-value="2015-06-01" calcext:value-type="date">
              <text:p>2015-06-01</text:p>
            </table:table-cell>
            <table:table-cell table:style-name="ce163" table:formula="of:=MAX([.N8:.N157])" office:value-type="date" office:date-value="2015-12-28" calcext:value-type="date">
              <text:p>2015-12-28</text:p>
            </table:table-cell>
            <table:table-cell table:style-name="ce188"/>
            <table:table-cell table:style-name="ce205" office:value-type="string" calcext:value-type="string">
              <text:p><text:span text:style-name="T29">1</text:span><text:span text:style-name="T24">주</text:span></text:p>
            </table:table-cell>
            <table:table-cell table:style-name="ce232" office:value-type="string" calcext:value-type="string">
              <text:p><text:span text:style-name="T29">2</text:span><text:span text:style-name="T24">주</text:span></text:p>
            </table:table-cell>
            <table:table-cell table:style-name="ce232" office:value-type="string" calcext:value-type="string">
              <text:p><text:span text:style-name="T29">3</text:span><text:span text:style-name="T24">주</text:span></text:p>
            </table:table-cell>
            <table:table-cell table:style-name="ce267" office:value-type="string" calcext:value-type="string">
              <text:p><text:span text:style-name="T29">4</text:span><text:span text:style-name="T24">주</text:span></text:p>
            </table:table-cell>
            <table:table-cell table:style-name="ce232" office:value-type="string" calcext:value-type="string">
              <text:p><text:span text:style-name="T29">5</text:span><text:span text:style-name="T24">주</text:span></text:p>
            </table:table-cell>
            <table:table-cell table:style-name="ce232" office:value-type="string" calcext:value-type="string">
              <text:p><text:span text:style-name="T29">6</text:span><text:span text:style-name="T24">주</text:span></text:p>
            </table:table-cell>
            <table:table-cell table:style-name="ce232" office:value-type="string" calcext:value-type="string">
              <text:p><text:span text:style-name="T29">7</text:span><text:span text:style-name="T24">주</text:span></text:p>
            </table:table-cell>
            <table:table-cell table:style-name="ce232" office:value-type="string" calcext:value-type="string">
              <text:p><text:span text:style-name="T29">8</text:span><text:span text:style-name="T24">주</text:span></text:p>
            </table:table-cell>
            <table:table-cell table:style-name="ce232" office:value-type="string" calcext:value-type="string">
              <text:p><text:span text:style-name="T29">9</text:span><text:span text:style-name="T24">주</text:span></text:p>
            </table:table-cell>
            <table:table-cell table:style-name="ce354" office:value-type="string" calcext:value-type="string">
              <text:p><text:span text:style-name="T29">10</text:span><text:span text:style-name="T24">주</text:span></text:p>
            </table:table-cell>
            <table:table-cell table:style-name="ce232" office:value-type="string" calcext:value-type="string">
              <text:p><text:span text:style-name="T29">11</text:span><text:span text:style-name="T24">주</text:span></text:p>
            </table:table-cell>
            <table:table-cell table:style-name="ce232" office:value-type="string" calcext:value-type="string">
              <text:p><text:span text:style-name="T29">12</text:span><text:span text:style-name="T24">주</text:span></text:p>
            </table:table-cell>
            <table:table-cell table:style-name="ce267" office:value-type="string" calcext:value-type="string">
              <text:p><text:span text:style-name="T29">13</text:span><text:span text:style-name="T24">주</text:span></text:p>
            </table:table-cell>
            <table:table-cell table:style-name="ce232" office:value-type="string" calcext:value-type="string">
              <text:p><text:span text:style-name="T29">14</text:span><text:span text:style-name="T24">주</text:span></text:p>
            </table:table-cell>
            <table:table-cell table:style-name="ce232" office:value-type="string" calcext:value-type="string">
              <text:p><text:span text:style-name="T29">15</text:span><text:span text:style-name="T24">주</text:span></text:p>
            </table:table-cell>
            <table:table-cell table:style-name="ce232" office:value-type="string" calcext:value-type="string">
              <text:p><text:span text:style-name="T29">15</text:span><text:span text:style-name="T24">주</text:span></text:p>
            </table:table-cell>
            <table:table-cell table:style-name="ce232" office:value-type="string" calcext:value-type="string">
              <text:p><text:span text:style-name="T29">17</text:span><text:span text:style-name="T24">주</text:span></text:p>
            </table:table-cell>
            <table:table-cell table:style-name="ce232" office:value-type="string" calcext:value-type="string">
              <text:p><text:span text:style-name="T29">18</text:span><text:span text:style-name="T24">주</text:span></text:p>
            </table:table-cell>
            <table:table-cell table:style-name="ce354" office:value-type="string" calcext:value-type="string">
              <text:p><text:span text:style-name="T29">19</text:span><text:span text:style-name="T24">주</text:span></text:p>
            </table:table-cell>
            <table:table-cell table:style-name="ce232" office:value-type="string" calcext:value-type="string">
              <text:p><text:span text:style-name="T29">20</text:span><text:span text:style-name="T24">주</text:span></text:p>
            </table:table-cell>
            <table:table-cell table:style-name="ce232" office:value-type="string" calcext:value-type="string">
              <text:p><text:span text:style-name="T29">21</text:span><text:span text:style-name="T24">주</text:span></text:p>
            </table:table-cell>
            <table:table-cell table:style-name="ce267" office:value-type="string" calcext:value-type="string">
              <text:p><text:span text:style-name="T29">22</text:span><text:span text:style-name="T24">주</text:span></text:p>
            </table:table-cell>
            <table:table-cell table:style-name="ce401" office:value-type="string" calcext:value-type="string">
              <text:p><text:span text:style-name="T29">23</text:span><text:span text:style-name="T24">주</text:span></text:p>
            </table:table-cell>
            <table:table-cell table:style-name="ce267" office:value-type="string" calcext:value-type="string">
              <text:p><text:span text:style-name="T29">22</text:span><text:span text:style-name="T24">주</text:span></text:p>
            </table:table-cell>
            <table:table-cell table:style-name="ce432" office:value-type="string" calcext:value-type="string">
              <text:p><text:span text:style-name="T29">23</text:span><text:span text:style-name="T24">주</text:span></text:p>
            </table:table-cell>
            <table:table-cell table:style-name="ce2" table:number-columns-repeated="975"/>
            <table:table-cell table:number-columns-repeated="9"/>
          </table:table-row>
        </table:table-header-rows>
        <table:table-row table:style-name="ro7" table:visibility="collapse">
          <table:table-cell table:style-name="ce3"/>
          <table:table-cell table:style-name="ce15"/>
          <table:table-cell table:style-name="ce28" table:number-columns-repeated="4"/>
          <table:table-cell table:style-name="ce93" table:formula="of:=SUM([.G9];[.G13];[.G18];[.G22];[.G26];[.G85];[.G96];[.G100];;[.G113])" office:value-type="float" office:value="6.99" calcext:value-type="float">
            <text:p>6.990 </text:p>
          </table:table-cell>
          <table:table-cell table:style-name="ce93" table:formula="of:=SUM([.H9];[.H13];[.H18];[.H22];[.H26];[.H85];[.H96];[.H100];;[.H113])" office:value-type="float" office:value="6.99" calcext:value-type="float">
            <text:p>6.990 </text:p>
          </table:table-cell>
          <table:table-cell table:style-name="ce110" table:formula="of:=[.K8]/[.H8]" office:value-type="percentage" office:value="0" calcext:value-type="percentage">
            <text:p>0%</text:p>
          </table:table-cell>
          <table:table-cell table:style-name="ce93" table:formula="of:=SUM([.J9];[.J13];[.J18];[.J22];[.J26];[.J85];[.J96];[.J100];;[.J113])" office:value-type="float" office:value="0" calcext:value-type="float">
            <text:p>0.000 </text:p>
          </table:table-cell>
          <table:table-cell table:style-name="ce93" table:formula="of:=SUM([.K9];[.K13];[.K18];[.K22];[.K26];[.K85];[.K96];[.K100];;[.K113])" office:value-type="float" office:value="0" calcext:value-type="float">
            <text:p>0.000 </text:p>
          </table:table-cell>
          <table:table-cell table:style-name="ce134" table:formula="of:=IFERROR(([.K8]/[.J8])*100;0)" office:value-type="float" office:value="0" calcext:value-type="float">
            <text:p>0.00 </text:p>
          </table:table-cell>
          <table:table-cell table:style-name="ce164" table:formula="of:=MIN([.M9:.M121])" office:value-type="date" office:date-value="2015-06-01" calcext:value-type="date">
            <text:p>2015-06-01</text:p>
          </table:table-cell>
          <table:table-cell table:style-name="ce164" table:formula="of:=MAX([.N9:.N121])" office:value-type="date" office:date-value="2015-12-28" calcext:value-type="date">
            <text:p>2015-12-28</text:p>
          </table:table-cell>
          <table:table-cell table:style-name="ce189"/>
          <table:table-cell table:style-name="ce206"/>
          <table:table-cell table:style-name="ce233" table:number-columns-repeated="2"/>
          <table:table-cell table:style-name="ce268"/>
          <table:table-cell table:style-name="ce294"/>
          <table:table-cell table:style-name="ce233" table:number-columns-repeated="3"/>
          <table:table-cell table:style-name="ce331"/>
          <table:table-cell table:style-name="ce355"/>
          <table:table-cell table:style-name="ce233" table:number-columns-repeated="2"/>
          <table:table-cell table:style-name="ce268"/>
          <table:table-cell table:style-name="ce294"/>
          <table:table-cell table:style-name="ce233" table:number-columns-repeated="3"/>
          <table:table-cell table:style-name="ce331"/>
          <table:table-cell table:style-name="ce355"/>
          <table:table-cell table:style-name="ce233" table:number-columns-repeated="2"/>
          <table:table-cell table:style-name="ce268"/>
          <table:table-cell table:style-name="ce402"/>
          <table:table-cell table:style-name="ce268"/>
          <table:table-cell table:style-name="ce433"/>
          <table:table-cell table:style-name="ce3" table:number-columns-repeated="975"/>
          <table:table-cell table:number-columns-repeated="9"/>
        </table:table-row>
        <table:table-row table:style-name="ro7" table:visibility="collapse">
          <table:table-cell table:style-name="ce4"/>
          <table:table-cell table:style-name="ce16" office:value-type="string" calcext:value-type="string">
            <text:p>프로젝트 착수</text:p>
          </table:table-cell>
          <table:table-cell table:style-name="ce29" table:number-columns-repeated="4"/>
          <table:table-cell table:style-name="ce94" table:formula="of:=SUM([.G10:.G12])" office:value-type="float" office:value="0.17" calcext:value-type="float">
            <text:p>0.170 </text:p>
          </table:table-cell>
          <table:table-cell table:style-name="ce94" table:formula="of:=SUM([.H10:.H12])" office:value-type="float" office:value="0.17" calcext:value-type="float">
            <text:p>0.170 </text:p>
          </table:table-cell>
          <table:table-cell table:style-name="ce111" table:formula="of:=[.K9]/[.H9]" office:value-type="percentage" office:value="0" calcext:value-type="percentage">
            <text:p>0%</text:p>
          </table:table-cell>
          <table:table-cell table:style-name="ce124" table:formula="of:=SUM([.J10:.J12])" office:value-type="float" office:value="0" calcext:value-type="float">
            <text:p>0.000 </text:p>
          </table:table-cell>
          <table:table-cell table:style-name="ce94" table:formula="of:=SUM([.K10:.K12])" office:value-type="float" office:value="0" calcext:value-type="float">
            <text:p>0.000 </text:p>
          </table:table-cell>
          <table:table-cell table:style-name="ce135" table:formula="of:=IFERROR(([.K9]/[.J9])*100;0)" office:value-type="float" office:value="0" calcext:value-type="float">
            <text:p>0.00 </text:p>
          </table:table-cell>
          <table:table-cell table:style-name="ce165" table:formula="of:=MIN([.M10:.M12])" office:value-type="date" office:date-value="2015-06-01" calcext:value-type="date">
            <text:p>2015-06-01</text:p>
          </table:table-cell>
          <table:table-cell table:style-name="ce165" table:formula="of:=MAX([.N10:.N12])" office:value-type="date" office:date-value="2015-06-15" calcext:value-type="date">
            <text:p>2015-06-15</text:p>
          </table:table-cell>
          <table:table-cell table:style-name="ce190"/>
          <table:table-cell table:style-name="ce207"/>
          <table:table-cell table:style-name="ce234" table:number-columns-repeated="2"/>
          <table:table-cell table:style-name="ce269"/>
          <table:table-cell table:style-name="ce295"/>
          <table:table-cell table:style-name="ce316" table:number-columns-repeated="3"/>
          <table:table-cell table:style-name="ce332"/>
          <table:table-cell table:style-name="ce356"/>
          <table:table-cell table:style-name="ce316" table:number-columns-repeated="2"/>
          <table:table-cell table:style-name="ce269"/>
          <table:table-cell table:style-name="ce295"/>
          <table:table-cell table:style-name="ce316" table:number-columns-repeated="3"/>
          <table:table-cell table:style-name="ce332"/>
          <table:table-cell table:style-name="ce356"/>
          <table:table-cell table:style-name="ce316" table:number-columns-repeated="2"/>
          <table:table-cell table:style-name="ce269"/>
          <table:table-cell table:style-name="ce403"/>
          <table:table-cell table:style-name="ce269"/>
          <table:table-cell table:style-name="ce434"/>
          <table:table-cell table:style-name="ce4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17" office:value-type="string" calcext:value-type="string">
            <text:p>프로젝트 조직 구성</text:p>
          </table:table-cell>
          <table:table-cell table:style-name="ce17"/>
          <table:table-cell table:style-name="ce59" table:number-columns-repeated="2"/>
          <table:table-cell table:number-columns-repeated="2" table:style-name="ce95" office:value-type="float" office:value="0.05" calcext:value-type="float">
            <text:p>0.050 </text:p>
          </table:table-cell>
          <table:table-cell table:style-name="ce112" office:value-type="percentage" office:value="0" calcext:value-type="percentage">
            <text:p>0%</text:p>
          </table:table-cell>
          <table:table-cell table:style-name="ce95" table:formula="of:=IF([.$B$3]&lt;[.M10];0;IF(AND([.M10]&lt;=[.$B$3];[.N10]&gt;=[.$B$3]);[.H10]*(DAYS360([.M10];[.$B$3]+1)/(VALUE([.N10])-VALUE([.M10])+1));[.H10]))" office:value-type="float" office:value="0" calcext:value-type="float">
            <text:p>0.000 </text:p>
          </table:table-cell>
          <table:table-cell table:style-name="ce125" table:formula="of:=[.I10]*[.H10]" office:value-type="float" office:value="0" calcext:value-type="float">
            <text:p>0.000 </text:p>
          </table:table-cell>
          <table:table-cell table:style-name="ce136" table:formula="of:=IF([.I10]=1;&quot;종료&quot;;IF(AND([.I10]=0;[.$B$3]&lt;[.M10]);&quot;&quot;;IF(AND([.I10]=0;[.$B$3]&gt;[.N10]);&quot;지연&quot;;IF(AND([.N10]&lt;[.$B$3];[.I10]&lt;&gt;100);&quot;지연&quot;;&quot;진행&quot;))))">
            <text:p/>
          </table:table-cell>
          <table:table-cell table:style-name="ce166" office:value-type="date" office:date-value="2015-06-01" calcext:value-type="date">
            <text:p>2015-06-01</text:p>
          </table:table-cell>
          <table:table-cell table:style-name="ce166" office:value-type="date" office:date-value="2015-06-04" calcext:value-type="date">
            <text:p>2015-06-04</text:p>
          </table:table-cell>
          <table:table-cell table:style-name="ce191"/>
          <table:table-cell table:style-name="ce208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5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17" office:value-type="string" calcext:value-type="string">
            <text:p>프로젝트 환경구성</text:p>
          </table:table-cell>
          <table:table-cell table:style-name="ce17"/>
          <table:table-cell table:style-name="ce59" table:number-columns-repeated="2"/>
          <table:table-cell table:number-columns-repeated="2" table:style-name="ce96" office:value-type="float" office:value="0.05" calcext:value-type="float">
            <text:p>0.05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11];0;IF(AND([.M11]&lt;=[.$B$3];[.N11]&gt;=[.$B$3]);[.H11]*(DAYS360([.M11];[.$B$3]+1)/(VALUE([.N11])-VALUE([.M11])+1));[.H11]))" office:value-type="float" office:value="0" calcext:value-type="float">
            <text:p>0.000 </text:p>
          </table:table-cell>
          <table:table-cell table:style-name="ce126" table:formula="of:=[.I11]*[.H11]" office:value-type="float" office:value="0" calcext:value-type="float">
            <text:p>0.000 </text:p>
          </table:table-cell>
          <table:table-cell table:style-name="ce137" table:formula="of:=IF([.I11]=1;&quot;종료&quot;;IF(AND([.I11]=0;[.$B$3]&lt;[.M11]);&quot;&quot;;IF(AND([.I11]=0;[.$B$3]&gt;[.N11]);&quot;지연&quot;;IF(AND([.N11]&lt;[.$B$3];[.I11]&lt;&gt;100);&quot;지연&quot;;&quot;진행&quot;))))">
            <text:p/>
          </table:table-cell>
          <table:table-cell table:style-name="ce167" office:value-type="date" office:date-value="2015-06-01" calcext:value-type="date">
            <text:p>2015-06-01</text:p>
          </table:table-cell>
          <table:table-cell table:style-name="ce167" office:value-type="date" office:date-value="2015-06-15" calcext:value-type="date">
            <text:p>2015-06-15</text:p>
          </table:table-cell>
          <table:table-cell table:style-name="ce191"/>
          <table:table-cell table:style-name="ce208"/>
          <table:table-cell table:style-name="ce235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6"/>
          <table:table-cell table:style-name="ce18"/>
          <table:table-cell table:style-name="ce17" office:value-type="string" calcext:value-type="string">
            <text:p>고객요구사항 검토</text:p>
          </table:table-cell>
          <table:table-cell table:style-name="ce17"/>
          <table:table-cell table:style-name="ce59" table:number-columns-repeated="2"/>
          <table:table-cell table:number-columns-repeated="2" table:style-name="ce95" office:value-type="float" office:value="0.07" calcext:value-type="float">
            <text:p>0.07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12];0;IF(AND([.M12]&lt;=[.$B$3];[.N12]&gt;=[.$B$3]);[.H12]*(DAYS360([.M12];[.$B$3]+1)/(VALUE([.N12])-VALUE([.M12])+1));[.H12]))" office:value-type="float" office:value="0" calcext:value-type="float">
            <text:p>0.000 </text:p>
          </table:table-cell>
          <table:table-cell table:style-name="ce126" table:formula="of:=[.I12]*[.H12]" office:value-type="float" office:value="0" calcext:value-type="float">
            <text:p>0.000 </text:p>
          </table:table-cell>
          <table:table-cell table:style-name="ce138" table:formula="of:=IF([.I12]=1;&quot;종료&quot;;IF(AND([.I12]=0;[.$B$3]&lt;[.M12]);&quot;&quot;;IF(AND([.I12]=0;[.$B$3]&gt;[.N12]);&quot;지연&quot;;IF(AND([.N12]&lt;[.$B$3];[.I12]&lt;&gt;100);&quot;지연&quot;;&quot;진행&quot;))))">
            <text:p/>
          </table:table-cell>
          <table:table-cell table:style-name="ce166" office:value-type="date" office:date-value="2015-06-01" calcext:value-type="date">
            <text:p>2015-06-01</text:p>
          </table:table-cell>
          <table:table-cell table:style-name="ce166" office:value-type="date" office:date-value="2015-06-05" calcext:value-type="date">
            <text:p>2015-06-05</text:p>
          </table:table-cell>
          <table:table-cell table:style-name="ce191"/>
          <table:table-cell table:style-name="ce209"/>
          <table:table-cell table:style-name="ce236" table:number-columns-repeated="2"/>
          <table:table-cell table:style-name="ce271"/>
          <table:table-cell table:style-name="ce297"/>
          <table:table-cell table:style-name="ce236" table:number-columns-repeated="3"/>
          <table:table-cell table:style-name="ce334"/>
          <table:table-cell table:style-name="ce358"/>
          <table:table-cell table:style-name="ce236" table:number-columns-repeated="2"/>
          <table:table-cell table:style-name="ce271"/>
          <table:table-cell table:style-name="ce297"/>
          <table:table-cell table:style-name="ce236" table:number-columns-repeated="3"/>
          <table:table-cell table:style-name="ce334"/>
          <table:table-cell table:style-name="ce358"/>
          <table:table-cell table:style-name="ce236" table:number-columns-repeated="2"/>
          <table:table-cell table:style-name="ce271"/>
          <table:table-cell table:style-name="ce405"/>
          <table:table-cell table:style-name="ce271"/>
          <table:table-cell table:style-name="ce436"/>
          <table:table-cell table:style-name="ce6" table:number-columns-repeated="975"/>
          <table:table-cell table:number-columns-repeated="9"/>
        </table:table-row>
        <table:table-row table:style-name="ro7" table:visibility="collapse">
          <table:table-cell table:style-name="ce4"/>
          <table:table-cell table:style-name="ce19" office:value-type="string" calcext:value-type="string">
            <text:p>프로젝트 계획수립</text:p>
          </table:table-cell>
          <table:table-cell table:style-name="ce19" table:number-columns-repeated="2"/>
          <table:table-cell table:style-name="ce60" table:number-columns-repeated="2"/>
          <table:table-cell table:style-name="ce97" table:formula="of:=SUM([.G14:.G17])" office:value-type="float" office:value="0.6" calcext:value-type="float">
            <text:p>0.600 </text:p>
          </table:table-cell>
          <table:table-cell table:style-name="ce97" table:formula="of:=SUM([.H14:.H17])" office:value-type="float" office:value="0.6" calcext:value-type="float">
            <text:p>0.600 </text:p>
          </table:table-cell>
          <table:table-cell table:style-name="ce111" table:formula="of:=[.K13]/[.H13]" office:value-type="percentage" office:value="0" calcext:value-type="percentage">
            <text:p>0%</text:p>
          </table:table-cell>
          <table:table-cell table:style-name="ce97" table:formula="of:=SUM([.J14:.J17])" office:value-type="float" office:value="0" calcext:value-type="float">
            <text:p>0.000 </text:p>
          </table:table-cell>
          <table:table-cell table:style-name="ce97" table:formula="of:=SUM([.K14:.K17])" office:value-type="float" office:value="0" calcext:value-type="float">
            <text:p>0.000 </text:p>
          </table:table-cell>
          <table:table-cell table:style-name="ce97" table:formula="of:=SUM([.L14:.L17])" office:value-type="float" office:value="0" calcext:value-type="float">
            <text:p>0.000 </text:p>
          </table:table-cell>
          <table:table-cell table:style-name="ce168" table:formula="of:=MIN([.M14:.M17])" office:value-type="date" office:date-value="2015-06-01" calcext:value-type="date">
            <text:p>2015-06-01</text:p>
          </table:table-cell>
          <table:table-cell table:style-name="ce168" table:formula="of:=MAX([.N14:.N17])" office:value-type="date" office:date-value="2015-06-10" calcext:value-type="date">
            <text:p>2015-06-10</text:p>
          </table:table-cell>
          <table:table-cell table:style-name="ce191"/>
          <table:table-cell table:style-name="ce210"/>
          <table:table-cell table:style-name="ce237"/>
          <table:table-cell table:style-name="ce240"/>
          <table:table-cell table:style-name="ce272"/>
          <table:table-cell table:style-name="ce298"/>
          <table:table-cell table:style-name="ce240" table:number-columns-repeated="3"/>
          <table:table-cell table:style-name="ce335"/>
          <table:table-cell table:style-name="ce359"/>
          <table:table-cell table:style-name="ce240" table:number-columns-repeated="2"/>
          <table:table-cell table:style-name="ce272"/>
          <table:table-cell table:style-name="ce298"/>
          <table:table-cell table:style-name="ce240" table:number-columns-repeated="3"/>
          <table:table-cell table:style-name="ce335"/>
          <table:table-cell table:style-name="ce359"/>
          <table:table-cell table:style-name="ce240" table:number-columns-repeated="2"/>
          <table:table-cell table:style-name="ce272"/>
          <table:table-cell table:style-name="ce406"/>
          <table:table-cell table:style-name="ce272"/>
          <table:table-cell table:style-name="ce437"/>
          <table:table-cell table:style-name="ce4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17" office:value-type="string" calcext:value-type="string">
            <text:p>프로젝트 수행계획 수립</text:p>
          </table:table-cell>
          <table:table-cell table:style-name="ce17"/>
          <table:table-cell table:style-name="ce59" table:number-columns-repeated="2"/>
          <table:table-cell table:number-columns-repeated="2" table:style-name="ce96" office:value-type="float" office:value="0.2" calcext:value-type="float">
            <text:p>0.20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14];0;IF(AND([.M14]&lt;=[.$B$3];[.N14]&gt;=[.$B$3]);[.H14]*(DAYS360([.M14];[.$B$3]+1)/(VALUE([.N14])-VALUE([.M14])+1));[.H14]))" office:value-type="float" office:value="0" calcext:value-type="float">
            <text:p>0.000 </text:p>
          </table:table-cell>
          <table:table-cell table:style-name="ce126" table:formula="of:=[.I14]*[.H14]" office:value-type="float" office:value="0" calcext:value-type="float">
            <text:p>0.000 </text:p>
          </table:table-cell>
          <table:table-cell table:style-name="ce139" table:formula="of:=IF([.I14]=1;&quot;종료&quot;;IF(AND([.I14]=0;[.$B$3]&lt;[.M14]);&quot;&quot;;IF(AND([.I14]=0;[.$B$3]&gt;[.N14]);&quot;지연&quot;;IF(AND([.N14]&lt;[.$B$3];[.I14]&lt;&gt;100);&quot;지연&quot;;&quot;진행&quot;))))">
            <text:p/>
          </table:table-cell>
          <table:table-cell table:style-name="ce167" office:value-type="date" office:date-value="2015-06-01" calcext:value-type="date">
            <text:p>2015-06-01</text:p>
          </table:table-cell>
          <table:table-cell table:style-name="ce167" office:value-type="date" office:date-value="2015-06-03" calcext:value-type="date">
            <text:p>2015-06-03</text:p>
          </table:table-cell>
          <table:table-cell table:style-name="ce191"/>
          <table:table-cell table:style-name="ce211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5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17" office:value-type="string" calcext:value-type="string">
            <text:p>프로젝트 수행계획 검토</text:p>
          </table:table-cell>
          <table:table-cell table:style-name="ce17"/>
          <table:table-cell table:style-name="ce59" table:number-columns-repeated="2"/>
          <table:table-cell table:number-columns-repeated="2" table:style-name="ce96" office:value-type="float" office:value="0.1" calcext:value-type="float">
            <text:p>0.10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15];0;IF(AND([.M15]&lt;=[.$B$3];[.N15]&gt;=[.$B$3]);[.H15]*(DAYS360([.M15];[.$B$3]+1)/(VALUE([.N15])-VALUE([.M15])+1));[.H15]))" office:value-type="float" office:value="0" calcext:value-type="float">
            <text:p>0.000 </text:p>
          </table:table-cell>
          <table:table-cell table:style-name="ce126" table:formula="of:=[.I15]*[.H15]" office:value-type="float" office:value="0" calcext:value-type="float">
            <text:p>0.000 </text:p>
          </table:table-cell>
          <table:table-cell table:style-name="ce140" table:formula="of:=IF([.I15]=1;&quot;종료&quot;;IF(AND([.I15]=0;[.$B$3]&lt;[.M15]);&quot;&quot;;IF(AND([.I15]=0;[.$B$3]&gt;[.N15]);&quot;지연&quot;;IF(AND([.N15]&lt;[.$B$3];[.I15]&lt;&gt;100);&quot;지연&quot;;&quot;진행&quot;))))">
            <text:p/>
          </table:table-cell>
          <table:table-cell table:style-name="ce167" office:value-type="date" office:date-value="2015-06-05" calcext:value-type="date">
            <text:p>2015-06-05</text:p>
          </table:table-cell>
          <table:table-cell table:style-name="ce167" office:value-type="date" office:date-value="2015-06-08" calcext:value-type="date">
            <text:p>2015-06-08</text:p>
          </table:table-cell>
          <table:table-cell table:style-name="ce191"/>
          <table:table-cell table:style-name="ce211"/>
          <table:table-cell table:style-name="ce235"/>
          <table:table-cell table:style-name="ce30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17" office:value-type="string" calcext:value-type="string">
            <text:p><text:span text:style-name="T1">프로젝트 수행계획 승인</text:span><text:span text:style-name="T2">(PM &amp; </text:span><text:span text:style-name="T3">고객</text:span><text:span text:style-name="T2">)</text:span></text:p>
          </table:table-cell>
          <table:table-cell table:style-name="ce17"/>
          <table:table-cell table:style-name="ce59" table:number-columns-repeated="2"/>
          <table:table-cell table:number-columns-repeated="2" table:style-name="ce96" office:value-type="float" office:value="0.1" calcext:value-type="float">
            <text:p>0.10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16];0;IF(AND([.M16]&lt;=[.$B$3];[.N16]&gt;=[.$B$3]);[.H16]*(DAYS360([.M16];[.$B$3]+1)/(VALUE([.N16])-VALUE([.M16])+1));[.H16]))" office:value-type="float" office:value="0" calcext:value-type="float">
            <text:p>0.000 </text:p>
          </table:table-cell>
          <table:table-cell table:style-name="ce126" table:formula="of:=[.I16]*[.H16]" office:value-type="float" office:value="0" calcext:value-type="float">
            <text:p>0.000 </text:p>
          </table:table-cell>
          <table:table-cell table:style-name="ce140" table:formula="of:=IF([.I16]=1;&quot;종료&quot;;IF(AND([.I16]=0;[.$B$3]&lt;[.M16]);&quot;&quot;;IF(AND([.I16]=0;[.$B$3]&gt;[.N16]);&quot;지연&quot;;IF(AND([.N16]&lt;[.$B$3];[.I16]&lt;&gt;100);&quot;지연&quot;;&quot;진행&quot;))))">
            <text:p/>
          </table:table-cell>
          <table:table-cell table:number-columns-repeated="2" table:style-name="ce167" office:value-type="date" office:date-value="2015-06-10" calcext:value-type="date">
            <text:p>2015-06-10</text:p>
          </table:table-cell>
          <table:table-cell table:style-name="ce191" office:value-type="string" calcext:value-type="string">
            <text:p>사업수행계획서</text:p>
          </table:table-cell>
          <table:table-cell table:style-name="ce212"/>
          <table:table-cell table:style-name="ce235"/>
          <table:table-cell table:style-name="ce30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17" office:value-type="string" calcext:value-type="string">
            <text:p>프로젝트 일정수립</text:p>
          </table:table-cell>
          <table:table-cell table:style-name="ce17"/>
          <table:table-cell table:style-name="ce59" table:number-columns-repeated="2"/>
          <table:table-cell table:number-columns-repeated="2" table:style-name="ce96" office:value-type="float" office:value="0.2" calcext:value-type="float">
            <text:p>0.20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17];0;IF(AND([.M17]&lt;=[.$B$3];[.N17]&gt;=[.$B$3]);[.H17]*(DAYS360([.M17];[.$B$3]+1)/(VALUE([.N17])-VALUE([.M17])+1));[.H17]))" office:value-type="float" office:value="0" calcext:value-type="float">
            <text:p>0.000 </text:p>
          </table:table-cell>
          <table:table-cell table:style-name="ce126" table:formula="of:=[.I17]*[.H17]" office:value-type="float" office:value="0" calcext:value-type="float">
            <text:p>0.000 </text:p>
          </table:table-cell>
          <table:table-cell table:style-name="ce141" table:formula="of:=IF([.I17]=1;&quot;종료&quot;;IF(AND([.I17]=0;[.$B$3]&lt;[.M17]);&quot;&quot;;IF(AND([.I17]=0;[.$B$3]&gt;[.N17]);&quot;지연&quot;;IF(AND([.N17]&lt;[.$B$3];[.I17]&lt;&gt;100);&quot;지연&quot;;&quot;진행&quot;))))">
            <text:p/>
          </table:table-cell>
          <table:table-cell table:style-name="ce167" office:value-type="date" office:date-value="2015-06-01" calcext:value-type="date">
            <text:p>2015-06-01</text:p>
          </table:table-cell>
          <table:table-cell table:style-name="ce167" office:value-type="date" office:date-value="2015-06-10" calcext:value-type="date">
            <text:p>2015-06-10</text:p>
          </table:table-cell>
          <table:table-cell table:style-name="ce192" office:value-type="string" calcext:value-type="string">
            <text:p>WBS</text:p>
          </table:table-cell>
          <table:table-cell table:style-name="ce211"/>
          <table:table-cell table:style-name="ce235"/>
          <table:table-cell table:style-name="ce30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9" office:value-type="string" calcext:value-type="string">
            <text:p>프로젝트 표준정의</text:p>
          </table:table-cell>
          <table:table-cell table:style-name="ce17" table:number-columns-repeated="2"/>
          <table:table-cell table:style-name="ce59" table:number-columns-repeated="2"/>
          <table:table-cell table:style-name="ce97" table:formula="of:=SUM([.G19:.G21])" office:value-type="float" office:value="0.4" calcext:value-type="float">
            <text:p>0.400 </text:p>
          </table:table-cell>
          <table:table-cell table:style-name="ce97" table:formula="of:=SUM([.H19:.H21])" office:value-type="float" office:value="0.4" calcext:value-type="float">
            <text:p>0.400 </text:p>
          </table:table-cell>
          <table:table-cell table:style-name="ce111" table:formula="of:=[.K18]/[.H18]" office:value-type="percentage" office:value="0" calcext:value-type="percentage">
            <text:p>0%</text:p>
          </table:table-cell>
          <table:table-cell table:style-name="ce97" table:formula="of:=SUM([.J19:.J21])" office:value-type="float" office:value="0" calcext:value-type="float">
            <text:p>0.000 </text:p>
          </table:table-cell>
          <table:table-cell table:style-name="ce127" table:formula="of:=SUM([.K19:.K21])" office:value-type="float" office:value="0" calcext:value-type="float">
            <text:p>0.000 </text:p>
          </table:table-cell>
          <table:table-cell table:style-name="ce142" table:formula="of:=IFERROR(([.K18]/[.J18])*100;0)" office:value-type="float" office:value="0" calcext:value-type="float">
            <text:p>0.00 </text:p>
          </table:table-cell>
          <table:table-cell table:style-name="ce168" table:formula="of:=MIN([.M19:.M21])" office:value-type="date" office:date-value="2015-06-01" calcext:value-type="date">
            <text:p>2015-06-01</text:p>
          </table:table-cell>
          <table:table-cell table:style-name="ce168" table:formula="of:=MAX([.N19:.N21])" office:value-type="date" office:date-value="2015-08-10" calcext:value-type="date">
            <text:p>2015-08-10</text:p>
          </table:table-cell>
          <table:table-cell table:style-name="ce191"/>
          <table:table-cell table:style-name="ce213"/>
          <table:table-cell table:style-name="ce238" table:number-columns-repeated="2"/>
          <table:table-cell table:style-name="ce273"/>
          <table:table-cell table:style-name="ce299"/>
          <table:table-cell table:style-name="ce238" table:number-columns-repeated="3"/>
          <table:table-cell table:style-name="ce336"/>
          <table:table-cell table:style-name="ce360"/>
          <table:table-cell table:style-name="ce238"/>
          <table:table-cell table:style-name="ce30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17" office:value-type="string" calcext:value-type="string">
            <text:p><text:span text:style-name="T4">방법론</text:span><text:span text:style-name="T5">(</text:span><text:span text:style-name="T6">산출물</text:span><text:span text:style-name="T5">) </text:span><text:span text:style-name="T6">및 프로세스 테일러링</text:span></text:p>
          </table:table-cell>
          <table:table-cell table:style-name="ce17"/>
          <table:table-cell table:style-name="ce59" table:number-columns-repeated="2"/>
          <table:table-cell table:number-columns-repeated="2" table:style-name="ce96" office:value-type="float" office:value="0.05" calcext:value-type="float">
            <text:p>0.05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19];0;IF(AND([.M19]&lt;=[.$B$3];[.N19]&gt;=[.$B$3]);[.H19]*(DAYS360([.M19];[.$B$3]+1)/(VALUE([.N19])-VALUE([.M19])+1));[.H19]))" office:value-type="float" office:value="0" calcext:value-type="float">
            <text:p>0.000 </text:p>
          </table:table-cell>
          <table:table-cell table:style-name="ce126" table:formula="of:=[.I19]*[.H19]" office:value-type="float" office:value="0" calcext:value-type="float">
            <text:p>0.000 </text:p>
          </table:table-cell>
          <table:table-cell table:style-name="ce143" table:formula="of:=IF([.I19]=1;&quot;종료&quot;;IF(AND([.I19]=0;[.$B$3]&lt;[.M19]);&quot;&quot;;IF(AND([.I19]=0;[.$B$3]&gt;[.N19]);&quot;지연&quot;;IF(AND([.N19]&lt;[.$B$3];[.I19]&lt;&gt;100);&quot;지연&quot;;&quot;진행&quot;))))">
            <text:p/>
          </table:table-cell>
          <table:table-cell table:style-name="ce167" office:value-type="date" office:date-value="2015-06-01" calcext:value-type="date">
            <text:p>2015-06-01</text:p>
          </table:table-cell>
          <table:table-cell table:style-name="ce167" office:value-type="date" office:date-value="2015-06-05" calcext:value-type="date">
            <text:p>2015-06-05</text:p>
          </table:table-cell>
          <table:table-cell table:style-name="ce191" office:value-type="string" calcext:value-type="string">
            <text:p>산출물작성표준지침서</text:p>
          </table:table-cell>
          <table:table-cell table:style-name="ce211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17" office:value-type="string" calcext:value-type="string">
            <text:p>산출물목록 및 표준양식 정의</text:p>
          </table:table-cell>
          <table:table-cell table:style-name="ce17"/>
          <table:table-cell table:style-name="ce59" table:number-columns-repeated="2"/>
          <table:table-cell table:number-columns-repeated="2" table:style-name="ce96" office:value-type="float" office:value="0.15" calcext:value-type="float">
            <text:p>0.15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20];0;IF(AND([.M20]&lt;=[.$B$3];[.N20]&gt;=[.$B$3]);[.H20]*(DAYS360([.M20];[.$B$3]+1)/(VALUE([.N20])-VALUE([.M20])+1));[.H20]))" office:value-type="float" office:value="0" calcext:value-type="float">
            <text:p>0.000 </text:p>
          </table:table-cell>
          <table:table-cell table:style-name="ce126" table:formula="of:=[.I20]*[.H20]" office:value-type="float" office:value="0" calcext:value-type="float">
            <text:p>0.000 </text:p>
          </table:table-cell>
          <table:table-cell table:style-name="ce144" table:formula="of:=IF([.I20]=1;&quot;종료&quot;;IF(AND([.I20]=0;[.$B$3]&lt;[.M20]);&quot;&quot;;IF(AND([.I20]=0;[.$B$3]&gt;[.N20]);&quot;지연&quot;;IF(AND([.N20]&lt;[.$B$3];[.I20]&lt;&gt;100);&quot;지연&quot;;&quot;진행&quot;))))">
            <text:p/>
          </table:table-cell>
          <table:table-cell table:style-name="ce167" office:value-type="date" office:date-value="2015-06-08" calcext:value-type="date">
            <text:p>2015-06-08</text:p>
          </table:table-cell>
          <table:table-cell table:style-name="ce167" office:value-type="date" office:date-value="2015-06-12" calcext:value-type="date">
            <text:p>2015-06-12</text:p>
          </table:table-cell>
          <table:table-cell table:style-name="ce191"/>
          <table:table-cell table:style-name="ce212"/>
          <table:table-cell table:style-name="ce235"/>
          <table:table-cell table:style-name="ce30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17" office:value-type="string" calcext:value-type="string">
            <text:p>개발표준 정의</text:p>
          </table:table-cell>
          <table:table-cell table:style-name="ce17"/>
          <table:table-cell table:style-name="ce59" table:number-columns-repeated="2"/>
          <table:table-cell table:number-columns-repeated="2" table:style-name="ce96" office:value-type="float" office:value="0.2" calcext:value-type="float">
            <text:p>0.20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21];0;IF(AND([.M21]&lt;=[.$B$3];[.N21]&gt;=[.$B$3]);[.H21]*(DAYS360([.M21];[.$B$3]+1)/(VALUE([.N21])-VALUE([.M21])+1));[.H21]))" office:value-type="float" office:value="0" calcext:value-type="float">
            <text:p>0.000 </text:p>
          </table:table-cell>
          <table:table-cell table:style-name="ce126" table:formula="of:=[.I21]*[.H21]" office:value-type="float" office:value="0" calcext:value-type="float">
            <text:p>0.000 </text:p>
          </table:table-cell>
          <table:table-cell table:style-name="ce145" table:formula="of:=IF([.I21]=1;&quot;종료&quot;;IF(AND([.I21]=0;[.$B$3]&lt;[.M21]);&quot;&quot;;IF(AND([.I21]=0;[.$B$3]&gt;[.N21]);&quot;지연&quot;;IF(AND([.N21]&lt;[.$B$3];[.I21]&lt;&gt;100);&quot;지연&quot;;&quot;진행&quot;))))">
            <text:p/>
          </table:table-cell>
          <table:table-cell table:style-name="ce167" office:value-type="date" office:date-value="2015-08-01" calcext:value-type="date">
            <text:p>2015-08-01</text:p>
          </table:table-cell>
          <table:table-cell table:style-name="ce167" office:value-type="date" office:date-value="2015-08-10" calcext:value-type="date">
            <text:p>2015-08-10</text:p>
          </table:table-cell>
          <table:table-cell table:style-name="ce191" office:value-type="string" calcext:value-type="string">
            <text:p>개발표준정의서</text:p>
          </table:table-cell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7"/>
          <table:table-cell table:style-name="ce361"/>
          <table:table-cell table:style-name="ce235"/>
          <table:table-cell table:style-name="ce30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4"/>
          <table:table-cell table:style-name="ce19" office:value-type="string" calcext:value-type="string">
            <text:p>품질활동</text:p>
          </table:table-cell>
          <table:table-cell table:style-name="ce19" table:number-columns-repeated="2"/>
          <table:table-cell table:style-name="ce60" table:number-columns-repeated="2"/>
          <table:table-cell table:style-name="ce97" table:formula="of:=SUM([.G23:.G25])" office:value-type="float" office:value="0.25" calcext:value-type="float">
            <text:p>0.250 </text:p>
          </table:table-cell>
          <table:table-cell table:style-name="ce97" table:formula="of:=SUM([.H23:.H25])" office:value-type="float" office:value="0.25" calcext:value-type="float">
            <text:p>0.250 </text:p>
          </table:table-cell>
          <table:table-cell table:style-name="ce111" table:formula="of:=[.K22]/[.H22]" office:value-type="percentage" office:value="0" calcext:value-type="percentage">
            <text:p>0%</text:p>
          </table:table-cell>
          <table:table-cell table:style-name="ce97" table:formula="of:=SUM([.J23:.J25])" office:value-type="float" office:value="0" calcext:value-type="float">
            <text:p>0.000 </text:p>
          </table:table-cell>
          <table:table-cell table:style-name="ce127" table:formula="of:=SUM([.K23:.K25])" office:value-type="float" office:value="0" calcext:value-type="float">
            <text:p>0.000 </text:p>
          </table:table-cell>
          <table:table-cell table:style-name="ce142" table:formula="of:=IFERROR(([.K22]/[.J22])*100;0)" office:value-type="float" office:value="0" calcext:value-type="float">
            <text:p>0.00 </text:p>
          </table:table-cell>
          <table:table-cell table:style-name="ce168" table:formula="of:=MIN([.M23:.M25])" office:value-type="date" office:date-value="2015-06-11" calcext:value-type="date">
            <text:p>2015-06-11</text:p>
          </table:table-cell>
          <table:table-cell table:style-name="ce168" table:formula="of:=MAX([.N23:.N25])" office:value-type="date" office:date-value="2015-12-10" calcext:value-type="date">
            <text:p>2015-12-10</text:p>
          </table:table-cell>
          <table:table-cell table:style-name="ce191"/>
          <table:table-cell table:style-name="ce214"/>
          <table:table-cell table:style-name="ce237" table:number-columns-repeated="2"/>
          <table:table-cell table:style-name="ce274"/>
          <table:table-cell table:style-name="ce300"/>
          <table:table-cell table:style-name="ce237" table:number-columns-repeated="3"/>
          <table:table-cell table:style-name="ce338"/>
          <table:table-cell table:style-name="ce362"/>
          <table:table-cell table:style-name="ce237" table:number-columns-repeated="2"/>
          <table:table-cell table:style-name="ce274"/>
          <table:table-cell table:style-name="ce300"/>
          <table:table-cell table:style-name="ce237" table:number-columns-repeated="3"/>
          <table:table-cell table:style-name="ce338"/>
          <table:table-cell table:style-name="ce362"/>
          <table:table-cell table:style-name="ce237" table:number-columns-repeated="2"/>
          <table:table-cell table:style-name="ce274"/>
          <table:table-cell table:style-name="ce407"/>
          <table:table-cell table:style-name="ce274"/>
          <table:table-cell table:style-name="ce438"/>
          <table:table-cell table:style-name="ce4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17" office:value-type="string" calcext:value-type="string">
            <text:p>품질보증 오리엔테이션</text:p>
          </table:table-cell>
          <table:table-cell table:style-name="ce17"/>
          <table:table-cell table:style-name="ce59" table:number-columns-repeated="2"/>
          <table:table-cell table:number-columns-repeated="2" table:style-name="ce96" office:value-type="float" office:value="0.05" calcext:value-type="float">
            <text:p>0.05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23];0;IF(AND([.M23]&lt;=[.$B$3];[.N23]&gt;=[.$B$3]);[.H23]*(DAYS360([.M23];[.$B$3]+1)/(VALUE([.N23])-VALUE([.M23])+1));[.H23]))" office:value-type="float" office:value="0" calcext:value-type="float">
            <text:p>0.000 </text:p>
          </table:table-cell>
          <table:table-cell table:style-name="ce126" table:formula="of:=[.I23]*[.H23]" office:value-type="float" office:value="0" calcext:value-type="float">
            <text:p>0.000 </text:p>
          </table:table-cell>
          <table:table-cell table:style-name="ce140" table:formula="of:=IF([.I23]=1;&quot;종료&quot;;IF(AND([.I23]=0;[.$B$3]&lt;[.M23]);&quot;&quot;;IF(AND([.I23]=0;[.$B$3]&gt;[.N23]);&quot;지연&quot;;IF(AND([.N23]&lt;[.$B$3];[.I23]&lt;&gt;100);&quot;지연&quot;;&quot;진행&quot;))))">
            <text:p/>
          </table:table-cell>
          <table:table-cell table:style-name="ce167" office:value-type="date" office:date-value="2015-06-11" calcext:value-type="date">
            <text:p>2015-06-11</text:p>
          </table:table-cell>
          <table:table-cell table:style-name="ce167" office:value-type="date" office:date-value="2015-06-25" calcext:value-type="date">
            <text:p>2015-06-25</text:p>
          </table:table-cell>
          <table:table-cell table:style-name="ce193"/>
          <table:table-cell table:style-name="ce212"/>
          <table:table-cell table:style-name="ce239"/>
          <table:table-cell table:style-name="ce30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5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17" office:value-type="string" calcext:value-type="string">
            <text:p><text:span text:style-name="T1">프로세스이행점검</text:span><text:span text:style-name="T2">(</text:span><text:span text:style-name="T3">중간</text:span><text:span text:style-name="T2">)</text:span></text:p>
          </table:table-cell>
          <table:table-cell table:style-name="ce17"/>
          <table:table-cell table:style-name="ce59" table:number-columns-repeated="2"/>
          <table:table-cell table:number-columns-repeated="2" table:style-name="ce96" office:value-type="float" office:value="0.1" calcext:value-type="float">
            <text:p>0.10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24];0;IF(AND([.M24]&lt;=[.$B$3];[.N24]&gt;=[.$B$3]);[.H24]*(DAYS360([.M24];[.$B$3]+1)/(VALUE([.N24])-VALUE([.M24])+1));[.H24]))" office:value-type="float" office:value="0" calcext:value-type="float">
            <text:p>0.000 </text:p>
          </table:table-cell>
          <table:table-cell table:style-name="ce126" table:formula="of:=[.I24]*[.H24]" office:value-type="float" office:value="0" calcext:value-type="float">
            <text:p>0.000 </text:p>
          </table:table-cell>
          <table:table-cell table:style-name="ce140" table:formula="of:=IF([.I24]=1;&quot;종료&quot;;IF(AND([.I24]=0;[.$B$3]&lt;[.M24]);&quot;&quot;;IF(AND([.I24]=0;[.$B$3]&gt;[.N24]);&quot;지연&quot;;IF(AND([.N24]&lt;[.$B$3];[.I24]&lt;&gt;100);&quot;지연&quot;;&quot;진행&quot;))))">
            <text:p/>
          </table:table-cell>
          <table:table-cell table:style-name="ce167" office:value-type="date" office:date-value="2015-08-27" calcext:value-type="date">
            <text:p>2015-08-27</text:p>
          </table:table-cell>
          <table:table-cell table:style-name="ce167" office:value-type="date" office:date-value="2015-08-31" calcext:value-type="date">
            <text:p>2015-08-31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5"/>
          <table:table-cell table:style-name="ce301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17" office:value-type="string" calcext:value-type="string">
            <text:p><text:span text:style-name="T1">프로세스이행점검</text:span><text:span text:style-name="T2">(</text:span><text:span text:style-name="T3">종료</text:span><text:span text:style-name="T2">)</text:span></text:p>
          </table:table-cell>
          <table:table-cell table:style-name="ce17"/>
          <table:table-cell table:style-name="ce59" table:number-columns-repeated="2"/>
          <table:table-cell table:number-columns-repeated="2" table:style-name="ce96" office:value-type="float" office:value="0.1" calcext:value-type="float">
            <text:p>0.10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25];0;IF(AND([.M25]&lt;=[.$B$3];[.N25]&gt;=[.$B$3]);[.H25]*(DAYS360([.M25];[.$B$3]+1)/(VALUE([.N25])-VALUE([.M25])+1));[.H25]))" office:value-type="float" office:value="0" calcext:value-type="float">
            <text:p>0.000 </text:p>
          </table:table-cell>
          <table:table-cell table:style-name="ce126" table:formula="of:=[.I25]*[.H25]" office:value-type="float" office:value="0" calcext:value-type="float">
            <text:p>0.000 </text:p>
          </table:table-cell>
          <table:table-cell table:style-name="ce140" table:formula="of:=IF([.I25]=1;&quot;종료&quot;;IF(AND([.I25]=0;[.$B$3]&lt;[.M25]);&quot;&quot;;IF(AND([.I25]=0;[.$B$3]&gt;[.N25]);&quot;지연&quot;;IF(AND([.N25]&lt;[.$B$3];[.I25]&lt;&gt;100);&quot;지연&quot;;&quot;진행&quot;))))">
            <text:p/>
          </table:table-cell>
          <table:table-cell table:style-name="ce167" office:value-type="date" office:date-value="2015-12-01" calcext:value-type="date">
            <text:p>2015-12-01</text:p>
          </table:table-cell>
          <table:table-cell table:style-name="ce167" office:value-type="date" office:date-value="2015-12-10" calcext:value-type="date">
            <text:p>2015-12-10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4"/>
          <table:table-cell table:style-name="ce19" office:value-type="string" calcext:value-type="string">
            <text:p>프로젝트 진행관리</text:p>
          </table:table-cell>
          <table:table-cell table:style-name="ce19" table:number-columns-repeated="2"/>
          <table:table-cell table:style-name="ce60" table:number-columns-repeated="2"/>
          <table:table-cell table:style-name="ce97" table:formula="of:=SUM([.G27];[.G34];[.G42];[.G50];[.G58];[.G66];[.G70];[.G75];[.G81])" office:value-type="float" office:value="3.715" calcext:value-type="float">
            <text:p>3.715 </text:p>
          </table:table-cell>
          <table:table-cell table:style-name="ce97" table:formula="of:=SUM([.H27];[.H34];[.H42];[.H50];[.H58];[.H66];[.H70];[.H75];[.H81])" office:value-type="float" office:value="3.715" calcext:value-type="float">
            <text:p>3.715 </text:p>
          </table:table-cell>
          <table:table-cell table:style-name="ce111" table:formula="of:=[.K26]/[.H26]" office:value-type="percentage" office:value="0" calcext:value-type="percentage">
            <text:p>0%</text:p>
          </table:table-cell>
          <table:table-cell table:style-name="ce97" table:formula="of:=SUM([.J27];[.J34];[.J42];[.J50];[.J58];[.J66];[.J70];[.J75];[.J81])" office:value-type="float" office:value="0" calcext:value-type="float">
            <text:p>0.000 </text:p>
          </table:table-cell>
          <table:table-cell table:style-name="ce97" table:formula="of:=SUM([.K27];[.K34];[.K42];[.K50];[.K58];[.K66];[.K70];[.K75];[.K81])" office:value-type="float" office:value="0" calcext:value-type="float">
            <text:p>0.000 </text:p>
          </table:table-cell>
          <table:table-cell table:style-name="ce142" table:formula="of:=IFERROR(([.K26]/[.J26])*100;0)" office:value-type="float" office:value="0" calcext:value-type="float">
            <text:p>0.00 </text:p>
          </table:table-cell>
          <table:table-cell table:style-name="ce168" table:formula="of:=MIN([.M27:.M84])" office:value-type="date" office:date-value="2015-06-01" calcext:value-type="date">
            <text:p>2015-06-01</text:p>
          </table:table-cell>
          <table:table-cell table:style-name="ce168" table:formula="of:=MAX([.N27:.N84])" office:value-type="date" office:date-value="2015-12-28" calcext:value-type="date">
            <text:p>2015-12-28</text:p>
          </table:table-cell>
          <table:table-cell table:style-name="ce191"/>
          <table:table-cell table:style-name="ce213"/>
          <table:table-cell table:style-name="ce238" table:number-columns-repeated="2"/>
          <table:table-cell table:style-name="ce273"/>
          <table:table-cell table:style-name="ce299"/>
          <table:table-cell table:style-name="ce238" table:number-columns-repeated="3"/>
          <table:table-cell table:style-name="ce336"/>
          <table:table-cell table:style-name="ce360"/>
          <table:table-cell table:style-name="ce238" table:number-columns-repeated="2"/>
          <table:table-cell table:style-name="ce273"/>
          <table:table-cell table:style-name="ce299"/>
          <table:table-cell table:style-name="ce238" table:number-columns-repeated="3"/>
          <table:table-cell table:style-name="ce336"/>
          <table:table-cell table:style-name="ce360"/>
          <table:table-cell table:style-name="ce238" table:number-columns-repeated="2"/>
          <table:table-cell table:style-name="ce273"/>
          <table:table-cell table:style-name="ce408"/>
          <table:table-cell table:style-name="ce273"/>
          <table:table-cell table:style-name="ce439"/>
          <table:table-cell table:style-name="ce4" table:number-columns-repeated="975"/>
          <table:table-cell table:number-columns-repeated="9"/>
        </table:table-row>
        <table:table-row table:style-name="ro7" table:visibility="collapse">
          <table:table-cell table:style-name="ce4"/>
          <table:table-cell table:style-name="ce19"/>
          <table:table-cell table:style-name="ce19" office:value-type="string" calcext:value-type="string">
            <text:p>주간보고</text:p>
          </table:table-cell>
          <table:table-cell table:style-name="ce19"/>
          <table:table-cell table:style-name="ce60" table:number-columns-repeated="2"/>
          <table:table-cell table:style-name="ce97" table:formula="of:=SUM([.G28:.G33])" office:value-type="float" office:value="0.9" calcext:value-type="float">
            <text:p>0.900 </text:p>
          </table:table-cell>
          <table:table-cell table:style-name="ce97" table:formula="of:=SUM([.H28:.H33])" office:value-type="float" office:value="0.9" calcext:value-type="float">
            <text:p>0.900 </text:p>
          </table:table-cell>
          <table:table-cell table:style-name="ce111" table:formula="of:=[.K27]/[.H27]" office:value-type="percentage" office:value="0" calcext:value-type="percentage">
            <text:p>0%</text:p>
          </table:table-cell>
          <table:table-cell table:style-name="ce97" table:formula="of:=SUM([.J28:.J33])" office:value-type="float" office:value="0" calcext:value-type="float">
            <text:p>0.000 </text:p>
          </table:table-cell>
          <table:table-cell table:style-name="ce127" table:formula="of:=SUM([.K28:.K33])" office:value-type="float" office:value="0" calcext:value-type="float">
            <text:p>0.000 </text:p>
          </table:table-cell>
          <table:table-cell table:style-name="ce142" table:formula="of:=IFERROR(([.K27]/[.J27])*100;0)" office:value-type="float" office:value="0" calcext:value-type="float">
            <text:p>0.00 </text:p>
          </table:table-cell>
          <table:table-cell table:style-name="ce168" table:formula="of:=MIN([.M28:.M33])" office:value-type="date" office:date-value="2015-06-11" calcext:value-type="date">
            <text:p>2015-06-11</text:p>
          </table:table-cell>
          <table:table-cell table:style-name="ce168" table:formula="of:=MAX([.N28:.N33])" office:value-type="date" office:date-value="2015-12-28" calcext:value-type="date">
            <text:p>2015-12-28</text:p>
          </table:table-cell>
          <table:table-cell table:style-name="ce191" office:value-type="string" calcext:value-type="string">
            <text:p>주간보고서</text:p>
          </table:table-cell>
          <table:table-cell table:style-name="ce214"/>
          <table:table-cell table:style-name="ce237" table:number-columns-repeated="2"/>
          <table:table-cell table:style-name="ce274"/>
          <table:table-cell table:style-name="ce300"/>
          <table:table-cell table:style-name="ce237" table:number-columns-repeated="3"/>
          <table:table-cell table:style-name="ce338"/>
          <table:table-cell table:style-name="ce362"/>
          <table:table-cell table:style-name="ce237" table:number-columns-repeated="2"/>
          <table:table-cell table:style-name="ce274"/>
          <table:table-cell table:style-name="ce300"/>
          <table:table-cell table:style-name="ce237" table:number-columns-repeated="3"/>
          <table:table-cell table:style-name="ce338"/>
          <table:table-cell table:style-name="ce362"/>
          <table:table-cell table:style-name="ce237" table:number-columns-repeated="2"/>
          <table:table-cell table:style-name="ce274"/>
          <table:table-cell table:style-name="ce407"/>
          <table:table-cell table:style-name="ce274"/>
          <table:table-cell table:style-name="ce438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30"/>
          <table:table-cell table:style-name="ce44" office:value-type="string" calcext:value-type="string">
            <text:p><text:span text:style-name="T13">1-5</text:span><text:span text:style-name="T6">주차</text:span></text:p>
          </table:table-cell>
          <table:table-cell table:style-name="ce61" office:value-type="string" calcext:value-type="string">
            <text:p>2015.06.11 ~ 2015.07.09</text:p>
          </table:table-cell>
          <table:table-cell table:style-name="ce61"/>
          <table:table-cell table:number-columns-repeated="2" table:style-name="ce96" office:value-type="float" office:value="0.15" calcext:value-type="float">
            <text:p>0.15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28];0;IF(AND([.M28]&lt;=[.$B$3];[.N28]&gt;=[.$B$3]);[.H28]*(DAYS360([.M28];[.$B$3]+1)/(VALUE([.N28])-VALUE([.M28])+1));[.H28]))" office:value-type="float" office:value="0" calcext:value-type="float">
            <text:p>0.000 </text:p>
          </table:table-cell>
          <table:table-cell table:style-name="ce126" table:formula="of:=[.I28]*[.H28]" office:value-type="float" office:value="0" calcext:value-type="float">
            <text:p>0.000 </text:p>
          </table:table-cell>
          <table:table-cell table:style-name="ce140" table:formula="of:=IF([.I28]=1;&quot;종료&quot;;IF(AND([.I28]=0;[.$B$3]&lt;[.M28]);&quot;&quot;;IF(AND([.I28]=0;[.$B$3]&gt;[.N28]);&quot;지연&quot;;IF(AND([.N28]&lt;[.$B$3];[.I28]&lt;&gt;100);&quot;지연&quot;;&quot;진행&quot;))))">
            <text:p/>
          </table:table-cell>
          <table:table-cell table:style-name="ce167" office:value-type="date" office:date-value="2015-06-11" calcext:value-type="date">
            <text:p>2015-06-11</text:p>
          </table:table-cell>
          <table:table-cell table:style-name="ce167" office:value-type="date" office:date-value="2015-07-09" calcext:value-type="date">
            <text:p>2015-07-09</text:p>
          </table:table-cell>
          <table:table-cell table:style-name="ce191"/>
          <table:table-cell table:style-name="ce212"/>
          <table:table-cell table:style-name="ce235" table:number-columns-repeated="2"/>
          <table:table-cell table:style-name="ce275"/>
          <table:table-cell table:style-name="ce301"/>
          <table:table-cell table:style-name="ce235"/>
          <table:table-cell table:style-name="ce30" table:number-columns-repeated="2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5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6-10</text:span><text:span text:style-name="T6">주차</text:span></text:p>
          </table:table-cell>
          <table:table-cell table:style-name="ce61" office:value-type="string" calcext:value-type="string">
            <text:p>2015.07.10 ~ 2015.08.13</text:p>
          </table:table-cell>
          <table:table-cell table:style-name="ce61"/>
          <table:table-cell table:number-columns-repeated="2" table:style-name="ce96" office:value-type="float" office:value="0.15" calcext:value-type="float">
            <text:p>0.15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29];0;IF(AND([.M29]&lt;=[.$B$3];[.N29]&gt;=[.$B$3]);[.H29]*(DAYS360([.M29];[.$B$3]+1)/(VALUE([.N29])-VALUE([.M29])+1));[.H29]))" office:value-type="float" office:value="0" calcext:value-type="float">
            <text:p>0.000 </text:p>
          </table:table-cell>
          <table:table-cell table:style-name="ce126" table:formula="of:=[.I29]*[.H29]" office:value-type="float" office:value="0" calcext:value-type="float">
            <text:p>0.000 </text:p>
          </table:table-cell>
          <table:table-cell table:style-name="ce140" table:formula="of:=IF([.I29]=1;&quot;종료&quot;;IF(AND([.I29]=0;[.$B$3]&lt;[.M29]);&quot;&quot;;IF(AND([.I29]=0;[.$B$3]&gt;[.N29]);&quot;지연&quot;;IF(AND([.N29]&lt;[.$B$3];[.I29]&lt;&gt;100);&quot;지연&quot;;&quot;진행&quot;))))">
            <text:p/>
          </table:table-cell>
          <table:table-cell table:style-name="ce167" office:value-type="date" office:date-value="2015-07-10" calcext:value-type="date">
            <text:p>2015-07-10</text:p>
          </table:table-cell>
          <table:table-cell table:style-name="ce167" office:value-type="date" office:date-value="2015-08-13" calcext:value-type="date">
            <text:p>2015-08-13</text:p>
          </table:table-cell>
          <table:table-cell table:style-name="ce191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235" table:number-columns-repeated="3"/>
          <table:table-cell table:style-name="ce337"/>
          <table:table-cell table:style-name="ce361"/>
          <table:table-cell table:style-name="ce235"/>
          <table:table-cell table:style-name="ce30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11-15</text:span><text:span text:style-name="T6">주차</text:span></text:p>
          </table:table-cell>
          <table:table-cell table:style-name="ce61" office:value-type="string" calcext:value-type="string">
            <text:p>2015.08.14 ~ 2015.09.17</text:p>
          </table:table-cell>
          <table:table-cell table:style-name="ce61"/>
          <table:table-cell table:number-columns-repeated="2" table:style-name="ce96" office:value-type="float" office:value="0.15" calcext:value-type="float">
            <text:p>0.15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30];0;IF(AND([.M30]&lt;=[.$B$3];[.N30]&gt;=[.$B$3]);[.H30]*(DAYS360([.M30];[.$B$3]+1)/(VALUE([.N30])-VALUE([.M30])+1));[.H30]))" office:value-type="float" office:value="0" calcext:value-type="float">
            <text:p>0.000 </text:p>
          </table:table-cell>
          <table:table-cell table:style-name="ce126" table:formula="of:=[.I30]*[.H30]" office:value-type="float" office:value="0" calcext:value-type="float">
            <text:p>0.000 </text:p>
          </table:table-cell>
          <table:table-cell table:style-name="ce140" table:formula="of:=IF([.I30]=1;&quot;종료&quot;;IF(AND([.I30]=0;[.$B$3]&lt;[.M30]);&quot;&quot;;IF(AND([.I30]=0;[.$B$3]&gt;[.N30]);&quot;지연&quot;;IF(AND([.N30]&lt;[.$B$3];[.I30]&lt;&gt;100);&quot;지연&quot;;&quot;진행&quot;))))">
            <text:p/>
          </table:table-cell>
          <table:table-cell table:style-name="ce167" office:value-type="date" office:date-value="2015-08-14" calcext:value-type="date">
            <text:p>2015-08-14</text:p>
          </table:table-cell>
          <table:table-cell table:style-name="ce167" office:value-type="date" office:date-value="2015-09-17" calcext:value-type="date">
            <text:p>2015-09-17</text:p>
          </table:table-cell>
          <table:table-cell table:style-name="ce191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235" table:number-columns-repeated="2"/>
          <table:table-cell table:style-name="ce275"/>
          <table:table-cell table:style-name="ce301"/>
          <table:table-cell table:style-name="ce235" table:number-columns-repeated="2"/>
          <table:table-cell table:style-name="ce30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16-20</text:span><text:span text:style-name="T6">주차</text:span></text:p>
          </table:table-cell>
          <table:table-cell table:style-name="ce61" office:value-type="string" calcext:value-type="string">
            <text:p>2015.09.18 ~ 2015.10.22</text:p>
          </table:table-cell>
          <table:table-cell table:style-name="ce61"/>
          <table:table-cell table:number-columns-repeated="2" table:style-name="ce96" office:value-type="float" office:value="0.15" calcext:value-type="float">
            <text:p>0.15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31];0;IF(AND([.M31]&lt;=[.$B$3];[.N31]&gt;=[.$B$3]);[.H31]*(DAYS360([.M31];[.$B$3]+1)/(VALUE([.N31])-VALUE([.M31])+1));[.H31]))" office:value-type="float" office:value="0" calcext:value-type="float">
            <text:p>0.000 </text:p>
          </table:table-cell>
          <table:table-cell table:style-name="ce126" table:formula="of:=[.I31]*[.H31]" office:value-type="float" office:value="0" calcext:value-type="float">
            <text:p>0.000 </text:p>
          </table:table-cell>
          <table:table-cell table:style-name="ce140" table:formula="of:=IF([.I31]=1;&quot;종료&quot;;IF(AND([.I31]=0;[.$B$3]&lt;[.M31]);&quot;&quot;;IF(AND([.I31]=0;[.$B$3]&gt;[.N31]);&quot;지연&quot;;IF(AND([.N31]&lt;[.$B$3];[.I31]&lt;&gt;100);&quot;지연&quot;;&quot;진행&quot;))))">
            <text:p/>
          </table:table-cell>
          <table:table-cell table:style-name="ce167" office:value-type="date" office:date-value="2015-09-18" calcext:value-type="date">
            <text:p>2015-09-18</text:p>
          </table:table-cell>
          <table:table-cell table:style-name="ce167" office:value-type="date" office:date-value="2015-10-22" calcext:value-type="date">
            <text:p>2015-10-22</text:p>
          </table:table-cell>
          <table:table-cell table:style-name="ce191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2"/>
          <table:table-cell table:style-name="ce235"/>
          <table:table-cell table:style-name="ce337"/>
          <table:table-cell table:style-name="ce361"/>
          <table:table-cell table:style-name="ce235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21-25</text:span><text:span text:style-name="T6">주차</text:span></text:p>
          </table:table-cell>
          <table:table-cell table:style-name="ce61" office:value-type="string" calcext:value-type="string">
            <text:p>2015.10.23 ~ 2015.11.26</text:p>
          </table:table-cell>
          <table:table-cell table:style-name="ce61"/>
          <table:table-cell table:number-columns-repeated="2" table:style-name="ce96" office:value-type="float" office:value="0.15" calcext:value-type="float">
            <text:p>0.15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32];0;IF(AND([.M32]&lt;=[.$B$3];[.N32]&gt;=[.$B$3]);[.H32]*(DAYS360([.M32];[.$B$3]+1)/(VALUE([.N32])-VALUE([.M32])+1));[.H32]))" office:value-type="float" office:value="0" calcext:value-type="float">
            <text:p>0.000 </text:p>
          </table:table-cell>
          <table:table-cell table:style-name="ce126" table:formula="of:=[.I32]*[.H32]" office:value-type="float" office:value="0" calcext:value-type="float">
            <text:p>0.000 </text:p>
          </table:table-cell>
          <table:table-cell table:style-name="ce140" table:formula="of:=IF([.I32]=1;&quot;종료&quot;;IF(AND([.I32]=0;[.$B$3]&lt;[.M32]);&quot;&quot;;IF(AND([.I32]=0;[.$B$3]&gt;[.N32]);&quot;지연&quot;;IF(AND([.N32]&lt;[.$B$3];[.I32]&lt;&gt;100);&quot;지연&quot;;&quot;진행&quot;))))">
            <text:p/>
          </table:table-cell>
          <table:table-cell table:style-name="ce167" office:value-type="date" office:date-value="2015-10-23" calcext:value-type="date">
            <text:p>2015-10-23</text:p>
          </table:table-cell>
          <table:table-cell table:style-name="ce167" office:value-type="date" office:date-value="2015-11-26" calcext:value-type="date">
            <text:p>2015-11-26</text:p>
          </table:table-cell>
          <table:table-cell table:style-name="ce191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5"/>
          <table:table-cell table:style-name="ce409"/>
          <table:table-cell table:style-name="ce275"/>
          <table:table-cell table:style-name="ce440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26-30</text:span><text:span text:style-name="T6">주차</text:span></text:p>
          </table:table-cell>
          <table:table-cell table:style-name="ce61" office:value-type="string" calcext:value-type="string">
            <text:p>2015.11.27 ~ 2015.12.28</text:p>
          </table:table-cell>
          <table:table-cell table:style-name="ce61"/>
          <table:table-cell table:number-columns-repeated="2" table:style-name="ce96" office:value-type="float" office:value="0.15" calcext:value-type="float">
            <text:p>0.15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33];0;IF(AND([.M33]&lt;=[.$B$3];[.N33]&gt;=[.$B$3]);[.H33]*(DAYS360([.M33];[.$B$3]+1)/(VALUE([.N33])-VALUE([.M33])+1));[.H33]))" office:value-type="float" office:value="0" calcext:value-type="float">
            <text:p>0.000 </text:p>
          </table:table-cell>
          <table:table-cell table:style-name="ce126" table:formula="of:=[.I33]*[.H33]" office:value-type="float" office:value="0" calcext:value-type="float">
            <text:p>0.000 </text:p>
          </table:table-cell>
          <table:table-cell table:style-name="ce140" table:formula="of:=IF([.I33]=1;&quot;종료&quot;;IF(AND([.I33]=0;[.$B$3]&lt;[.M33]);&quot;&quot;;IF(AND([.I33]=0;[.$B$3]&gt;[.N33]);&quot;지연&quot;;IF(AND([.N33]&lt;[.$B$3];[.I33]&lt;&gt;100);&quot;지연&quot;;&quot;진행&quot;))))">
            <text:p/>
          </table:table-cell>
          <table:table-cell table:style-name="ce167" office:value-type="date" office:date-value="2015-11-27" calcext:value-type="date">
            <text:p>2015-11-27</text:p>
          </table:table-cell>
          <table:table-cell table:style-name="ce167" office:value-type="date" office:date-value="2015-12-28" calcext:value-type="date">
            <text:p>2015-12-28</text:p>
          </table:table-cell>
          <table:table-cell table:style-name="ce191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4"/>
          <table:table-cell table:style-name="ce19"/>
          <table:table-cell table:style-name="ce19" office:value-type="string" calcext:value-type="string">
            <text:p>월간보고</text:p>
          </table:table-cell>
          <table:table-cell table:style-name="ce19"/>
          <table:table-cell table:style-name="ce62" table:number-columns-repeated="2"/>
          <table:table-cell table:style-name="ce97" table:formula="of:=SUM([.G35:.G41])" office:value-type="float" office:value="0.7" calcext:value-type="float">
            <text:p>0.700 </text:p>
          </table:table-cell>
          <table:table-cell table:style-name="ce97" table:formula="of:=SUM([.H35:.H41])" office:value-type="float" office:value="0.7" calcext:value-type="float">
            <text:p>0.700 </text:p>
          </table:table-cell>
          <table:table-cell table:style-name="ce111" table:formula="of:=[.K34]/[.H34]" office:value-type="percentage" office:value="0" calcext:value-type="percentage">
            <text:p>0%</text:p>
          </table:table-cell>
          <table:table-cell table:style-name="ce97" table:formula="of:=SUM([.J35:.J41])" office:value-type="float" office:value="0" calcext:value-type="float">
            <text:p>0.000 </text:p>
          </table:table-cell>
          <table:table-cell table:style-name="ce97" table:formula="of:=SUM([.K35:.K41])" office:value-type="float" office:value="0" calcext:value-type="float">
            <text:p>0.000 </text:p>
          </table:table-cell>
          <table:table-cell table:style-name="ce142" table:formula="of:=IFERROR(([.K34]/[.J34])*100;0)" office:value-type="float" office:value="0" calcext:value-type="float">
            <text:p>0.00 </text:p>
          </table:table-cell>
          <table:table-cell table:style-name="ce168" table:formula="of:=MIN([.M35:.M41])" office:value-type="date" office:date-value="2015-07-01" calcext:value-type="date">
            <text:p>2015-07-01</text:p>
          </table:table-cell>
          <table:table-cell table:style-name="ce168" table:formula="of:=MAX([.N35:.N41])" office:value-type="date" office:date-value="2015-12-28" calcext:value-type="date">
            <text:p>2015-12-28</text:p>
          </table:table-cell>
          <table:table-cell table:style-name="ce191" office:value-type="string" calcext:value-type="string">
            <text:p>월간보고서</text:p>
          </table:table-cell>
          <table:table-cell table:style-name="ce214"/>
          <table:table-cell table:style-name="ce237" table:number-columns-repeated="2"/>
          <table:table-cell table:style-name="ce274"/>
          <table:table-cell table:style-name="ce299"/>
          <table:table-cell table:style-name="ce238" table:number-columns-repeated="3"/>
          <table:table-cell table:style-name="ce336"/>
          <table:table-cell table:style-name="ce360"/>
          <table:table-cell table:style-name="ce238" table:number-columns-repeated="2"/>
          <table:table-cell table:style-name="ce273"/>
          <table:table-cell table:style-name="ce299"/>
          <table:table-cell table:style-name="ce238" table:number-columns-repeated="3"/>
          <table:table-cell table:style-name="ce336"/>
          <table:table-cell table:style-name="ce360"/>
          <table:table-cell table:style-name="ce238" table:number-columns-repeated="2"/>
          <table:table-cell table:style-name="ce273"/>
          <table:table-cell table:style-name="ce408"/>
          <table:table-cell table:style-name="ce273"/>
          <table:table-cell table:style-name="ce439"/>
          <table:table-cell table:style-name="ce4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30"/>
          <table:table-cell table:style-name="ce45" office:value-type="string" calcext:value-type="string">
            <text:p><text:span text:style-name="T13">1</text:span><text:span text:style-name="T6">월차</text:span></text:p>
          </table:table-cell>
          <table:table-cell table:style-name="ce61" office:value-type="string" calcext:value-type="string">
            <text:p>2015.06</text:p>
          </table:table-cell>
          <table:table-cell table:style-name="ce61"/>
          <table:table-cell table:number-columns-repeated="2" table:style-name="ce96" office:value-type="float" office:value="0.1" calcext:value-type="float">
            <text:p>0.10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35];0;IF(AND([.M35]&lt;=[.$B$3];[.N35]&gt;=[.$B$3]);[.H35]*(DAYS360([.M35];[.$B$3]+1)/(VALUE([.N35])-VALUE([.M35])+1));[.H35]))" office:value-type="float" office:value="0" calcext:value-type="float">
            <text:p>0.000 </text:p>
          </table:table-cell>
          <table:table-cell table:style-name="ce126" table:formula="of:=[.I35]*[.H35]" office:value-type="float" office:value="0" calcext:value-type="float">
            <text:p>0.000 </text:p>
          </table:table-cell>
          <table:table-cell table:style-name="ce140" table:formula="of:=IF([.I35]=1;&quot;종료&quot;;IF(AND([.I35]=0;[.$B$3]&lt;[.M35]);&quot;&quot;;IF(AND([.I35]=0;[.$B$3]&gt;[.N35]);&quot;지연&quot;;IF(AND([.N35]&lt;[.$B$3];[.I35]&lt;&gt;100);&quot;지연&quot;;&quot;진행&quot;))))">
            <text:p/>
          </table:table-cell>
          <table:table-cell table:style-name="ce167" office:value-type="date" office:date-value="2015-07-01" calcext:value-type="date">
            <text:p>2015-07-01</text:p>
          </table:table-cell>
          <table:table-cell table:style-name="ce167" office:value-type="date" office:date-value="2015-07-05" calcext:value-type="date">
            <text:p>2015-07-05</text:p>
          </table:table-cell>
          <table:table-cell table:style-name="ce191"/>
          <table:table-cell table:style-name="ce212"/>
          <table:table-cell table:style-name="ce30" table:number-columns-repeated="2"/>
          <table:table-cell table:style-name="ce270"/>
          <table:table-cell table:style-name="ce302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5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2</text:span><text:span text:style-name="T6">월차</text:span></text:p>
          </table:table-cell>
          <table:table-cell table:style-name="ce61" office:value-type="string" calcext:value-type="string">
            <text:p>2015.07</text:p>
          </table:table-cell>
          <table:table-cell table:style-name="ce61"/>
          <table:table-cell table:number-columns-repeated="2" table:style-name="ce96" office:value-type="float" office:value="0.1" calcext:value-type="float">
            <text:p>0.10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36];0;IF(AND([.M36]&lt;=[.$B$3];[.N36]&gt;=[.$B$3]);[.H36]*(DAYS360([.M36];[.$B$3]+1)/(VALUE([.N36])-VALUE([.M36])+1));[.H36]))" office:value-type="float" office:value="0" calcext:value-type="float">
            <text:p>0.000 </text:p>
          </table:table-cell>
          <table:table-cell table:style-name="ce126" table:formula="of:=[.I36]*[.H36]" office:value-type="float" office:value="0" calcext:value-type="float">
            <text:p>0.000 </text:p>
          </table:table-cell>
          <table:table-cell table:style-name="ce140" table:formula="of:=IF([.I36]=1;&quot;종료&quot;;IF(AND([.I36]=0;[.$B$3]&lt;[.M36]);&quot;&quot;;IF(AND([.I36]=0;[.$B$3]&gt;[.N36]);&quot;지연&quot;;IF(AND([.N36]&lt;[.$B$3];[.I36]&lt;&gt;100);&quot;지연&quot;;&quot;진행&quot;))))">
            <text:p/>
          </table:table-cell>
          <table:table-cell table:style-name="ce167" office:value-type="date" office:date-value="2015-08-01" calcext:value-type="date">
            <text:p>2015-08-01</text:p>
          </table:table-cell>
          <table:table-cell table:style-name="ce167" office:value-type="date" office:date-value="2015-08-05" calcext:value-type="date">
            <text:p>2015-08-05</text:p>
          </table:table-cell>
          <table:table-cell table:style-name="ce191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7"/>
          <table:table-cell table:style-name="ce361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3</text:span><text:span text:style-name="T6">월차</text:span></text:p>
          </table:table-cell>
          <table:table-cell table:style-name="ce61" office:value-type="string" calcext:value-type="string">
            <text:p>2015.08</text:p>
          </table:table-cell>
          <table:table-cell table:style-name="ce61"/>
          <table:table-cell table:number-columns-repeated="2" table:style-name="ce96" office:value-type="float" office:value="0.1" calcext:value-type="float">
            <text:p>0.10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37];0;IF(AND([.M37]&lt;=[.$B$3];[.N37]&gt;=[.$B$3]);[.H37]*(DAYS360([.M37];[.$B$3]+1)/(VALUE([.N37])-VALUE([.M37])+1));[.H37]))" office:value-type="float" office:value="0" calcext:value-type="float">
            <text:p>0.000 </text:p>
          </table:table-cell>
          <table:table-cell table:style-name="ce126" table:formula="of:=[.I37]*[.H37]" office:value-type="float" office:value="0" calcext:value-type="float">
            <text:p>0.000 </text:p>
          </table:table-cell>
          <table:table-cell table:style-name="ce140" table:formula="of:=IF([.I37]=1;&quot;종료&quot;;IF(AND([.I37]=0;[.$B$3]&lt;[.M37]);&quot;&quot;;IF(AND([.I37]=0;[.$B$3]&gt;[.N37]);&quot;지연&quot;;IF(AND([.N37]&lt;[.$B$3];[.I37]&lt;&gt;100);&quot;지연&quot;;&quot;진행&quot;))))">
            <text:p/>
          </table:table-cell>
          <table:table-cell table:style-name="ce167" office:value-type="date" office:date-value="2015-09-01" calcext:value-type="date">
            <text:p>2015-09-01</text:p>
          </table:table-cell>
          <table:table-cell table:style-name="ce167" office:value-type="date" office:date-value="2015-09-05" calcext:value-type="date">
            <text:p>2015-09-05</text:p>
          </table:table-cell>
          <table:table-cell table:style-name="ce191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301"/>
          <table:table-cell table:style-name="ce235"/>
          <table:table-cell table:style-name="ce30" table:number-columns-repeated="2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4</text:span><text:span text:style-name="T6">월차</text:span></text:p>
          </table:table-cell>
          <table:table-cell table:style-name="ce61" office:value-type="string" calcext:value-type="string">
            <text:p>2015.09</text:p>
          </table:table-cell>
          <table:table-cell table:style-name="ce61"/>
          <table:table-cell table:number-columns-repeated="2" table:style-name="ce96" office:value-type="float" office:value="0.1" calcext:value-type="float">
            <text:p>0.10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38];0;IF(AND([.M38]&lt;=[.$B$3];[.N38]&gt;=[.$B$3]);[.H38]*(DAYS360([.M38];[.$B$3]+1)/(VALUE([.N38])-VALUE([.M38])+1));[.H38]))" office:value-type="float" office:value="0" calcext:value-type="float">
            <text:p>0.000 </text:p>
          </table:table-cell>
          <table:table-cell table:style-name="ce126" table:formula="of:=[.I38]*[.H38]" office:value-type="float" office:value="0" calcext:value-type="float">
            <text:p>0.000 </text:p>
          </table:table-cell>
          <table:table-cell table:style-name="ce140" table:formula="of:=IF([.I38]=1;&quot;종료&quot;;IF(AND([.I38]=0;[.$B$3]&lt;[.M38]);&quot;&quot;;IF(AND([.I38]=0;[.$B$3]&gt;[.N38]);&quot;지연&quot;;IF(AND([.N38]&lt;[.$B$3];[.I38]&lt;&gt;100);&quot;지연&quot;;&quot;진행&quot;))))">
            <text:p/>
          </table:table-cell>
          <table:table-cell table:style-name="ce167" office:value-type="date" office:date-value="2015-10-01" calcext:value-type="date">
            <text:p>2015-10-01</text:p>
          </table:table-cell>
          <table:table-cell table:style-name="ce167" office:value-type="date" office:date-value="2015-10-05" calcext:value-type="date">
            <text:p>2015-10-05</text:p>
          </table:table-cell>
          <table:table-cell table:style-name="ce191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7"/>
          <table:table-cell table:style-name="ce361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5</text:span><text:span text:style-name="T6">월차</text:span></text:p>
          </table:table-cell>
          <table:table-cell table:style-name="ce61" office:value-type="string" calcext:value-type="string">
            <text:p>2015.10</text:p>
          </table:table-cell>
          <table:table-cell table:style-name="ce61"/>
          <table:table-cell table:number-columns-repeated="2" table:style-name="ce96" office:value-type="float" office:value="0.1" calcext:value-type="float">
            <text:p>0.10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39];0;IF(AND([.M39]&lt;=[.$B$3];[.N39]&gt;=[.$B$3]);[.H39]*(DAYS360([.M39];[.$B$3]+1)/(VALUE([.N39])-VALUE([.M39])+1));[.H39]))" office:value-type="float" office:value="0" calcext:value-type="float">
            <text:p>0.000 </text:p>
          </table:table-cell>
          <table:table-cell table:style-name="ce126" table:formula="of:=[.I39]*[.H39]" office:value-type="float" office:value="0" calcext:value-type="float">
            <text:p>0.000 </text:p>
          </table:table-cell>
          <table:table-cell table:style-name="ce140" table:formula="of:=IF([.I39]=1;&quot;종료&quot;;IF(AND([.I39]=0;[.$B$3]&lt;[.M39]);&quot;&quot;;IF(AND([.I39]=0;[.$B$3]&gt;[.N39]);&quot;지연&quot;;IF(AND([.N39]&lt;[.$B$3];[.I39]&lt;&gt;100);&quot;지연&quot;;&quot;진행&quot;))))">
            <text:p/>
          </table:table-cell>
          <table:table-cell table:style-name="ce167" office:value-type="date" office:date-value="2015-11-01" calcext:value-type="date">
            <text:p>2015-11-01</text:p>
          </table:table-cell>
          <table:table-cell table:style-name="ce167" office:value-type="date" office:date-value="2015-11-05" calcext:value-type="date">
            <text:p>2015-11-05</text:p>
          </table:table-cell>
          <table:table-cell table:style-name="ce191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9"/>
          <table:table-cell table:style-name="ce270"/>
          <table:table-cell table:style-name="ce440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6</text:span><text:span text:style-name="T6">월차</text:span></text:p>
          </table:table-cell>
          <table:table-cell table:style-name="ce61" office:value-type="string" calcext:value-type="string">
            <text:p>2015.11</text:p>
          </table:table-cell>
          <table:table-cell table:style-name="ce61"/>
          <table:table-cell table:number-columns-repeated="2" table:style-name="ce96" office:value-type="float" office:value="0.1" calcext:value-type="float">
            <text:p>0.10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40];0;IF(AND([.M40]&lt;=[.$B$3];[.N40]&gt;=[.$B$3]);[.H40]*(DAYS360([.M40];[.$B$3]+1)/(VALUE([.N40])-VALUE([.M40])+1));[.H40]))" office:value-type="float" office:value="0" calcext:value-type="float">
            <text:p>0.000 </text:p>
          </table:table-cell>
          <table:table-cell table:style-name="ce126" table:formula="of:=[.I40]*[.H40]" office:value-type="float" office:value="0" calcext:value-type="float">
            <text:p>0.000 </text:p>
          </table:table-cell>
          <table:table-cell table:style-name="ce140" table:formula="of:=IF([.I40]=1;&quot;종료&quot;;IF(AND([.I40]=0;[.$B$3]&lt;[.M40]);&quot;&quot;;IF(AND([.I40]=0;[.$B$3]&gt;[.N40]);&quot;지연&quot;;IF(AND([.N40]&lt;[.$B$3];[.I40]&lt;&gt;100);&quot;지연&quot;;&quot;진행&quot;))))">
            <text:p/>
          </table:table-cell>
          <table:table-cell table:style-name="ce167" office:value-type="date" office:date-value="2015-12-01" calcext:value-type="date">
            <text:p>2015-12-01</text:p>
          </table:table-cell>
          <table:table-cell table:style-name="ce167" office:value-type="date" office:date-value="2015-12-05" calcext:value-type="date">
            <text:p>2015-12-05</text:p>
          </table:table-cell>
          <table:table-cell table:style-name="ce191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7</text:span><text:span text:style-name="T6">월차</text:span></text:p>
          </table:table-cell>
          <table:table-cell table:style-name="ce61" office:value-type="string" calcext:value-type="string">
            <text:p>2015.12</text:p>
          </table:table-cell>
          <table:table-cell table:style-name="ce61"/>
          <table:table-cell table:number-columns-repeated="2" table:style-name="ce96" office:value-type="float" office:value="0.1" calcext:value-type="float">
            <text:p>0.10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41];0;IF(AND([.M41]&lt;=[.$B$3];[.N41]&gt;=[.$B$3]);[.H41]*(DAYS360([.M41];[.$B$3]+1)/(VALUE([.N41])-VALUE([.M41])+1));[.H41]))" office:value-type="float" office:value="0" calcext:value-type="float">
            <text:p>0.000 </text:p>
          </table:table-cell>
          <table:table-cell table:style-name="ce126" table:formula="of:=[.I41]*[.H41]" office:value-type="float" office:value="0" calcext:value-type="float">
            <text:p>0.000 </text:p>
          </table:table-cell>
          <table:table-cell table:style-name="ce140" table:formula="of:=IF([.I41]=1;&quot;종료&quot;;IF(AND([.I41]=0;[.$B$3]&lt;[.M41]);&quot;&quot;;IF(AND([.I41]=0;[.$B$3]&gt;[.N41]);&quot;지연&quot;;IF(AND([.N41]&lt;[.$B$3];[.I41]&lt;&gt;100);&quot;지연&quot;;&quot;진행&quot;))))">
            <text:p/>
          </table:table-cell>
          <table:table-cell table:style-name="ce167" office:value-type="date" office:date-value="2015-12-20" calcext:value-type="date">
            <text:p>2015-12-20</text:p>
          </table:table-cell>
          <table:table-cell table:style-name="ce167" office:value-type="date" office:date-value="2015-12-28" calcext:value-type="date">
            <text:p>2015-12-28</text:p>
          </table:table-cell>
          <table:table-cell table:style-name="ce191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4"/>
          <table:table-cell table:style-name="ce19"/>
          <table:table-cell table:style-name="ce19" office:value-type="string" calcext:value-type="string">
            <text:p><text:span text:style-name="T7">위험</text:span><text:span text:style-name="T8">/</text:span><text:span text:style-name="T9">이슈</text:span><text:span text:style-name="T8">/Action Item </text:span><text:span text:style-name="T9">관리</text:span></text:p>
          </table:table-cell>
          <table:table-cell table:style-name="ce19"/>
          <table:table-cell table:style-name="ce62" table:number-columns-repeated="2"/>
          <table:table-cell table:style-name="ce97" table:formula="of:=SUM([.G43:.G49])" office:value-type="float" office:value="0.42" calcext:value-type="float">
            <text:p>0.420 </text:p>
          </table:table-cell>
          <table:table-cell table:style-name="ce97" table:formula="of:=SUM([.H43:.H49])" office:value-type="float" office:value="0.42" calcext:value-type="float">
            <text:p>0.420 </text:p>
          </table:table-cell>
          <table:table-cell table:style-name="ce111" table:formula="of:=[.K42]/[.H42]" office:value-type="percentage" office:value="0" calcext:value-type="percentage">
            <text:p>0%</text:p>
          </table:table-cell>
          <table:table-cell table:style-name="ce97" table:formula="of:=SUM([.J43:.J49])" office:value-type="float" office:value="0" calcext:value-type="float">
            <text:p>0.000 </text:p>
          </table:table-cell>
          <table:table-cell table:style-name="ce97" table:formula="of:=SUM([.K43:.K49])" office:value-type="float" office:value="0" calcext:value-type="float">
            <text:p>0.000 </text:p>
          </table:table-cell>
          <table:table-cell table:style-name="ce142" table:formula="of:=IFERROR(([.K42]/[.J42])*100;0)" office:value-type="float" office:value="0" calcext:value-type="float">
            <text:p>0.00 </text:p>
          </table:table-cell>
          <table:table-cell table:style-name="ce168" table:formula="of:=MIN([.M43:.M49])" office:value-type="date" office:date-value="2015-06-01" calcext:value-type="date">
            <text:p>2015-06-01</text:p>
          </table:table-cell>
          <table:table-cell table:style-name="ce168" table:formula="of:=MAX([.N43:.N49])" office:value-type="date" office:date-value="2015-12-28" calcext:value-type="date">
            <text:p>2015-12-28</text:p>
          </table:table-cell>
          <table:table-cell table:style-name="ce191" office:value-type="string" calcext:value-type="string">
            <text:p><text:span text:style-name="T19">위험</text:span><text:span text:style-name="T20">/</text:span><text:span text:style-name="T21">이슈관리기록서</text:span></text:p>
          </table:table-cell>
          <table:table-cell table:style-name="ce210"/>
          <table:table-cell table:style-name="ce237" table:number-columns-repeated="2"/>
          <table:table-cell table:style-name="ce274"/>
          <table:table-cell table:style-name="ce300"/>
          <table:table-cell table:style-name="ce237" table:number-columns-repeated="3"/>
          <table:table-cell table:style-name="ce338"/>
          <table:table-cell table:style-name="ce362"/>
          <table:table-cell table:style-name="ce237" table:number-columns-repeated="2"/>
          <table:table-cell table:style-name="ce274"/>
          <table:table-cell table:style-name="ce300"/>
          <table:table-cell table:style-name="ce237" table:number-columns-repeated="3"/>
          <table:table-cell table:style-name="ce338"/>
          <table:table-cell table:style-name="ce362"/>
          <table:table-cell table:style-name="ce237" table:number-columns-repeated="2"/>
          <table:table-cell table:style-name="ce274"/>
          <table:table-cell table:style-name="ce407"/>
          <table:table-cell table:style-name="ce274"/>
          <table:table-cell table:style-name="ce438"/>
          <table:table-cell table:style-name="ce4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30"/>
          <table:table-cell table:style-name="ce45" office:value-type="string" calcext:value-type="string">
            <text:p><text:span text:style-name="T13">1</text:span><text:span text:style-name="T6">월차</text:span></text:p>
          </table:table-cell>
          <table:table-cell table:style-name="ce61" office:value-type="string" calcext:value-type="string">
            <text:p>2015.06</text:p>
          </table:table-cell>
          <table:table-cell table:style-name="ce61"/>
          <table:table-cell table:number-columns-repeated="2" table:style-name="ce96" office:value-type="float" office:value="0.05" calcext:value-type="float">
            <text:p>0.05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43];0;IF(AND([.M43]&lt;=[.$B$3];[.N43]&gt;=[.$B$3]);[.H43]*(DAYS360([.M43];[.$B$3]+1)/(VALUE([.N43])-VALUE([.M43])+1));[.H43]))" office:value-type="float" office:value="0" calcext:value-type="float">
            <text:p>0.000 </text:p>
          </table:table-cell>
          <table:table-cell table:style-name="ce126" table:formula="of:=[.I43]*[.H43]" office:value-type="float" office:value="0" calcext:value-type="float">
            <text:p>0.000 </text:p>
          </table:table-cell>
          <table:table-cell table:style-name="ce140" table:formula="of:=IF([.I43]=1;&quot;종료&quot;;IF(AND([.I43]=0;[.$B$3]&lt;[.M43]);&quot;&quot;;IF(AND([.I43]=0;[.$B$3]&gt;[.N43]);&quot;지연&quot;;IF(AND([.N43]&lt;[.$B$3];[.I43]&lt;&gt;100);&quot;지연&quot;;&quot;진행&quot;))))">
            <text:p/>
          </table:table-cell>
          <table:table-cell table:style-name="ce167" office:value-type="date" office:date-value="2015-06-01" calcext:value-type="date">
            <text:p>2015-06-01</text:p>
          </table:table-cell>
          <table:table-cell table:style-name="ce167" office:value-type="date" office:date-value="2015-06-30" calcext:value-type="date">
            <text:p>2015-06-30</text:p>
          </table:table-cell>
          <table:table-cell table:style-name="ce193"/>
          <table:table-cell table:style-name="ce211"/>
          <table:table-cell table:style-name="ce235" table:number-columns-repeated="2"/>
          <table:table-cell table:style-name="ce275"/>
          <table:table-cell table:style-name="ce301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5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2</text:span><text:span text:style-name="T6">월차</text:span></text:p>
          </table:table-cell>
          <table:table-cell table:style-name="ce61" office:value-type="string" calcext:value-type="string">
            <text:p>2015.07</text:p>
          </table:table-cell>
          <table:table-cell table:style-name="ce61"/>
          <table:table-cell table:number-columns-repeated="2" table:style-name="ce96" office:value-type="float" office:value="0.07" calcext:value-type="float">
            <text:p>0.07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44];0;IF(AND([.M44]&lt;=[.$B$3];[.N44]&gt;=[.$B$3]);[.H44]*(DAYS360([.M44];[.$B$3]+1)/(VALUE([.N44])-VALUE([.M44])+1));[.H44]))" office:value-type="float" office:value="0" calcext:value-type="float">
            <text:p>0.000 </text:p>
          </table:table-cell>
          <table:table-cell table:style-name="ce126" table:formula="of:=[.I44]*[.H44]" office:value-type="float" office:value="0" calcext:value-type="float">
            <text:p>0.000 </text:p>
          </table:table-cell>
          <table:table-cell table:style-name="ce140" table:formula="of:=IF([.I44]=1;&quot;종료&quot;;IF(AND([.I44]=0;[.$B$3]&lt;[.M44]);&quot;&quot;;IF(AND([.I44]=0;[.$B$3]&gt;[.N44]);&quot;지연&quot;;IF(AND([.N44]&lt;[.$B$3];[.I44]&lt;&gt;100);&quot;지연&quot;;&quot;진행&quot;))))">
            <text:p/>
          </table:table-cell>
          <table:table-cell table:style-name="ce167" office:value-type="date" office:date-value="2015-07-01" calcext:value-type="date">
            <text:p>2015-07-01</text:p>
          </table:table-cell>
          <table:table-cell table:style-name="ce167" office:value-type="date" office:date-value="2015-07-31" calcext:value-type="date">
            <text:p>2015-07-31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301"/>
          <table:table-cell table:style-name="ce235" table:number-columns-repeated="3"/>
          <table:table-cell table:style-name="ce337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3</text:span><text:span text:style-name="T6">월차</text:span></text:p>
          </table:table-cell>
          <table:table-cell table:style-name="ce61" office:value-type="string" calcext:value-type="string">
            <text:p>2015.08</text:p>
          </table:table-cell>
          <table:table-cell table:style-name="ce61"/>
          <table:table-cell table:number-columns-repeated="2" table:style-name="ce96" office:value-type="float" office:value="0.07" calcext:value-type="float">
            <text:p>0.07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45];0;IF(AND([.M45]&lt;=[.$B$3];[.N45]&gt;=[.$B$3]);[.H45]*(DAYS360([.M45];[.$B$3]+1)/(VALUE([.N45])-VALUE([.M45])+1));[.H45]))" office:value-type="float" office:value="0" calcext:value-type="float">
            <text:p>0.000 </text:p>
          </table:table-cell>
          <table:table-cell table:style-name="ce126" table:formula="of:=[.I45]*[.H45]" office:value-type="float" office:value="0" calcext:value-type="float">
            <text:p>0.000 </text:p>
          </table:table-cell>
          <table:table-cell table:style-name="ce140" table:formula="of:=IF([.I45]=1;&quot;종료&quot;;IF(AND([.I45]=0;[.$B$3]&lt;[.M45]);&quot;&quot;;IF(AND([.I45]=0;[.$B$3]&gt;[.N45]);&quot;지연&quot;;IF(AND([.N45]&lt;[.$B$3];[.I45]&lt;&gt;100);&quot;지연&quot;;&quot;진행&quot;))))">
            <text:p/>
          </table:table-cell>
          <table:table-cell table:style-name="ce167" office:value-type="date" office:date-value="2015-08-01" calcext:value-type="date">
            <text:p>2015-08-01</text:p>
          </table:table-cell>
          <table:table-cell table:style-name="ce167" office:value-type="date" office:date-value="2015-08-31" calcext:value-type="date">
            <text:p>2015-08-31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7"/>
          <table:table-cell table:style-name="ce361"/>
          <table:table-cell table:style-name="ce235" table:number-columns-repeated="2"/>
          <table:table-cell table:style-name="ce275"/>
          <table:table-cell table:style-name="ce301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4</text:span><text:span text:style-name="T6">월차</text:span></text:p>
          </table:table-cell>
          <table:table-cell table:style-name="ce61" office:value-type="string" calcext:value-type="string">
            <text:p>2015.09</text:p>
          </table:table-cell>
          <table:table-cell table:style-name="ce61"/>
          <table:table-cell table:number-columns-repeated="2" table:style-name="ce96" office:value-type="float" office:value="0.07" calcext:value-type="float">
            <text:p>0.07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46];0;IF(AND([.M46]&lt;=[.$B$3];[.N46]&gt;=[.$B$3]);[.H46]*(DAYS360([.M46];[.$B$3]+1)/(VALUE([.N46])-VALUE([.M46])+1));[.H46]))" office:value-type="float" office:value="0" calcext:value-type="float">
            <text:p>0.000 </text:p>
          </table:table-cell>
          <table:table-cell table:style-name="ce126" table:formula="of:=[.I46]*[.H46]" office:value-type="float" office:value="0" calcext:value-type="float">
            <text:p>0.000 </text:p>
          </table:table-cell>
          <table:table-cell table:style-name="ce140" table:formula="of:=IF([.I46]=1;&quot;종료&quot;;IF(AND([.I46]=0;[.$B$3]&lt;[.M46]);&quot;&quot;;IF(AND([.I46]=0;[.$B$3]&gt;[.N46]);&quot;지연&quot;;IF(AND([.N46]&lt;[.$B$3];[.I46]&lt;&gt;100);&quot;지연&quot;;&quot;진행&quot;))))">
            <text:p/>
          </table:table-cell>
          <table:table-cell table:style-name="ce167" office:value-type="date" office:date-value="2015-09-01" calcext:value-type="date">
            <text:p>2015-09-01</text:p>
          </table:table-cell>
          <table:table-cell table:style-name="ce167" office:value-type="date" office:date-value="2015-09-30" calcext:value-type="date">
            <text:p>2015-09-30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301"/>
          <table:table-cell table:style-name="ce235" table:number-columns-repeated="3"/>
          <table:table-cell table:style-name="ce337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5</text:span><text:span text:style-name="T6">월차</text:span></text:p>
          </table:table-cell>
          <table:table-cell table:style-name="ce61" office:value-type="string" calcext:value-type="string">
            <text:p>2015.10</text:p>
          </table:table-cell>
          <table:table-cell table:style-name="ce61"/>
          <table:table-cell table:number-columns-repeated="2" table:style-name="ce96" office:value-type="float" office:value="0.07" calcext:value-type="float">
            <text:p>0.07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47];0;IF(AND([.M47]&lt;=[.$B$3];[.N47]&gt;=[.$B$3]);[.H47]*(DAYS360([.M47];[.$B$3]+1)/(VALUE([.N47])-VALUE([.M47])+1));[.H47]))" office:value-type="float" office:value="0" calcext:value-type="float">
            <text:p>0.000 </text:p>
          </table:table-cell>
          <table:table-cell table:style-name="ce126" table:formula="of:=[.I47]*[.H47]" office:value-type="float" office:value="0" calcext:value-type="float">
            <text:p>0.000 </text:p>
          </table:table-cell>
          <table:table-cell table:style-name="ce140" table:formula="of:=IF([.I47]=1;&quot;종료&quot;;IF(AND([.I47]=0;[.$B$3]&lt;[.M47]);&quot;&quot;;IF(AND([.I47]=0;[.$B$3]&gt;[.N47]);&quot;지연&quot;;IF(AND([.N47]&lt;[.$B$3];[.I47]&lt;&gt;100);&quot;지연&quot;;&quot;진행&quot;))))">
            <text:p/>
          </table:table-cell>
          <table:table-cell table:style-name="ce167" office:value-type="date" office:date-value="2015-10-01" calcext:value-type="date">
            <text:p>2015-10-01</text:p>
          </table:table-cell>
          <table:table-cell table:style-name="ce167" office:value-type="date" office:date-value="2015-10-31" calcext:value-type="date">
            <text:p>2015-10-31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7"/>
          <table:table-cell table:style-name="ce361"/>
          <table:table-cell table:style-name="ce235" table:number-columns-repeated="2"/>
          <table:table-cell table:style-name="ce275"/>
          <table:table-cell table:style-name="ce409"/>
          <table:table-cell table:style-name="ce275"/>
          <table:table-cell table:style-name="ce440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6</text:span><text:span text:style-name="T6">월차</text:span></text:p>
          </table:table-cell>
          <table:table-cell table:style-name="ce61" office:value-type="string" calcext:value-type="string">
            <text:p>2015.11</text:p>
          </table:table-cell>
          <table:table-cell table:style-name="ce61"/>
          <table:table-cell table:number-columns-repeated="2" table:style-name="ce96" office:value-type="float" office:value="0.07" calcext:value-type="float">
            <text:p>0.07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48];0;IF(AND([.M48]&lt;=[.$B$3];[.N48]&gt;=[.$B$3]);[.H48]*(DAYS360([.M48];[.$B$3]+1)/(VALUE([.N48])-VALUE([.M48])+1));[.H48]))" office:value-type="float" office:value="0" calcext:value-type="float">
            <text:p>0.000 </text:p>
          </table:table-cell>
          <table:table-cell table:style-name="ce126" table:formula="of:=[.I48]*[.H48]" office:value-type="float" office:value="0" calcext:value-type="float">
            <text:p>0.000 </text:p>
          </table:table-cell>
          <table:table-cell table:style-name="ce140" table:formula="of:=IF([.I48]=1;&quot;종료&quot;;IF(AND([.I48]=0;[.$B$3]&lt;[.M48]);&quot;&quot;;IF(AND([.I48]=0;[.$B$3]&gt;[.N48]);&quot;지연&quot;;IF(AND([.N48]&lt;[.$B$3];[.I48]&lt;&gt;100);&quot;지연&quot;;&quot;진행&quot;))))">
            <text:p/>
          </table:table-cell>
          <table:table-cell table:style-name="ce167" office:value-type="date" office:date-value="2015-11-01" calcext:value-type="date">
            <text:p>2015-11-01</text:p>
          </table:table-cell>
          <table:table-cell table:style-name="ce167" office:value-type="date" office:date-value="2015-11-30" calcext:value-type="date">
            <text:p>2015-11-30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9"/>
          <table:table-cell table:style-name="ce270"/>
          <table:table-cell table:style-name="ce440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7</text:span><text:span text:style-name="T6">월차</text:span></text:p>
          </table:table-cell>
          <table:table-cell table:style-name="ce61" office:value-type="string" calcext:value-type="string">
            <text:p>2015.12</text:p>
          </table:table-cell>
          <table:table-cell table:style-name="ce61"/>
          <table:table-cell table:number-columns-repeated="2" table:style-name="ce96" office:value-type="float" office:value="0.02" calcext:value-type="float">
            <text:p>0.02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49];0;IF(AND([.M49]&lt;=[.$B$3];[.N49]&gt;=[.$B$3]);[.H49]*(DAYS360([.M49];[.$B$3]+1)/(VALUE([.N49])-VALUE([.M49])+1));[.H49]))" office:value-type="float" office:value="0" calcext:value-type="float">
            <text:p>0.000 </text:p>
          </table:table-cell>
          <table:table-cell table:style-name="ce126" table:formula="of:=[.I49]*[.H49]" office:value-type="float" office:value="0" calcext:value-type="float">
            <text:p>0.000 </text:p>
          </table:table-cell>
          <table:table-cell table:style-name="ce140" table:formula="of:=IF([.I49]=1;&quot;종료&quot;;IF(AND([.I49]=0;[.$B$3]&lt;[.M49]);&quot;&quot;;IF(AND([.I49]=0;[.$B$3]&gt;[.N49]);&quot;지연&quot;;IF(AND([.N49]&lt;[.$B$3];[.I49]&lt;&gt;100);&quot;지연&quot;;&quot;진행&quot;))))">
            <text:p/>
          </table:table-cell>
          <table:table-cell table:style-name="ce167" office:value-type="date" office:date-value="2015-12-01" calcext:value-type="date">
            <text:p>2015-12-01</text:p>
          </table:table-cell>
          <table:table-cell table:style-name="ce167" office:value-type="date" office:date-value="2015-12-28" calcext:value-type="date">
            <text:p>2015-12-28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4"/>
          <table:table-cell table:style-name="ce19"/>
          <table:table-cell table:style-name="ce19" office:value-type="string" calcext:value-type="string">
            <text:p>변경관리</text:p>
          </table:table-cell>
          <table:table-cell table:style-name="ce19"/>
          <table:table-cell table:style-name="ce62" table:number-columns-repeated="2"/>
          <table:table-cell table:style-name="ce97" table:formula="of:=SUM([.G51:.G57])" office:value-type="float" office:value="0.06" calcext:value-type="float">
            <text:p>0.060 </text:p>
          </table:table-cell>
          <table:table-cell table:style-name="ce97" table:formula="of:=SUM([.H51:.H57])" office:value-type="float" office:value="0.06" calcext:value-type="float">
            <text:p>0.060 </text:p>
          </table:table-cell>
          <table:table-cell table:style-name="ce111" table:formula="of:=[.K50]/[.H50]" office:value-type="percentage" office:value="0" calcext:value-type="percentage">
            <text:p>0%</text:p>
          </table:table-cell>
          <table:table-cell table:style-name="ce97" table:formula="of:=SUM([.J51:.J57])" office:value-type="float" office:value="0" calcext:value-type="float">
            <text:p>0.000 </text:p>
          </table:table-cell>
          <table:table-cell table:style-name="ce97" table:formula="of:=SUM([.K51:.K57])" office:value-type="float" office:value="0" calcext:value-type="float">
            <text:p>0.000 </text:p>
          </table:table-cell>
          <table:table-cell table:style-name="ce142" table:formula="of:=IFERROR(([.K50]/[.J50])*100;0)" office:value-type="float" office:value="0" calcext:value-type="float">
            <text:p>0.00 </text:p>
          </table:table-cell>
          <table:table-cell table:style-name="ce168" table:formula="of:=MIN([.M51:.M57])" office:value-type="date" office:date-value="2015-06-01" calcext:value-type="date">
            <text:p>2015-06-01</text:p>
          </table:table-cell>
          <table:table-cell table:style-name="ce168" table:formula="of:=MAX([.N51:.N57])" office:value-type="date" office:date-value="2015-12-28" calcext:value-type="date">
            <text:p>2015-12-28</text:p>
          </table:table-cell>
          <table:table-cell table:style-name="ce193" office:value-type="string" calcext:value-type="string">
            <text:p>변경관리기록서</text:p>
          </table:table-cell>
          <table:table-cell table:style-name="ce210"/>
          <table:table-cell table:style-name="ce237" table:number-columns-repeated="2"/>
          <table:table-cell table:style-name="ce274"/>
          <table:table-cell table:style-name="ce300"/>
          <table:table-cell table:style-name="ce237" table:number-columns-repeated="3"/>
          <table:table-cell table:style-name="ce338"/>
          <table:table-cell table:style-name="ce362"/>
          <table:table-cell table:style-name="ce237" table:number-columns-repeated="2"/>
          <table:table-cell table:style-name="ce274"/>
          <table:table-cell table:style-name="ce300"/>
          <table:table-cell table:style-name="ce237" table:number-columns-repeated="3"/>
          <table:table-cell table:style-name="ce338"/>
          <table:table-cell table:style-name="ce362"/>
          <table:table-cell table:style-name="ce237" table:number-columns-repeated="2"/>
          <table:table-cell table:style-name="ce274"/>
          <table:table-cell table:style-name="ce407"/>
          <table:table-cell table:style-name="ce274"/>
          <table:table-cell table:style-name="ce438"/>
          <table:table-cell table:style-name="ce4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30"/>
          <table:table-cell table:style-name="ce45" office:value-type="string" calcext:value-type="string">
            <text:p><text:span text:style-name="T13">1</text:span><text:span text:style-name="T6">월차</text:span></text:p>
          </table:table-cell>
          <table:table-cell table:style-name="ce61" office:value-type="string" calcext:value-type="string">
            <text:p>2015.06</text:p>
          </table:table-cell>
          <table:table-cell table:style-name="ce61"/>
          <table:table-cell table:number-columns-repeated="2" table:style-name="ce96" office:value-type="float" office:value="0.005" calcext:value-type="float">
            <text:p>0.005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51];0;IF(AND([.M51]&lt;=[.$B$3];[.N51]&gt;=[.$B$3]);[.H51]*(DAYS360([.M51];[.$B$3]+1)/(VALUE([.N51])-VALUE([.M51])+1));[.H51]))" office:value-type="float" office:value="0" calcext:value-type="float">
            <text:p>0.000 </text:p>
          </table:table-cell>
          <table:table-cell table:style-name="ce126" table:formula="of:=[.I51]*[.H51]" office:value-type="float" office:value="0" calcext:value-type="float">
            <text:p>0.000 </text:p>
          </table:table-cell>
          <table:table-cell table:style-name="ce140" table:formula="of:=IF([.I51]=1;&quot;종료&quot;;IF(AND([.I51]=0;[.$B$3]&lt;[.M51]);&quot;&quot;;IF(AND([.I51]=0;[.$B$3]&gt;[.N51]);&quot;지연&quot;;IF(AND([.N51]&lt;[.$B$3];[.I51]&lt;&gt;100);&quot;지연&quot;;&quot;진행&quot;))))">
            <text:p/>
          </table:table-cell>
          <table:table-cell table:style-name="ce167" office:value-type="date" office:date-value="2015-06-01" calcext:value-type="date">
            <text:p>2015-06-01</text:p>
          </table:table-cell>
          <table:table-cell table:style-name="ce167" office:value-type="date" office:date-value="2015-06-30" calcext:value-type="date">
            <text:p>2015-06-30</text:p>
          </table:table-cell>
          <table:table-cell table:style-name="ce193"/>
          <table:table-cell table:style-name="ce211"/>
          <table:table-cell table:style-name="ce235" table:number-columns-repeated="2"/>
          <table:table-cell table:style-name="ce275"/>
          <table:table-cell table:style-name="ce301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5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2</text:span><text:span text:style-name="T6">월차</text:span></text:p>
          </table:table-cell>
          <table:table-cell table:style-name="ce61" office:value-type="string" calcext:value-type="string">
            <text:p>2015.07</text:p>
          </table:table-cell>
          <table:table-cell table:style-name="ce61"/>
          <table:table-cell table:number-columns-repeated="2" table:style-name="ce96" office:value-type="float" office:value="0.01" calcext:value-type="float">
            <text:p>0.01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52];0;IF(AND([.M52]&lt;=[.$B$3];[.N52]&gt;=[.$B$3]);[.H52]*(DAYS360([.M52];[.$B$3]+1)/(VALUE([.N52])-VALUE([.M52])+1));[.H52]))" office:value-type="float" office:value="0" calcext:value-type="float">
            <text:p>0.000 </text:p>
          </table:table-cell>
          <table:table-cell table:style-name="ce126" table:formula="of:=[.I52]*[.H52]" office:value-type="float" office:value="0" calcext:value-type="float">
            <text:p>0.000 </text:p>
          </table:table-cell>
          <table:table-cell table:style-name="ce140" table:formula="of:=IF([.I52]=1;&quot;종료&quot;;IF(AND([.I52]=0;[.$B$3]&lt;[.M52]);&quot;&quot;;IF(AND([.I52]=0;[.$B$3]&gt;[.N52]);&quot;지연&quot;;IF(AND([.N52]&lt;[.$B$3];[.I52]&lt;&gt;100);&quot;지연&quot;;&quot;진행&quot;))))">
            <text:p/>
          </table:table-cell>
          <table:table-cell table:style-name="ce167" office:value-type="date" office:date-value="2015-07-01" calcext:value-type="date">
            <text:p>2015-07-01</text:p>
          </table:table-cell>
          <table:table-cell table:style-name="ce167" office:value-type="date" office:date-value="2015-07-31" calcext:value-type="date">
            <text:p>2015-07-31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301"/>
          <table:table-cell table:style-name="ce235" table:number-columns-repeated="3"/>
          <table:table-cell table:style-name="ce337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3</text:span><text:span text:style-name="T6">월차</text:span></text:p>
          </table:table-cell>
          <table:table-cell table:style-name="ce61" office:value-type="string" calcext:value-type="string">
            <text:p>2015.08</text:p>
          </table:table-cell>
          <table:table-cell table:style-name="ce61"/>
          <table:table-cell table:number-columns-repeated="2" table:style-name="ce96" office:value-type="float" office:value="0.01" calcext:value-type="float">
            <text:p>0.01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53];0;IF(AND([.M53]&lt;=[.$B$3];[.N53]&gt;=[.$B$3]);[.H53]*(DAYS360([.M53];[.$B$3]+1)/(VALUE([.N53])-VALUE([.M53])+1));[.H53]))" office:value-type="float" office:value="0" calcext:value-type="float">
            <text:p>0.000 </text:p>
          </table:table-cell>
          <table:table-cell table:style-name="ce126" table:formula="of:=[.I53]*[.H53]" office:value-type="float" office:value="0" calcext:value-type="float">
            <text:p>0.000 </text:p>
          </table:table-cell>
          <table:table-cell table:style-name="ce140" table:formula="of:=IF([.I53]=1;&quot;종료&quot;;IF(AND([.I53]=0;[.$B$3]&lt;[.M53]);&quot;&quot;;IF(AND([.I53]=0;[.$B$3]&gt;[.N53]);&quot;지연&quot;;IF(AND([.N53]&lt;[.$B$3];[.I53]&lt;&gt;100);&quot;지연&quot;;&quot;진행&quot;))))">
            <text:p/>
          </table:table-cell>
          <table:table-cell table:style-name="ce167" office:value-type="date" office:date-value="2015-08-01" calcext:value-type="date">
            <text:p>2015-08-01</text:p>
          </table:table-cell>
          <table:table-cell table:style-name="ce167" office:value-type="date" office:date-value="2015-08-31" calcext:value-type="date">
            <text:p>2015-08-31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7"/>
          <table:table-cell table:style-name="ce361"/>
          <table:table-cell table:style-name="ce235" table:number-columns-repeated="2"/>
          <table:table-cell table:style-name="ce275"/>
          <table:table-cell table:style-name="ce301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4</text:span><text:span text:style-name="T6">월차</text:span></text:p>
          </table:table-cell>
          <table:table-cell table:style-name="ce61" office:value-type="string" calcext:value-type="string">
            <text:p>2015.09</text:p>
          </table:table-cell>
          <table:table-cell table:style-name="ce61"/>
          <table:table-cell table:number-columns-repeated="2" table:style-name="ce96" office:value-type="float" office:value="0.01" calcext:value-type="float">
            <text:p>0.01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54];0;IF(AND([.M54]&lt;=[.$B$3];[.N54]&gt;=[.$B$3]);[.H54]*(DAYS360([.M54];[.$B$3]+1)/(VALUE([.N54])-VALUE([.M54])+1));[.H54]))" office:value-type="float" office:value="0" calcext:value-type="float">
            <text:p>0.000 </text:p>
          </table:table-cell>
          <table:table-cell table:style-name="ce126" table:formula="of:=[.I54]*[.H54]" office:value-type="float" office:value="0" calcext:value-type="float">
            <text:p>0.000 </text:p>
          </table:table-cell>
          <table:table-cell table:style-name="ce140" table:formula="of:=IF([.I54]=1;&quot;종료&quot;;IF(AND([.I54]=0;[.$B$3]&lt;[.M54]);&quot;&quot;;IF(AND([.I54]=0;[.$B$3]&gt;[.N54]);&quot;지연&quot;;IF(AND([.N54]&lt;[.$B$3];[.I54]&lt;&gt;100);&quot;지연&quot;;&quot;진행&quot;))))">
            <text:p/>
          </table:table-cell>
          <table:table-cell table:style-name="ce167" office:value-type="date" office:date-value="2015-09-01" calcext:value-type="date">
            <text:p>2015-09-01</text:p>
          </table:table-cell>
          <table:table-cell table:style-name="ce167" office:value-type="date" office:date-value="2015-09-30" calcext:value-type="date">
            <text:p>2015-09-30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301"/>
          <table:table-cell table:style-name="ce235" table:number-columns-repeated="3"/>
          <table:table-cell table:style-name="ce337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5</text:span><text:span text:style-name="T6">월차</text:span></text:p>
          </table:table-cell>
          <table:table-cell table:style-name="ce61" office:value-type="string" calcext:value-type="string">
            <text:p>2015.10</text:p>
          </table:table-cell>
          <table:table-cell table:style-name="ce61"/>
          <table:table-cell table:number-columns-repeated="2" table:style-name="ce96" office:value-type="float" office:value="0.01" calcext:value-type="float">
            <text:p>0.01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55];0;IF(AND([.M55]&lt;=[.$B$3];[.N55]&gt;=[.$B$3]);[.H55]*(DAYS360([.M55];[.$B$3]+1)/(VALUE([.N55])-VALUE([.M55])+1));[.H55]))" office:value-type="float" office:value="0" calcext:value-type="float">
            <text:p>0.000 </text:p>
          </table:table-cell>
          <table:table-cell table:style-name="ce126" table:formula="of:=[.I55]*[.H55]" office:value-type="float" office:value="0" calcext:value-type="float">
            <text:p>0.000 </text:p>
          </table:table-cell>
          <table:table-cell table:style-name="ce140" table:formula="of:=IF([.I55]=1;&quot;종료&quot;;IF(AND([.I55]=0;[.$B$3]&lt;[.M55]);&quot;&quot;;IF(AND([.I55]=0;[.$B$3]&gt;[.N55]);&quot;지연&quot;;IF(AND([.N55]&lt;[.$B$3];[.I55]&lt;&gt;100);&quot;지연&quot;;&quot;진행&quot;))))">
            <text:p/>
          </table:table-cell>
          <table:table-cell table:style-name="ce167" office:value-type="date" office:date-value="2015-10-01" calcext:value-type="date">
            <text:p>2015-10-01</text:p>
          </table:table-cell>
          <table:table-cell table:style-name="ce167" office:value-type="date" office:date-value="2015-10-31" calcext:value-type="date">
            <text:p>2015-10-31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7"/>
          <table:table-cell table:style-name="ce361"/>
          <table:table-cell table:style-name="ce235" table:number-columns-repeated="2"/>
          <table:table-cell table:style-name="ce275"/>
          <table:table-cell table:style-name="ce409"/>
          <table:table-cell table:style-name="ce275"/>
          <table:table-cell table:style-name="ce440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6</text:span><text:span text:style-name="T6">월차</text:span></text:p>
          </table:table-cell>
          <table:table-cell table:style-name="ce61" office:value-type="string" calcext:value-type="string">
            <text:p>2015.11</text:p>
          </table:table-cell>
          <table:table-cell table:style-name="ce61"/>
          <table:table-cell table:number-columns-repeated="2" table:style-name="ce96" office:value-type="float" office:value="0.01" calcext:value-type="float">
            <text:p>0.010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56];0;IF(AND([.M56]&lt;=[.$B$3];[.N56]&gt;=[.$B$3]);[.H56]*(DAYS360([.M56];[.$B$3]+1)/(VALUE([.N56])-VALUE([.M56])+1));[.H56]))" office:value-type="float" office:value="0" calcext:value-type="float">
            <text:p>0.000 </text:p>
          </table:table-cell>
          <table:table-cell table:style-name="ce126" table:formula="of:=[.I56]*[.H56]" office:value-type="float" office:value="0" calcext:value-type="float">
            <text:p>0.000 </text:p>
          </table:table-cell>
          <table:table-cell table:style-name="ce140" table:formula="of:=IF([.I56]=1;&quot;종료&quot;;IF(AND([.I56]=0;[.$B$3]&lt;[.M56]);&quot;&quot;;IF(AND([.I56]=0;[.$B$3]&gt;[.N56]);&quot;지연&quot;;IF(AND([.N56]&lt;[.$B$3];[.I56]&lt;&gt;100);&quot;지연&quot;;&quot;진행&quot;))))">
            <text:p/>
          </table:table-cell>
          <table:table-cell table:style-name="ce167" office:value-type="date" office:date-value="2015-11-01" calcext:value-type="date">
            <text:p>2015-11-01</text:p>
          </table:table-cell>
          <table:table-cell table:style-name="ce167" office:value-type="date" office:date-value="2015-11-30" calcext:value-type="date">
            <text:p>2015-11-30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9"/>
          <table:table-cell table:style-name="ce270"/>
          <table:table-cell table:style-name="ce440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7</text:span><text:span text:style-name="T6">월차</text:span></text:p>
          </table:table-cell>
          <table:table-cell table:style-name="ce61" office:value-type="string" calcext:value-type="string">
            <text:p>2015.12</text:p>
          </table:table-cell>
          <table:table-cell table:style-name="ce61"/>
          <table:table-cell table:number-columns-repeated="2" table:style-name="ce96" office:value-type="float" office:value="0.005" calcext:value-type="float">
            <text:p>0.005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57];0;IF(AND([.M57]&lt;=[.$B$3];[.N57]&gt;=[.$B$3]);[.H57]*(DAYS360([.M57];[.$B$3]+1)/(VALUE([.N57])-VALUE([.M57])+1));[.H57]))" office:value-type="float" office:value="0" calcext:value-type="float">
            <text:p>0.000 </text:p>
          </table:table-cell>
          <table:table-cell table:style-name="ce126" table:formula="of:=[.I57]*[.H57]" office:value-type="float" office:value="0" calcext:value-type="float">
            <text:p>0.000 </text:p>
          </table:table-cell>
          <table:table-cell table:style-name="ce140" table:formula="of:=IF([.I57]=1;&quot;종료&quot;;IF(AND([.I57]=0;[.$B$3]&lt;[.M57]);&quot;&quot;;IF(AND([.I57]=0;[.$B$3]&gt;[.N57]);&quot;지연&quot;;IF(AND([.N57]&lt;[.$B$3];[.I57]&lt;&gt;100);&quot;지연&quot;;&quot;진행&quot;))))">
            <text:p/>
          </table:table-cell>
          <table:table-cell table:style-name="ce167" office:value-type="date" office:date-value="2015-12-01" calcext:value-type="date">
            <text:p>2015-12-01</text:p>
          </table:table-cell>
          <table:table-cell table:style-name="ce167" office:value-type="date" office:date-value="2015-12-28" calcext:value-type="date">
            <text:p>2015-12-28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4"/>
          <table:table-cell table:style-name="ce19"/>
          <table:table-cell table:style-name="ce19" office:value-type="string" calcext:value-type="string">
            <text:p>인력관리</text:p>
          </table:table-cell>
          <table:table-cell table:style-name="ce19"/>
          <table:table-cell table:style-name="ce62" table:number-columns-repeated="2"/>
          <table:table-cell table:style-name="ce97" table:formula="of:=SUM([.G59:.G65])" office:value-type="float" office:value="0.035" calcext:value-type="float">
            <text:p>0.035 </text:p>
          </table:table-cell>
          <table:table-cell table:style-name="ce97" table:formula="of:=SUM([.H59:.H65])" office:value-type="float" office:value="0.035" calcext:value-type="float">
            <text:p>0.035 </text:p>
          </table:table-cell>
          <table:table-cell table:style-name="ce111" table:formula="of:=[.K58]/[.H58]" office:value-type="percentage" office:value="0" calcext:value-type="percentage">
            <text:p>0%</text:p>
          </table:table-cell>
          <table:table-cell table:style-name="ce97" table:formula="of:=SUM([.J59:.J65])" office:value-type="float" office:value="0" calcext:value-type="float">
            <text:p>0.000 </text:p>
          </table:table-cell>
          <table:table-cell table:style-name="ce97" table:formula="of:=SUM([.K59:.K65])" office:value-type="float" office:value="0" calcext:value-type="float">
            <text:p>0.000 </text:p>
          </table:table-cell>
          <table:table-cell table:style-name="ce142" table:formula="of:=IFERROR(([.K58]/[.J58])*100;0)" office:value-type="float" office:value="0" calcext:value-type="float">
            <text:p>0.00 </text:p>
          </table:table-cell>
          <table:table-cell table:style-name="ce168" table:formula="of:=MIN([.M59:.M65])" office:value-type="date" office:date-value="2015-06-01" calcext:value-type="date">
            <text:p>2015-06-01</text:p>
          </table:table-cell>
          <table:table-cell table:style-name="ce168" table:formula="of:=MAX([.N59:.N65])" office:value-type="date" office:date-value="2015-12-28" calcext:value-type="date">
            <text:p>2015-12-28</text:p>
          </table:table-cell>
          <table:table-cell table:style-name="ce193" office:value-type="string" calcext:value-type="string">
            <text:p>인력투입현황</text:p>
          </table:table-cell>
          <table:table-cell table:style-name="ce210"/>
          <table:table-cell table:style-name="ce237" table:number-columns-repeated="2"/>
          <table:table-cell table:style-name="ce274"/>
          <table:table-cell table:style-name="ce300"/>
          <table:table-cell table:style-name="ce237" table:number-columns-repeated="3"/>
          <table:table-cell table:style-name="ce338"/>
          <table:table-cell table:style-name="ce362"/>
          <table:table-cell table:style-name="ce237" table:number-columns-repeated="2"/>
          <table:table-cell table:style-name="ce274"/>
          <table:table-cell table:style-name="ce300"/>
          <table:table-cell table:style-name="ce237" table:number-columns-repeated="3"/>
          <table:table-cell table:style-name="ce338"/>
          <table:table-cell table:style-name="ce362"/>
          <table:table-cell table:style-name="ce237" table:number-columns-repeated="2"/>
          <table:table-cell table:style-name="ce274"/>
          <table:table-cell table:style-name="ce407"/>
          <table:table-cell table:style-name="ce274"/>
          <table:table-cell table:style-name="ce438"/>
          <table:table-cell table:style-name="ce4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30"/>
          <table:table-cell table:style-name="ce45" office:value-type="string" calcext:value-type="string">
            <text:p><text:span text:style-name="T13">1</text:span><text:span text:style-name="T6">월차</text:span></text:p>
          </table:table-cell>
          <table:table-cell table:style-name="ce61" office:value-type="string" calcext:value-type="string">
            <text:p>2015.06</text:p>
          </table:table-cell>
          <table:table-cell table:style-name="ce61"/>
          <table:table-cell table:number-columns-repeated="2" table:style-name="ce96" office:value-type="float" office:value="0.005" calcext:value-type="float">
            <text:p>0.005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59];0;IF(AND([.M59]&lt;=[.$B$3];[.N59]&gt;=[.$B$3]);[.H59]*(DAYS360([.M59];[.$B$3]+1)/(VALUE([.N59])-VALUE([.M59])+1));[.H59]))" office:value-type="float" office:value="0" calcext:value-type="float">
            <text:p>0.000 </text:p>
          </table:table-cell>
          <table:table-cell table:style-name="ce126" table:formula="of:=[.I59]*[.H59]" office:value-type="float" office:value="0" calcext:value-type="float">
            <text:p>0.000 </text:p>
          </table:table-cell>
          <table:table-cell table:style-name="ce140" table:formula="of:=IF([.I59]=1;&quot;종료&quot;;IF(AND([.I59]=0;[.$B$3]&lt;[.M59]);&quot;&quot;;IF(AND([.I59]=0;[.$B$3]&gt;[.N59]);&quot;지연&quot;;IF(AND([.N59]&lt;[.$B$3];[.I59]&lt;&gt;100);&quot;지연&quot;;&quot;진행&quot;))))">
            <text:p/>
          </table:table-cell>
          <table:table-cell table:style-name="ce167" office:value-type="date" office:date-value="2015-06-01" calcext:value-type="date">
            <text:p>2015-06-01</text:p>
          </table:table-cell>
          <table:table-cell table:style-name="ce167" office:value-type="date" office:date-value="2015-06-30" calcext:value-type="date">
            <text:p>2015-06-30</text:p>
          </table:table-cell>
          <table:table-cell table:style-name="ce193"/>
          <table:table-cell table:style-name="ce211"/>
          <table:table-cell table:style-name="ce235" table:number-columns-repeated="2"/>
          <table:table-cell table:style-name="ce275"/>
          <table:table-cell table:style-name="ce301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5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2</text:span><text:span text:style-name="T6">월차</text:span></text:p>
          </table:table-cell>
          <table:table-cell table:style-name="ce61" office:value-type="string" calcext:value-type="string">
            <text:p>2015.07</text:p>
          </table:table-cell>
          <table:table-cell table:style-name="ce61"/>
          <table:table-cell table:number-columns-repeated="2" table:style-name="ce96" office:value-type="float" office:value="0.005" calcext:value-type="float">
            <text:p>0.005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60];0;IF(AND([.M60]&lt;=[.$B$3];[.N60]&gt;=[.$B$3]);[.H60]*(DAYS360([.M60];[.$B$3]+1)/(VALUE([.N60])-VALUE([.M60])+1));[.H60]))" office:value-type="float" office:value="0" calcext:value-type="float">
            <text:p>0.000 </text:p>
          </table:table-cell>
          <table:table-cell table:style-name="ce126" table:formula="of:=[.I60]*[.H60]" office:value-type="float" office:value="0" calcext:value-type="float">
            <text:p>0.000 </text:p>
          </table:table-cell>
          <table:table-cell table:style-name="ce140" table:formula="of:=IF([.I60]=1;&quot;종료&quot;;IF(AND([.I60]=0;[.$B$3]&lt;[.M60]);&quot;&quot;;IF(AND([.I60]=0;[.$B$3]&gt;[.N60]);&quot;지연&quot;;IF(AND([.N60]&lt;[.$B$3];[.I60]&lt;&gt;100);&quot;지연&quot;;&quot;진행&quot;))))">
            <text:p/>
          </table:table-cell>
          <table:table-cell table:style-name="ce167" office:value-type="date" office:date-value="2015-07-01" calcext:value-type="date">
            <text:p>2015-07-01</text:p>
          </table:table-cell>
          <table:table-cell table:style-name="ce167" office:value-type="date" office:date-value="2015-07-31" calcext:value-type="date">
            <text:p>2015-07-31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301"/>
          <table:table-cell table:style-name="ce235" table:number-columns-repeated="3"/>
          <table:table-cell table:style-name="ce337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3</text:span><text:span text:style-name="T6">월차</text:span></text:p>
          </table:table-cell>
          <table:table-cell table:style-name="ce61" office:value-type="string" calcext:value-type="string">
            <text:p>2015.08</text:p>
          </table:table-cell>
          <table:table-cell table:style-name="ce61"/>
          <table:table-cell table:number-columns-repeated="2" table:style-name="ce96" office:value-type="float" office:value="0.005" calcext:value-type="float">
            <text:p>0.005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61];0;IF(AND([.M61]&lt;=[.$B$3];[.N61]&gt;=[.$B$3]);[.H61]*(DAYS360([.M61];[.$B$3]+1)/(VALUE([.N61])-VALUE([.M61])+1));[.H61]))" office:value-type="float" office:value="0" calcext:value-type="float">
            <text:p>0.000 </text:p>
          </table:table-cell>
          <table:table-cell table:style-name="ce126" table:formula="of:=[.I61]*[.H61]" office:value-type="float" office:value="0" calcext:value-type="float">
            <text:p>0.000 </text:p>
          </table:table-cell>
          <table:table-cell table:style-name="ce140" table:formula="of:=IF([.I61]=1;&quot;종료&quot;;IF(AND([.I61]=0;[.$B$3]&lt;[.M61]);&quot;&quot;;IF(AND([.I61]=0;[.$B$3]&gt;[.N61]);&quot;지연&quot;;IF(AND([.N61]&lt;[.$B$3];[.I61]&lt;&gt;100);&quot;지연&quot;;&quot;진행&quot;))))">
            <text:p/>
          </table:table-cell>
          <table:table-cell table:style-name="ce167" office:value-type="date" office:date-value="2015-08-01" calcext:value-type="date">
            <text:p>2015-08-01</text:p>
          </table:table-cell>
          <table:table-cell table:style-name="ce167" office:value-type="date" office:date-value="2015-08-31" calcext:value-type="date">
            <text:p>2015-08-31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7"/>
          <table:table-cell table:style-name="ce361"/>
          <table:table-cell table:style-name="ce235" table:number-columns-repeated="2"/>
          <table:table-cell table:style-name="ce275"/>
          <table:table-cell table:style-name="ce301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4</text:span><text:span text:style-name="T6">월차</text:span></text:p>
          </table:table-cell>
          <table:table-cell table:style-name="ce61" office:value-type="string" calcext:value-type="string">
            <text:p>2015.09</text:p>
          </table:table-cell>
          <table:table-cell table:style-name="ce61"/>
          <table:table-cell table:number-columns-repeated="2" table:style-name="ce96" office:value-type="float" office:value="0.005" calcext:value-type="float">
            <text:p>0.005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62];0;IF(AND([.M62]&lt;=[.$B$3];[.N62]&gt;=[.$B$3]);[.H62]*(DAYS360([.M62];[.$B$3]+1)/(VALUE([.N62])-VALUE([.M62])+1));[.H62]))" office:value-type="float" office:value="0" calcext:value-type="float">
            <text:p>0.000 </text:p>
          </table:table-cell>
          <table:table-cell table:style-name="ce126" table:formula="of:=[.I62]*[.H62]" office:value-type="float" office:value="0" calcext:value-type="float">
            <text:p>0.000 </text:p>
          </table:table-cell>
          <table:table-cell table:style-name="ce140" table:formula="of:=IF([.I62]=1;&quot;종료&quot;;IF(AND([.I62]=0;[.$B$3]&lt;[.M62]);&quot;&quot;;IF(AND([.I62]=0;[.$B$3]&gt;[.N62]);&quot;지연&quot;;IF(AND([.N62]&lt;[.$B$3];[.I62]&lt;&gt;100);&quot;지연&quot;;&quot;진행&quot;))))">
            <text:p/>
          </table:table-cell>
          <table:table-cell table:style-name="ce167" office:value-type="date" office:date-value="2015-09-01" calcext:value-type="date">
            <text:p>2015-09-01</text:p>
          </table:table-cell>
          <table:table-cell table:style-name="ce167" office:value-type="date" office:date-value="2015-09-30" calcext:value-type="date">
            <text:p>2015-09-30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301"/>
          <table:table-cell table:style-name="ce235" table:number-columns-repeated="3"/>
          <table:table-cell table:style-name="ce337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5</text:span><text:span text:style-name="T6">월차</text:span></text:p>
          </table:table-cell>
          <table:table-cell table:style-name="ce61" office:value-type="string" calcext:value-type="string">
            <text:p>2015.10</text:p>
          </table:table-cell>
          <table:table-cell table:style-name="ce61"/>
          <table:table-cell table:number-columns-repeated="2" table:style-name="ce96" office:value-type="float" office:value="0.005" calcext:value-type="float">
            <text:p>0.005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63];0;IF(AND([.M63]&lt;=[.$B$3];[.N63]&gt;=[.$B$3]);[.H63]*(DAYS360([.M63];[.$B$3]+1)/(VALUE([.N63])-VALUE([.M63])+1));[.H63]))" office:value-type="float" office:value="0" calcext:value-type="float">
            <text:p>0.000 </text:p>
          </table:table-cell>
          <table:table-cell table:style-name="ce126" table:formula="of:=[.I63]*[.H63]" office:value-type="float" office:value="0" calcext:value-type="float">
            <text:p>0.000 </text:p>
          </table:table-cell>
          <table:table-cell table:style-name="ce140" table:formula="of:=IF([.I63]=1;&quot;종료&quot;;IF(AND([.I63]=0;[.$B$3]&lt;[.M63]);&quot;&quot;;IF(AND([.I63]=0;[.$B$3]&gt;[.N63]);&quot;지연&quot;;IF(AND([.N63]&lt;[.$B$3];[.I63]&lt;&gt;100);&quot;지연&quot;;&quot;진행&quot;))))">
            <text:p/>
          </table:table-cell>
          <table:table-cell table:style-name="ce167" office:value-type="date" office:date-value="2015-10-01" calcext:value-type="date">
            <text:p>2015-10-01</text:p>
          </table:table-cell>
          <table:table-cell table:style-name="ce167" office:value-type="date" office:date-value="2015-10-31" calcext:value-type="date">
            <text:p>2015-10-31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7"/>
          <table:table-cell table:style-name="ce361"/>
          <table:table-cell table:style-name="ce235" table:number-columns-repeated="2"/>
          <table:table-cell table:style-name="ce275"/>
          <table:table-cell table:style-name="ce409"/>
          <table:table-cell table:style-name="ce275"/>
          <table:table-cell table:style-name="ce440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6</text:span><text:span text:style-name="T6">월차</text:span></text:p>
          </table:table-cell>
          <table:table-cell table:style-name="ce61" office:value-type="string" calcext:value-type="string">
            <text:p>2015.11</text:p>
          </table:table-cell>
          <table:table-cell table:style-name="ce61"/>
          <table:table-cell table:number-columns-repeated="2" table:style-name="ce96" office:value-type="float" office:value="0.005" calcext:value-type="float">
            <text:p>0.005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64];0;IF(AND([.M64]&lt;=[.$B$3];[.N64]&gt;=[.$B$3]);[.H64]*(DAYS360([.M64];[.$B$3]+1)/(VALUE([.N64])-VALUE([.M64])+1));[.H64]))" office:value-type="float" office:value="0" calcext:value-type="float">
            <text:p>0.000 </text:p>
          </table:table-cell>
          <table:table-cell table:style-name="ce126" table:formula="of:=[.I64]*[.H64]" office:value-type="float" office:value="0" calcext:value-type="float">
            <text:p>0.000 </text:p>
          </table:table-cell>
          <table:table-cell table:style-name="ce140" table:formula="of:=IF([.I64]=1;&quot;종료&quot;;IF(AND([.I64]=0;[.$B$3]&lt;[.M64]);&quot;&quot;;IF(AND([.I64]=0;[.$B$3]&gt;[.N64]);&quot;지연&quot;;IF(AND([.N64]&lt;[.$B$3];[.I64]&lt;&gt;100);&quot;지연&quot;;&quot;진행&quot;))))">
            <text:p/>
          </table:table-cell>
          <table:table-cell table:style-name="ce167" office:value-type="date" office:date-value="2015-11-01" calcext:value-type="date">
            <text:p>2015-11-01</text:p>
          </table:table-cell>
          <table:table-cell table:style-name="ce167" office:value-type="date" office:date-value="2015-11-30" calcext:value-type="date">
            <text:p>2015-11-30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9"/>
          <table:table-cell table:style-name="ce270"/>
          <table:table-cell table:style-name="ce440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7</text:span><text:span text:style-name="T6">월차</text:span></text:p>
          </table:table-cell>
          <table:table-cell table:style-name="ce61" office:value-type="string" calcext:value-type="string">
            <text:p>2015.12</text:p>
          </table:table-cell>
          <table:table-cell table:style-name="ce61"/>
          <table:table-cell table:number-columns-repeated="2" table:style-name="ce96" office:value-type="float" office:value="0.005" calcext:value-type="float">
            <text:p>0.005 </text:p>
          </table:table-cell>
          <table:table-cell table:style-name="ce113" office:value-type="percentage" office:value="0" calcext:value-type="percentage">
            <text:p>0%</text:p>
          </table:table-cell>
          <table:table-cell table:style-name="ce96" table:formula="of:=IF([.$B$3]&lt;[.M65];0;IF(AND([.M65]&lt;=[.$B$3];[.N65]&gt;=[.$B$3]);[.H65]*(DAYS360([.M65];[.$B$3]+1)/(VALUE([.N65])-VALUE([.M65])+1));[.H65]))" office:value-type="float" office:value="0" calcext:value-type="float">
            <text:p>0.000 </text:p>
          </table:table-cell>
          <table:table-cell table:style-name="ce126" table:formula="of:=[.I65]*[.H65]" office:value-type="float" office:value="0" calcext:value-type="float">
            <text:p>0.000 </text:p>
          </table:table-cell>
          <table:table-cell table:style-name="ce140" table:formula="of:=IF([.I65]=1;&quot;종료&quot;;IF(AND([.I65]=0;[.$B$3]&lt;[.M65]);&quot;&quot;;IF(AND([.I65]=0;[.$B$3]&gt;[.N65]);&quot;지연&quot;;IF(AND([.N65]&lt;[.$B$3];[.I65]&lt;&gt;100);&quot;지연&quot;;&quot;진행&quot;))))">
            <text:p/>
          </table:table-cell>
          <table:table-cell table:style-name="ce167" office:value-type="date" office:date-value="2015-12-01" calcext:value-type="date">
            <text:p>2015-12-01</text:p>
          </table:table-cell>
          <table:table-cell table:style-name="ce167" office:value-type="date" office:date-value="2015-12-28" calcext:value-type="date">
            <text:p>2015-12-28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4"/>
          <table:table-cell table:style-name="ce19"/>
          <table:table-cell table:style-name="ce19" office:value-type="string" calcext:value-type="string">
            <text:p><text:span text:style-name="T7">공식검토</text:span><text:span text:style-name="T8">(Formal Review)</text:span></text:p>
          </table:table-cell>
          <table:table-cell table:style-name="ce19" table:number-columns-repeated="3"/>
          <table:table-cell table:style-name="ce97" table:formula="of:=SUM([.G67:.G69])" office:value-type="float" office:value="1" calcext:value-type="float">
            <text:p>1.000 </text:p>
          </table:table-cell>
          <table:table-cell table:style-name="ce97" table:formula="of:=SUM([.H67:.H69])" office:value-type="float" office:value="1" calcext:value-type="float">
            <text:p>1.000 </text:p>
          </table:table-cell>
          <table:table-cell table:style-name="ce111" table:formula="of:=[.K66]/[.H66]" office:value-type="percentage" office:value="0" calcext:value-type="percentage">
            <text:p>0%</text:p>
          </table:table-cell>
          <table:table-cell table:style-name="ce97" table:formula="of:=SUM([.J67:.J69])" office:value-type="float" office:value="0" calcext:value-type="float">
            <text:p>0.000 </text:p>
          </table:table-cell>
          <table:table-cell table:style-name="ce97" table:formula="of:=SUM([.K67:.K69])" office:value-type="float" office:value="0" calcext:value-type="float">
            <text:p>0.000 </text:p>
          </table:table-cell>
          <table:table-cell table:style-name="ce142" table:formula="of:=IFERROR(([.K66]/[.J66])*100;0)" office:value-type="float" office:value="0" calcext:value-type="float">
            <text:p>0.00 </text:p>
          </table:table-cell>
          <table:table-cell table:style-name="ce168" table:formula="of:=MIN([.M67:.M69])" office:value-type="date" office:date-value="2015-06-15" calcext:value-type="date">
            <text:p>2015-06-15</text:p>
          </table:table-cell>
          <table:table-cell table:style-name="ce168" table:formula="of:=MAX([.N67:.N69])" office:value-type="date" office:date-value="2015-12-05" calcext:value-type="date">
            <text:p>2015-12-05</text:p>
          </table:table-cell>
          <table:table-cell table:style-name="ce193"/>
          <table:table-cell table:style-name="ce214"/>
          <table:table-cell table:style-name="ce240"/>
          <table:table-cell table:style-name="ce237"/>
          <table:table-cell table:style-name="ce274"/>
          <table:table-cell table:style-name="ce300"/>
          <table:table-cell table:style-name="ce237" table:number-columns-repeated="3"/>
          <table:table-cell table:style-name="ce338"/>
          <table:table-cell table:style-name="ce362"/>
          <table:table-cell table:style-name="ce237" table:number-columns-repeated="2"/>
          <table:table-cell table:style-name="ce274"/>
          <table:table-cell table:style-name="ce300"/>
          <table:table-cell table:style-name="ce237" table:number-columns-repeated="3"/>
          <table:table-cell table:style-name="ce338"/>
          <table:table-cell table:style-name="ce362"/>
          <table:table-cell table:style-name="ce237" table:number-columns-repeated="2"/>
          <table:table-cell table:style-name="ce274"/>
          <table:table-cell table:style-name="ce407"/>
          <table:table-cell table:style-name="ce274"/>
          <table:table-cell table:style-name="ce438"/>
          <table:table-cell table:style-name="ce4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30"/>
          <table:table-cell table:style-name="ce17" office:value-type="string" calcext:value-type="string">
            <text:p>프로젝트 예정공정 검토</text:p>
          </table:table-cell>
          <table:table-cell table:style-name="ce59" table:number-columns-repeated="2"/>
          <table:table-cell table:number-columns-repeated="2" table:style-name="ce96" office:value-type="float" office:value="0.2" calcext:value-type="float">
            <text:p>0.20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67];0;IF(AND([.M67]&lt;=[.$B$3];[.N67]&gt;=[.$B$3]);[.H67]*(DAYS360([.M67];[.$B$3]+1)/(VALUE([.N67])-VALUE([.M67])+1));[.H67]))" office:value-type="float" office:value="0" calcext:value-type="float">
            <text:p>0.000 </text:p>
          </table:table-cell>
          <table:table-cell table:style-name="ce126" table:formula="of:=[.I67]*[.H67]" office:value-type="float" office:value="0" calcext:value-type="float">
            <text:p>0.000 </text:p>
          </table:table-cell>
          <table:table-cell table:style-name="ce140" table:formula="of:=IF([.I67]=1;&quot;종료&quot;;IF(AND([.I67]=0;[.$B$3]&lt;[.M67]);&quot;&quot;;IF(AND([.I67]=0;[.$B$3]&gt;[.N67]);&quot;지연&quot;;IF(AND([.N67]&lt;[.$B$3];[.I67]&lt;&gt;100);&quot;지연&quot;;&quot;진행&quot;))))">
            <text:p/>
          </table:table-cell>
          <table:table-cell table:style-name="ce167" office:value-type="date" office:date-value="2015-06-15" calcext:value-type="date">
            <text:p>2015-06-15</text:p>
          </table:table-cell>
          <table:table-cell table:style-name="ce167" office:value-type="date" office:date-value="2015-06-25" calcext:value-type="date">
            <text:p>2015-06-25</text:p>
          </table:table-cell>
          <table:table-cell table:style-name="ce193"/>
          <table:table-cell table:style-name="ce212"/>
          <table:table-cell table:style-name="ce30"/>
          <table:table-cell table:style-name="ce235"/>
          <table:table-cell table:style-name="ce275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5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설계검토</text:p>
          </table:table-cell>
          <table:table-cell table:style-name="ce59" table:number-columns-repeated="2"/>
          <table:table-cell table:number-columns-repeated="2" table:style-name="ce96" office:value-type="float" office:value="0.4" calcext:value-type="float">
            <text:p>0.40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68];0;IF(AND([.M68]&lt;=[.$B$3];[.N68]&gt;=[.$B$3]);[.H68]*(DAYS360([.M68];[.$B$3]+1)/(VALUE([.N68])-VALUE([.M68])+1));[.H68]))" office:value-type="float" office:value="0" calcext:value-type="float">
            <text:p>0.000 </text:p>
          </table:table-cell>
          <table:table-cell table:style-name="ce126" table:formula="of:=[.I68]*[.H68]" office:value-type="float" office:value="0" calcext:value-type="float">
            <text:p>0.000 </text:p>
          </table:table-cell>
          <table:table-cell table:style-name="ce140" table:formula="of:=IF([.I68]=1;&quot;종료&quot;;IF(AND([.I68]=0;[.$B$3]&lt;[.M68]);&quot;&quot;;IF(AND([.I68]=0;[.$B$3]&gt;[.N68]);&quot;지연&quot;;IF(AND([.N68]&lt;[.$B$3];[.I68]&lt;&gt;100);&quot;지연&quot;;&quot;진행&quot;))))">
            <text:p/>
          </table:table-cell>
          <table:table-cell table:style-name="ce167" office:value-type="date" office:date-value="2015-08-25" calcext:value-type="date">
            <text:p>2015-08-25</text:p>
          </table:table-cell>
          <table:table-cell table:style-name="ce167" office:value-type="date" office:date-value="2015-08-31" calcext:value-type="date">
            <text:p>2015-08-31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5"/>
          <table:table-cell table:style-name="ce301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<text:span text:style-name="T14">개발</text:span><text:span text:style-name="T15">/</text:span><text:span text:style-name="T16">구현 완료 검토</text:span></text:p>
          </table:table-cell>
          <table:table-cell table:style-name="ce59" table:number-columns-repeated="2"/>
          <table:table-cell table:number-columns-repeated="2" table:style-name="ce96" office:value-type="float" office:value="0.4" calcext:value-type="float">
            <text:p>0.40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69];0;IF(AND([.M69]&lt;=[.$B$3];[.N69]&gt;=[.$B$3]);[.H69]*(DAYS360([.M69];[.$B$3]+1)/(VALUE([.N69])-VALUE([.M69])+1));[.H69]))" office:value-type="float" office:value="0" calcext:value-type="float">
            <text:p>0.000 </text:p>
          </table:table-cell>
          <table:table-cell table:style-name="ce126" table:formula="of:=[.I69]*[.H69]" office:value-type="float" office:value="0" calcext:value-type="float">
            <text:p>0.000 </text:p>
          </table:table-cell>
          <table:table-cell table:style-name="ce140" table:formula="of:=IF([.I69]=1;&quot;종료&quot;;IF(AND([.I69]=0;[.$B$3]&lt;[.M69]);&quot;&quot;;IF(AND([.I69]=0;[.$B$3]&gt;[.N69]);&quot;지연&quot;;IF(AND([.N69]&lt;[.$B$3];[.I69]&lt;&gt;100);&quot;지연&quot;;&quot;진행&quot;))))">
            <text:p/>
          </table:table-cell>
          <table:table-cell table:style-name="ce167" office:value-type="date" office:date-value="2015-11-25" calcext:value-type="date">
            <text:p>2015-11-25</text:p>
          </table:table-cell>
          <table:table-cell table:style-name="ce167" office:value-type="date" office:date-value="2015-12-05" calcext:value-type="date">
            <text:p>2015-12-05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4"/>
          <table:table-cell table:style-name="ce19"/>
          <table:table-cell table:style-name="ce19" office:value-type="string" calcext:value-type="string">
            <text:p>요구사항 관리</text:p>
          </table:table-cell>
          <table:table-cell table:style-name="ce19"/>
          <table:table-cell table:style-name="ce60" table:number-columns-repeated="2"/>
          <table:table-cell table:style-name="ce97" table:formula="of:=SUM([.G71:.G74])" office:value-type="float" office:value="0.2" calcext:value-type="float">
            <text:p>0.200 </text:p>
          </table:table-cell>
          <table:table-cell table:style-name="ce97" table:formula="of:=SUM([.H71:.H74])" office:value-type="float" office:value="0.2" calcext:value-type="float">
            <text:p>0.200 </text:p>
          </table:table-cell>
          <table:table-cell table:style-name="ce111" table:formula="of:=[.K70]/[.H70]" office:value-type="percentage" office:value="0" calcext:value-type="percentage">
            <text:p>0%</text:p>
          </table:table-cell>
          <table:table-cell table:style-name="ce97" table:formula="of:=SUM([.J71:.J74])" office:value-type="float" office:value="0" calcext:value-type="float">
            <text:p>0.000 </text:p>
          </table:table-cell>
          <table:table-cell table:style-name="ce97" table:formula="of:=SUM([.K71:.K74])" office:value-type="float" office:value="0" calcext:value-type="float">
            <text:p>0.000 </text:p>
          </table:table-cell>
          <table:table-cell table:style-name="ce142" table:formula="of:=IFERROR(([.K70]/[.J70])*100;0)" office:value-type="float" office:value="0" calcext:value-type="float">
            <text:p>0.00 </text:p>
          </table:table-cell>
          <table:table-cell table:style-name="ce168" table:formula="of:=MIN([.M71:.M74])" office:value-type="date" office:date-value="2015-07-10" calcext:value-type="date">
            <text:p>2015-07-10</text:p>
          </table:table-cell>
          <table:table-cell table:style-name="ce168" table:formula="of:=MAX([.N71:.N74])" office:value-type="date" office:date-value="2015-12-05" calcext:value-type="date">
            <text:p>2015-12-05</text:p>
          </table:table-cell>
          <table:table-cell table:style-name="ce193" office:value-type="string" calcext:value-type="string">
            <text:p><text:span text:style-name="T22">요구사항추적매트릭스</text:span><text:span text:style-name="T23">(</text:span><text:span text:style-name="T24">통합</text:span><text:span text:style-name="T23">)</text:span></text:p>
          </table:table-cell>
          <table:table-cell table:style-name="ce214"/>
          <table:table-cell table:style-name="ce240" table:number-columns-repeated="2"/>
          <table:table-cell table:style-name="ce272"/>
          <table:table-cell table:style-name="ce298"/>
          <table:table-cell table:style-name="ce317" table:number-columns-repeated="3"/>
          <table:table-cell table:style-name="ce339"/>
          <table:table-cell table:style-name="ce363"/>
          <table:table-cell table:style-name="ce317" table:number-columns-repeated="2"/>
          <table:table-cell table:style-name="ce376"/>
          <table:table-cell table:style-name="ce379"/>
          <table:table-cell table:style-name="ce317" table:number-columns-repeated="3"/>
          <table:table-cell table:style-name="ce339"/>
          <table:table-cell table:style-name="ce363"/>
          <table:table-cell table:style-name="ce317" table:number-columns-repeated="2"/>
          <table:table-cell table:style-name="ce376"/>
          <table:table-cell table:style-name="ce410"/>
          <table:table-cell table:style-name="ce376"/>
          <table:table-cell table:style-name="ce441"/>
          <table:table-cell table:style-name="ce4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30"/>
          <table:table-cell table:style-name="ce45" office:value-type="string" calcext:value-type="string">
            <text:p><text:span text:style-name="T13">1</text:span><text:span text:style-name="T6">차 요구사항 변경관리</text:span><text:span text:style-name="T5">(</text:span><text:span text:style-name="T6">점검</text:span><text:span text:style-name="T5">)</text:span></text:p>
          </table:table-cell>
          <table:table-cell table:style-name="ce59" table:number-columns-repeated="2"/>
          <table:table-cell table:number-columns-repeated="2" table:style-name="ce96" office:value-type="float" office:value="0.05" calcext:value-type="float">
            <text:p>0.05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71];0;IF(AND([.M71]&lt;=[.$B$3];[.N71]&gt;=[.$B$3]);[.H71]*(DAYS360([.M71];[.$B$3]+1)/(VALUE([.N71])-VALUE([.M71])+1));[.H71]))" office:value-type="float" office:value="0" calcext:value-type="float">
            <text:p>0.000 </text:p>
          </table:table-cell>
          <table:table-cell table:style-name="ce126" table:formula="of:=[.I71]*[.H71]" office:value-type="float" office:value="0" calcext:value-type="float">
            <text:p>0.000 </text:p>
          </table:table-cell>
          <table:table-cell table:style-name="ce140" table:formula="of:=IF([.I71]=1;&quot;종료&quot;;IF(AND([.I71]=0;[.$B$3]&lt;[.M71]);&quot;&quot;;IF(AND([.I71]=0;[.$B$3]&gt;[.N71]);&quot;지연&quot;;IF(AND([.N71]&lt;[.$B$3];[.I71]&lt;&gt;100);&quot;지연&quot;;&quot;진행&quot;))))">
            <text:p/>
          </table:table-cell>
          <table:table-cell table:style-name="ce167" office:value-type="date" office:date-value="2015-07-10" calcext:value-type="date">
            <text:p>2015-07-10</text:p>
          </table:table-cell>
          <table:table-cell table:style-name="ce167" office:value-type="date" office:date-value="2015-07-13" calcext:value-type="date">
            <text:p>2015-07-13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235"/>
          <table:table-cell table:style-name="ce30" table:number-columns-repeated="2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5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2</text:span><text:span text:style-name="T6">차 요구사항 변경관리</text:span><text:span text:style-name="T5">(</text:span><text:span text:style-name="T6">점검</text:span><text:span text:style-name="T5">)</text:span></text:p>
          </table:table-cell>
          <table:table-cell table:style-name="ce59" table:number-columns-repeated="2"/>
          <table:table-cell table:number-columns-repeated="2" table:style-name="ce96" office:value-type="float" office:value="0.05" calcext:value-type="float">
            <text:p>0.05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72];0;IF(AND([.M72]&lt;=[.$B$3];[.N72]&gt;=[.$B$3]);[.H72]*(DAYS360([.M72];[.$B$3]+1)/(VALUE([.N72])-VALUE([.M72])+1));[.H72]))" office:value-type="float" office:value="0" calcext:value-type="float">
            <text:p>0.000 </text:p>
          </table:table-cell>
          <table:table-cell table:style-name="ce126" table:formula="of:=[.I72]*[.H72]" office:value-type="float" office:value="0" calcext:value-type="float">
            <text:p>0.000 </text:p>
          </table:table-cell>
          <table:table-cell table:style-name="ce140" table:formula="of:=IF([.I72]=1;&quot;종료&quot;;IF(AND([.I72]=0;[.$B$3]&lt;[.M72]);&quot;&quot;;IF(AND([.I72]=0;[.$B$3]&gt;[.N72]);&quot;지연&quot;;IF(AND([.N72]&lt;[.$B$3];[.I72]&lt;&gt;100);&quot;지연&quot;;&quot;진행&quot;))))">
            <text:p/>
          </table:table-cell>
          <table:table-cell table:style-name="ce167" office:value-type="date" office:date-value="2015-08-25" calcext:value-type="date">
            <text:p>2015-08-25</text:p>
          </table:table-cell>
          <table:table-cell table:style-name="ce167" office:value-type="date" office:date-value="2015-08-31" calcext:value-type="date">
            <text:p>2015-08-31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5"/>
          <table:table-cell table:style-name="ce301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1</text:span><text:span text:style-name="T6">차 요구사항 추적관리</text:span><text:span text:style-name="T5">(</text:span><text:span text:style-name="T6">점검</text:span><text:span text:style-name="T5">)</text:span></text:p>
          </table:table-cell>
          <table:table-cell table:style-name="ce59" table:number-columns-repeated="2"/>
          <table:table-cell table:number-columns-repeated="2" table:style-name="ce96" office:value-type="float" office:value="0.05" calcext:value-type="float">
            <text:p>0.05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73];0;IF(AND([.M73]&lt;=[.$B$3];[.N73]&gt;=[.$B$3]);[.H73]*(DAYS360([.M73];[.$B$3]+1)/(VALUE([.N73])-VALUE([.M73])+1));[.H73]))" office:value-type="float" office:value="0" calcext:value-type="float">
            <text:p>0.000 </text:p>
          </table:table-cell>
          <table:table-cell table:style-name="ce126" table:formula="of:=[.I73]*[.H73]" office:value-type="float" office:value="0" calcext:value-type="float">
            <text:p>0.000 </text:p>
          </table:table-cell>
          <table:table-cell table:style-name="ce140" table:formula="of:=IF([.I73]=1;&quot;종료&quot;;IF(AND([.I73]=0;[.$B$3]&lt;[.M73]);&quot;&quot;;IF(AND([.I73]=0;[.$B$3]&gt;[.N73]);&quot;지연&quot;;IF(AND([.N73]&lt;[.$B$3];[.I73]&lt;&gt;100);&quot;지연&quot;;&quot;진행&quot;))))">
            <text:p/>
          </table:table-cell>
          <table:table-cell table:style-name="ce167" office:value-type="date" office:date-value="2015-08-25" calcext:value-type="date">
            <text:p>2015-08-25</text:p>
          </table:table-cell>
          <table:table-cell table:style-name="ce167" office:value-type="date" office:date-value="2015-08-31" calcext:value-type="date">
            <text:p>2015-08-31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5"/>
          <table:table-cell table:style-name="ce301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2</text:span><text:span text:style-name="T6">차 요구사항 추적관리</text:span><text:span text:style-name="T5">(</text:span><text:span text:style-name="T6">점검</text:span><text:span text:style-name="T5">)</text:span></text:p>
          </table:table-cell>
          <table:table-cell table:style-name="ce59" table:number-columns-repeated="2"/>
          <table:table-cell table:number-columns-repeated="2" table:style-name="ce96" office:value-type="float" office:value="0.05" calcext:value-type="float">
            <text:p>0.05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74];0;IF(AND([.M74]&lt;=[.$B$3];[.N74]&gt;=[.$B$3]);[.H74]*(DAYS360([.M74];[.$B$3]+1)/(VALUE([.N74])-VALUE([.M74])+1));[.H74]))" office:value-type="float" office:value="0" calcext:value-type="float">
            <text:p>0.000 </text:p>
          </table:table-cell>
          <table:table-cell table:style-name="ce126" table:formula="of:=[.I74]*[.H74]" office:value-type="float" office:value="0" calcext:value-type="float">
            <text:p>0.000 </text:p>
          </table:table-cell>
          <table:table-cell table:style-name="ce140" table:formula="of:=IF([.I74]=1;&quot;종료&quot;;IF(AND([.I74]=0;[.$B$3]&lt;[.M74]);&quot;&quot;;IF(AND([.I74]=0;[.$B$3]&gt;[.N74]);&quot;지연&quot;;IF(AND([.N74]&lt;[.$B$3];[.I74]&lt;&gt;100);&quot;지연&quot;;&quot;진행&quot;))))">
            <text:p/>
          </table:table-cell>
          <table:table-cell table:style-name="ce167" office:value-type="date" office:date-value="2015-11-25" calcext:value-type="date">
            <text:p>2015-11-25</text:p>
          </table:table-cell>
          <table:table-cell table:style-name="ce167" office:value-type="date" office:date-value="2015-12-05" calcext:value-type="date">
            <text:p>2015-12-05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4"/>
          <table:table-cell table:style-name="ce19"/>
          <table:table-cell table:style-name="ce19" office:value-type="string" calcext:value-type="string">
            <text:p>형상관리</text:p>
          </table:table-cell>
          <table:table-cell table:style-name="ce19"/>
          <table:table-cell table:style-name="ce60" table:number-columns-repeated="2"/>
          <table:table-cell table:style-name="ce97" table:formula="of:=SUM([.G76:.G80])" office:value-type="float" office:value="0.1" calcext:value-type="float">
            <text:p>0.100 </text:p>
          </table:table-cell>
          <table:table-cell table:style-name="ce97" table:formula="of:=SUM([.H76:.H80])" office:value-type="float" office:value="0.1" calcext:value-type="float">
            <text:p>0.100 </text:p>
          </table:table-cell>
          <table:table-cell table:style-name="ce111" table:formula="of:=[.K75]/[.H75]" office:value-type="percentage" office:value="0" calcext:value-type="percentage">
            <text:p>0%</text:p>
          </table:table-cell>
          <table:table-cell table:style-name="ce97" table:formula="of:=SUM([.J76:.J80])" office:value-type="float" office:value="0" calcext:value-type="float">
            <text:p>0.000 </text:p>
          </table:table-cell>
          <table:table-cell table:style-name="ce97" table:formula="of:=SUM([.K76:.K80])" office:value-type="float" office:value="0" calcext:value-type="float">
            <text:p>0.000 </text:p>
          </table:table-cell>
          <table:table-cell table:style-name="ce142" table:formula="of:=IFERROR(([.K75]/[.J75])*100;0)" office:value-type="float" office:value="0" calcext:value-type="float">
            <text:p>0.00 </text:p>
          </table:table-cell>
          <table:table-cell table:style-name="ce168" table:formula="of:=MIN([.M76:.M80])" office:value-type="date" office:date-value="2015-07-10" calcext:value-type="date">
            <text:p>2015-07-10</text:p>
          </table:table-cell>
          <table:table-cell table:style-name="ce168" table:formula="of:=MAX([.N76:.N80])" office:value-type="date" office:date-value="2015-12-05" calcext:value-type="date">
            <text:p>2015-12-05</text:p>
          </table:table-cell>
          <table:table-cell table:style-name="ce193"/>
          <table:table-cell table:style-name="ce214"/>
          <table:table-cell table:style-name="ce240" table:number-columns-repeated="2"/>
          <table:table-cell table:style-name="ce272"/>
          <table:table-cell table:style-name="ce298"/>
          <table:table-cell table:style-name="ce317" table:number-columns-repeated="3"/>
          <table:table-cell table:style-name="ce339"/>
          <table:table-cell table:style-name="ce363"/>
          <table:table-cell table:style-name="ce317" table:number-columns-repeated="2"/>
          <table:table-cell table:style-name="ce376"/>
          <table:table-cell table:style-name="ce379"/>
          <table:table-cell table:style-name="ce317" table:number-columns-repeated="3"/>
          <table:table-cell table:style-name="ce339"/>
          <table:table-cell table:style-name="ce363"/>
          <table:table-cell table:style-name="ce317" table:number-columns-repeated="2"/>
          <table:table-cell table:style-name="ce376"/>
          <table:table-cell table:style-name="ce410"/>
          <table:table-cell table:style-name="ce376"/>
          <table:table-cell table:style-name="ce441"/>
          <table:table-cell table:style-name="ce4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30"/>
          <table:table-cell table:style-name="ce45" office:value-type="string" calcext:value-type="string">
            <text:p><text:span text:style-name="T13">Baseline </text:span><text:span text:style-name="T6">관리 요구분석</text:span></text:p>
          </table:table-cell>
          <table:table-cell table:style-name="ce59" table:number-columns-repeated="2"/>
          <table:table-cell table:number-columns-repeated="2" table:style-name="ce96" office:value-type="float" office:value="0.02" calcext:value-type="float">
            <text:p>0.02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76];0;IF(AND([.M76]&lt;=[.$B$3];[.N76]&gt;=[.$B$3]);[.H76]*(DAYS360([.M76];[.$B$3]+1)/(VALUE([.N76])-VALUE([.M76])+1));[.H76]))" office:value-type="float" office:value="0" calcext:value-type="float">
            <text:p>0.000 </text:p>
          </table:table-cell>
          <table:table-cell table:style-name="ce126" table:formula="of:=[.I76]*[.H76]" office:value-type="float" office:value="0" calcext:value-type="float">
            <text:p>0.000 </text:p>
          </table:table-cell>
          <table:table-cell table:style-name="ce140" table:formula="of:=IF([.I76]=1;&quot;종료&quot;;IF(AND([.I76]=0;[.$B$3]&lt;[.M76]);&quot;&quot;;IF(AND([.I76]=0;[.$B$3]&gt;[.N76]);&quot;지연&quot;;IF(AND([.N76]&lt;[.$B$3];[.I76]&lt;&gt;100);&quot;지연&quot;;&quot;진행&quot;))))">
            <text:p/>
          </table:table-cell>
          <table:table-cell table:style-name="ce167" office:value-type="date" office:date-value="2015-07-10" calcext:value-type="date">
            <text:p>2015-07-10</text:p>
          </table:table-cell>
          <table:table-cell table:style-name="ce167" office:value-type="date" office:date-value="2015-07-15" calcext:value-type="date">
            <text:p>2015-07-15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18" table:number-columns-repeated="2"/>
          <table:table-cell table:style-name="ce30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5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Baseline </text:span><text:span text:style-name="T6">관리 설계</text:span></text:p>
          </table:table-cell>
          <table:table-cell table:style-name="ce59" table:number-columns-repeated="2"/>
          <table:table-cell table:number-columns-repeated="2" table:style-name="ce96" office:value-type="float" office:value="0.04" calcext:value-type="float">
            <text:p>0.04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77];0;IF(AND([.M77]&lt;=[.$B$3];[.N77]&gt;=[.$B$3]);[.H77]*(DAYS360([.M77];[.$B$3]+1)/(VALUE([.N77])-VALUE([.M77])+1));[.H77]))" office:value-type="float" office:value="0" calcext:value-type="float">
            <text:p>0.000 </text:p>
          </table:table-cell>
          <table:table-cell table:style-name="ce126" table:formula="of:=[.I77]*[.H77]" office:value-type="float" office:value="0" calcext:value-type="float">
            <text:p>0.000 </text:p>
          </table:table-cell>
          <table:table-cell table:style-name="ce140" table:formula="of:=IF([.I77]=1;&quot;종료&quot;;IF(AND([.I77]=0;[.$B$3]&lt;[.M77]);&quot;&quot;;IF(AND([.I77]=0;[.$B$3]&gt;[.N77]);&quot;지연&quot;;IF(AND([.N77]&lt;[.$B$3];[.I77]&lt;&gt;100);&quot;지연&quot;;&quot;진행&quot;))))">
            <text:p/>
          </table:table-cell>
          <table:table-cell table:style-name="ce167" office:value-type="date" office:date-value="2015-08-25" calcext:value-type="date">
            <text:p>2015-08-25</text:p>
          </table:table-cell>
          <table:table-cell table:style-name="ce167" office:value-type="date" office:date-value="2015-08-31" calcext:value-type="date">
            <text:p>2015-08-31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6"/>
          <table:table-cell table:style-name="ce303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Baseline </text:span><text:span text:style-name="T6">관리 개발</text:span></text:p>
          </table:table-cell>
          <table:table-cell table:style-name="ce59" table:number-columns-repeated="2"/>
          <table:table-cell table:number-columns-repeated="2" table:style-name="ce96" office:value-type="float" office:value="0.02" calcext:value-type="float">
            <text:p>0.02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78];0;IF(AND([.M78]&lt;=[.$B$3];[.N78]&gt;=[.$B$3]);[.H78]*(DAYS360([.M78];[.$B$3]+1)/(VALUE([.N78])-VALUE([.M78])+1));[.H78]))" office:value-type="float" office:value="0" calcext:value-type="float">
            <text:p>0.000 </text:p>
          </table:table-cell>
          <table:table-cell table:style-name="ce126" table:formula="of:=[.I78]*[.H78]" office:value-type="float" office:value="0" calcext:value-type="float">
            <text:p>0.000 </text:p>
          </table:table-cell>
          <table:table-cell table:style-name="ce140" table:formula="of:=IF([.I78]=1;&quot;종료&quot;;IF(AND([.I78]=0;[.$B$3]&lt;[.M78]);&quot;&quot;;IF(AND([.I78]=0;[.$B$3]&gt;[.N78]);&quot;지연&quot;;IF(AND([.N78]&lt;[.$B$3];[.I78]&lt;&gt;100);&quot;지연&quot;;&quot;진행&quot;))))">
            <text:p/>
          </table:table-cell>
          <table:table-cell table:style-name="ce167" office:value-type="date" office:date-value="2015-11-25" calcext:value-type="date">
            <text:p>2015-11-25</text:p>
          </table:table-cell>
          <table:table-cell table:style-name="ce167" office:value-type="date" office:date-value="2015-12-05" calcext:value-type="date">
            <text:p>2015-12-05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1</text:span><text:span text:style-name="T6">차 변경관리</text:span><text:span text:style-name="T5">(</text:span><text:span text:style-name="T6">점검</text:span><text:span text:style-name="T5">)</text:span></text:p>
          </table:table-cell>
          <table:table-cell table:style-name="ce59" table:number-columns-repeated="2"/>
          <table:table-cell table:number-columns-repeated="2" table:style-name="ce96" office:value-type="float" office:value="0.01" calcext:value-type="float">
            <text:p>0.01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79];0;IF(AND([.M79]&lt;=[.$B$3];[.N79]&gt;=[.$B$3]);[.H79]*(DAYS360([.M79];[.$B$3]+1)/(VALUE([.N79])-VALUE([.M79])+1));[.H79]))" office:value-type="float" office:value="0" calcext:value-type="float">
            <text:p>0.000 </text:p>
          </table:table-cell>
          <table:table-cell table:style-name="ce126" table:formula="of:=[.I79]*[.H79]" office:value-type="float" office:value="0" calcext:value-type="float">
            <text:p>0.000 </text:p>
          </table:table-cell>
          <table:table-cell table:style-name="ce140" table:formula="of:=IF([.I79]=1;&quot;종료&quot;;IF(AND([.I79]=0;[.$B$3]&lt;[.M79]);&quot;&quot;;IF(AND([.I79]=0;[.$B$3]&gt;[.N79]);&quot;지연&quot;;IF(AND([.N79]&lt;[.$B$3];[.I79]&lt;&gt;100);&quot;지연&quot;;&quot;진행&quot;))))">
            <text:p/>
          </table:table-cell>
          <table:table-cell table:style-name="ce167" office:value-type="date" office:date-value="2015-07-10" calcext:value-type="date">
            <text:p>2015-07-10</text:p>
          </table:table-cell>
          <table:table-cell table:style-name="ce167" office:value-type="date" office:date-value="2015-07-15" calcext:value-type="date">
            <text:p>2015-07-15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18" table:number-columns-repeated="2"/>
          <table:table-cell table:style-name="ce30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45" office:value-type="string" calcext:value-type="string">
            <text:p><text:span text:style-name="T13">2</text:span><text:span text:style-name="T6">차 변경관리</text:span><text:span text:style-name="T5">(</text:span><text:span text:style-name="T6">점검</text:span><text:span text:style-name="T5">)</text:span></text:p>
          </table:table-cell>
          <table:table-cell table:style-name="ce59" table:number-columns-repeated="2"/>
          <table:table-cell table:number-columns-repeated="2" table:style-name="ce96" office:value-type="float" office:value="0.01" calcext:value-type="float">
            <text:p>0.01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80];0;IF(AND([.M80]&lt;=[.$B$3];[.N80]&gt;=[.$B$3]);[.H80]*(DAYS360([.M80];[.$B$3]+1)/(VALUE([.N80])-VALUE([.M80])+1));[.H80]))" office:value-type="float" office:value="0" calcext:value-type="float">
            <text:p>0.000 </text:p>
          </table:table-cell>
          <table:table-cell table:style-name="ce126" table:formula="of:=[.I80]*[.H80]" office:value-type="float" office:value="0" calcext:value-type="float">
            <text:p>0.000 </text:p>
          </table:table-cell>
          <table:table-cell table:style-name="ce140" table:formula="of:=IF([.I80]=1;&quot;종료&quot;;IF(AND([.I80]=0;[.$B$3]&lt;[.M80]);&quot;&quot;;IF(AND([.I80]=0;[.$B$3]&gt;[.N80]);&quot;지연&quot;;IF(AND([.N80]&lt;[.$B$3];[.I80]&lt;&gt;100);&quot;지연&quot;;&quot;진행&quot;))))">
            <text:p/>
          </table:table-cell>
          <table:table-cell table:style-name="ce167" office:value-type="date" office:date-value="2015-08-25" calcext:value-type="date">
            <text:p>2015-08-25</text:p>
          </table:table-cell>
          <table:table-cell table:style-name="ce167" office:value-type="date" office:date-value="2015-08-31" calcext:value-type="date">
            <text:p>2015-08-31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6"/>
          <table:table-cell table:style-name="ce303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4"/>
          <table:table-cell table:style-name="ce19"/>
          <table:table-cell table:style-name="ce19" office:value-type="string" calcext:value-type="string">
            <text:p>보고회</text:p>
          </table:table-cell>
          <table:table-cell table:style-name="ce19"/>
          <table:table-cell table:style-name="ce60" table:number-columns-repeated="2"/>
          <table:table-cell table:style-name="ce97" table:formula="of:=SUM([.G82:.G84])" office:value-type="float" office:value="0.3" calcext:value-type="float">
            <text:p>0.300 </text:p>
          </table:table-cell>
          <table:table-cell table:style-name="ce97" table:formula="of:=SUM([.H82:.H84])" office:value-type="float" office:value="0.3" calcext:value-type="float">
            <text:p>0.300 </text:p>
          </table:table-cell>
          <table:table-cell table:style-name="ce111" table:formula="of:=[.K81]/[.H81]" office:value-type="percentage" office:value="0" calcext:value-type="percentage">
            <text:p>0%</text:p>
          </table:table-cell>
          <table:table-cell table:style-name="ce97" table:formula="of:=SUM([.J82:.J84])" office:value-type="float" office:value="0" calcext:value-type="float">
            <text:p>0.000 </text:p>
          </table:table-cell>
          <table:table-cell table:style-name="ce97" table:formula="of:=SUM([.K82:.K84])" office:value-type="float" office:value="0" calcext:value-type="float">
            <text:p>0.000 </text:p>
          </table:table-cell>
          <table:table-cell table:style-name="ce142" table:formula="of:=IFERROR(([.K81]/[.J81])*100;0)" office:value-type="float" office:value="0" calcext:value-type="float">
            <text:p>0.00 </text:p>
          </table:table-cell>
          <table:table-cell table:style-name="ce168" table:formula="of:=MIN([.M82:.M84])" office:value-type="date" office:date-value="2015-06-23" calcext:value-type="date">
            <text:p>2015-06-23</text:p>
          </table:table-cell>
          <table:table-cell table:style-name="ce168" table:formula="of:=MAX([.N82:.N84])" office:value-type="date" office:date-value="2015-12-28" calcext:value-type="date">
            <text:p>2015-12-28</text:p>
          </table:table-cell>
          <table:table-cell table:style-name="ce193"/>
          <table:table-cell table:style-name="ce214"/>
          <table:table-cell table:style-name="ce240" table:number-columns-repeated="2"/>
          <table:table-cell table:style-name="ce274"/>
          <table:table-cell table:style-name="ce300"/>
          <table:table-cell table:style-name="ce237" table:number-columns-repeated="3"/>
          <table:table-cell table:style-name="ce338"/>
          <table:table-cell table:style-name="ce362"/>
          <table:table-cell table:style-name="ce237" table:number-columns-repeated="2"/>
          <table:table-cell table:style-name="ce274"/>
          <table:table-cell table:style-name="ce300"/>
          <table:table-cell table:style-name="ce237" table:number-columns-repeated="3"/>
          <table:table-cell table:style-name="ce338"/>
          <table:table-cell table:style-name="ce362"/>
          <table:table-cell table:style-name="ce237" table:number-columns-repeated="2"/>
          <table:table-cell table:style-name="ce274"/>
          <table:table-cell table:style-name="ce407"/>
          <table:table-cell table:style-name="ce274"/>
          <table:table-cell table:style-name="ce438"/>
          <table:table-cell table:style-name="ce4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30"/>
          <table:table-cell table:style-name="ce17" office:value-type="string" calcext:value-type="string">
            <text:p>착수보고회</text:p>
          </table:table-cell>
          <table:table-cell table:style-name="ce59" table:number-columns-repeated="2"/>
          <table:table-cell table:number-columns-repeated="2" table:style-name="ce96" office:value-type="float" office:value="0.1" calcext:value-type="float">
            <text:p>0.10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82];0;IF(AND([.M82]&lt;=[.$B$3];[.N82]&gt;=[.$B$3]);[.H82]*(DAYS360([.M82];[.$B$3]+1)/(VALUE([.N82])-VALUE([.M82])+1));[.H82]))" office:value-type="float" office:value="0" calcext:value-type="float">
            <text:p>0.000 </text:p>
          </table:table-cell>
          <table:table-cell table:style-name="ce126" table:formula="of:=[.I82]*[.H82]" office:value-type="float" office:value="0" calcext:value-type="float">
            <text:p>0.000 </text:p>
          </table:table-cell>
          <table:table-cell table:style-name="ce140" table:formula="of:=IF([.I82]=1;&quot;종료&quot;;IF(AND([.I82]=0;[.$B$3]&lt;[.M82]);&quot;&quot;;IF(AND([.I82]=0;[.$B$3]&gt;[.N82]);&quot;지연&quot;;IF(AND([.N82]&lt;[.$B$3];[.I82]&lt;&gt;100);&quot;지연&quot;;&quot;진행&quot;))))">
            <text:p/>
          </table:table-cell>
          <table:table-cell table:number-columns-repeated="2" table:style-name="ce167" office:value-type="date" office:date-value="2015-06-23" calcext:value-type="date">
            <text:p>2015-06-23</text:p>
          </table:table-cell>
          <table:table-cell table:style-name="ce193" office:value-type="string" calcext:value-type="string">
            <text:p>착수보고서</text:p>
          </table:table-cell>
          <table:table-cell table:style-name="ce212"/>
          <table:table-cell table:style-name="ce30" table:number-columns-repeated="2"/>
          <table:table-cell table:style-name="ce276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5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<text:span text:style-name="T1">중간보고회 </text:span><text:span text:style-name="T2">- (</text:span><text:span text:style-name="T3">설계완료</text:span><text:span text:style-name="T2">)</text:span></text:p>
          </table:table-cell>
          <table:table-cell table:style-name="ce59" table:number-columns-repeated="2"/>
          <table:table-cell table:number-columns-repeated="2" table:style-name="ce96" office:value-type="float" office:value="0.1" calcext:value-type="float">
            <text:p>0.10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83];0;IF(AND([.M83]&lt;=[.$B$3];[.N83]&gt;=[.$B$3]);[.H83]*(DAYS360([.M83];[.$B$3]+1)/(VALUE([.N83])-VALUE([.M83])+1));[.H83]))" office:value-type="float" office:value="0" calcext:value-type="float">
            <text:p>0.000 </text:p>
          </table:table-cell>
          <table:table-cell table:style-name="ce126" table:formula="of:=[.I83]*[.H83]" office:value-type="float" office:value="0" calcext:value-type="float">
            <text:p>0.000 </text:p>
          </table:table-cell>
          <table:table-cell table:style-name="ce140" table:formula="of:=IF([.I83]=1;&quot;종료&quot;;IF(AND([.I83]=0;[.$B$3]&lt;[.M83]);&quot;&quot;;IF(AND([.I83]=0;[.$B$3]&gt;[.N83]);&quot;지연&quot;;IF(AND([.N83]&lt;[.$B$3];[.I83]&lt;&gt;100);&quot;지연&quot;;&quot;진행&quot;))))">
            <text:p/>
          </table:table-cell>
          <table:table-cell table:style-name="ce167" office:value-type="date" office:date-value="2015-08-31" calcext:value-type="date">
            <text:p>2015-08-31</text:p>
          </table:table-cell>
          <table:table-cell table:style-name="ce167" office:value-type="date" office:date-value="2015-09-05" calcext:value-type="date">
            <text:p>2015-09-05</text:p>
          </table:table-cell>
          <table:table-cell table:style-name="ce193" office:value-type="string" calcext:value-type="string">
            <text:p>중간보고서</text:p>
          </table:table-cell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303"/>
          <table:table-cell table:style-name="ce327"/>
          <table:table-cell table:style-name="ce30" table:number-columns-repeated="2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프로젝트 완료보고</text:p>
          </table:table-cell>
          <table:table-cell table:style-name="ce59" table:number-columns-repeated="2"/>
          <table:table-cell table:number-columns-repeated="2" table:style-name="ce96" office:value-type="float" office:value="0.1" calcext:value-type="float">
            <text:p>0.10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84];0;IF(AND([.M84]&lt;=[.$B$3];[.N84]&gt;=[.$B$3]);[.H84]*(DAYS360([.M84];[.$B$3]+1)/(VALUE([.N84])-VALUE([.M84])+1));[.H84]))" office:value-type="float" office:value="0" calcext:value-type="float">
            <text:p>0.000 </text:p>
          </table:table-cell>
          <table:table-cell table:style-name="ce126" table:formula="of:=[.I84]*[.H84]" office:value-type="float" office:value="0" calcext:value-type="float">
            <text:p>0.000 </text:p>
          </table:table-cell>
          <table:table-cell table:style-name="ce140" table:formula="of:=IF([.I84]=1;&quot;종료&quot;;IF(AND([.I84]=0;[.$B$3]&lt;[.M84]);&quot;&quot;;IF(AND([.I84]=0;[.$B$3]&gt;[.N84]);&quot;지연&quot;;IF(AND([.N84]&lt;[.$B$3];[.I84]&lt;&gt;100);&quot;지연&quot;;&quot;진행&quot;))))">
            <text:p/>
          </table:table-cell>
          <table:table-cell table:style-name="ce167" office:value-type="date" office:date-value="2015-12-21" calcext:value-type="date">
            <text:p>2015-12-21</text:p>
          </table:table-cell>
          <table:table-cell table:style-name="ce167" office:value-type="date" office:date-value="2015-12-28" calcext:value-type="date">
            <text:p>2015-12-28</text:p>
          </table:table-cell>
          <table:table-cell table:style-name="ce193" office:value-type="string" calcext:value-type="string">
            <text:p>완료보고서</text:p>
          </table:table-cell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4"/>
          <table:table-cell table:style-name="ce19" office:value-type="string" calcext:value-type="string">
            <text:p>감리</text:p>
          </table:table-cell>
          <table:table-cell table:style-name="ce19" table:number-columns-repeated="2"/>
          <table:table-cell table:style-name="ce60" table:number-columns-repeated="2"/>
          <table:table-cell table:style-name="ce97" table:formula="of:=SUM([.G86];[.G91])" office:value-type="float" office:value="1" calcext:value-type="float">
            <text:p>1.000 </text:p>
          </table:table-cell>
          <table:table-cell table:style-name="ce97" table:formula="of:=SUM([.H86];[.H91])" office:value-type="float" office:value="1" calcext:value-type="float">
            <text:p>1.000 </text:p>
          </table:table-cell>
          <table:table-cell table:style-name="ce111" table:formula="of:=[.K85]/[.H85]" office:value-type="percentage" office:value="0" calcext:value-type="percentage">
            <text:p>0%</text:p>
          </table:table-cell>
          <table:table-cell table:style-name="ce97" table:formula="of:=SUM([.J86];[.J91])" office:value-type="float" office:value="0" calcext:value-type="float">
            <text:p>0.000 </text:p>
          </table:table-cell>
          <table:table-cell table:style-name="ce97" table:formula="of:=SUM([.K86];[.K91])" office:value-type="float" office:value="0" calcext:value-type="float">
            <text:p>0.000 </text:p>
          </table:table-cell>
          <table:table-cell table:style-name="ce142" table:formula="of:=IFERROR(([.K85]/[.J85])*100;0)" office:value-type="float" office:value="0" calcext:value-type="float">
            <text:p>0.00 </text:p>
          </table:table-cell>
          <table:table-cell table:style-name="ce168" table:formula="of:=MIN([.M86:.M95])" office:value-type="date" office:date-value="2015-08-31" calcext:value-type="date">
            <text:p>2015-08-31</text:p>
          </table:table-cell>
          <table:table-cell table:style-name="ce168" table:formula="of:=MAX([.N86:.N95])" office:value-type="date" office:date-value="2015-12-22" calcext:value-type="date">
            <text:p>2015-12-22</text:p>
          </table:table-cell>
          <table:table-cell table:style-name="ce193"/>
          <table:table-cell table:style-name="ce214"/>
          <table:table-cell table:style-name="ce240" table:number-columns-repeated="2"/>
          <table:table-cell table:style-name="ce272"/>
          <table:table-cell table:style-name="ce298"/>
          <table:table-cell table:style-name="ce240" table:number-columns-repeated="3"/>
          <table:table-cell table:style-name="ce335"/>
          <table:table-cell table:style-name="ce359"/>
          <table:table-cell table:style-name="ce240" table:number-columns-repeated="2"/>
          <table:table-cell table:style-name="ce272"/>
          <table:table-cell table:style-name="ce300"/>
          <table:table-cell table:style-name="ce237" table:number-columns-repeated="3"/>
          <table:table-cell table:style-name="ce338"/>
          <table:table-cell table:style-name="ce362"/>
          <table:table-cell table:style-name="ce237" table:number-columns-repeated="2"/>
          <table:table-cell table:style-name="ce274"/>
          <table:table-cell table:style-name="ce407"/>
          <table:table-cell table:style-name="ce274"/>
          <table:table-cell table:style-name="ce438"/>
          <table:table-cell table:style-name="ce4" table:number-columns-repeated="975"/>
          <table:table-cell table:number-columns-repeated="9"/>
        </table:table-row>
        <table:table-row table:style-name="ro7" table:visibility="collapse">
          <table:table-cell table:style-name="ce4"/>
          <table:table-cell table:style-name="ce19"/>
          <table:table-cell table:style-name="ce19" office:value-type="string" calcext:value-type="string">
            <text:p>중간감리</text:p>
          </table:table-cell>
          <table:table-cell table:style-name="ce19"/>
          <table:table-cell table:style-name="ce60" table:number-columns-repeated="2"/>
          <table:table-cell table:style-name="ce97" table:formula="of:=SUM([.G87:.G90])" office:value-type="float" office:value="0.5" calcext:value-type="float">
            <text:p>0.500 </text:p>
          </table:table-cell>
          <table:table-cell table:style-name="ce97" table:formula="of:=SUM([.H87:.H90])" office:value-type="float" office:value="0.5" calcext:value-type="float">
            <text:p>0.500 </text:p>
          </table:table-cell>
          <table:table-cell table:style-name="ce111" table:formula="of:=[.K86]/[.H86]" office:value-type="percentage" office:value="0" calcext:value-type="percentage">
            <text:p>0%</text:p>
          </table:table-cell>
          <table:table-cell table:style-name="ce97" table:formula="of:=SUM([.J87:.J90])" office:value-type="float" office:value="0" calcext:value-type="float">
            <text:p>0.000 </text:p>
          </table:table-cell>
          <table:table-cell table:style-name="ce97" table:formula="of:=SUM([.K87:.K90])" office:value-type="float" office:value="0" calcext:value-type="float">
            <text:p>0.000 </text:p>
          </table:table-cell>
          <table:table-cell table:style-name="ce142" table:formula="of:=IFERROR(([.K86]/[.J86])*100;0)" office:value-type="float" office:value="0" calcext:value-type="float">
            <text:p>0.00 </text:p>
          </table:table-cell>
          <table:table-cell table:style-name="ce168" table:formula="of:=MIN([.M87:.M90])" office:value-type="date" office:date-value="2015-08-31" calcext:value-type="date">
            <text:p>2015-08-31</text:p>
          </table:table-cell>
          <table:table-cell table:style-name="ce168" table:formula="of:=MAX([.N87:.N90])" office:value-type="date" office:date-value="2015-09-15" calcext:value-type="date">
            <text:p>2015-09-15</text:p>
          </table:table-cell>
          <table:table-cell table:style-name="ce193"/>
          <table:table-cell table:style-name="ce214"/>
          <table:table-cell table:style-name="ce240" table:number-columns-repeated="2"/>
          <table:table-cell table:style-name="ce272"/>
          <table:table-cell table:style-name="ce298"/>
          <table:table-cell table:style-name="ce240" table:number-columns-repeated="3"/>
          <table:table-cell table:style-name="ce335"/>
          <table:table-cell table:style-name="ce359"/>
          <table:table-cell table:style-name="ce240" table:number-columns-repeated="2"/>
          <table:table-cell table:style-name="ce272"/>
          <table:table-cell table:style-name="ce300"/>
          <table:table-cell table:style-name="ce237" table:number-columns-repeated="2"/>
          <table:table-cell table:style-name="ce240"/>
          <table:table-cell table:style-name="ce335"/>
          <table:table-cell table:style-name="ce359"/>
          <table:table-cell table:style-name="ce240" table:number-columns-repeated="2"/>
          <table:table-cell table:style-name="ce272"/>
          <table:table-cell table:style-name="ce406"/>
          <table:table-cell table:style-name="ce272"/>
          <table:table-cell table:style-name="ce437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30"/>
          <table:table-cell table:style-name="ce46" office:value-type="string" calcext:value-type="string">
            <text:p>감리대응 문서 준비</text:p>
          </table:table-cell>
          <table:table-cell table:style-name="ce61" table:number-columns-repeated="2"/>
          <table:table-cell table:number-columns-repeated="2" table:style-name="ce96" office:value-type="float" office:value="0.1" calcext:value-type="float">
            <text:p>0.10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87];0;IF(AND([.M87]&lt;=[.$B$3];[.N87]&gt;=[.$B$3]);[.H87]*(DAYS360([.M87];[.$B$3]+1)/(VALUE([.N87])-VALUE([.M87])+1));[.H87]))" office:value-type="float" office:value="0" calcext:value-type="float">
            <text:p>0.000 </text:p>
          </table:table-cell>
          <table:table-cell table:style-name="ce126" table:formula="of:=[.I87]*[.H87]" office:value-type="float" office:value="0" calcext:value-type="float">
            <text:p>0.000 </text:p>
          </table:table-cell>
          <table:table-cell table:style-name="ce140" table:formula="of:=IF([.I87]=1;&quot;종료&quot;;IF(AND([.I87]=0;[.$B$3]&lt;[.M87]);&quot;&quot;;IF(AND([.I87]=0;[.$B$3]&gt;[.N87]);&quot;지연&quot;;IF(AND([.N87]&lt;[.$B$3];[.I87]&lt;&gt;100);&quot;지연&quot;;&quot;진행&quot;))))">
            <text:p/>
          </table:table-cell>
          <table:table-cell table:style-name="ce167" office:value-type="date" office:date-value="2015-08-31" calcext:value-type="date">
            <text:p>2015-08-31</text:p>
          </table:table-cell>
          <table:table-cell table:style-name="ce167" office:value-type="date" office:date-value="2015-09-04" calcext:value-type="date">
            <text:p>2015-09-04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303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5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감리 수검</text:p>
          </table:table-cell>
          <table:table-cell table:style-name="ce61" table:number-columns-repeated="2"/>
          <table:table-cell table:number-columns-repeated="2" table:style-name="ce96" office:value-type="float" office:value="0.1" calcext:value-type="float">
            <text:p>0.10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88];0;IF(AND([.M88]&lt;=[.$B$3];[.N88]&gt;=[.$B$3]);[.H88]*(DAYS360([.M88];[.$B$3]+1)/(VALUE([.N88])-VALUE([.M88])+1));[.H88]))" office:value-type="float" office:value="0" calcext:value-type="float">
            <text:p>0.000 </text:p>
          </table:table-cell>
          <table:table-cell table:style-name="ce126" table:formula="of:=[.I88]*[.H88]" office:value-type="float" office:value="0" calcext:value-type="float">
            <text:p>0.000 </text:p>
          </table:table-cell>
          <table:table-cell table:style-name="ce140" table:formula="of:=IF([.I88]=1;&quot;종료&quot;;IF(AND([.I88]=0;[.$B$3]&lt;[.M88]);&quot;&quot;;IF(AND([.I88]=0;[.$B$3]&gt;[.N88]);&quot;지연&quot;;IF(AND([.N88]&lt;[.$B$3];[.I88]&lt;&gt;100);&quot;지연&quot;;&quot;진행&quot;))))">
            <text:p/>
          </table:table-cell>
          <table:table-cell table:style-name="ce167" office:value-type="date" office:date-value="2015-09-05" calcext:value-type="date">
            <text:p>2015-09-05</text:p>
          </table:table-cell>
          <table:table-cell table:style-name="ce167" office:value-type="date" office:date-value="2015-09-09" calcext:value-type="date">
            <text:p>2015-09-09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303"/>
          <table:table-cell table:style-name="ce327"/>
          <table:table-cell table:style-name="ce30" table:number-columns-repeated="2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감리 시정조치 계획 및 수행</text:p>
          </table:table-cell>
          <table:table-cell table:style-name="ce61" table:number-columns-repeated="2"/>
          <table:table-cell table:number-columns-repeated="2" table:style-name="ce96" office:value-type="float" office:value="0.1" calcext:value-type="float">
            <text:p>0.10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89];0;IF(AND([.M89]&lt;=[.$B$3];[.N89]&gt;=[.$B$3]);[.H89]*(DAYS360([.M89];[.$B$3]+1)/(VALUE([.N89])-VALUE([.M89])+1));[.H89]))" office:value-type="float" office:value="0" calcext:value-type="float">
            <text:p>0.000 </text:p>
          </table:table-cell>
          <table:table-cell table:style-name="ce126" table:formula="of:=[.I89]*[.H89]" office:value-type="float" office:value="0" calcext:value-type="float">
            <text:p>0.000 </text:p>
          </table:table-cell>
          <table:table-cell table:style-name="ce140" table:formula="of:=IF([.I89]=1;&quot;종료&quot;;IF(AND([.I89]=0;[.$B$3]&lt;[.M89]);&quot;&quot;;IF(AND([.I89]=0;[.$B$3]&gt;[.N89]);&quot;지연&quot;;IF(AND([.N89]&lt;[.$B$3];[.I89]&lt;&gt;100);&quot;지연&quot;;&quot;진행&quot;))))">
            <text:p/>
          </table:table-cell>
          <table:table-cell table:style-name="ce167" office:value-type="date" office:date-value="2015-09-08" calcext:value-type="date">
            <text:p>2015-09-08</text:p>
          </table:table-cell>
          <table:table-cell table:style-name="ce167" office:value-type="date" office:date-value="2015-09-14" calcext:value-type="date">
            <text:p>2015-09-14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27" table:number-columns-repeated="2"/>
          <table:table-cell table:style-name="ce30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시정조치 확인</text:p>
          </table:table-cell>
          <table:table-cell table:style-name="ce61" table:number-columns-repeated="2"/>
          <table:table-cell table:number-columns-repeated="2" table:style-name="ce96" office:value-type="float" office:value="0.2" calcext:value-type="float">
            <text:p>0.20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90];0;IF(AND([.M90]&lt;=[.$B$3];[.N90]&gt;=[.$B$3]);[.H90]*(DAYS360([.M90];[.$B$3]+1)/(VALUE([.N90])-VALUE([.M90])+1));[.H90]))" office:value-type="float" office:value="0" calcext:value-type="float">
            <text:p>0.000 </text:p>
          </table:table-cell>
          <table:table-cell table:style-name="ce126" table:formula="of:=[.I90]*[.H90]" office:value-type="float" office:value="0" calcext:value-type="float">
            <text:p>0.000 </text:p>
          </table:table-cell>
          <table:table-cell table:style-name="ce140" table:formula="of:=IF([.I90]=1;&quot;종료&quot;;IF(AND([.I90]=0;[.$B$3]&lt;[.M90]);&quot;&quot;;IF(AND([.I90]=0;[.$B$3]&gt;[.N90]);&quot;지연&quot;;IF(AND([.N90]&lt;[.$B$3];[.I90]&lt;&gt;100);&quot;지연&quot;;&quot;진행&quot;))))">
            <text:p/>
          </table:table-cell>
          <table:table-cell table:style-name="ce167" office:value-type="date" office:date-value="2015-09-14" calcext:value-type="date">
            <text:p>2015-09-14</text:p>
          </table:table-cell>
          <table:table-cell table:style-name="ce167" office:value-type="date" office:date-value="2015-09-15" calcext:value-type="date">
            <text:p>2015-09-15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/>
          <table:table-cell table:style-name="ce327"/>
          <table:table-cell table:style-name="ce30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4"/>
          <table:table-cell table:style-name="ce19"/>
          <table:table-cell table:style-name="ce19" office:value-type="string" calcext:value-type="string">
            <text:p>최종감리</text:p>
          </table:table-cell>
          <table:table-cell table:style-name="ce19"/>
          <table:table-cell table:style-name="ce62" table:number-columns-repeated="2"/>
          <table:table-cell table:style-name="ce97" table:formula="of:=SUM([.G92:.G95])" office:value-type="float" office:value="0.5" calcext:value-type="float">
            <text:p>0.500 </text:p>
          </table:table-cell>
          <table:table-cell table:style-name="ce97" table:formula="of:=SUM([.H92:.H95])" office:value-type="float" office:value="0.5" calcext:value-type="float">
            <text:p>0.500 </text:p>
          </table:table-cell>
          <table:table-cell table:style-name="ce111" table:formula="of:=[.K91]/[.H91]" office:value-type="percentage" office:value="0" calcext:value-type="percentage">
            <text:p>0%</text:p>
          </table:table-cell>
          <table:table-cell table:style-name="ce97" table:formula="of:=SUM([.J92:.J95])" office:value-type="float" office:value="0" calcext:value-type="float">
            <text:p>0.000 </text:p>
          </table:table-cell>
          <table:table-cell table:style-name="ce97" table:formula="of:=SUM([.K92:.K95])" office:value-type="float" office:value="0" calcext:value-type="float">
            <text:p>0.000 </text:p>
          </table:table-cell>
          <table:table-cell table:style-name="ce142" table:formula="of:=IFERROR(([.K91]/[.J91])*100;0)" office:value-type="float" office:value="0" calcext:value-type="float">
            <text:p>0.00 </text:p>
          </table:table-cell>
          <table:table-cell table:style-name="ce168" table:formula="of:=MIN([.M92:.M95])" office:value-type="date" office:date-value="2015-12-07" calcext:value-type="date">
            <text:p>2015-12-07</text:p>
          </table:table-cell>
          <table:table-cell table:style-name="ce168" table:formula="of:=MAX([.N92:.N95])" office:value-type="date" office:date-value="2015-12-22" calcext:value-type="date">
            <text:p>2015-12-22</text:p>
          </table:table-cell>
          <table:table-cell table:style-name="ce193"/>
          <table:table-cell table:style-name="ce214"/>
          <table:table-cell table:style-name="ce240" table:number-columns-repeated="2"/>
          <table:table-cell table:style-name="ce272"/>
          <table:table-cell table:style-name="ce298"/>
          <table:table-cell table:style-name="ce240" table:number-columns-repeated="3"/>
          <table:table-cell table:style-name="ce335"/>
          <table:table-cell table:style-name="ce359"/>
          <table:table-cell table:style-name="ce240" table:number-columns-repeated="2"/>
          <table:table-cell table:style-name="ce272"/>
          <table:table-cell table:style-name="ce298"/>
          <table:table-cell table:style-name="ce240" table:number-columns-repeated="3"/>
          <table:table-cell table:style-name="ce335"/>
          <table:table-cell table:style-name="ce359"/>
          <table:table-cell table:style-name="ce240" table:number-columns-repeated="2"/>
          <table:table-cell table:style-name="ce272"/>
          <table:table-cell table:style-name="ce406"/>
          <table:table-cell table:style-name="ce272"/>
          <table:table-cell table:style-name="ce437"/>
          <table:table-cell table:style-name="ce4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30"/>
          <table:table-cell table:style-name="ce46" office:value-type="string" calcext:value-type="string">
            <text:p>감리대응 문서 준비</text:p>
          </table:table-cell>
          <table:table-cell table:style-name="ce61" table:number-columns-repeated="2"/>
          <table:table-cell table:number-columns-repeated="2" table:style-name="ce96" office:value-type="float" office:value="0.1" calcext:value-type="float">
            <text:p>0.10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92];0;IF(AND([.M92]&lt;=[.$B$3];[.N92]&gt;=[.$B$3]);[.H92]*(DAYS360([.M92];[.$B$3]+1)/(VALUE([.N92])-VALUE([.M92])+1));[.H92]))" office:value-type="float" office:value="0" calcext:value-type="float">
            <text:p>0.000 </text:p>
          </table:table-cell>
          <table:table-cell table:style-name="ce126" table:formula="of:=[.I92]*[.H92]" office:value-type="float" office:value="0" calcext:value-type="float">
            <text:p>0.000 </text:p>
          </table:table-cell>
          <table:table-cell table:style-name="ce140" table:formula="of:=IF([.I92]=1;&quot;종료&quot;;IF(AND([.I92]=0;[.$B$3]&lt;[.M92]);&quot;&quot;;IF(AND([.I92]=0;[.$B$3]&gt;[.N92]);&quot;지연&quot;;IF(AND([.N92]&lt;[.$B$3];[.I92]&lt;&gt;100);&quot;지연&quot;;&quot;진행&quot;))))">
            <text:p/>
          </table:table-cell>
          <table:table-cell table:style-name="ce167" office:value-type="date" office:date-value="2015-12-07" calcext:value-type="date">
            <text:p>2015-12-07</text:p>
          </table:table-cell>
          <table:table-cell table:style-name="ce167" office:value-type="date" office:date-value="2015-12-11" calcext:value-type="date">
            <text:p>2015-12-11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5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감리 수검</text:p>
          </table:table-cell>
          <table:table-cell table:style-name="ce61" table:number-columns-repeated="2"/>
          <table:table-cell table:number-columns-repeated="2" table:style-name="ce96" office:value-type="float" office:value="0.1" calcext:value-type="float">
            <text:p>0.10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93];0;IF(AND([.M93]&lt;=[.$B$3];[.N93]&gt;=[.$B$3]);[.H93]*(DAYS360([.M93];[.$B$3]+1)/(VALUE([.N93])-VALUE([.M93])+1));[.H93]))" office:value-type="float" office:value="0" calcext:value-type="float">
            <text:p>0.000 </text:p>
          </table:table-cell>
          <table:table-cell table:style-name="ce126" table:formula="of:=[.I93]*[.H93]" office:value-type="float" office:value="0" calcext:value-type="float">
            <text:p>0.000 </text:p>
          </table:table-cell>
          <table:table-cell table:style-name="ce140" table:formula="of:=IF([.I93]=1;&quot;종료&quot;;IF(AND([.I93]=0;[.$B$3]&lt;[.M93]);&quot;&quot;;IF(AND([.I93]=0;[.$B$3]&gt;[.N93]);&quot;지연&quot;;IF(AND([.N93]&lt;[.$B$3];[.I93]&lt;&gt;100);&quot;지연&quot;;&quot;진행&quot;))))">
            <text:p/>
          </table:table-cell>
          <table:table-cell table:style-name="ce167" office:value-type="date" office:date-value="2015-12-12" calcext:value-type="date">
            <text:p>2015-12-12</text:p>
          </table:table-cell>
          <table:table-cell table:style-name="ce167" office:value-type="date" office:date-value="2015-12-16" calcext:value-type="date">
            <text:p>2015-12-16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감리 시정조치 계획 및 수행</text:p>
          </table:table-cell>
          <table:table-cell table:style-name="ce61" table:number-columns-repeated="2"/>
          <table:table-cell table:number-columns-repeated="2" table:style-name="ce96" office:value-type="float" office:value="0.1" calcext:value-type="float">
            <text:p>0.10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94];0;IF(AND([.M94]&lt;=[.$B$3];[.N94]&gt;=[.$B$3]);[.H94]*(DAYS360([.M94];[.$B$3]+1)/(VALUE([.N94])-VALUE([.M94])+1));[.H94]))" office:value-type="float" office:value="0" calcext:value-type="float">
            <text:p>0.000 </text:p>
          </table:table-cell>
          <table:table-cell table:style-name="ce126" table:formula="of:=[.I94]*[.H94]" office:value-type="float" office:value="0" calcext:value-type="float">
            <text:p>0.000 </text:p>
          </table:table-cell>
          <table:table-cell table:style-name="ce140" table:formula="of:=IF([.I94]=1;&quot;종료&quot;;IF(AND([.I94]=0;[.$B$3]&lt;[.M94]);&quot;&quot;;IF(AND([.I94]=0;[.$B$3]&gt;[.N94]);&quot;지연&quot;;IF(AND([.N94]&lt;[.$B$3];[.I94]&lt;&gt;100);&quot;지연&quot;;&quot;진행&quot;))))">
            <text:p/>
          </table:table-cell>
          <table:table-cell table:style-name="ce167" office:value-type="date" office:date-value="2015-12-15" calcext:value-type="date">
            <text:p>2015-12-15</text:p>
          </table:table-cell>
          <table:table-cell table:style-name="ce167" office:value-type="date" office:date-value="2015-12-21" calcext:value-type="date">
            <text:p>2015-12-21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시정조치 확인</text:p>
          </table:table-cell>
          <table:table-cell table:style-name="ce61" table:number-columns-repeated="2"/>
          <table:table-cell table:number-columns-repeated="2" table:style-name="ce96" office:value-type="float" office:value="0.2" calcext:value-type="float">
            <text:p>0.20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95];0;IF(AND([.M95]&lt;=[.$B$3];[.N95]&gt;=[.$B$3]);[.H95]*(DAYS360([.M95];[.$B$3]+1)/(VALUE([.N95])-VALUE([.M95])+1));[.H95]))" office:value-type="float" office:value="0" calcext:value-type="float">
            <text:p>0.000 </text:p>
          </table:table-cell>
          <table:table-cell table:style-name="ce126" table:formula="of:=[.I95]*[.H95]" office:value-type="float" office:value="0" calcext:value-type="float">
            <text:p>0.000 </text:p>
          </table:table-cell>
          <table:table-cell table:style-name="ce140" table:formula="of:=IF([.I95]=1;&quot;종료&quot;;IF(AND([.I95]=0;[.$B$3]&lt;[.M95]);&quot;&quot;;IF(AND([.I95]=0;[.$B$3]&gt;[.N95]);&quot;지연&quot;;IF(AND([.N95]&lt;[.$B$3];[.I95]&lt;&gt;100);&quot;지연&quot;;&quot;진행&quot;))))">
            <text:p/>
          </table:table-cell>
          <table:table-cell table:style-name="ce167" office:value-type="date" office:date-value="2015-12-21" calcext:value-type="date">
            <text:p>2015-12-21</text:p>
          </table:table-cell>
          <table:table-cell table:style-name="ce167" office:value-type="date" office:date-value="2015-12-22" calcext:value-type="date">
            <text:p>2015-12-22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4"/>
          <table:table-cell table:style-name="ce19" office:value-type="string" calcext:value-type="string">
            <text:p>행사</text:p>
          </table:table-cell>
          <table:table-cell table:style-name="ce19" table:number-columns-repeated="2"/>
          <table:table-cell table:style-name="ce62" table:number-columns-repeated="2"/>
          <table:table-cell table:style-name="ce97" table:formula="of:=SUM([.G97])" office:value-type="float" office:value="0.4" calcext:value-type="float">
            <text:p>0.400 </text:p>
          </table:table-cell>
          <table:table-cell table:style-name="ce97" table:formula="of:=SUM([.H97])" office:value-type="float" office:value="0.4" calcext:value-type="float">
            <text:p>0.400 </text:p>
          </table:table-cell>
          <table:table-cell table:style-name="ce111" table:formula="of:=[.K96]/[.H96]" office:value-type="percentage" office:value="0" calcext:value-type="percentage">
            <text:p>0%</text:p>
          </table:table-cell>
          <table:table-cell table:style-name="ce97" table:formula="of:=SUM([.J97])" office:value-type="float" office:value="0" calcext:value-type="float">
            <text:p>0.000 </text:p>
          </table:table-cell>
          <table:table-cell table:style-name="ce97" table:formula="of:=SUM([.K97])" office:value-type="float" office:value="0" calcext:value-type="float">
            <text:p>0.000 </text:p>
          </table:table-cell>
          <table:table-cell table:style-name="ce142" table:formula="of:=IFERROR(([.K96]/[.J96])*100;0)" office:value-type="float" office:value="0" calcext:value-type="float">
            <text:p>0.00 </text:p>
          </table:table-cell>
          <table:table-cell table:style-name="ce168" table:formula="of:=MIN([.M97:.M99])" office:value-type="date" office:date-value="2015-07-20" calcext:value-type="date">
            <text:p>2015-07-20</text:p>
          </table:table-cell>
          <table:table-cell table:style-name="ce168" table:formula="of:=MAX([.N97:.N99])" office:value-type="date" office:date-value="2015-10-25" calcext:value-type="date">
            <text:p>2015-10-25</text:p>
          </table:table-cell>
          <table:table-cell table:style-name="ce193"/>
          <table:table-cell table:style-name="ce214"/>
          <table:table-cell table:style-name="ce240" table:number-columns-repeated="2"/>
          <table:table-cell table:style-name="ce272"/>
          <table:table-cell table:style-name="ce298"/>
          <table:table-cell table:style-name="ce240" table:number-columns-repeated="2"/>
          <table:table-cell table:style-name="ce237"/>
          <table:table-cell table:style-name="ce338"/>
          <table:table-cell table:style-name="ce362"/>
          <table:table-cell table:style-name="ce237" table:number-columns-repeated="2"/>
          <table:table-cell table:style-name="ce274"/>
          <table:table-cell table:style-name="ce300"/>
          <table:table-cell table:style-name="ce237" table:number-columns-repeated="3"/>
          <table:table-cell table:style-name="ce338"/>
          <table:table-cell table:style-name="ce362"/>
          <table:table-cell table:style-name="ce237" table:number-columns-repeated="2"/>
          <table:table-cell table:style-name="ce272"/>
          <table:table-cell table:style-name="ce406"/>
          <table:table-cell table:style-name="ce272"/>
          <table:table-cell table:style-name="ce437"/>
          <table:table-cell table:style-name="ce4" table:number-columns-repeated="975"/>
          <table:table-cell table:number-columns-repeated="9"/>
        </table:table-row>
        <table:table-row table:style-name="ro7" table:visibility="collapse">
          <table:table-cell table:style-name="ce4"/>
          <table:table-cell table:style-name="ce19"/>
          <table:table-cell table:style-name="ce19" office:value-type="string" calcext:value-type="string">
            <text:p>워크숍</text:p>
          </table:table-cell>
          <table:table-cell table:style-name="ce19"/>
          <table:table-cell table:style-name="ce62" table:number-columns-repeated="2"/>
          <table:table-cell table:style-name="ce97" table:formula="of:=SUM([.G98:.G99])" office:value-type="float" office:value="0.4" calcext:value-type="float">
            <text:p>0.400 </text:p>
          </table:table-cell>
          <table:table-cell table:style-name="ce97" table:formula="of:=SUM([.H98:.H99])" office:value-type="float" office:value="0.4" calcext:value-type="float">
            <text:p>0.400 </text:p>
          </table:table-cell>
          <table:table-cell table:style-name="ce111" table:formula="of:=[.K97]/[.H97]" office:value-type="percentage" office:value="0" calcext:value-type="percentage">
            <text:p>0%</text:p>
          </table:table-cell>
          <table:table-cell table:style-name="ce97" table:formula="of:=SUM([.J98:.J99])" office:value-type="float" office:value="0" calcext:value-type="float">
            <text:p>0.000 </text:p>
          </table:table-cell>
          <table:table-cell table:style-name="ce97" table:formula="of:=SUM([.K98:.K99])" office:value-type="float" office:value="0" calcext:value-type="float">
            <text:p>0.000 </text:p>
          </table:table-cell>
          <table:table-cell table:style-name="ce142" table:formula="of:=IFERROR(([.K97]/[.J97])*100;0)" office:value-type="float" office:value="0" calcext:value-type="float">
            <text:p>0.00 </text:p>
          </table:table-cell>
          <table:table-cell table:style-name="ce168" table:formula="of:=MIN([.M98:.M99])" office:value-type="date" office:date-value="2015-07-20" calcext:value-type="date">
            <text:p>2015-07-20</text:p>
          </table:table-cell>
          <table:table-cell table:style-name="ce168" table:formula="of:=MAX([.N98:.N99])" office:value-type="date" office:date-value="2015-10-25" calcext:value-type="date">
            <text:p>2015-10-25</text:p>
          </table:table-cell>
          <table:table-cell table:style-name="ce193"/>
          <table:table-cell table:style-name="ce214"/>
          <table:table-cell table:style-name="ce240" table:number-columns-repeated="2"/>
          <table:table-cell table:style-name="ce272"/>
          <table:table-cell table:style-name="ce298"/>
          <table:table-cell table:style-name="ce240" table:number-columns-repeated="2"/>
          <table:table-cell table:style-name="ce237"/>
          <table:table-cell table:style-name="ce338"/>
          <table:table-cell table:style-name="ce362"/>
          <table:table-cell table:style-name="ce237" table:number-columns-repeated="2"/>
          <table:table-cell table:style-name="ce274"/>
          <table:table-cell table:style-name="ce300"/>
          <table:table-cell table:style-name="ce237" table:number-columns-repeated="3"/>
          <table:table-cell table:style-name="ce338"/>
          <table:table-cell table:style-name="ce362"/>
          <table:table-cell table:style-name="ce237" table:number-columns-repeated="2"/>
          <table:table-cell table:style-name="ce272"/>
          <table:table-cell table:style-name="ce406"/>
          <table:table-cell table:style-name="ce272"/>
          <table:table-cell table:style-name="ce437"/>
          <table:table-cell table:style-name="ce4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<text:span text:style-name="T14">워크숍</text:span><text:span text:style-name="T15">1</text:span><text:span text:style-name="T16">차</text:span></text:p>
          </table:table-cell>
          <table:table-cell table:style-name="ce61" table:number-columns-repeated="2"/>
          <table:table-cell table:number-columns-repeated="2" table:style-name="ce96" office:value-type="float" office:value="0.2" calcext:value-type="float">
            <text:p>0.20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98];0;IF(AND([.M98]&lt;=[.$B$3];[.N98]&gt;=[.$B$3]);[.H98]*(DAYS360([.M98];[.$B$3]+1)/(VALUE([.N98])-VALUE([.M98])+1));[.H98]))" office:value-type="float" office:value="0" calcext:value-type="float">
            <text:p>0.000 </text:p>
          </table:table-cell>
          <table:table-cell table:style-name="ce126" table:formula="of:=[.I98]*[.H98]" office:value-type="float" office:value="0" calcext:value-type="float">
            <text:p>0.000 </text:p>
          </table:table-cell>
          <table:table-cell table:style-name="ce140" table:formula="of:=IF([.I98]=1;&quot;종료&quot;;IF(AND([.I98]=0;[.$B$3]&lt;[.M98]);&quot;&quot;;IF(AND([.I98]=0;[.$B$3]&gt;[.N98]);&quot;지연&quot;;IF(AND([.N98]&lt;[.$B$3];[.I98]&lt;&gt;100);&quot;지연&quot;;&quot;진행&quot;))))">
            <text:p/>
          </table:table-cell>
          <table:table-cell table:style-name="ce167" office:value-type="date" office:date-value="2015-07-20" calcext:value-type="date">
            <text:p>2015-07-20</text:p>
          </table:table-cell>
          <table:table-cell table:style-name="ce167" office:value-type="date" office:date-value="2015-07-26" calcext:value-type="date">
            <text:p>2015-07-26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2"/>
          <table:table-cell table:style-name="ce327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5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<text:span text:style-name="T14">워크숍</text:span><text:span text:style-name="T15">2</text:span><text:span text:style-name="T16">차</text:span></text:p>
          </table:table-cell>
          <table:table-cell table:style-name="ce61" table:number-columns-repeated="2"/>
          <table:table-cell table:number-columns-repeated="2" table:style-name="ce96" office:value-type="float" office:value="0.2" calcext:value-type="float">
            <text:p>0.20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99];0;IF(AND([.M99]&lt;=[.$B$3];[.N99]&gt;=[.$B$3]);[.H99]*(DAYS360([.M99];[.$B$3]+1)/(VALUE([.N99])-VALUE([.M99])+1));[.H99]))" office:value-type="float" office:value="0" calcext:value-type="float">
            <text:p>0.000 </text:p>
          </table:table-cell>
          <table:table-cell table:style-name="ce126" table:formula="of:=[.I99]*[.H99]" office:value-type="float" office:value="0" calcext:value-type="float">
            <text:p>0.000 </text:p>
          </table:table-cell>
          <table:table-cell table:style-name="ce140" table:formula="of:=IF([.I99]=1;&quot;종료&quot;;IF(AND([.I99]=0;[.$B$3]&lt;[.M99]);&quot;&quot;;IF(AND([.I99]=0;[.$B$3]&gt;[.N99]);&quot;지연&quot;;IF(AND([.N99]&lt;[.$B$3];[.I99]&lt;&gt;100);&quot;지연&quot;;&quot;진행&quot;))))">
            <text:p/>
          </table:table-cell>
          <table:table-cell table:style-name="ce167" office:value-type="date" office:date-value="2015-10-19" calcext:value-type="date">
            <text:p>2015-10-19</text:p>
          </table:table-cell>
          <table:table-cell table:style-name="ce167" office:value-type="date" office:date-value="2015-10-25" calcext:value-type="date">
            <text:p>2015-10-25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/>
          <table:table-cell table:style-name="ce327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4"/>
          <table:table-cell table:style-name="ce19" office:value-type="string" calcext:value-type="string">
            <text:p>도입솔루션</text:p>
          </table:table-cell>
          <table:table-cell table:style-name="ce19" table:number-columns-repeated="2"/>
          <table:table-cell table:style-name="ce62" table:number-columns-repeated="2"/>
          <table:table-cell table:style-name="ce97" table:formula="of:=SUM([.G101];[.G107])" office:value-type="float" office:value="0.025" calcext:value-type="float">
            <text:p>0.025 </text:p>
          </table:table-cell>
          <table:table-cell table:style-name="ce97" table:formula="of:=SUM([.H101];[.H107])" office:value-type="float" office:value="0.025" calcext:value-type="float">
            <text:p>0.025 </text:p>
          </table:table-cell>
          <table:table-cell table:style-name="ce111" table:formula="of:=[.K100]/[.H100]" office:value-type="percentage" office:value="0" calcext:value-type="percentage">
            <text:p>0%</text:p>
          </table:table-cell>
          <table:table-cell table:style-name="ce97" table:formula="of:=SUM([.J101];[.J107])" office:value-type="float" office:value="0" calcext:value-type="float">
            <text:p>0.000 </text:p>
          </table:table-cell>
          <table:table-cell table:style-name="ce97" table:formula="of:=SUM([.K101];[.K107])" office:value-type="float" office:value="0" calcext:value-type="float">
            <text:p>0.000 </text:p>
          </table:table-cell>
          <table:table-cell table:style-name="ce142" table:formula="of:=IFERROR(([.K100]/[.J100])*100;0)" office:value-type="float" office:value="0" calcext:value-type="float">
            <text:p>0.00 </text:p>
          </table:table-cell>
          <table:table-cell table:style-name="ce168" table:formula="of:=MIN([.M101:.M112])" office:value-type="date" office:date-value="2015-07-01" calcext:value-type="date">
            <text:p>2015-07-01</text:p>
          </table:table-cell>
          <table:table-cell table:style-name="ce168" table:formula="of:=MAX([.N101:.N112])" office:value-type="date" office:date-value="2015-11-17" calcext:value-type="date">
            <text:p>2015-11-17</text:p>
          </table:table-cell>
          <table:table-cell table:style-name="ce193"/>
          <table:table-cell table:style-name="ce214"/>
          <table:table-cell table:style-name="ce240" table:number-columns-repeated="2"/>
          <table:table-cell table:style-name="ce272"/>
          <table:table-cell table:style-name="ce300"/>
          <table:table-cell table:style-name="ce237" table:number-columns-repeated="3"/>
          <table:table-cell table:style-name="ce338"/>
          <table:table-cell table:style-name="ce362"/>
          <table:table-cell table:style-name="ce237" table:number-columns-repeated="2"/>
          <table:table-cell table:style-name="ce274"/>
          <table:table-cell table:style-name="ce300"/>
          <table:table-cell table:style-name="ce237" table:number-columns-repeated="3"/>
          <table:table-cell table:style-name="ce338"/>
          <table:table-cell table:style-name="ce362"/>
          <table:table-cell table:style-name="ce237" table:number-columns-repeated="2"/>
          <table:table-cell table:style-name="ce274"/>
          <table:table-cell table:style-name="ce407"/>
          <table:table-cell table:style-name="ce274"/>
          <table:table-cell table:style-name="ce438"/>
          <table:table-cell table:style-name="ce4" table:number-columns-repeated="975"/>
          <table:table-cell table:number-columns-repeated="9"/>
        </table:table-row>
        <table:table-row table:style-name="ro7" table:visibility="collapse">
          <table:table-cell table:style-name="ce4"/>
          <table:table-cell table:style-name="ce19"/>
          <table:table-cell table:style-name="ce19" office:value-type="string" calcext:value-type="string">
            <text:p><text:span text:style-name="T10">도입</text:span><text:span text:style-name="T11">.</text:span><text:span text:style-name="T12">착수</text:span></text:p>
          </table:table-cell>
          <table:table-cell table:style-name="ce19"/>
          <table:table-cell table:style-name="ce62" table:number-columns-repeated="2"/>
          <table:table-cell table:style-name="ce97" table:formula="of:=SUM([.G102:.G106])" office:value-type="float" office:value="0.01" calcext:value-type="float">
            <text:p>0.010 </text:p>
          </table:table-cell>
          <table:table-cell table:style-name="ce97" table:formula="of:=SUM([.H102:.H106])" office:value-type="float" office:value="0.01" calcext:value-type="float">
            <text:p>0.010 </text:p>
          </table:table-cell>
          <table:table-cell table:style-name="ce111" table:formula="of:=[.K101]/[.H101]" office:value-type="percentage" office:value="0" calcext:value-type="percentage">
            <text:p>0%</text:p>
          </table:table-cell>
          <table:table-cell table:style-name="ce97" table:formula="of:=SUM([.J102:.J106])" office:value-type="float" office:value="0" calcext:value-type="float">
            <text:p>0.000 </text:p>
          </table:table-cell>
          <table:table-cell table:style-name="ce97" table:formula="of:=SUM([.K102:.K106])" office:value-type="float" office:value="0" calcext:value-type="float">
            <text:p>0.000 </text:p>
          </table:table-cell>
          <table:table-cell table:style-name="ce142" table:formula="of:=IFERROR(([.K101]/[.J101])*100;0)" office:value-type="float" office:value="0" calcext:value-type="float">
            <text:p>0.00 </text:p>
          </table:table-cell>
          <table:table-cell table:style-name="ce168" table:formula="of:=MIN([.M102:.M106])" office:value-type="date" office:date-value="2015-07-01" calcext:value-type="date">
            <text:p>2015-07-01</text:p>
          </table:table-cell>
          <table:table-cell table:style-name="ce168" table:formula="of:=MAX([.N102:.N106])" office:value-type="date" office:date-value="2015-07-02" calcext:value-type="date">
            <text:p>2015-07-02</text:p>
          </table:table-cell>
          <table:table-cell table:style-name="ce193"/>
          <table:table-cell table:style-name="ce214"/>
          <table:table-cell table:style-name="ce240" table:number-columns-repeated="2"/>
          <table:table-cell table:style-name="ce272"/>
          <table:table-cell table:style-name="ce300"/>
          <table:table-cell table:style-name="ce240" table:number-columns-repeated="3"/>
          <table:table-cell table:style-name="ce335"/>
          <table:table-cell table:style-name="ce359"/>
          <table:table-cell table:style-name="ce240" table:number-columns-repeated="2"/>
          <table:table-cell table:style-name="ce272"/>
          <table:table-cell table:style-name="ce298"/>
          <table:table-cell table:style-name="ce240" table:number-columns-repeated="3"/>
          <table:table-cell table:style-name="ce335"/>
          <table:table-cell table:style-name="ce359"/>
          <table:table-cell table:style-name="ce240" table:number-columns-repeated="2"/>
          <table:table-cell table:style-name="ce272"/>
          <table:table-cell table:style-name="ce406"/>
          <table:table-cell table:style-name="ce272"/>
          <table:table-cell table:style-name="ce437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30"/>
          <table:table-cell table:style-name="ce17" office:value-type="string" calcext:value-type="string">
            <text:p><text:span text:style-name="T4">웹정보수집기</text:span><text:span text:style-name="T5">(I-Spider4)</text:span></text:p>
          </table:table-cell>
          <table:table-cell table:style-name="ce61" table:number-columns-repeated="2"/>
          <table:table-cell table:number-columns-repeated="2" table:style-name="ce96" office:value-type="float" office:value="0.002" calcext:value-type="float">
            <text:p>0.002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102];0;IF(AND([.M102]&lt;=[.$B$3];[.N102]&gt;=[.$B$3]);[.H102]*(DAYS360([.M102];[.$B$3]+1)/(VALUE([.N102])-VALUE([.M102])+1));[.H102]))" office:value-type="float" office:value="0" calcext:value-type="float">
            <text:p>0.000 </text:p>
          </table:table-cell>
          <table:table-cell table:style-name="ce126" table:formula="of:=[.I102]*[.H102]" office:value-type="float" office:value="0" calcext:value-type="float">
            <text:p>0.000 </text:p>
          </table:table-cell>
          <table:table-cell table:style-name="ce140" table:formula="of:=IF([.I102]=1;&quot;종료&quot;;IF(AND([.I102]=0;[.$B$3]&lt;[.M102]);&quot;&quot;;IF(AND([.I102]=0;[.$B$3]&gt;[.N102]);&quot;지연&quot;;IF(AND([.N102]&lt;[.$B$3];[.I102]&lt;&gt;100);&quot;지연&quot;;&quot;진행&quot;))))">
            <text:p/>
          </table:table-cell>
          <table:table-cell table:style-name="ce167" office:value-type="date" office:date-value="2015-07-01" calcext:value-type="date">
            <text:p>2015-07-01</text:p>
          </table:table-cell>
          <table:table-cell table:style-name="ce167" office:value-type="date" office:date-value="2015-07-02" calcext:value-type="date">
            <text:p>2015-07-02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303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5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<text:span text:style-name="T4">통합검색엔진</text:span><text:span text:style-name="T5">(Mariner4)</text:span></text:p>
          </table:table-cell>
          <table:table-cell table:style-name="ce61" table:number-columns-repeated="2"/>
          <table:table-cell table:number-columns-repeated="2" table:style-name="ce96" office:value-type="float" office:value="0.002" calcext:value-type="float">
            <text:p>0.002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103];0;IF(AND([.M103]&lt;=[.$B$3];[.N103]&gt;=[.$B$3]);[.H103]*(DAYS360([.M103];[.$B$3]+1)/(VALUE([.N103])-VALUE([.M103])+1));[.H103]))" office:value-type="float" office:value="0" calcext:value-type="float">
            <text:p>0.000 </text:p>
          </table:table-cell>
          <table:table-cell table:style-name="ce126" table:formula="of:=[.I103]*[.H103]" office:value-type="float" office:value="0" calcext:value-type="float">
            <text:p>0.000 </text:p>
          </table:table-cell>
          <table:table-cell table:style-name="ce140" table:formula="of:=IF([.I103]=1;&quot;종료&quot;;IF(AND([.I103]=0;[.$B$3]&lt;[.M103]);&quot;&quot;;IF(AND([.I103]=0;[.$B$3]&gt;[.N103]);&quot;지연&quot;;IF(AND([.N103]&lt;[.$B$3];[.I103]&lt;&gt;100);&quot;지연&quot;;&quot;진행&quot;))))">
            <text:p/>
          </table:table-cell>
          <table:table-cell table:style-name="ce167" office:value-type="date" office:date-value="2015-07-01" calcext:value-type="date">
            <text:p>2015-07-01</text:p>
          </table:table-cell>
          <table:table-cell table:style-name="ce167" office:value-type="date" office:date-value="2015-07-02" calcext:value-type="date">
            <text:p>2015-07-02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303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<text:span text:style-name="T4">자동분류기</text:span><text:span text:style-name="T5">(DQCAT)</text:span></text:p>
          </table:table-cell>
          <table:table-cell table:style-name="ce61" table:number-columns-repeated="2"/>
          <table:table-cell table:number-columns-repeated="2" table:style-name="ce96" office:value-type="float" office:value="0.002" calcext:value-type="float">
            <text:p>0.002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104];0;IF(AND([.M104]&lt;=[.$B$3];[.N104]&gt;=[.$B$3]);[.H104]*(DAYS360([.M104];[.$B$3]+1)/(VALUE([.N104])-VALUE([.M104])+1));[.H104]))" office:value-type="float" office:value="0" calcext:value-type="float">
            <text:p>0.000 </text:p>
          </table:table-cell>
          <table:table-cell table:style-name="ce126" table:formula="of:=[.I104]*[.H104]" office:value-type="float" office:value="0" calcext:value-type="float">
            <text:p>0.000 </text:p>
          </table:table-cell>
          <table:table-cell table:style-name="ce140" table:formula="of:=IF([.I104]=1;&quot;종료&quot;;IF(AND([.I104]=0;[.$B$3]&lt;[.M104]);&quot;&quot;;IF(AND([.I104]=0;[.$B$3]&gt;[.N104]);&quot;지연&quot;;IF(AND([.N104]&lt;[.$B$3];[.I104]&lt;&gt;100);&quot;지연&quot;;&quot;진행&quot;))))">
            <text:p/>
          </table:table-cell>
          <table:table-cell table:style-name="ce167" office:value-type="date" office:date-value="2015-07-01" calcext:value-type="date">
            <text:p>2015-07-01</text:p>
          </table:table-cell>
          <table:table-cell table:style-name="ce167" office:value-type="date" office:date-value="2015-07-02" calcext:value-type="date">
            <text:p>2015-07-02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303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<text:span text:style-name="T4">연관도분석기</text:span><text:span text:style-name="T5">(DRAMA)</text:span></text:p>
          </table:table-cell>
          <table:table-cell table:style-name="ce61" table:number-columns-repeated="2"/>
          <table:table-cell table:number-columns-repeated="2" table:style-name="ce96" office:value-type="float" office:value="0.002" calcext:value-type="float">
            <text:p>0.002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105];0;IF(AND([.M105]&lt;=[.$B$3];[.N105]&gt;=[.$B$3]);[.H105]*(DAYS360([.M105];[.$B$3]+1)/(VALUE([.N105])-VALUE([.M105])+1));[.H105]))" office:value-type="float" office:value="0" calcext:value-type="float">
            <text:p>0.000 </text:p>
          </table:table-cell>
          <table:table-cell table:style-name="ce126" table:formula="of:=[.I105]*[.H105]" office:value-type="float" office:value="0" calcext:value-type="float">
            <text:p>0.000 </text:p>
          </table:table-cell>
          <table:table-cell table:style-name="ce140" table:formula="of:=IF([.I105]=1;&quot;종료&quot;;IF(AND([.I105]=0;[.$B$3]&lt;[.M105]);&quot;&quot;;IF(AND([.I105]=0;[.$B$3]&gt;[.N105]);&quot;지연&quot;;IF(AND([.N105]&lt;[.$B$3];[.I105]&lt;&gt;100);&quot;지연&quot;;&quot;진행&quot;))))">
            <text:p/>
          </table:table-cell>
          <table:table-cell table:style-name="ce167" office:value-type="date" office:date-value="2015-07-01" calcext:value-type="date">
            <text:p>2015-07-01</text:p>
          </table:table-cell>
          <table:table-cell table:style-name="ce167" office:value-type="date" office:date-value="2015-07-02" calcext:value-type="date">
            <text:p>2015-07-02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303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<text:span text:style-name="T4">빅데이터플랫폼</text:span><text:span text:style-name="T5">(Flamingo2.0)</text:span></text:p>
          </table:table-cell>
          <table:table-cell table:style-name="ce61" table:number-columns-repeated="2"/>
          <table:table-cell table:number-columns-repeated="2" table:style-name="ce96" office:value-type="float" office:value="0.002" calcext:value-type="float">
            <text:p>0.002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106];0;IF(AND([.M106]&lt;=[.$B$3];[.N106]&gt;=[.$B$3]);[.H106]*(DAYS360([.M106];[.$B$3]+1)/(VALUE([.N106])-VALUE([.M106])+1));[.H106]))" office:value-type="float" office:value="0" calcext:value-type="float">
            <text:p>0.000 </text:p>
          </table:table-cell>
          <table:table-cell table:style-name="ce126" table:formula="of:=[.I106]*[.H106]" office:value-type="float" office:value="0" calcext:value-type="float">
            <text:p>0.000 </text:p>
          </table:table-cell>
          <table:table-cell table:style-name="ce140" table:formula="of:=IF([.I106]=1;&quot;종료&quot;;IF(AND([.I106]=0;[.$B$3]&lt;[.M106]);&quot;&quot;;IF(AND([.I106]=0;[.$B$3]&gt;[.N106]);&quot;지연&quot;;IF(AND([.N106]&lt;[.$B$3];[.I106]&lt;&gt;100);&quot;지연&quot;;&quot;진행&quot;))))">
            <text:p/>
          </table:table-cell>
          <table:table-cell table:style-name="ce167" office:value-type="date" office:date-value="2015-07-01" calcext:value-type="date">
            <text:p>2015-07-01</text:p>
          </table:table-cell>
          <table:table-cell table:style-name="ce167" office:value-type="date" office:date-value="2015-07-02" calcext:value-type="date">
            <text:p>2015-07-02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303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4"/>
          <table:table-cell table:style-name="ce19"/>
          <table:table-cell table:style-name="ce31" office:value-type="string" calcext:value-type="string">
            <text:p>License</text:p>
          </table:table-cell>
          <table:table-cell table:style-name="ce19"/>
          <table:table-cell table:style-name="ce62" table:number-columns-repeated="2"/>
          <table:table-cell table:style-name="ce97" table:formula="of:=SUM([.G108:.G112])" office:value-type="float" office:value="0.015" calcext:value-type="float">
            <text:p>0.015 </text:p>
          </table:table-cell>
          <table:table-cell table:style-name="ce97" table:formula="of:=SUM([.H108:.H112])" office:value-type="float" office:value="0.015" calcext:value-type="float">
            <text:p>0.015 </text:p>
          </table:table-cell>
          <table:table-cell table:style-name="ce111" table:formula="of:=[.K107]/[.H107]" office:value-type="percentage" office:value="0" calcext:value-type="percentage">
            <text:p>0%</text:p>
          </table:table-cell>
          <table:table-cell table:style-name="ce97" table:formula="of:=SUM([.J108:.J112])" office:value-type="float" office:value="0" calcext:value-type="float">
            <text:p>0.000 </text:p>
          </table:table-cell>
          <table:table-cell table:style-name="ce127" table:formula="of:=SUM([.K108:.K112])" office:value-type="float" office:value="0" calcext:value-type="float">
            <text:p>0.000 </text:p>
          </table:table-cell>
          <table:table-cell table:style-name="ce142" table:formula="of:=IFERROR(([.K107]/[.J107])*100;0)" office:value-type="float" office:value="0" calcext:value-type="float">
            <text:p>0.00 </text:p>
          </table:table-cell>
          <table:table-cell table:style-name="ce168" table:formula="of:=MIN([.M108:.M112])" office:value-type="date" office:date-value="2015-11-16" calcext:value-type="date">
            <text:p>2015-11-16</text:p>
          </table:table-cell>
          <table:table-cell table:style-name="ce168" table:formula="of:=MAX([.N108:.N112])" office:value-type="date" office:date-value="2015-11-17" calcext:value-type="date">
            <text:p>2015-11-17</text:p>
          </table:table-cell>
          <table:table-cell table:style-name="ce193"/>
          <table:table-cell table:style-name="ce214"/>
          <table:table-cell table:style-name="ce240" table:number-columns-repeated="2"/>
          <table:table-cell table:style-name="ce272"/>
          <table:table-cell table:style-name="ce298"/>
          <table:table-cell table:style-name="ce240" table:number-columns-repeated="3"/>
          <table:table-cell table:style-name="ce335"/>
          <table:table-cell table:style-name="ce359"/>
          <table:table-cell table:style-name="ce240" table:number-columns-repeated="2"/>
          <table:table-cell table:style-name="ce272"/>
          <table:table-cell table:style-name="ce298"/>
          <table:table-cell table:style-name="ce240" table:number-columns-repeated="3"/>
          <table:table-cell table:style-name="ce335"/>
          <table:table-cell table:style-name="ce359"/>
          <table:table-cell table:style-name="ce240" table:number-columns-repeated="2"/>
          <table:table-cell table:style-name="ce272"/>
          <table:table-cell table:style-name="ce406"/>
          <table:table-cell table:style-name="ce272"/>
          <table:table-cell table:style-name="ce437"/>
          <table:table-cell table:style-name="ce4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30"/>
          <table:table-cell table:style-name="ce17" office:value-type="string" calcext:value-type="string">
            <text:p><text:span text:style-name="T4">웹정보수집기</text:span><text:span text:style-name="T5">(I-Spider4)</text:span></text:p>
          </table:table-cell>
          <table:table-cell table:style-name="ce61" table:number-columns-repeated="2"/>
          <table:table-cell table:number-columns-repeated="2" table:style-name="ce96" office:value-type="float" office:value="0.003" calcext:value-type="float">
            <text:p>0.003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108];0;IF(AND([.M108]&lt;=[.$B$3];[.N108]&gt;=[.$B$3]);[.H108]*(DAYS360([.M108];[.$B$3]+1)/(VALUE([.N108])-VALUE([.M108])+1));[.H108]))" office:value-type="float" office:value="0" calcext:value-type="float">
            <text:p>0.000 </text:p>
          </table:table-cell>
          <table:table-cell table:style-name="ce126" table:formula="of:=[.I108]*[.H108]" office:value-type="float" office:value="0" calcext:value-type="float">
            <text:p>0.000 </text:p>
          </table:table-cell>
          <table:table-cell table:style-name="ce140" table:formula="of:=IF([.I108]=1;&quot;종료&quot;;IF(AND([.I108]=0;[.$B$3]&lt;[.M108]);&quot;&quot;;IF(AND([.I108]=0;[.$B$3]&gt;[.N108]);&quot;지연&quot;;IF(AND([.N108]&lt;[.$B$3];[.I108]&lt;&gt;100);&quot;지연&quot;;&quot;진행&quot;))))">
            <text:p/>
          </table:table-cell>
          <table:table-cell table:style-name="ce167" office:value-type="date" office:date-value="2015-11-16" calcext:value-type="date">
            <text:p>2015-11-16</text:p>
          </table:table-cell>
          <table:table-cell table:style-name="ce167" office:value-type="date" office:date-value="2015-11-17" calcext:value-type="date">
            <text:p>2015-11-17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5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<text:span text:style-name="T4">통합검색엔진</text:span><text:span text:style-name="T5">(Mariner4)</text:span></text:p>
          </table:table-cell>
          <table:table-cell table:style-name="ce61" table:number-columns-repeated="2"/>
          <table:table-cell table:number-columns-repeated="2" table:style-name="ce96" office:value-type="float" office:value="0.003" calcext:value-type="float">
            <text:p>0.003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109];0;IF(AND([.M109]&lt;=[.$B$3];[.N109]&gt;=[.$B$3]);[.H109]*(DAYS360([.M109];[.$B$3]+1)/(VALUE([.N109])-VALUE([.M109])+1));[.H109]))" office:value-type="float" office:value="0" calcext:value-type="float">
            <text:p>0.000 </text:p>
          </table:table-cell>
          <table:table-cell table:style-name="ce126" table:formula="of:=[.I109]*[.H109]" office:value-type="float" office:value="0" calcext:value-type="float">
            <text:p>0.000 </text:p>
          </table:table-cell>
          <table:table-cell table:style-name="ce140" table:formula="of:=IF([.I109]=1;&quot;종료&quot;;IF(AND([.I109]=0;[.$B$3]&lt;[.M109]);&quot;&quot;;IF(AND([.I109]=0;[.$B$3]&gt;[.N109]);&quot;지연&quot;;IF(AND([.N109]&lt;[.$B$3];[.I109]&lt;&gt;100);&quot;지연&quot;;&quot;진행&quot;))))">
            <text:p/>
          </table:table-cell>
          <table:table-cell table:style-name="ce167" office:value-type="date" office:date-value="2015-11-16" calcext:value-type="date">
            <text:p>2015-11-16</text:p>
          </table:table-cell>
          <table:table-cell table:style-name="ce167" office:value-type="date" office:date-value="2015-11-17" calcext:value-type="date">
            <text:p>2015-11-17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<text:span text:style-name="T4">자동분류기</text:span><text:span text:style-name="T5">(DQCAT)</text:span></text:p>
          </table:table-cell>
          <table:table-cell table:style-name="ce61" table:number-columns-repeated="2"/>
          <table:table-cell table:number-columns-repeated="2" table:style-name="ce96" office:value-type="float" office:value="0.003" calcext:value-type="float">
            <text:p>0.003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110];0;IF(AND([.M110]&lt;=[.$B$3];[.N110]&gt;=[.$B$3]);[.H110]*(DAYS360([.M110];[.$B$3]+1)/(VALUE([.N110])-VALUE([.M110])+1));[.H110]))" office:value-type="float" office:value="0" calcext:value-type="float">
            <text:p>0.000 </text:p>
          </table:table-cell>
          <table:table-cell table:style-name="ce126" table:formula="of:=[.I110]*[.H110]" office:value-type="float" office:value="0" calcext:value-type="float">
            <text:p>0.000 </text:p>
          </table:table-cell>
          <table:table-cell table:style-name="ce140" table:formula="of:=IF([.I110]=1;&quot;종료&quot;;IF(AND([.I110]=0;[.$B$3]&lt;[.M110]);&quot;&quot;;IF(AND([.I110]=0;[.$B$3]&gt;[.N110]);&quot;지연&quot;;IF(AND([.N110]&lt;[.$B$3];[.I110]&lt;&gt;100);&quot;지연&quot;;&quot;진행&quot;))))">
            <text:p/>
          </table:table-cell>
          <table:table-cell table:style-name="ce167" office:value-type="date" office:date-value="2015-11-16" calcext:value-type="date">
            <text:p>2015-11-16</text:p>
          </table:table-cell>
          <table:table-cell table:style-name="ce167" office:value-type="date" office:date-value="2015-11-17" calcext:value-type="date">
            <text:p>2015-11-17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<text:span text:style-name="T4">연관도분석기</text:span><text:span text:style-name="T5">(DRAMA)</text:span></text:p>
          </table:table-cell>
          <table:table-cell table:style-name="ce61" table:number-columns-repeated="2"/>
          <table:table-cell table:number-columns-repeated="2" table:style-name="ce96" office:value-type="float" office:value="0.003" calcext:value-type="float">
            <text:p>0.003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111];0;IF(AND([.M111]&lt;=[.$B$3];[.N111]&gt;=[.$B$3]);[.H111]*(DAYS360([.M111];[.$B$3]+1)/(VALUE([.N111])-VALUE([.M111])+1));[.H111]))" office:value-type="float" office:value="0" calcext:value-type="float">
            <text:p>0.000 </text:p>
          </table:table-cell>
          <table:table-cell table:style-name="ce126" table:formula="of:=[.I111]*[.H111]" office:value-type="float" office:value="0" calcext:value-type="float">
            <text:p>0.000 </text:p>
          </table:table-cell>
          <table:table-cell table:style-name="ce140" table:formula="of:=IF([.I111]=1;&quot;종료&quot;;IF(AND([.I111]=0;[.$B$3]&lt;[.M111]);&quot;&quot;;IF(AND([.I111]=0;[.$B$3]&gt;[.N111]);&quot;지연&quot;;IF(AND([.N111]&lt;[.$B$3];[.I111]&lt;&gt;100);&quot;지연&quot;;&quot;진행&quot;))))">
            <text:p/>
          </table:table-cell>
          <table:table-cell table:style-name="ce167" office:value-type="date" office:date-value="2015-11-16" calcext:value-type="date">
            <text:p>2015-11-16</text:p>
          </table:table-cell>
          <table:table-cell table:style-name="ce167" office:value-type="date" office:date-value="2015-11-17" calcext:value-type="date">
            <text:p>2015-11-17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<text:span text:style-name="T4">빅데이터플랫폼</text:span><text:span text:style-name="T5">(Flamingo2.0)</text:span></text:p>
          </table:table-cell>
          <table:table-cell table:style-name="ce61" table:number-columns-repeated="2"/>
          <table:table-cell table:number-columns-repeated="2" table:style-name="ce96" office:value-type="float" office:value="0.003" calcext:value-type="float">
            <text:p>0.003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112];0;IF(AND([.M112]&lt;=[.$B$3];[.N112]&gt;=[.$B$3]);[.H112]*(DAYS360([.M112];[.$B$3]+1)/(VALUE([.N112])-VALUE([.M112])+1));[.H112]))" office:value-type="float" office:value="0" calcext:value-type="float">
            <text:p>0.000 </text:p>
          </table:table-cell>
          <table:table-cell table:style-name="ce126" table:formula="of:=[.I112]*[.H112]" office:value-type="float" office:value="0" calcext:value-type="float">
            <text:p>0.000 </text:p>
          </table:table-cell>
          <table:table-cell table:style-name="ce140" table:formula="of:=IF([.I112]=1;&quot;종료&quot;;IF(AND([.I112]=0;[.$B$3]&lt;[.M112]);&quot;&quot;;IF(AND([.I112]=0;[.$B$3]&gt;[.N112]);&quot;지연&quot;;IF(AND([.N112]&lt;[.$B$3];[.I112]&lt;&gt;100);&quot;지연&quot;;&quot;진행&quot;))))">
            <text:p/>
          </table:table-cell>
          <table:table-cell table:style-name="ce167" office:value-type="date" office:date-value="2015-11-16" calcext:value-type="date">
            <text:p>2015-11-16</text:p>
          </table:table-cell>
          <table:table-cell table:style-name="ce167" office:value-type="date" office:date-value="2015-11-17" calcext:value-type="date">
            <text:p>2015-11-17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4"/>
          <table:table-cell table:style-name="ce19" office:value-type="string" calcext:value-type="string">
            <text:p>종료</text:p>
          </table:table-cell>
          <table:table-cell table:style-name="ce19" table:number-columns-repeated="2"/>
          <table:table-cell table:style-name="ce62" table:number-columns-repeated="2"/>
          <table:table-cell table:style-name="ce97" table:formula="of:=SUM([.G114:.G121])" office:value-type="float" office:value="0.43" calcext:value-type="float">
            <text:p>0.430 </text:p>
          </table:table-cell>
          <table:table-cell table:style-name="ce97" table:formula="of:=SUM([.H114:.H121])" office:value-type="float" office:value="0.43" calcext:value-type="float">
            <text:p>0.430 </text:p>
          </table:table-cell>
          <table:table-cell table:style-name="ce111" table:formula="of:=[.K113]/[.H113]" office:value-type="percentage" office:value="0" calcext:value-type="percentage">
            <text:p>0%</text:p>
          </table:table-cell>
          <table:table-cell table:style-name="ce97" table:formula="of:=SUM([.J114:.J121])" office:value-type="float" office:value="0" calcext:value-type="float">
            <text:p>0.000 </text:p>
          </table:table-cell>
          <table:table-cell table:style-name="ce127" table:formula="of:=SUM([.K114:.K121])" office:value-type="float" office:value="0" calcext:value-type="float">
            <text:p>0.000 </text:p>
          </table:table-cell>
          <table:table-cell table:style-name="ce142" table:formula="of:=IFERROR(([.K113]/[.J113])*100;0)" office:value-type="float" office:value="0" calcext:value-type="float">
            <text:p>0.00 </text:p>
          </table:table-cell>
          <table:table-cell table:style-name="ce168" table:formula="of:=MIN([.M114:.M121])" office:value-type="date" office:date-value="2015-12-19" calcext:value-type="date">
            <text:p>2015-12-19</text:p>
          </table:table-cell>
          <table:table-cell table:style-name="ce168" table:formula="of:=MAX([.N114:.N121])" office:value-type="date" office:date-value="2015-12-28" calcext:value-type="date">
            <text:p>2015-12-28</text:p>
          </table:table-cell>
          <table:table-cell table:style-name="ce193"/>
          <table:table-cell table:style-name="ce214"/>
          <table:table-cell table:style-name="ce240" table:number-columns-repeated="2"/>
          <table:table-cell table:style-name="ce272"/>
          <table:table-cell table:style-name="ce298"/>
          <table:table-cell table:style-name="ce240" table:number-columns-repeated="3"/>
          <table:table-cell table:style-name="ce335"/>
          <table:table-cell table:style-name="ce359"/>
          <table:table-cell table:style-name="ce240" table:number-columns-repeated="2"/>
          <table:table-cell table:style-name="ce272"/>
          <table:table-cell table:style-name="ce298"/>
          <table:table-cell table:style-name="ce240" table:number-columns-repeated="3"/>
          <table:table-cell table:style-name="ce335"/>
          <table:table-cell table:style-name="ce359"/>
          <table:table-cell table:style-name="ce240" table:number-columns-repeated="2"/>
          <table:table-cell table:style-name="ce272"/>
          <table:table-cell table:style-name="ce406"/>
          <table:table-cell table:style-name="ce272"/>
          <table:table-cell table:style-name="ce437"/>
          <table:table-cell table:style-name="ce4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30" office:value-type="string" calcext:value-type="string">
            <text:p>검수준비</text:p>
          </table:table-cell>
          <table:table-cell table:style-name="ce17"/>
          <table:table-cell table:style-name="ce59" table:number-columns-repeated="2"/>
          <table:table-cell table:number-columns-repeated="2" table:style-name="ce96" office:value-type="float" office:value="0.1" calcext:value-type="float">
            <text:p>0.10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114];0;IF(AND([.M114]&lt;=[.$B$3];[.N114]&gt;=[.$B$3]);[.H114]*(DAYS360([.M114];[.$B$3]+1)/(VALUE([.N114])-VALUE([.M114])+1));[.H114]))" office:value-type="float" office:value="0" calcext:value-type="float">
            <text:p>0.000 </text:p>
          </table:table-cell>
          <table:table-cell table:style-name="ce126" table:formula="of:=[.I114]*[.H114]" office:value-type="float" office:value="0" calcext:value-type="float">
            <text:p>0.000 </text:p>
          </table:table-cell>
          <table:table-cell table:style-name="ce140" table:formula="of:=IF([.I114]=1;&quot;종료&quot;;IF(AND([.I114]=0;[.$B$3]&lt;[.M114]);&quot;&quot;;IF(AND([.I114]=0;[.$B$3]&gt;[.N114]);&quot;지연&quot;;IF(AND([.N114]&lt;[.$B$3];[.I114]&lt;&gt;100);&quot;지연&quot;;&quot;진행&quot;))))">
            <text:p/>
          </table:table-cell>
          <table:table-cell table:style-name="ce167" office:value-type="date" office:date-value="2015-12-19" calcext:value-type="date">
            <text:p>2015-12-19</text:p>
          </table:table-cell>
          <table:table-cell table:style-name="ce167" office:value-type="date" office:date-value="2015-12-23" calcext:value-type="date">
            <text:p>2015-12-23</text:p>
          </table:table-cell>
          <table:table-cell table:style-name="ce193" office:value-type="string" calcext:value-type="string">
            <text:p>종료계획서</text:p>
          </table:table-cell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5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30" office:value-type="string" calcext:value-type="string">
            <text:p>용역완료 내역 확인</text:p>
          </table:table-cell>
          <table:table-cell table:style-name="ce17"/>
          <table:table-cell table:style-name="ce59" table:number-columns-repeated="2"/>
          <table:table-cell table:number-columns-repeated="2" table:style-name="ce96" office:value-type="float" office:value="0.05" calcext:value-type="float">
            <text:p>0.05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115];0;IF(AND([.M115]&lt;=[.$B$3];[.N115]&gt;=[.$B$3]);[.H115]*(DAYS360([.M115];[.$B$3]+1)/(VALUE([.N115])-VALUE([.M115])+1));[.H115]))" office:value-type="float" office:value="0" calcext:value-type="float">
            <text:p>0.000 </text:p>
          </table:table-cell>
          <table:table-cell table:style-name="ce126" table:formula="of:=[.I115]*[.H115]" office:value-type="float" office:value="0" calcext:value-type="float">
            <text:p>0.000 </text:p>
          </table:table-cell>
          <table:table-cell table:style-name="ce140" table:formula="of:=IF([.I115]=1;&quot;종료&quot;;IF(AND([.I115]=0;[.$B$3]&lt;[.M115]);&quot;&quot;;IF(AND([.I115]=0;[.$B$3]&gt;[.N115]);&quot;지연&quot;;IF(AND([.N115]&lt;[.$B$3];[.I115]&lt;&gt;100);&quot;지연&quot;;&quot;진행&quot;))))">
            <text:p/>
          </table:table-cell>
          <table:table-cell table:style-name="ce167" office:value-type="date" office:date-value="2015-12-22" calcext:value-type="date">
            <text:p>2015-12-22</text:p>
          </table:table-cell>
          <table:table-cell table:style-name="ce167" office:value-type="date" office:date-value="2015-12-23" calcext:value-type="date">
            <text:p>2015-12-23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30" office:value-type="string" calcext:value-type="string">
            <text:p>인수인계수행</text:p>
          </table:table-cell>
          <table:table-cell table:style-name="ce17"/>
          <table:table-cell table:style-name="ce59" table:number-columns-repeated="2"/>
          <table:table-cell table:number-columns-repeated="2" table:style-name="ce96" office:value-type="float" office:value="0.05" calcext:value-type="float">
            <text:p>0.05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116];0;IF(AND([.M116]&lt;=[.$B$3];[.N116]&gt;=[.$B$3]);[.H116]*(DAYS360([.M116];[.$B$3]+1)/(VALUE([.N116])-VALUE([.M116])+1));[.H116]))" office:value-type="float" office:value="0" calcext:value-type="float">
            <text:p>0.000 </text:p>
          </table:table-cell>
          <table:table-cell table:style-name="ce126" table:formula="of:=[.I116]*[.H116]" office:value-type="float" office:value="0" calcext:value-type="float">
            <text:p>0.000 </text:p>
          </table:table-cell>
          <table:table-cell table:style-name="ce140" table:formula="of:=IF([.I116]=1;&quot;종료&quot;;IF(AND([.I116]=0;[.$B$3]&lt;[.M116]);&quot;&quot;;IF(AND([.I116]=0;[.$B$3]&gt;[.N116]);&quot;지연&quot;;IF(AND([.N116]&lt;[.$B$3];[.I116]&lt;&gt;100);&quot;지연&quot;;&quot;진행&quot;))))">
            <text:p/>
          </table:table-cell>
          <table:table-cell table:style-name="ce167" office:value-type="date" office:date-value="2015-12-23" calcext:value-type="date">
            <text:p>2015-12-23</text:p>
          </table:table-cell>
          <table:table-cell table:style-name="ce167" office:value-type="date" office:date-value="2015-12-25" calcext:value-type="date">
            <text:p>2015-12-25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30" office:value-type="string" calcext:value-type="string">
            <text:p>검수요청</text:p>
          </table:table-cell>
          <table:table-cell table:style-name="ce17"/>
          <table:table-cell table:style-name="ce59" table:number-columns-repeated="2"/>
          <table:table-cell table:number-columns-repeated="2" table:style-name="ce96" office:value-type="float" office:value="0.04" calcext:value-type="float">
            <text:p>0.04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117];0;IF(AND([.M117]&lt;=[.$B$3];[.N117]&gt;=[.$B$3]);[.H117]*(DAYS360([.M117];[.$B$3]+1)/(VALUE([.N117])-VALUE([.M117])+1));[.H117]))" office:value-type="float" office:value="0" calcext:value-type="float">
            <text:p>0.000 </text:p>
          </table:table-cell>
          <table:table-cell table:style-name="ce126" table:formula="of:=[.I117]*[.H117]" office:value-type="float" office:value="0" calcext:value-type="float">
            <text:p>0.000 </text:p>
          </table:table-cell>
          <table:table-cell table:style-name="ce140" table:formula="of:=IF([.I117]=1;&quot;종료&quot;;IF(AND([.I117]=0;[.$B$3]&lt;[.M117]);&quot;&quot;;IF(AND([.I117]=0;[.$B$3]&gt;[.N117]);&quot;지연&quot;;IF(AND([.N117]&lt;[.$B$3];[.I117]&lt;&gt;100);&quot;지연&quot;;&quot;진행&quot;))))">
            <text:p/>
          </table:table-cell>
          <table:table-cell table:number-columns-repeated="2" table:style-name="ce167" office:value-type="date" office:date-value="2015-12-26" calcext:value-type="date">
            <text:p>2015-12-26</text:p>
          </table:table-cell>
          <table:table-cell table:style-name="ce193" office:value-type="string" calcext:value-type="string">
            <text:p>검수요청서</text:p>
          </table:table-cell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30" office:value-type="string" calcext:value-type="string">
            <text:p>검수확인</text:p>
          </table:table-cell>
          <table:table-cell table:style-name="ce17"/>
          <table:table-cell table:style-name="ce59" table:number-columns-repeated="2"/>
          <table:table-cell table:number-columns-repeated="2" table:style-name="ce96" office:value-type="float" office:value="0.08" calcext:value-type="float">
            <text:p>0.08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118];0;IF(AND([.M118]&lt;=[.$B$3];[.N118]&gt;=[.$B$3]);[.H118]*(DAYS360([.M118];[.$B$3]+1)/(VALUE([.N118])-VALUE([.M118])+1));[.H118]))" office:value-type="float" office:value="0" calcext:value-type="float">
            <text:p>0.000 </text:p>
          </table:table-cell>
          <table:table-cell table:style-name="ce126" table:formula="of:=[.I118]*[.H118]" office:value-type="float" office:value="0" calcext:value-type="float">
            <text:p>0.000 </text:p>
          </table:table-cell>
          <table:table-cell table:style-name="ce140" table:formula="of:=IF([.I118]=1;&quot;종료&quot;;IF(AND([.I118]=0;[.$B$3]&lt;[.M118]);&quot;&quot;;IF(AND([.I118]=0;[.$B$3]&gt;[.N118]);&quot;지연&quot;;IF(AND([.N118]&lt;[.$B$3];[.I118]&lt;&gt;100);&quot;지연&quot;;&quot;진행&quot;))))">
            <text:p/>
          </table:table-cell>
          <table:table-cell table:style-name="ce167" office:value-type="date" office:date-value="2015-12-26" calcext:value-type="date">
            <text:p>2015-12-26</text:p>
          </table:table-cell>
          <table:table-cell table:style-name="ce167" office:value-type="date" office:date-value="2015-12-28" calcext:value-type="date">
            <text:p>2015-12-28</text:p>
          </table:table-cell>
          <table:table-cell table:style-name="ce193" office:value-type="string" calcext:value-type="string">
            <text:p>검수확인서</text:p>
          </table:table-cell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30" office:value-type="string" calcext:value-type="string">
            <text:p>종료처리</text:p>
          </table:table-cell>
          <table:table-cell table:style-name="ce17"/>
          <table:table-cell table:style-name="ce59" table:number-columns-repeated="2"/>
          <table:table-cell table:number-columns-repeated="2" table:style-name="ce96" office:value-type="float" office:value="0.05" calcext:value-type="float">
            <text:p>0.05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119];0;IF(AND([.M119]&lt;=[.$B$3];[.N119]&gt;=[.$B$3]);[.H119]*(DAYS360([.M119];[.$B$3]+1)/(VALUE([.N119])-VALUE([.M119])+1));[.H119]))" office:value-type="float" office:value="0" calcext:value-type="float">
            <text:p>0.000 </text:p>
          </table:table-cell>
          <table:table-cell table:style-name="ce126" table:formula="of:=[.I119]*[.H119]" office:value-type="float" office:value="0" calcext:value-type="float">
            <text:p>0.000 </text:p>
          </table:table-cell>
          <table:table-cell table:style-name="ce140" table:formula="of:=IF([.I119]=1;&quot;종료&quot;;IF(AND([.I119]=0;[.$B$3]&lt;[.M119]);&quot;&quot;;IF(AND([.I119]=0;[.$B$3]&gt;[.N119]);&quot;지연&quot;;IF(AND([.N119]&lt;[.$B$3];[.I119]&lt;&gt;100);&quot;지연&quot;;&quot;진행&quot;))))">
            <text:p/>
          </table:table-cell>
          <table:table-cell table:number-columns-repeated="2" table:style-name="ce167" office:value-type="date" office:date-value="2015-12-28" calcext:value-type="date">
            <text:p>2015-12-28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17" office:value-type="string" calcext:value-type="string">
            <text:p><text:span text:style-name="T4">프로젝트 평가 및 </text:span><text:span text:style-name="T5">Lessons learned</text:span></text:p>
          </table:table-cell>
          <table:table-cell table:style-name="ce17"/>
          <table:table-cell table:style-name="ce59" table:number-columns-repeated="2"/>
          <table:table-cell table:number-columns-repeated="2" table:style-name="ce96" office:value-type="float" office:value="0.05" calcext:value-type="float">
            <text:p>0.05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120];0;IF(AND([.M120]&lt;=[.$B$3];[.N120]&gt;=[.$B$3]);[.H120]*(DAYS360([.M120];[.$B$3]+1)/(VALUE([.N120])-VALUE([.M120])+1));[.H120]))" office:value-type="float" office:value="0" calcext:value-type="float">
            <text:p>0.000 </text:p>
          </table:table-cell>
          <table:table-cell table:style-name="ce126" table:formula="of:=[.I120]*[.H120]" office:value-type="float" office:value="0" calcext:value-type="float">
            <text:p>0.000 </text:p>
          </table:table-cell>
          <table:table-cell table:style-name="ce140" table:formula="of:=IF([.I120]=1;&quot;종료&quot;;IF(AND([.I120]=0;[.$B$3]&lt;[.M120]);&quot;&quot;;IF(AND([.I120]=0;[.$B$3]&gt;[.N120]);&quot;지연&quot;;IF(AND([.N120]&lt;[.$B$3];[.I120]&lt;&gt;100);&quot;지연&quot;;&quot;진행&quot;))))">
            <text:p/>
          </table:table-cell>
          <table:table-cell table:number-columns-repeated="2" table:style-name="ce167" office:value-type="date" office:date-value="2015-12-28" calcext:value-type="date">
            <text:p>2015-12-28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7" table:visibility="collapse">
          <table:table-cell table:style-name="ce5"/>
          <table:table-cell table:style-name="ce17"/>
          <table:table-cell table:style-name="ce30" office:value-type="string" calcext:value-type="string">
            <text:p>사업비 정산</text:p>
          </table:table-cell>
          <table:table-cell table:style-name="ce17"/>
          <table:table-cell table:style-name="ce59" table:number-columns-repeated="2"/>
          <table:table-cell table:number-columns-repeated="2" table:style-name="ce96" office:value-type="float" office:value="0.01" calcext:value-type="float">
            <text:p>0.010 </text:p>
          </table:table-cell>
          <table:table-cell table:style-name="ce114" office:value-type="percentage" office:value="0" calcext:value-type="percentage">
            <text:p>0%</text:p>
          </table:table-cell>
          <table:table-cell table:style-name="ce96" table:formula="of:=IF([.$B$3]&lt;[.M121];0;IF(AND([.M121]&lt;=[.$B$3];[.N121]&gt;=[.$B$3]);[.H121]*(DAYS360([.M121];[.$B$3]+1)/(VALUE([.N121])-VALUE([.M121])+1));[.H121]))" office:value-type="float" office:value="0" calcext:value-type="float">
            <text:p>0.000 </text:p>
          </table:table-cell>
          <table:table-cell table:style-name="ce126" table:formula="of:=[.I121]*[.H121]" office:value-type="float" office:value="0" calcext:value-type="float">
            <text:p>0.000 </text:p>
          </table:table-cell>
          <table:table-cell table:style-name="ce140" table:formula="of:=IF([.I121]=1;&quot;종료&quot;;IF(AND([.I121]=0;[.$B$3]&lt;[.M121]);&quot;&quot;;IF(AND([.I121]=0;[.$B$3]&gt;[.N121]);&quot;지연&quot;;IF(AND([.N121]&lt;[.$B$3];[.I121]&lt;&gt;100);&quot;지연&quot;;&quot;진행&quot;))))">
            <text:p/>
          </table:table-cell>
          <table:table-cell table:number-columns-repeated="2" table:style-name="ce167" office:value-type="date" office:date-value="2015-12-28" calcext:value-type="date">
            <text:p>2015-12-28</text:p>
          </table:table-cell>
          <table:table-cell table:style-name="ce193"/>
          <table:table-cell table:style-name="ce212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296"/>
          <table:table-cell table:style-name="ce30" table:number-columns-repeated="3"/>
          <table:table-cell table:style-name="ce333"/>
          <table:table-cell table:style-name="ce357"/>
          <table:table-cell table:style-name="ce30" table:number-columns-repeated="2"/>
          <table:table-cell table:style-name="ce270"/>
          <table:table-cell table:style-name="ce404"/>
          <table:table-cell table:style-name="ce270"/>
          <table:table-cell table:style-name="ce435"/>
          <table:table-cell table:style-name="ce2" table:number-columns-repeated="975"/>
          <table:table-cell table:number-columns-repeated="9"/>
        </table:table-row>
        <table:table-row table:style-name="ro8">
          <table:table-cell table:style-name="ce7"/>
          <table:table-cell table:style-name="ce20" table:number-columns-repeated="3"/>
          <table:table-cell table:style-name="ce63" table:number-columns-repeated="2"/>
          <table:table-cell table:style-name="ce98" table:number-columns-repeated="2"/>
          <table:table-cell table:style-name="ce115"/>
          <table:table-cell table:style-name="ce98" table:number-columns-repeated="2"/>
          <table:table-cell table:style-name="ce146"/>
          <table:table-cell table:style-name="ce169" table:number-columns-repeated="2"/>
          <table:table-cell table:style-name="ce194"/>
          <table:table-cell table:style-name="ce215" office:value-type="string" calcext:value-type="string" table:number-columns-spanned="25" table:number-rows-spanned="1">
            <text:p><text:span text:style-name="T30">프로젝트</text:span></text:p>
            <text:p><text:span text:style-name="T30">2018.8.27~2018.10.4</text:span></text:p>
          </table:table-cell>
          <table:covered-table-cell table:style-name="ce241"/>
          <table:covered-table-cell table:number-columns-repeated="20" table:style-name="ce254"/>
          <table:covered-table-cell table:style-name="ce411"/>
          <table:covered-table-cell table:style-name="ce254"/>
          <table:covered-table-cell table:style-name="ce442"/>
          <table:table-cell table:style-name="ce7" table:number-columns-repeated="975"/>
          <table:table-cell table:number-columns-repeated="9"/>
        </table:table-row>
        <table:table-row table:style-name="ro8">
          <table:table-cell table:style-name="ce8"/>
          <table:table-cell table:style-name="ce21" office:value-type="string" calcext:value-type="string">
            <text:p>분석</text:p>
          </table:table-cell>
          <table:table-cell table:style-name="ce32"/>
          <table:table-cell table:style-name="ce47"/>
          <table:table-cell table:style-name="ce64" table:number-columns-repeated="2"/>
          <table:table-cell table:style-name="ce99" table:number-columns-repeated="2"/>
          <table:table-cell table:style-name="ce116"/>
          <table:table-cell table:style-name="ce99" table:number-columns-repeated="2"/>
          <table:table-cell table:style-name="ce147"/>
          <table:table-cell table:style-name="ce170"/>
          <table:table-cell table:style-name="ce180"/>
          <table:table-cell table:style-name="ce195"/>
          <table:table-cell table:style-name="ce216" office:value-type="string" calcext:value-type="string" table:number-columns-spanned="3" table:number-rows-spanned="1">
            <text:p>분석</text:p>
          </table:table-cell>
          <table:covered-table-cell table:style-name="ce242"/>
          <table:covered-table-cell table:style-name="ce255"/>
          <table:table-cell table:style-name="ce277" table:number-columns-repeated="3"/>
          <table:table-cell table:style-name="ce260" table:number-columns-repeated="2"/>
          <table:table-cell table:style-name="ce340"/>
          <table:table-cell table:style-name="ce364"/>
          <table:table-cell table:style-name="ce260" table:number-columns-repeated="2"/>
          <table:table-cell table:style-name="ce286"/>
          <table:table-cell table:style-name="ce310"/>
          <table:table-cell table:style-name="ce260" table:number-columns-repeated="3"/>
          <table:table-cell table:style-name="ce340"/>
          <table:table-cell table:style-name="ce364"/>
          <table:table-cell table:style-name="ce260" table:number-columns-repeated="2"/>
          <table:table-cell table:style-name="ce286"/>
          <table:table-cell table:style-name="ce412"/>
          <table:table-cell table:style-name="ce286"/>
          <table:table-cell table:style-name="ce443"/>
          <table:table-cell table:style-name="ce8" table:number-columns-repeated="975"/>
          <table:table-cell table:number-columns-repeated="9"/>
        </table:table-row>
        <table:table-row table:style-name="ro8">
          <table:table-cell table:style-name="ce8"/>
          <table:table-cell table:style-name="ce22"/>
          <table:table-cell table:style-name="ce33" office:value-type="string" calcext:value-type="string">
            <text:p>요구사항정의</text:p>
          </table:table-cell>
          <table:table-cell table:style-name="ce48"/>
          <table:table-cell table:style-name="ce65"/>
          <table:table-cell table:style-name="ce76" office:value-type="string" calcext:value-type="string">
            <text:p>팀</text:p>
          </table:table-cell>
          <table:table-cell table:style-name="ce100" table:number-columns-repeated="2"/>
          <table:table-cell table:style-name="ce117"/>
          <table:table-cell table:style-name="ce100" table:number-columns-repeated="2"/>
          <table:table-cell table:style-name="ce148"/>
          <table:table-cell table:style-name="ce171" office:value-type="string" calcext:value-type="string">
            <text:p>2018.8.27</text:p>
          </table:table-cell>
          <table:table-cell table:style-name="ce181" office:value-type="string" calcext:value-type="string">
            <text:p>2018.8.29</text:p>
          </table:table-cell>
          <table:table-cell table:style-name="ce196" office:value-type="string" calcext:value-type="string">
            <text:p><text:span text:style-name="T19">요구사항정의서</text:span><text:span text:style-name="T20">, </text:span><text:span text:style-name="T21">요구사항추적매트릭스</text:span></text:p>
          </table:table-cell>
          <table:table-cell table:style-name="ce217" office:value-type="string" calcext:value-type="string" table:number-columns-spanned="3" table:number-rows-spanned="1">
            <text:p>요구사항정의</text:p>
          </table:table-cell>
          <table:covered-table-cell table:style-name="ce243"/>
          <table:covered-table-cell table:style-name="ce256"/>
          <table:table-cell table:style-name="ce278"/>
          <table:table-cell table:style-name="ce256"/>
          <table:table-cell table:style-name="ce257" table:number-columns-repeated="3"/>
          <table:table-cell table:style-name="ce341"/>
          <table:table-cell table:style-name="ce365"/>
          <table:table-cell table:style-name="ce257" table:number-columns-repeated="2"/>
          <table:table-cell table:style-name="ce281"/>
          <table:table-cell table:style-name="ce307"/>
          <table:table-cell table:style-name="ce257" table:number-columns-repeated="3"/>
          <table:table-cell table:style-name="ce341"/>
          <table:table-cell table:style-name="ce365"/>
          <table:table-cell table:style-name="ce257" table:number-columns-repeated="2"/>
          <table:table-cell table:style-name="ce281"/>
          <table:table-cell table:style-name="ce413"/>
          <table:table-cell table:style-name="ce281"/>
          <table:table-cell table:style-name="ce444"/>
          <table:table-cell table:style-name="ce2" table:number-columns-repeated="975"/>
          <table:table-cell table:number-columns-repeated="9"/>
        </table:table-row>
        <table:table-row table:style-name="ro8">
          <table:table-cell table:style-name="ce5"/>
          <table:table-cell table:style-name="ce22"/>
          <table:table-cell table:style-name="ce34"/>
          <table:table-cell table:style-name="ce49"/>
          <table:table-cell table:style-name="ce66"/>
          <table:table-cell table:style-name="ce77"/>
          <table:table-cell table:style-name="ce101" table:number-columns-repeated="2"/>
          <table:table-cell table:style-name="ce118"/>
          <table:table-cell table:style-name="ce101"/>
          <table:table-cell table:style-name="ce128"/>
          <table:table-cell table:style-name="ce149"/>
          <table:table-cell table:style-name="ce172"/>
          <table:table-cell table:style-name="ce182"/>
          <table:table-cell table:style-name="ce197"/>
          <table:table-cell table:style-name="ce218"/>
          <table:table-cell table:style-name="Default"/>
          <table:table-cell table:style-name="ce256" table:number-columns-repeated="3"/>
          <table:table-cell table:style-name="ce257" table:number-columns-repeated="3"/>
          <table:table-cell table:style-name="ce341"/>
          <table:table-cell table:style-name="ce365"/>
          <table:table-cell table:style-name="ce257" table:number-columns-repeated="2"/>
          <table:table-cell table:style-name="ce281"/>
          <table:table-cell table:style-name="ce307"/>
          <table:table-cell table:style-name="ce257" table:number-columns-repeated="3"/>
          <table:table-cell table:style-name="ce341"/>
          <table:table-cell table:style-name="ce365"/>
          <table:table-cell table:style-name="ce257" table:number-columns-repeated="2"/>
          <table:table-cell table:style-name="ce281"/>
          <table:table-cell table:style-name="ce413"/>
          <table:table-cell table:style-name="ce281"/>
          <table:table-cell table:style-name="ce444"/>
          <table:table-cell table:style-name="ce5" table:number-columns-repeated="975"/>
          <table:table-cell table:number-columns-repeated="9"/>
        </table:table-row>
        <table:table-row table:style-name="ro8">
          <table:table-cell table:style-name="ce5"/>
          <table:table-cell table:style-name="ce22"/>
          <table:table-cell table:style-name="ce35"/>
          <table:table-cell table:style-name="ce49"/>
          <table:table-cell table:style-name="ce66"/>
          <table:table-cell table:style-name="ce77"/>
          <table:table-cell table:style-name="ce101" table:number-columns-repeated="2"/>
          <table:table-cell table:style-name="ce118"/>
          <table:table-cell table:style-name="ce101"/>
          <table:table-cell table:style-name="ce128"/>
          <table:table-cell table:style-name="ce150"/>
          <table:table-cell table:style-name="ce172"/>
          <table:table-cell table:style-name="ce182"/>
          <table:table-cell table:style-name="ce197"/>
          <table:table-cell table:style-name="ce218"/>
          <table:table-cell table:style-name="ce244"/>
          <table:table-cell table:style-name="Default"/>
          <table:table-cell table:style-name="ce256" table:number-columns-repeated="2"/>
          <table:table-cell table:style-name="ce257" table:number-columns-repeated="3"/>
          <table:table-cell table:style-name="ce341"/>
          <table:table-cell table:style-name="ce365"/>
          <table:table-cell table:style-name="ce257" table:number-columns-repeated="2"/>
          <table:table-cell table:style-name="ce281"/>
          <table:table-cell table:style-name="ce307"/>
          <table:table-cell table:style-name="ce257" table:number-columns-repeated="3"/>
          <table:table-cell table:style-name="ce341"/>
          <table:table-cell table:style-name="ce365"/>
          <table:table-cell table:style-name="ce257" table:number-columns-repeated="2"/>
          <table:table-cell table:style-name="ce281"/>
          <table:table-cell table:style-name="ce413"/>
          <table:table-cell table:style-name="ce281"/>
          <table:table-cell table:style-name="ce444"/>
          <table:table-cell table:style-name="ce2" table:number-columns-repeated="975"/>
          <table:table-cell table:number-columns-repeated="9"/>
        </table:table-row>
        <table:table-row table:style-name="ro8">
          <table:table-cell table:style-name="ce8"/>
          <table:table-cell table:style-name="ce22"/>
          <table:table-cell table:style-name="ce33" office:value-type="string" calcext:value-type="string">
            <text:p>업무흐름</text:p>
          </table:table-cell>
          <table:table-cell table:style-name="ce48"/>
          <table:table-cell table:style-name="ce65"/>
          <table:table-cell table:style-name="ce76" office:value-type="string" calcext:value-type="string">
            <text:p>팀</text:p>
          </table:table-cell>
          <table:table-cell table:style-name="ce100" table:number-columns-repeated="2"/>
          <table:table-cell table:style-name="ce117"/>
          <table:table-cell table:style-name="ce100" table:number-columns-repeated="2"/>
          <table:table-cell table:style-name="ce148"/>
          <table:table-cell table:style-name="ce173" office:value-type="string" calcext:value-type="string">
            <text:p>2018.8.27</text:p>
          </table:table-cell>
          <table:table-cell table:style-name="ce183" office:value-type="string" calcext:value-type="string">
            <text:p>2018.8.29</text:p>
          </table:table-cell>
          <table:table-cell table:style-name="ce196" office:value-type="string" calcext:value-type="string">
            <text:p><text:span text:style-name="T25">업무흐름도</text:span><text:span text:style-name="T26">, </text:span><text:span text:style-name="T27">기능차트</text:span><text:span text:style-name="T28">, </text:span><text:span text:style-name="T27">프로세스정의서</text:span><text:span text:style-name="T28">, </text:span><text:span text:style-name="T27">용어정의서</text:span></text:p>
          </table:table-cell>
          <table:table-cell table:style-name="ce219" office:value-type="string" calcext:value-type="string" table:number-columns-spanned="3" table:number-rows-spanned="1">
            <text:p>업무흐름</text:p>
          </table:table-cell>
          <table:covered-table-cell table:style-name="ce217"/>
          <table:covered-table-cell table:style-name="ce256"/>
          <table:table-cell table:style-name="ce256" table:number-columns-repeated="3"/>
          <table:table-cell table:style-name="ce257" table:number-columns-repeated="2"/>
          <table:table-cell table:style-name="ce341"/>
          <table:table-cell table:style-name="ce365"/>
          <table:table-cell table:style-name="ce257" table:number-columns-repeated="2"/>
          <table:table-cell table:style-name="ce281"/>
          <table:table-cell table:style-name="ce307"/>
          <table:table-cell table:style-name="ce257" table:number-columns-repeated="3"/>
          <table:table-cell table:style-name="ce341"/>
          <table:table-cell table:style-name="ce365"/>
          <table:table-cell table:style-name="ce257" table:number-columns-repeated="2"/>
          <table:table-cell table:style-name="ce281"/>
          <table:table-cell table:style-name="ce413"/>
          <table:table-cell table:style-name="ce281"/>
          <table:table-cell table:style-name="ce444"/>
          <table:table-cell table:style-name="ce8" table:number-columns-repeated="975"/>
          <table:table-cell table:number-columns-repeated="9"/>
        </table:table-row>
        <table:table-row table:style-name="ro8">
          <table:table-cell table:style-name="ce5"/>
          <table:table-cell table:style-name="ce22"/>
          <table:table-cell table:style-name="ce34"/>
          <table:table-cell table:style-name="ce49" office:value-type="string" calcext:value-type="string">
            <text:p>프로세서용어정의</text:p>
          </table:table-cell>
          <table:table-cell table:style-name="ce66"/>
          <table:table-cell table:style-name="ce76" office:value-type="string" calcext:value-type="string">
            <text:p>팀</text:p>
          </table:table-cell>
          <table:table-cell table:style-name="ce101" table:number-columns-repeated="2"/>
          <table:table-cell table:style-name="ce118"/>
          <table:table-cell table:style-name="ce101"/>
          <table:table-cell table:style-name="ce128"/>
          <table:table-cell table:style-name="ce151"/>
          <table:table-cell table:style-name="ce173" office:value-type="string" calcext:value-type="string">
            <text:p>2018.8.27</text:p>
          </table:table-cell>
          <table:table-cell table:style-name="ce173" office:value-type="string" calcext:value-type="string">
            <text:p>2018.8.29</text:p>
          </table:table-cell>
          <table:table-cell table:style-name="ce196"/>
          <table:table-cell table:style-name="ce220" office:value-type="string" calcext:value-type="string" table:number-columns-spanned="3" table:number-rows-spanned="1">
            <text:p>프로세서용어정의</text:p>
          </table:table-cell>
          <table:covered-table-cell table:style-name="ce245"/>
          <table:covered-table-cell table:style-name="ce217"/>
          <table:table-cell table:style-name="ce256" table:number-columns-repeated="3"/>
          <table:table-cell table:style-name="ce257" table:number-columns-repeated="2"/>
          <table:table-cell table:style-name="ce341"/>
          <table:table-cell table:style-name="ce365"/>
          <table:table-cell table:style-name="ce257" table:number-columns-repeated="2"/>
          <table:table-cell table:style-name="ce281"/>
          <table:table-cell table:style-name="ce307"/>
          <table:table-cell table:style-name="ce257" table:number-columns-repeated="3"/>
          <table:table-cell table:style-name="ce341"/>
          <table:table-cell table:style-name="ce365"/>
          <table:table-cell table:style-name="ce257" table:number-columns-repeated="2"/>
          <table:table-cell table:style-name="ce281"/>
          <table:table-cell table:style-name="ce413"/>
          <table:table-cell table:style-name="ce281"/>
          <table:table-cell table:style-name="ce444"/>
          <table:table-cell table:style-name="ce5" table:number-columns-repeated="975"/>
          <table:table-cell table:number-columns-repeated="9"/>
        </table:table-row>
        <table:table-row table:style-name="ro8">
          <table:table-cell table:style-name="ce5"/>
          <table:table-cell table:style-name="ce22"/>
          <table:table-cell table:style-name="ce34"/>
          <table:table-cell table:style-name="ce50"/>
          <table:table-cell table:style-name="ce67"/>
          <table:table-cell table:style-name="ce78"/>
          <table:table-cell table:style-name="ce102" table:number-columns-repeated="2"/>
          <table:table-cell table:style-name="ce119"/>
          <table:table-cell table:style-name="ce102"/>
          <table:table-cell table:style-name="ce129"/>
          <table:table-cell table:style-name="ce152"/>
          <table:table-cell table:style-name="ce174"/>
          <table:table-cell table:style-name="ce184"/>
          <table:table-cell table:style-name="ce198"/>
          <table:table-cell table:style-name="ce221"/>
          <table:table-cell table:style-name="ce246"/>
          <table:table-cell table:style-name="ce256" table:number-columns-repeated="4"/>
          <table:table-cell table:style-name="ce257"/>
          <table:table-cell table:style-name="ce258"/>
          <table:table-cell table:style-name="ce342"/>
          <table:table-cell table:style-name="ce366"/>
          <table:table-cell table:style-name="ce258" table:number-columns-repeated="2"/>
          <table:table-cell table:style-name="ce284"/>
          <table:table-cell table:style-name="ce308"/>
          <table:table-cell table:style-name="ce258" table:number-columns-repeated="3"/>
          <table:table-cell table:style-name="ce342"/>
          <table:table-cell table:style-name="ce366"/>
          <table:table-cell table:style-name="ce258" table:number-columns-repeated="2"/>
          <table:table-cell table:style-name="ce284"/>
          <table:table-cell table:style-name="ce414"/>
          <table:table-cell table:style-name="ce284"/>
          <table:table-cell table:style-name="ce445"/>
          <table:table-cell table:style-name="ce2" table:number-columns-repeated="975"/>
          <table:table-cell table:number-columns-repeated="9"/>
        </table:table-row>
        <table:table-row table:style-name="ro8">
          <table:table-cell table:style-name="ce8"/>
          <table:table-cell table:style-name="ce21" office:value-type="string" calcext:value-type="string">
            <text:p>설계</text:p>
          </table:table-cell>
          <table:table-cell table:style-name="ce36"/>
          <table:table-cell table:style-name="ce47"/>
          <table:table-cell table:style-name="ce64"/>
          <table:table-cell table:style-name="ce79"/>
          <table:table-cell table:style-name="ce99" table:number-columns-repeated="2"/>
          <table:table-cell table:style-name="ce116"/>
          <table:table-cell table:style-name="ce99" table:number-columns-repeated="2"/>
          <table:table-cell table:style-name="ce147"/>
          <table:table-cell table:style-name="ce170"/>
          <table:table-cell table:style-name="ce185"/>
          <table:table-cell table:style-name="ce195"/>
          <table:table-cell table:style-name="ce222"/>
          <table:table-cell table:style-name="ce247"/>
          <table:table-cell table:style-name="ce218"/>
          <table:table-cell table:style-name="ce279" office:value-type="string" calcext:value-type="string" table:number-columns-spanned="3" table:number-rows-spanned="1">
            <text:p>설계</text:p>
          </table:table-cell>
          <table:covered-table-cell table:number-columns-repeated="2" table:style-name="ce304"/>
          <table:table-cell table:style-name="ce304"/>
          <table:table-cell table:style-name="ce328" table:number-columns-repeated="6"/>
          <table:table-cell table:style-name="ce309"/>
          <table:table-cell table:style-name="ce259" table:number-columns-repeated="3"/>
          <table:table-cell table:style-name="ce389"/>
          <table:table-cell table:style-name="ce392"/>
          <table:table-cell table:style-name="ce259" table:number-columns-repeated="2"/>
          <table:table-cell table:style-name="ce285"/>
          <table:table-cell table:style-name="ce415"/>
          <table:table-cell table:style-name="ce285"/>
          <table:table-cell table:style-name="ce446"/>
          <table:table-cell table:style-name="ce8" table:number-columns-repeated="975"/>
          <table:table-cell table:number-columns-repeated="9"/>
        </table:table-row>
        <table:table-row table:style-name="ro8">
          <table:table-cell table:style-name="ce8"/>
          <table:table-cell table:style-name="ce22"/>
          <table:table-cell table:style-name="ce33" office:value-type="string" calcext:value-type="string">
            <text:p>DB설계</text:p>
          </table:table-cell>
          <table:table-cell table:style-name="ce48"/>
          <table:table-cell table:style-name="ce65"/>
          <table:table-cell table:style-name="ce80" office:value-type="string" calcext:value-type="string">
            <text:p>박훈</text:p>
          </table:table-cell>
          <table:table-cell table:style-name="ce100" table:number-columns-repeated="2"/>
          <table:table-cell table:style-name="ce117"/>
          <table:table-cell table:style-name="ce100" table:number-columns-repeated="2"/>
          <table:table-cell table:style-name="ce148"/>
          <table:table-cell table:style-name="ce173" office:value-type="string" calcext:value-type="string">
            <text:p>2018.8.30</text:p>
          </table:table-cell>
          <table:table-cell table:style-name="ce173" office:value-type="string" calcext:value-type="string">
            <text:p>2018.9.3</text:p>
          </table:table-cell>
          <table:table-cell table:style-name="ce196" office:value-type="string" calcext:value-type="string">
            <text:p><text:span text:style-name="T19">아키텍처정의서</text:span><text:span text:style-name="T20">, </text:span><text:span text:style-name="T21">목표시스템구성도</text:span></text:p>
          </table:table-cell>
          <table:table-cell table:style-name="ce223"/>
          <table:table-cell table:style-name="ce248"/>
          <table:table-cell table:style-name="ce257"/>
          <table:table-cell table:style-name="ce280" office:value-type="string" calcext:value-type="string" table:number-columns-spanned="3" table:number-rows-spanned="1">
            <text:p>DB설계</text:p>
          </table:table-cell>
          <table:covered-table-cell table:number-columns-repeated="2" table:style-name="ce305"/>
          <table:table-cell table:style-name="ce305"/>
          <table:table-cell table:style-name="ce257"/>
          <table:table-cell table:style-name="ce341"/>
          <table:table-cell table:style-name="ce365"/>
          <table:table-cell table:style-name="ce257" table:number-columns-repeated="2"/>
          <table:table-cell table:style-name="ce281"/>
          <table:table-cell table:style-name="ce307"/>
          <table:table-cell table:style-name="ce257" table:number-columns-repeated="3"/>
          <table:table-cell table:style-name="ce341"/>
          <table:table-cell table:style-name="ce365"/>
          <table:table-cell table:style-name="ce257" table:number-columns-repeated="2"/>
          <table:table-cell table:style-name="ce281"/>
          <table:table-cell table:style-name="ce413"/>
          <table:table-cell table:style-name="ce281"/>
          <table:table-cell table:style-name="ce444"/>
          <table:table-cell table:style-name="ce2" table:number-columns-repeated="975"/>
          <table:table-cell table:number-columns-repeated="9"/>
        </table:table-row>
        <table:table-row table:style-name="ro8">
          <table:table-cell table:style-name="ce5"/>
          <table:table-cell table:style-name="ce22"/>
          <table:table-cell table:style-name="ce35"/>
          <table:table-cell table:style-name="ce49"/>
          <table:table-cell table:style-name="ce66"/>
          <table:table-cell table:style-name="ce77"/>
          <table:table-cell table:style-name="ce101" table:number-columns-repeated="2"/>
          <table:table-cell table:style-name="ce118"/>
          <table:table-cell table:style-name="ce101"/>
          <table:table-cell table:style-name="ce128"/>
          <table:table-cell table:style-name="ce153"/>
          <table:table-cell table:style-name="ce175"/>
          <table:table-cell table:style-name="ce172"/>
          <table:table-cell table:style-name="ce196"/>
          <table:table-cell table:style-name="ce224"/>
          <table:table-cell table:style-name="ce244"/>
          <table:table-cell table:style-name="ce257"/>
          <table:table-cell table:style-name="ce281"/>
          <table:table-cell table:style-name="Default"/>
          <table:table-cell table:style-name="ce305" table:number-columns-repeated="2"/>
          <table:table-cell table:style-name="ce257"/>
          <table:table-cell table:style-name="ce341"/>
          <table:table-cell table:style-name="ce365"/>
          <table:table-cell table:style-name="ce257" table:number-columns-repeated="2"/>
          <table:table-cell table:style-name="ce281"/>
          <table:table-cell table:style-name="ce307"/>
          <table:table-cell table:style-name="ce257" table:number-columns-repeated="3"/>
          <table:table-cell table:style-name="ce341"/>
          <table:table-cell table:style-name="ce365"/>
          <table:table-cell table:style-name="ce257" table:number-columns-repeated="2"/>
          <table:table-cell table:style-name="ce281"/>
          <table:table-cell table:style-name="ce413"/>
          <table:table-cell table:style-name="ce281"/>
          <table:table-cell table:style-name="ce444"/>
          <table:table-cell table:style-name="ce5" table:number-columns-repeated="975"/>
          <table:table-cell table:number-columns-repeated="9"/>
        </table:table-row>
        <table:table-row table:style-name="ro8">
          <table:table-cell table:style-name="ce8"/>
          <table:table-cell table:style-name="ce22"/>
          <table:table-cell table:style-name="ce33" office:value-type="string" calcext:value-type="string">
            <text:p>ERD설계</text:p>
          </table:table-cell>
          <table:table-cell table:style-name="ce48"/>
          <table:table-cell table:style-name="ce65"/>
          <table:table-cell table:style-name="ce81" office:value-type="string" calcext:value-type="string">
            <text:p>김은별</text:p>
          </table:table-cell>
          <table:table-cell table:style-name="ce100" table:number-columns-repeated="2"/>
          <table:table-cell table:style-name="ce117"/>
          <table:table-cell table:style-name="ce100" table:number-columns-repeated="2"/>
          <table:table-cell table:style-name="ce148"/>
          <table:table-cell table:style-name="ce173" office:value-type="string" calcext:value-type="string">
            <text:p>2018.8.30</text:p>
          </table:table-cell>
          <table:table-cell table:style-name="ce173" office:value-type="string" calcext:value-type="string">
            <text:p>2018.9.3</text:p>
          </table:table-cell>
          <table:table-cell table:style-name="ce199" office:value-type="string" calcext:value-type="string">
            <text:p><text:span text:style-name="T29">ERD, </text:span><text:span text:style-name="T24">테이블목록</text:span><text:span text:style-name="T23">, </text:span><text:span text:style-name="T24">테이블정의서</text:span></text:p>
          </table:table-cell>
          <table:table-cell table:style-name="ce224"/>
          <table:table-cell table:style-name="ce244"/>
          <table:table-cell table:style-name="ce257"/>
          <table:table-cell table:style-name="ce282" office:value-type="string" calcext:value-type="string" table:number-columns-spanned="3" table:number-rows-spanned="1">
            <text:p>ERD설계</text:p>
          </table:table-cell>
          <table:covered-table-cell table:style-name="ce306"/>
          <table:covered-table-cell table:style-name="Default"/>
          <table:table-cell table:style-name="ce256" table:number-columns-repeated="4"/>
          <table:table-cell table:style-name="ce375"/>
          <table:table-cell table:style-name="ce257"/>
          <table:table-cell table:style-name="ce281"/>
          <table:table-cell table:style-name="ce307"/>
          <table:table-cell table:style-name="ce257" table:number-columns-repeated="3"/>
          <table:table-cell table:style-name="ce341"/>
          <table:table-cell table:style-name="ce365"/>
          <table:table-cell table:style-name="ce257" table:number-columns-repeated="2"/>
          <table:table-cell table:style-name="ce281"/>
          <table:table-cell table:style-name="ce413"/>
          <table:table-cell table:style-name="ce281"/>
          <table:table-cell table:style-name="ce444"/>
          <table:table-cell table:style-name="ce8" table:number-columns-repeated="975"/>
          <table:table-cell table:number-columns-repeated="9"/>
        </table:table-row>
        <table:table-row table:style-name="ro8">
          <table:table-cell table:style-name="ce5"/>
          <table:table-cell table:style-name="ce22"/>
          <table:table-cell table:style-name="ce34"/>
          <table:table-cell table:style-name="ce49"/>
          <table:table-cell table:style-name="ce66"/>
          <table:table-cell table:style-name="ce77"/>
          <table:table-cell table:style-name="ce101" table:number-columns-repeated="2"/>
          <table:table-cell table:style-name="ce118"/>
          <table:table-cell table:style-name="ce101"/>
          <table:table-cell table:style-name="ce128"/>
          <table:table-cell table:style-name="ce153"/>
          <table:table-cell table:style-name="ce172" table:number-columns-repeated="2"/>
          <table:table-cell table:style-name="ce196"/>
          <table:table-cell table:style-name="ce224"/>
          <table:table-cell table:style-name="ce244"/>
          <table:table-cell table:style-name="ce257"/>
          <table:table-cell table:style-name="ce281"/>
          <table:table-cell table:style-name="ce307"/>
          <table:table-cell table:style-name="ce257"/>
          <table:table-cell table:style-name="ce281"/>
          <table:table-cell table:style-name="ce256"/>
          <table:table-cell table:style-name="ce343"/>
          <table:table-cell table:style-name="ce367"/>
          <table:table-cell table:style-name="ce257" table:number-columns-repeated="2"/>
          <table:table-cell table:style-name="ce281"/>
          <table:table-cell table:style-name="ce307"/>
          <table:table-cell table:style-name="ce257" table:number-columns-repeated="3"/>
          <table:table-cell table:style-name="ce341"/>
          <table:table-cell table:style-name="ce365"/>
          <table:table-cell table:style-name="ce257" table:number-columns-repeated="2"/>
          <table:table-cell table:style-name="ce281"/>
          <table:table-cell table:style-name="ce413"/>
          <table:table-cell table:style-name="ce281"/>
          <table:table-cell table:style-name="ce444"/>
          <table:table-cell table:style-name="ce5" table:number-columns-repeated="975"/>
          <table:table-cell table:number-columns-repeated="9"/>
        </table:table-row>
        <table:table-row table:style-name="ro8">
          <table:table-cell table:style-name="ce5"/>
          <table:table-cell table:style-name="ce22"/>
          <table:table-cell table:style-name="ce35"/>
          <table:table-cell table:style-name="ce51"/>
          <table:table-cell table:style-name="ce66"/>
          <table:table-cell table:style-name="ce77"/>
          <table:table-cell table:style-name="ce101" table:number-columns-repeated="2"/>
          <table:table-cell table:style-name="ce118"/>
          <table:table-cell table:style-name="ce101"/>
          <table:table-cell table:style-name="ce128"/>
          <table:table-cell table:style-name="ce153"/>
          <table:table-cell table:style-name="ce172" table:number-columns-repeated="2"/>
          <table:table-cell table:style-name="ce196"/>
          <table:table-cell table:style-name="ce224"/>
          <table:table-cell table:style-name="ce244"/>
          <table:table-cell table:style-name="ce257"/>
          <table:table-cell table:style-name="ce281"/>
          <table:table-cell table:style-name="ce307"/>
          <table:table-cell table:style-name="ce257"/>
          <table:table-cell table:style-name="ce320" table:number-columns-repeated="2"/>
          <table:table-cell table:style-name="ce256" table:number-columns-repeated="2"/>
          <table:table-cell table:style-name="ce257" table:number-columns-repeated="2"/>
          <table:table-cell table:style-name="ce281"/>
          <table:table-cell table:style-name="ce307"/>
          <table:table-cell table:style-name="ce257" table:number-columns-repeated="3"/>
          <table:table-cell table:style-name="ce341"/>
          <table:table-cell table:style-name="ce365"/>
          <table:table-cell table:style-name="ce257" table:number-columns-repeated="2"/>
          <table:table-cell table:style-name="ce281"/>
          <table:table-cell table:style-name="ce413"/>
          <table:table-cell table:style-name="ce281"/>
          <table:table-cell table:style-name="ce444"/>
          <table:table-cell table:style-name="ce2" table:number-columns-repeated="975"/>
          <table:table-cell table:number-columns-repeated="9"/>
        </table:table-row>
        <table:table-row table:style-name="ro8">
          <table:table-cell table:style-name="ce8"/>
          <table:table-cell table:style-name="ce22"/>
          <table:table-cell table:style-name="ce33" office:value-type="string" calcext:value-type="string">
            <text:p>화면설계</text:p>
          </table:table-cell>
          <table:table-cell table:style-name="ce48"/>
          <table:table-cell table:style-name="ce65"/>
          <table:table-cell table:style-name="ce82" office:value-type="string" calcext:value-type="string">
            <text:p>차정환</text:p>
          </table:table-cell>
          <table:table-cell table:style-name="ce100" table:number-columns-repeated="2"/>
          <table:table-cell table:style-name="ce117"/>
          <table:table-cell table:style-name="ce100" table:number-columns-repeated="2"/>
          <table:table-cell table:style-name="ce148"/>
          <table:table-cell table:style-name="ce171" office:value-type="string" calcext:value-type="string">
            <text:p>2018.8.30</text:p>
          </table:table-cell>
          <table:table-cell table:style-name="ce173" office:value-type="string" calcext:value-type="string">
            <text:p>2018.9.3</text:p>
          </table:table-cell>
          <table:table-cell table:style-name="ce196" office:value-type="string" calcext:value-type="string">
            <text:p><text:span text:style-name="T19">메뉴구성도</text:span><text:span text:style-name="T20">, </text:span><text:span text:style-name="T21">사용자화면정의서</text:span><text:span text:style-name="T20">, </text:span><text:span text:style-name="T21">인터페이스정의서</text:span></text:p>
          </table:table-cell>
          <table:table-cell table:style-name="ce224"/>
          <table:table-cell table:style-name="ce244"/>
          <table:table-cell table:style-name="ce257"/>
          <table:table-cell table:style-name="ce283" office:value-type="string" calcext:value-type="string" table:number-columns-spanned="3" table:number-rows-spanned="1">
            <text:p>화면설계</text:p>
          </table:table-cell>
          <table:covered-table-cell table:style-name="ce307"/>
          <table:covered-table-cell table:style-name="ce319"/>
          <table:table-cell table:style-name="ce321" table:number-columns-repeated="7"/>
          <table:table-cell table:style-name="ce380"/>
          <table:table-cell table:style-name="ce257" table:number-columns-repeated="3"/>
          <table:table-cell table:style-name="ce341"/>
          <table:table-cell table:style-name="ce365"/>
          <table:table-cell table:style-name="ce257" table:number-columns-repeated="2"/>
          <table:table-cell table:style-name="ce281"/>
          <table:table-cell table:style-name="ce413"/>
          <table:table-cell table:style-name="ce281"/>
          <table:table-cell table:style-name="ce444"/>
          <table:table-cell table:style-name="ce8" table:number-columns-repeated="975"/>
          <table:table-cell table:number-columns-repeated="9"/>
        </table:table-row>
        <table:table-row table:style-name="ro8">
          <table:table-cell table:style-name="ce5"/>
          <table:table-cell table:style-name="ce22"/>
          <table:table-cell table:style-name="ce34"/>
          <table:table-cell table:style-name="ce49"/>
          <table:table-cell table:style-name="ce66"/>
          <table:table-cell table:style-name="ce77"/>
          <table:table-cell table:style-name="ce101" table:number-columns-repeated="2"/>
          <table:table-cell table:style-name="ce118"/>
          <table:table-cell table:style-name="ce101"/>
          <table:table-cell table:style-name="ce128"/>
          <table:table-cell table:style-name="ce153"/>
          <table:table-cell table:style-name="ce172" table:number-columns-repeated="2"/>
          <table:table-cell table:style-name="ce196"/>
          <table:table-cell table:style-name="ce224"/>
          <table:table-cell table:style-name="ce244"/>
          <table:table-cell table:style-name="ce257"/>
          <table:table-cell table:style-name="ce281"/>
          <table:table-cell table:style-name="ce307"/>
          <table:table-cell table:style-name="ce257"/>
          <table:table-cell table:style-name="ce256" table:number-columns-repeated="2"/>
          <table:table-cell table:style-name="ce341"/>
          <table:table-cell table:style-name="ce365"/>
          <table:table-cell table:style-name="ce257" table:number-columns-repeated="2"/>
          <table:table-cell table:style-name="ce281"/>
          <table:table-cell table:style-name="ce307"/>
          <table:table-cell table:style-name="ce257" table:number-columns-repeated="3"/>
          <table:table-cell table:style-name="ce341"/>
          <table:table-cell table:style-name="ce365"/>
          <table:table-cell table:style-name="ce257" table:number-columns-repeated="2"/>
          <table:table-cell table:style-name="ce281"/>
          <table:table-cell table:style-name="ce413"/>
          <table:table-cell table:style-name="ce281"/>
          <table:table-cell table:style-name="ce444"/>
          <table:table-cell table:style-name="ce5" table:number-columns-repeated="975"/>
          <table:table-cell table:number-columns-repeated="9"/>
        </table:table-row>
        <table:table-row table:style-name="ro8">
          <table:table-cell table:style-name="ce5"/>
          <table:table-cell table:style-name="ce22"/>
          <table:table-cell table:style-name="ce34"/>
          <table:table-cell table:style-name="ce50"/>
          <table:table-cell table:style-name="ce67"/>
          <table:table-cell table:style-name="ce78"/>
          <table:table-cell table:style-name="ce102" table:number-columns-repeated="2"/>
          <table:table-cell table:style-name="ce119"/>
          <table:table-cell table:style-name="ce102"/>
          <table:table-cell table:style-name="ce129"/>
          <table:table-cell table:style-name="ce154"/>
          <table:table-cell table:style-name="Default"/>
          <table:table-cell table:style-name="ce174"/>
          <table:table-cell table:style-name="ce198"/>
          <table:table-cell table:style-name="ce225"/>
          <table:table-cell table:style-name="ce249"/>
          <table:table-cell table:style-name="ce258"/>
          <table:table-cell table:style-name="ce284"/>
          <table:table-cell table:style-name="ce308"/>
          <table:table-cell table:style-name="ce258" table:number-columns-repeated="2"/>
          <table:table-cell table:style-name="ce329" table:number-columns-repeated="6"/>
          <table:table-cell table:style-name="ce308"/>
          <table:table-cell table:style-name="ce258" table:number-columns-repeated="3"/>
          <table:table-cell table:style-name="ce342"/>
          <table:table-cell table:style-name="ce366"/>
          <table:table-cell table:style-name="ce258" table:number-columns-repeated="2"/>
          <table:table-cell table:style-name="ce284"/>
          <table:table-cell table:style-name="ce414"/>
          <table:table-cell table:style-name="ce284"/>
          <table:table-cell table:style-name="ce445"/>
          <table:table-cell table:style-name="ce2" table:number-columns-repeated="975"/>
          <table:table-cell table:number-columns-repeated="9"/>
        </table:table-row>
        <table:table-row table:style-name="ro8">
          <table:table-cell table:style-name="ce8"/>
          <table:table-cell table:style-name="ce21" office:value-type="string" calcext:value-type="string">
            <text:p>개발</text:p>
          </table:table-cell>
          <table:table-cell table:style-name="ce37"/>
          <table:table-cell table:style-name="ce47"/>
          <table:table-cell table:style-name="ce64"/>
          <table:table-cell table:style-name="ce79"/>
          <table:table-cell table:style-name="ce99" table:number-columns-repeated="2"/>
          <table:table-cell table:style-name="ce116"/>
          <table:table-cell table:style-name="ce99" table:number-columns-repeated="2"/>
          <table:table-cell table:style-name="ce147"/>
          <table:table-cell table:style-name="Default"/>
          <table:table-cell table:style-name="ce170"/>
          <table:table-cell table:style-name="ce195"/>
          <table:table-cell table:style-name="ce226"/>
          <table:table-cell table:style-name="ce242"/>
          <table:table-cell table:style-name="ce259"/>
          <table:table-cell table:style-name="ce285"/>
          <table:table-cell table:style-name="ce309"/>
          <table:table-cell table:style-name="ce259"/>
          <table:table-cell table:style-name="ce322" office:value-type="string" calcext:value-type="string" table:number-columns-spanned="13" table:number-rows-spanned="1">
            <text:p>개발</text:p>
          </table:table-cell>
          <table:covered-table-cell table:style-name="ce322"/>
          <table:covered-table-cell table:style-name="ce344"/>
          <table:covered-table-cell table:style-name="ce368"/>
          <table:covered-table-cell table:number-columns-repeated="2" table:style-name="ce322"/>
          <table:covered-table-cell table:style-name="ce377"/>
          <table:covered-table-cell table:number-columns-repeated="6" table:style-name="ce381"/>
          <table:table-cell table:style-name="ce393" table:number-columns-repeated="3"/>
          <table:table-cell table:style-name="ce416"/>
          <table:table-cell table:style-name="ce393"/>
          <table:table-cell table:style-name="ce447"/>
          <table:table-cell table:style-name="ce8" table:number-columns-repeated="975"/>
          <table:table-cell table:number-columns-repeated="9"/>
        </table:table-row>
        <table:table-row table:style-name="ro8">
          <table:table-cell table:style-name="ce5"/>
          <table:table-cell table:style-name="ce22"/>
          <table:table-cell table:style-name="ce38" office:value-type="string" calcext:value-type="string">
            <text:p>구현</text:p>
          </table:table-cell>
          <table:table-cell table:style-name="ce52" office:value-type="string" calcext:value-type="string">
            <text:p>로그인/로그아웃 <text:s/></text:p>
          </table:table-cell>
          <table:table-cell table:style-name="ce66"/>
          <table:table-cell table:style-name="ce83" office:value-type="string" calcext:value-type="string">
            <text:p>팀</text:p>
          </table:table-cell>
          <table:table-cell table:style-name="ce101" table:number-columns-repeated="2"/>
          <table:table-cell table:style-name="ce118"/>
          <table:table-cell table:style-name="ce101"/>
          <table:table-cell table:style-name="ce128"/>
          <table:table-cell table:style-name="ce155"/>
          <table:table-cell table:style-name="ce173" office:value-type="string" calcext:value-type="string">
            <text:p>2018.9.4</text:p>
          </table:table-cell>
          <table:table-cell table:style-name="ce173" office:value-type="string" calcext:value-type="string">
            <text:p>2018.9.6</text:p>
          </table:table-cell>
          <table:table-cell table:style-name="ce196" office:value-type="string" calcext:value-type="string">
            <text:p><text:span text:style-name="T19">프로그램목록</text:span><text:span text:style-name="T20">, </text:span><text:span text:style-name="T21">프로그램명세서</text:span><text:span text:style-name="T20">, </text:span><text:span text:style-name="T21">프로그램테이블상관도</text:span></text:p>
          </table:table-cell>
          <table:table-cell table:style-name="ce224"/>
          <table:table-cell table:style-name="ce244"/>
          <table:table-cell table:style-name="ce257"/>
          <table:table-cell table:style-name="ce281"/>
          <table:table-cell table:style-name="ce307"/>
          <table:table-cell table:style-name="ce257"/>
          <table:table-cell table:style-name="ce323" office:value-type="string" calcext:value-type="string" table:number-columns-spanned="3" table:number-rows-spanned="1">
            <text:p>로그인/로그아웃</text:p>
          </table:table-cell>
          <table:covered-table-cell table:style-name="ce330"/>
          <table:covered-table-cell table:style-name="ce345"/>
          <table:table-cell table:style-name="ce365"/>
          <table:table-cell table:style-name="ce257" table:number-columns-repeated="2"/>
          <table:table-cell table:style-name="ce281"/>
          <table:table-cell table:style-name="ce305" table:number-columns-repeated="9"/>
          <table:table-cell table:style-name="ce417"/>
          <table:table-cell table:style-name="ce305"/>
          <table:table-cell table:style-name="ce448"/>
          <table:table-cell table:style-name="ce5" table:number-columns-repeated="975"/>
          <table:table-cell table:number-columns-repeated="9"/>
        </table:table-row>
        <table:table-row table:style-name="ro8">
          <table:table-cell table:style-name="ce5"/>
          <table:table-cell table:style-name="ce22"/>
          <table:table-cell table:style-name="ce38"/>
          <table:table-cell table:style-name="ce52" office:value-type="string" calcext:value-type="string">
            <text:p>직원관리(CRUD) <text:s/></text:p>
          </table:table-cell>
          <table:table-cell table:style-name="ce66"/>
          <table:table-cell table:style-name="ce84" office:value-type="string" calcext:value-type="string">
            <text:p>김은별</text:p>
          </table:table-cell>
          <table:table-cell table:style-name="ce101" table:number-columns-repeated="2"/>
          <table:table-cell table:style-name="ce118"/>
          <table:table-cell table:style-name="ce101"/>
          <table:table-cell table:style-name="ce128"/>
          <table:table-cell table:style-name="ce155"/>
          <table:table-cell table:style-name="ce173" office:value-type="string" calcext:value-type="string">
            <text:p>2018.9.4</text:p>
          </table:table-cell>
          <table:table-cell table:style-name="ce173" office:value-type="string" calcext:value-type="string">
            <text:p>2018.9.20</text:p>
          </table:table-cell>
          <table:table-cell table:style-name="ce196"/>
          <table:table-cell table:style-name="ce224"/>
          <table:table-cell table:style-name="ce244"/>
          <table:table-cell table:style-name="ce257"/>
          <table:table-cell table:style-name="ce281"/>
          <table:table-cell table:style-name="ce307"/>
          <table:table-cell table:style-name="ce257"/>
          <table:table-cell table:style-name="ce324" office:value-type="string" calcext:value-type="string" table:number-columns-spanned="13" table:number-rows-spanned="1">
            <text:p>직원관리(CRUD)</text:p>
          </table:table-cell>
          <table:covered-table-cell table:style-name="ce324"/>
          <table:covered-table-cell table:style-name="ce346"/>
          <table:covered-table-cell table:style-name="ce369"/>
          <table:covered-table-cell table:number-columns-repeated="2" table:style-name="ce324"/>
          <table:covered-table-cell table:style-name="ce282"/>
          <table:covered-table-cell table:style-name="ce382"/>
          <table:covered-table-cell table:number-columns-repeated="5" table:style-name="ce385"/>
          <table:table-cell table:style-name="ce320" table:number-columns-repeated="6"/>
          <table:table-cell table:style-name="Default" table:number-columns-repeated="975"/>
          <table:table-cell table:number-columns-repeated="9"/>
        </table:table-row>
        <table:table-row table:style-name="ro8">
          <table:table-cell table:style-name="ce5"/>
          <table:table-cell table:style-name="ce22"/>
          <table:table-cell table:style-name="ce38"/>
          <table:table-cell table:style-name="ce52" office:value-type="string" calcext:value-type="string">
            <text:p>환자관리(CRUD) </text:p>
          </table:table-cell>
          <table:table-cell table:style-name="ce66"/>
          <table:table-cell table:style-name="ce85" office:value-type="string" calcext:value-type="string">
            <text:p>박훈</text:p>
          </table:table-cell>
          <table:table-cell table:style-name="ce101" table:number-columns-repeated="2"/>
          <table:table-cell table:style-name="ce118"/>
          <table:table-cell table:style-name="ce101"/>
          <table:table-cell table:style-name="ce128"/>
          <table:table-cell table:style-name="ce155"/>
          <table:table-cell table:style-name="ce173" office:value-type="string" calcext:value-type="string">
            <text:p>2018.9.4</text:p>
          </table:table-cell>
          <table:table-cell table:style-name="ce173" office:value-type="string" calcext:value-type="string">
            <text:p>2018.9.20</text:p>
          </table:table-cell>
          <table:table-cell table:style-name="ce196"/>
          <table:table-cell table:style-name="ce224"/>
          <table:table-cell table:style-name="ce244"/>
          <table:table-cell table:style-name="ce257"/>
          <table:table-cell table:style-name="ce281"/>
          <table:table-cell table:style-name="ce307"/>
          <table:table-cell table:style-name="ce257"/>
          <table:table-cell table:style-name="ce325" office:value-type="string" calcext:value-type="string" table:number-columns-spanned="13" table:number-rows-spanned="1">
            <text:p>환자관리(CRUD)</text:p>
          </table:table-cell>
          <table:covered-table-cell table:style-name="ce325"/>
          <table:covered-table-cell table:style-name="ce347"/>
          <table:covered-table-cell table:style-name="ce370"/>
          <table:covered-table-cell table:number-columns-repeated="2" table:style-name="ce325"/>
          <table:covered-table-cell table:style-name="ce378"/>
          <table:covered-table-cell table:style-name="ce383"/>
          <table:covered-table-cell table:number-columns-repeated="5" table:style-name="ce386"/>
          <table:table-cell table:style-name="ce320" table:number-columns-repeated="6"/>
          <table:table-cell table:style-name="Default" table:number-columns-repeated="975"/>
          <table:table-cell table:number-columns-repeated="9"/>
        </table:table-row>
        <table:table-row table:style-name="ro8">
          <table:table-cell table:style-name="ce5"/>
          <table:table-cell table:style-name="ce22"/>
          <table:table-cell table:style-name="ce38"/>
          <table:table-cell table:style-name="ce52" office:value-type="string" calcext:value-type="string">
            <text:p>게시판 </text:p>
          </table:table-cell>
          <table:table-cell table:style-name="ce66"/>
          <table:table-cell table:style-name="ce86" office:value-type="string" calcext:value-type="string">
            <text:p>차정환</text:p>
          </table:table-cell>
          <table:table-cell table:style-name="ce101" table:number-columns-repeated="2"/>
          <table:table-cell table:style-name="ce118"/>
          <table:table-cell table:style-name="ce101"/>
          <table:table-cell table:style-name="ce128"/>
          <table:table-cell table:style-name="ce155"/>
          <table:table-cell table:style-name="ce173" office:value-type="string" calcext:value-type="string">
            <text:p>2018.9.4</text:p>
          </table:table-cell>
          <table:table-cell table:style-name="ce173" office:value-type="string" calcext:value-type="string">
            <text:p>2018.9.20</text:p>
          </table:table-cell>
          <table:table-cell table:style-name="ce196"/>
          <table:table-cell table:style-name="ce224"/>
          <table:table-cell table:style-name="ce244"/>
          <table:table-cell table:style-name="ce257"/>
          <table:table-cell table:style-name="ce281"/>
          <table:table-cell table:style-name="ce307"/>
          <table:table-cell table:style-name="ce257"/>
          <table:table-cell table:style-name="ce326" office:value-type="string" calcext:value-type="string" table:number-columns-spanned="13" table:number-rows-spanned="1">
            <text:p>게시판</text:p>
          </table:table-cell>
          <table:covered-table-cell table:style-name="ce257"/>
          <table:covered-table-cell table:style-name="ce341"/>
          <table:covered-table-cell table:style-name="ce365"/>
          <table:covered-table-cell table:number-columns-repeated="2" table:style-name="ce257"/>
          <table:covered-table-cell table:style-name="ce281"/>
          <table:covered-table-cell table:style-name="ce380"/>
          <table:covered-table-cell table:style-name="ce320"/>
          <table:covered-table-cell table:style-name="ce387"/>
          <table:covered-table-cell table:number-columns-repeated="3" table:style-name="ce320"/>
          <table:table-cell table:style-name="ce320" table:number-columns-repeated="6"/>
          <table:table-cell table:style-name="Default" table:number-columns-repeated="975"/>
          <table:table-cell table:number-columns-repeated="9"/>
        </table:table-row>
        <table:table-row table:style-name="ro8">
          <table:table-cell table:style-name="ce5"/>
          <table:table-cell table:style-name="ce22"/>
          <table:table-cell table:style-name="ce38"/>
          <table:table-cell table:style-name="ce52"/>
          <table:table-cell table:style-name="ce66"/>
          <table:table-cell table:style-name="ce77"/>
          <table:table-cell table:style-name="ce101" table:number-columns-repeated="2"/>
          <table:table-cell table:style-name="ce118"/>
          <table:table-cell table:style-name="ce101"/>
          <table:table-cell table:style-name="ce128"/>
          <table:table-cell table:style-name="ce155"/>
          <table:table-cell table:style-name="ce172" table:number-columns-repeated="2"/>
          <table:table-cell table:style-name="ce196"/>
          <table:table-cell table:style-name="ce224"/>
          <table:table-cell table:style-name="ce244"/>
          <table:table-cell table:style-name="ce257"/>
          <table:table-cell table:style-name="ce281"/>
          <table:table-cell table:style-name="ce307"/>
          <table:table-cell table:style-name="ce257" table:number-columns-repeated="3"/>
          <table:table-cell table:style-name="ce341"/>
          <table:table-cell table:style-name="ce365"/>
          <table:table-cell table:style-name="ce257" table:number-columns-repeated="2"/>
          <table:table-cell table:style-name="ce281"/>
          <table:table-cell table:style-name="ce380"/>
          <table:table-cell table:style-name="ce320" table:number-columns-repeated="11"/>
          <table:table-cell table:style-name="Default" table:number-columns-repeated="975"/>
          <table:table-cell table:number-columns-repeated="9"/>
        </table:table-row>
        <table:table-row table:style-name="ro8">
          <table:table-cell table:style-name="ce5"/>
          <table:table-cell table:style-name="ce22"/>
          <table:table-cell table:style-name="ce39"/>
          <table:table-cell table:style-name="ce53"/>
          <table:table-cell table:style-name="ce67"/>
          <table:table-cell table:style-name="ce78"/>
          <table:table-cell table:style-name="ce102" table:number-columns-repeated="2"/>
          <table:table-cell table:style-name="ce119"/>
          <table:table-cell table:style-name="ce102"/>
          <table:table-cell table:style-name="ce129"/>
          <table:table-cell table:style-name="ce154"/>
          <table:table-cell table:style-name="ce174" table:number-columns-repeated="2"/>
          <table:table-cell table:style-name="ce198" office:value-type="string" calcext:value-type="string">
            <text:p><text:span text:style-name="T22">단위테스트정의서</text:span><text:span text:style-name="T23">(</text:span><text:span text:style-name="T24">결과</text:span><text:span text:style-name="T23">)</text:span></text:p>
          </table:table-cell>
          <table:table-cell table:style-name="ce225"/>
          <table:table-cell table:style-name="ce249"/>
          <table:table-cell table:style-name="ce258"/>
          <table:table-cell table:style-name="ce284"/>
          <table:table-cell table:style-name="ce308"/>
          <table:table-cell table:style-name="ce258" table:number-columns-repeated="3"/>
          <table:table-cell table:style-name="ce342"/>
          <table:table-cell table:style-name="ce366"/>
          <table:table-cell table:style-name="ce258" table:number-columns-repeated="2"/>
          <table:table-cell table:style-name="ce284"/>
          <table:table-cell table:style-name="ce384"/>
          <table:table-cell table:style-name="ce256"/>
          <table:table-cell table:style-name="ce388" table:number-columns-repeated="7"/>
          <table:table-cell table:style-name="ce418"/>
          <table:table-cell table:style-name="ce388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8">
          <table:table-cell table:style-name="ce8"/>
          <table:table-cell table:style-name="ce21" office:value-type="string" calcext:value-type="string">
            <text:p>통합테스트</text:p>
          </table:table-cell>
          <table:table-cell table:style-name="ce40"/>
          <table:table-cell table:style-name="ce47"/>
          <table:table-cell table:style-name="ce64"/>
          <table:table-cell table:style-name="ce79"/>
          <table:table-cell table:style-name="ce99" table:number-columns-repeated="2"/>
          <table:table-cell table:style-name="ce116"/>
          <table:table-cell table:style-name="ce99" table:number-columns-repeated="2"/>
          <table:table-cell table:style-name="ce147"/>
          <table:table-cell table:style-name="ce170" table:number-columns-repeated="2"/>
          <table:table-cell table:style-name="ce195" office:value-type="string" calcext:value-type="string">
            <text:p><text:span text:style-name="T22">통합테스트정의서</text:span><text:span text:style-name="T23">(</text:span><text:span text:style-name="T24">결과</text:span><text:span text:style-name="T23">)</text:span></text:p>
          </table:table-cell>
          <table:table-cell table:style-name="ce226"/>
          <table:table-cell table:style-name="ce242"/>
          <table:table-cell table:style-name="ce260"/>
          <table:table-cell table:style-name="ce286"/>
          <table:table-cell table:style-name="ce310"/>
          <table:table-cell table:style-name="ce260" table:number-columns-repeated="3"/>
          <table:table-cell table:style-name="ce340"/>
          <table:table-cell table:style-name="ce364"/>
          <table:table-cell table:style-name="ce260" table:number-columns-repeated="2"/>
          <table:table-cell table:style-name="ce286"/>
          <table:table-cell table:style-name="ce310"/>
          <table:table-cell table:style-name="ce260" table:number-columns-repeated="3"/>
          <table:table-cell table:style-name="ce340"/>
          <table:table-cell table:style-name="ce364"/>
          <table:table-cell table:style-name="ce322" office:value-type="string" calcext:value-type="string" table:number-columns-spanned="6" table:number-rows-spanned="1">
            <text:p>테스트/전개</text:p>
          </table:table-cell>
          <table:covered-table-cell table:style-name="ce322"/>
          <table:covered-table-cell table:style-name="ce377"/>
          <table:covered-table-cell table:style-name="ce419"/>
          <table:covered-table-cell table:style-name="ce377"/>
          <table:covered-table-cell table:style-name="ce450"/>
          <table:table-cell table:style-name="ce8" table:number-columns-repeated="975"/>
          <table:table-cell table:number-columns-repeated="9"/>
        </table:table-row>
        <table:table-row table:style-name="ro8">
          <table:table-cell table:style-name="ce5"/>
          <table:table-cell table:style-name="ce23"/>
          <table:table-cell table:style-name="ce41" office:value-type="string" calcext:value-type="string">
            <text:p>통합테스트</text:p>
          </table:table-cell>
          <table:table-cell table:style-name="ce54"/>
          <table:table-cell table:style-name="ce68"/>
          <table:table-cell table:style-name="ce87" office:value-type="string" calcext:value-type="string">
            <text:p>차정환</text:p>
          </table:table-cell>
          <table:table-cell table:style-name="ce103" table:number-columns-repeated="2"/>
          <table:table-cell table:style-name="ce120"/>
          <table:table-cell table:style-name="ce103"/>
          <table:table-cell table:style-name="ce130"/>
          <table:table-cell table:style-name="ce156"/>
          <table:table-cell table:style-name="ce176" office:value-type="string" calcext:value-type="string">
            <text:p>2018.9.21</text:p>
          </table:table-cell>
          <table:table-cell table:style-name="ce176" office:value-type="string" calcext:value-type="string">
            <text:p>2018.9.28</text:p>
          </table:table-cell>
          <table:table-cell table:style-name="ce200"/>
          <table:table-cell table:style-name="ce227"/>
          <table:table-cell table:style-name="ce250"/>
          <table:table-cell table:style-name="ce261"/>
          <table:table-cell table:style-name="ce287"/>
          <table:table-cell table:style-name="ce311"/>
          <table:table-cell table:style-name="ce261" table:number-columns-repeated="3"/>
          <table:table-cell table:style-name="ce348"/>
          <table:table-cell table:style-name="ce371"/>
          <table:table-cell table:style-name="ce261" table:number-columns-repeated="2"/>
          <table:table-cell table:style-name="ce287"/>
          <table:table-cell table:style-name="ce311"/>
          <table:table-cell table:style-name="ce261" table:number-columns-repeated="3"/>
          <table:table-cell table:style-name="ce348"/>
          <table:table-cell table:style-name="ce371"/>
          <table:table-cell table:style-name="ce394" office:value-type="string" calcext:value-type="string" table:number-columns-spanned="3" table:number-rows-spanned="1">
            <text:p>통합테스트</text:p>
          </table:table-cell>
          <table:covered-table-cell table:style-name="ce261"/>
          <table:covered-table-cell table:style-name="ce287"/>
          <table:table-cell table:style-name="ce420"/>
          <table:table-cell table:style-name="ce287"/>
          <table:table-cell table:style-name="ce451"/>
          <table:table-cell table:style-name="ce5" table:number-columns-repeated="975"/>
          <table:table-cell table:number-columns-repeated="9"/>
        </table:table-row>
        <table:table-row table:style-name="ro8">
          <table:table-cell table:style-name="ce8"/>
          <table:table-cell table:style-name="ce24" office:value-type="string" calcext:value-type="string">
            <text:p>전개</text:p>
          </table:table-cell>
          <table:table-cell table:style-name="ce42"/>
          <table:table-cell table:style-name="ce55"/>
          <table:table-cell table:style-name="ce69"/>
          <table:table-cell table:style-name="ce88"/>
          <table:table-cell table:style-name="ce104" table:number-columns-repeated="2"/>
          <table:table-cell table:style-name="ce121"/>
          <table:table-cell table:style-name="ce104" table:number-columns-repeated="2"/>
          <table:table-cell table:style-name="ce157"/>
          <table:table-cell table:style-name="ce177" table:number-columns-repeated="2"/>
          <table:table-cell table:style-name="ce190"/>
          <table:table-cell table:style-name="ce228"/>
          <table:table-cell table:style-name="ce251"/>
          <table:table-cell table:style-name="ce262"/>
          <table:table-cell table:style-name="ce288"/>
          <table:table-cell table:style-name="ce312"/>
          <table:table-cell table:style-name="ce262" table:number-columns-repeated="3"/>
          <table:table-cell table:style-name="ce349"/>
          <table:table-cell table:style-name="ce372"/>
          <table:table-cell table:style-name="ce262" table:number-columns-repeated="2"/>
          <table:table-cell table:style-name="ce288"/>
          <table:table-cell table:style-name="ce312"/>
          <table:table-cell table:style-name="ce262" table:number-columns-repeated="3"/>
          <table:table-cell table:style-name="ce349"/>
          <table:table-cell table:style-name="ce372"/>
          <table:table-cell table:style-name="Default"/>
          <table:table-cell table:style-name="ce262"/>
          <table:table-cell table:style-name="ce288"/>
          <table:table-cell table:style-name="ce421"/>
          <table:table-cell table:style-name="ce288"/>
          <table:table-cell table:style-name="ce452"/>
          <table:table-cell table:style-name="ce8" table:number-columns-repeated="975"/>
          <table:table-cell table:number-columns-repeated="9"/>
        </table:table-row>
        <table:table-row table:style-name="ro8">
          <table:table-cell table:style-name="ce8"/>
          <table:table-cell table:style-name="ce22"/>
          <table:table-cell table:style-name="ce33" office:value-type="string" calcext:value-type="string">
            <text:p>메뉴얼</text:p>
          </table:table-cell>
          <table:table-cell table:style-name="ce48"/>
          <table:table-cell table:style-name="ce65"/>
          <table:table-cell table:style-name="ce80" office:value-type="string" calcext:value-type="string">
            <text:p>박훈</text:p>
          </table:table-cell>
          <table:table-cell table:style-name="ce100" table:number-columns-repeated="2"/>
          <table:table-cell table:style-name="ce117"/>
          <table:table-cell table:style-name="ce100"/>
          <table:table-cell table:style-name="ce131"/>
          <table:table-cell table:style-name="ce148"/>
          <table:table-cell table:style-name="ce173" office:value-type="string" calcext:value-type="string">
            <text:p>2018.9.21</text:p>
          </table:table-cell>
          <table:table-cell table:style-name="ce173" office:value-type="string" calcext:value-type="string">
            <text:p>2018.9.28</text:p>
          </table:table-cell>
          <table:table-cell table:style-name="ce196"/>
          <table:table-cell table:style-name="ce224"/>
          <table:table-cell table:style-name="ce244"/>
          <table:table-cell table:style-name="ce263"/>
          <table:table-cell table:style-name="ce289"/>
          <table:table-cell table:style-name="ce313"/>
          <table:table-cell table:style-name="ce263" table:number-columns-repeated="3"/>
          <table:table-cell table:style-name="ce350"/>
          <table:table-cell table:style-name="ce373"/>
          <table:table-cell table:style-name="ce263" table:number-columns-repeated="2"/>
          <table:table-cell table:style-name="ce289"/>
          <table:table-cell table:style-name="ce313"/>
          <table:table-cell table:style-name="ce263" table:number-columns-repeated="3"/>
          <table:table-cell table:style-name="ce350"/>
          <table:table-cell table:style-name="ce373"/>
          <table:table-cell table:style-name="ce325" office:value-type="string" calcext:value-type="string" table:number-columns-spanned="3" table:number-rows-spanned="1">
            <text:p>메뉴얼</text:p>
          </table:table-cell>
          <table:covered-table-cell table:style-name="ce396"/>
          <table:covered-table-cell table:style-name="ce289"/>
          <table:table-cell table:style-name="ce422"/>
          <table:table-cell table:style-name="ce289"/>
          <table:table-cell table:style-name="ce453"/>
          <table:table-cell table:style-name="ce2" table:number-columns-repeated="975"/>
          <table:table-cell table:number-columns-repeated="9"/>
        </table:table-row>
        <table:table-row table:style-name="ro8">
          <table:table-cell table:style-name="ce5"/>
          <table:table-cell table:style-name="ce22"/>
          <table:table-cell table:style-name="ce35"/>
          <table:table-cell table:style-name="ce49"/>
          <table:table-cell table:style-name="ce66"/>
          <table:table-cell table:style-name="ce77"/>
          <table:table-cell table:style-name="ce101" table:number-columns-repeated="2"/>
          <table:table-cell table:style-name="ce118"/>
          <table:table-cell table:style-name="ce101"/>
          <table:table-cell table:style-name="ce128"/>
          <table:table-cell table:style-name="ce153"/>
          <table:table-cell table:style-name="ce172" table:number-columns-repeated="2"/>
          <table:table-cell table:style-name="ce196"/>
          <table:table-cell table:style-name="ce224"/>
          <table:table-cell table:style-name="ce244"/>
          <table:table-cell table:style-name="ce263"/>
          <table:table-cell table:style-name="ce289"/>
          <table:table-cell table:style-name="ce313"/>
          <table:table-cell table:style-name="ce263" table:number-columns-repeated="3"/>
          <table:table-cell table:style-name="ce350"/>
          <table:table-cell table:style-name="ce373"/>
          <table:table-cell table:style-name="ce263" table:number-columns-repeated="2"/>
          <table:table-cell table:style-name="ce289"/>
          <table:table-cell table:style-name="ce313"/>
          <table:table-cell table:style-name="ce263" table:number-columns-repeated="3"/>
          <table:table-cell table:style-name="ce350"/>
          <table:table-cell table:style-name="ce373"/>
          <table:table-cell table:style-name="ce263" table:number-columns-repeated="2"/>
          <table:table-cell table:style-name="Default"/>
          <table:table-cell table:style-name="ce422"/>
          <table:table-cell table:style-name="ce289"/>
          <table:table-cell table:style-name="ce453"/>
          <table:table-cell table:style-name="ce5" table:number-columns-repeated="975"/>
          <table:table-cell table:number-columns-repeated="9"/>
        </table:table-row>
        <table:table-row table:style-name="ro8">
          <table:table-cell table:style-name="ce8"/>
          <table:table-cell table:style-name="ce22"/>
          <table:table-cell table:style-name="ce33" office:value-type="string" calcext:value-type="string">
            <text:p>유지보수계획</text:p>
          </table:table-cell>
          <table:table-cell table:style-name="ce48"/>
          <table:table-cell table:style-name="ce65"/>
          <table:table-cell table:style-name="ce81" office:value-type="string" calcext:value-type="string">
            <text:p>김은별</text:p>
          </table:table-cell>
          <table:table-cell table:style-name="ce100" table:number-columns-repeated="2"/>
          <table:table-cell table:style-name="ce117"/>
          <table:table-cell table:style-name="ce100" table:number-columns-repeated="2"/>
          <table:table-cell table:style-name="ce148"/>
          <table:table-cell table:style-name="ce173" office:value-type="string" calcext:value-type="string">
            <text:p>2018.9.21</text:p>
          </table:table-cell>
          <table:table-cell table:style-name="ce173" office:value-type="string" calcext:value-type="string">
            <text:p>2018.9.28</text:p>
          </table:table-cell>
          <table:table-cell table:style-name="ce196"/>
          <table:table-cell table:style-name="ce224"/>
          <table:table-cell table:style-name="ce244"/>
          <table:table-cell table:style-name="ce263"/>
          <table:table-cell table:style-name="ce289"/>
          <table:table-cell table:style-name="ce313"/>
          <table:table-cell table:style-name="ce263" table:number-columns-repeated="3"/>
          <table:table-cell table:style-name="ce350"/>
          <table:table-cell table:style-name="ce373"/>
          <table:table-cell table:style-name="ce263" table:number-columns-repeated="2"/>
          <table:table-cell table:style-name="ce289"/>
          <table:table-cell table:style-name="ce313"/>
          <table:table-cell table:style-name="ce263" table:number-columns-repeated="3"/>
          <table:table-cell table:style-name="ce350"/>
          <table:table-cell table:style-name="ce373"/>
          <table:table-cell table:style-name="ce324" office:value-type="string" calcext:value-type="string" table:number-columns-spanned="3" table:number-rows-spanned="1">
            <text:p>유지보수계획</text:p>
          </table:table-cell>
          <table:covered-table-cell table:style-name="ce324"/>
          <table:covered-table-cell table:style-name="ce397"/>
          <table:table-cell table:style-name="Default"/>
          <table:table-cell table:style-name="ce257" table:number-columns-repeated="2"/>
          <table:table-cell table:style-name="ce8" table:number-columns-repeated="975"/>
          <table:table-cell table:number-columns-repeated="9"/>
        </table:table-row>
        <table:table-row table:style-name="ro8">
          <table:table-cell table:style-name="ce5"/>
          <table:table-cell table:style-name="ce22"/>
          <table:table-cell table:style-name="ce34"/>
          <table:table-cell table:style-name="ce49"/>
          <table:table-cell table:style-name="ce70"/>
          <table:table-cell table:style-name="ce89"/>
          <table:table-cell table:style-name="ce101" table:number-columns-repeated="2"/>
          <table:table-cell table:style-name="ce118"/>
          <table:table-cell table:style-name="ce101"/>
          <table:table-cell table:style-name="ce128"/>
          <table:table-cell table:style-name="ce153"/>
          <table:table-cell table:style-name="ce172" table:number-columns-repeated="2"/>
          <table:table-cell table:style-name="ce196" office:value-type="string" calcext:value-type="string">
            <text:p>사용자매뉴얼</text:p>
          </table:table-cell>
          <table:table-cell table:style-name="ce224"/>
          <table:table-cell table:style-name="ce244"/>
          <table:table-cell table:style-name="ce263"/>
          <table:table-cell table:style-name="ce289"/>
          <table:table-cell table:style-name="ce313"/>
          <table:table-cell table:style-name="ce263" table:number-columns-repeated="3"/>
          <table:table-cell table:style-name="ce350"/>
          <table:table-cell table:style-name="ce373"/>
          <table:table-cell table:style-name="ce263" table:number-columns-repeated="2"/>
          <table:table-cell table:style-name="ce289"/>
          <table:table-cell table:style-name="ce313"/>
          <table:table-cell table:style-name="ce263" table:number-columns-repeated="3"/>
          <table:table-cell table:style-name="ce350"/>
          <table:table-cell table:style-name="ce373"/>
          <table:table-cell table:style-name="ce263" table:number-columns-repeated="2"/>
          <table:table-cell table:style-name="ce289"/>
          <table:table-cell table:style-name="ce422"/>
          <table:table-cell table:style-name="ce289"/>
          <table:table-cell table:style-name="ce453"/>
          <table:table-cell table:style-name="ce5" table:number-columns-repeated="975"/>
          <table:table-cell table:number-columns-repeated="9"/>
        </table:table-row>
        <table:table-row table:style-name="ro8">
          <table:table-cell table:style-name="ce5"/>
          <table:table-cell table:style-name="ce22"/>
          <table:table-cell table:style-name="ce35"/>
          <table:table-cell table:style-name="ce49"/>
          <table:table-cell table:style-name="ce70"/>
          <table:table-cell table:style-name="ce89"/>
          <table:table-cell table:style-name="ce101" table:number-columns-repeated="2"/>
          <table:table-cell table:style-name="ce118"/>
          <table:table-cell table:style-name="ce101"/>
          <table:table-cell table:style-name="ce128"/>
          <table:table-cell table:style-name="ce153"/>
          <table:table-cell table:style-name="ce172" table:number-columns-repeated="2"/>
          <table:table-cell table:style-name="ce196" office:value-type="string" calcext:value-type="string">
            <text:p>운영자매뉴얼</text:p>
          </table:table-cell>
          <table:table-cell table:style-name="ce229"/>
          <table:table-cell table:style-name="ce252"/>
          <table:table-cell table:style-name="ce264"/>
          <table:table-cell table:style-name="ce290"/>
          <table:table-cell table:style-name="ce314"/>
          <table:table-cell table:style-name="ce264" table:number-columns-repeated="3"/>
          <table:table-cell table:style-name="ce351"/>
          <table:table-cell table:style-name="ce374"/>
          <table:table-cell table:style-name="ce264" table:number-columns-repeated="2"/>
          <table:table-cell table:style-name="ce290"/>
          <table:table-cell table:style-name="ce314"/>
          <table:table-cell table:style-name="ce264" table:number-columns-repeated="3"/>
          <table:table-cell table:style-name="ce351"/>
          <table:table-cell table:style-name="ce374"/>
          <table:table-cell table:style-name="ce264" table:number-columns-repeated="2"/>
          <table:table-cell table:style-name="ce290"/>
          <table:table-cell table:style-name="ce423"/>
          <table:table-cell table:style-name="ce290"/>
          <table:table-cell table:style-name="ce454"/>
          <table:table-cell table:style-name="ce2" table:number-columns-repeated="975"/>
          <table:table-cell table:number-columns-repeated="9"/>
        </table:table-row>
        <table:table-row table:style-name="ro8">
          <table:table-cell table:style-name="ce8"/>
          <table:table-cell table:style-name="ce22"/>
          <table:table-cell table:style-name="ce33" office:value-type="string" calcext:value-type="string">
            <text:p>안정화</text:p>
          </table:table-cell>
          <table:table-cell table:style-name="ce48"/>
          <table:table-cell table:style-name="ce65"/>
          <table:table-cell table:style-name="ce76" office:value-type="string" calcext:value-type="string">
            <text:p>팀</text:p>
          </table:table-cell>
          <table:table-cell table:style-name="ce100" table:number-columns-repeated="2"/>
          <table:table-cell table:style-name="ce117"/>
          <table:table-cell table:style-name="ce100"/>
          <table:table-cell table:style-name="ce131"/>
          <table:table-cell table:style-name="ce148"/>
          <table:table-cell table:style-name="ce171" office:value-type="string" calcext:value-type="string">
            <text:p>2018.10.1</text:p>
          </table:table-cell>
          <table:table-cell table:style-name="ce171" office:value-type="string" calcext:value-type="string">
            <text:p>2018.10.4</text:p>
          </table:table-cell>
          <table:table-cell table:style-name="ce196"/>
          <table:table-cell table:style-name="ce229"/>
          <table:table-cell table:style-name="ce252"/>
          <table:table-cell table:style-name="ce264"/>
          <table:table-cell table:style-name="ce290"/>
          <table:table-cell table:style-name="ce314"/>
          <table:table-cell table:style-name="ce264" table:number-columns-repeated="3"/>
          <table:table-cell table:style-name="ce351"/>
          <table:table-cell table:style-name="ce374"/>
          <table:table-cell table:style-name="ce264" table:number-columns-repeated="2"/>
          <table:table-cell table:style-name="ce290"/>
          <table:table-cell table:style-name="ce314"/>
          <table:table-cell table:style-name="ce264" table:number-columns-repeated="3"/>
          <table:table-cell table:style-name="ce351"/>
          <table:table-cell table:style-name="ce374"/>
          <table:table-cell table:style-name="ce264" table:number-columns-repeated="2"/>
          <table:table-cell table:style-name="ce290"/>
          <table:table-cell table:style-name="ce424" office:value-type="string" calcext:value-type="string" table:number-columns-spanned="3" table:number-rows-spanned="1">
            <text:p>안정화</text:p>
          </table:table-cell>
          <table:covered-table-cell table:style-name="ce290"/>
          <table:covered-table-cell table:style-name="ce454"/>
          <table:table-cell table:style-name="ce8" table:number-columns-repeated="975"/>
          <table:table-cell table:number-columns-repeated="9"/>
        </table:table-row>
        <table:table-row table:style-name="ro8">
          <table:table-cell table:style-name="ce5"/>
          <table:table-cell table:style-name="ce22"/>
          <table:table-cell table:style-name="ce35"/>
          <table:table-cell table:style-name="ce49"/>
          <table:table-cell table:style-name="ce70" table:number-columns-repeated="2"/>
          <table:table-cell table:style-name="ce101" table:number-columns-repeated="2"/>
          <table:table-cell table:style-name="ce118"/>
          <table:table-cell table:style-name="ce101"/>
          <table:table-cell table:style-name="ce128"/>
          <table:table-cell table:style-name="ce158"/>
          <table:table-cell table:style-name="ce172" table:number-columns-repeated="2"/>
          <table:table-cell table:style-name="ce196" office:value-type="string" calcext:value-type="string">
            <text:p>유지보수계획서</text:p>
          </table:table-cell>
          <table:table-cell table:style-name="ce229"/>
          <table:table-cell table:style-name="ce252"/>
          <table:table-cell table:style-name="ce264"/>
          <table:table-cell table:style-name="ce290"/>
          <table:table-cell table:style-name="ce314"/>
          <table:table-cell table:style-name="ce264" table:number-columns-repeated="3"/>
          <table:table-cell table:style-name="ce351"/>
          <table:table-cell table:style-name="ce374"/>
          <table:table-cell table:style-name="ce264" table:number-columns-repeated="2"/>
          <table:table-cell table:style-name="ce290"/>
          <table:table-cell table:style-name="ce314"/>
          <table:table-cell table:style-name="ce264" table:number-columns-repeated="3"/>
          <table:table-cell table:style-name="ce351"/>
          <table:table-cell table:style-name="ce374"/>
          <table:table-cell table:style-name="ce264" table:number-columns-repeated="2"/>
          <table:table-cell table:style-name="ce290"/>
          <table:table-cell table:style-name="ce423"/>
          <table:table-cell table:style-name="ce290"/>
          <table:table-cell table:style-name="ce454"/>
          <table:table-cell table:style-name="ce5" table:number-columns-repeated="975"/>
          <table:table-cell table:number-columns-repeated="9"/>
        </table:table-row>
        <table:table-row table:style-name="ro8">
          <table:table-cell table:style-name="ce8"/>
          <table:table-cell table:style-name="ce22"/>
          <table:table-cell table:style-name="ce33"/>
          <table:table-cell table:style-name="ce48"/>
          <table:table-cell table:style-name="ce65" table:number-columns-repeated="2"/>
          <table:table-cell table:style-name="ce100" table:number-columns-repeated="2"/>
          <table:table-cell table:style-name="ce117"/>
          <table:table-cell table:style-name="ce100"/>
          <table:table-cell table:style-name="ce131"/>
          <table:table-cell table:style-name="ce148"/>
          <table:table-cell table:style-name="ce171" table:number-columns-repeated="2"/>
          <table:table-cell table:style-name="ce196"/>
          <table:table-cell table:style-name="ce229"/>
          <table:table-cell table:style-name="ce252"/>
          <table:table-cell table:style-name="ce264"/>
          <table:table-cell table:style-name="ce290"/>
          <table:table-cell table:style-name="ce314"/>
          <table:table-cell table:style-name="ce264" table:number-columns-repeated="3"/>
          <table:table-cell table:style-name="ce351"/>
          <table:table-cell table:style-name="ce374"/>
          <table:table-cell table:style-name="ce264" table:number-columns-repeated="2"/>
          <table:table-cell table:style-name="ce290"/>
          <table:table-cell table:style-name="ce314"/>
          <table:table-cell table:style-name="ce264" table:number-columns-repeated="3"/>
          <table:table-cell table:style-name="ce351"/>
          <table:table-cell table:style-name="ce374"/>
          <table:table-cell table:style-name="ce264" table:number-columns-repeated="2"/>
          <table:table-cell table:style-name="ce290"/>
          <table:table-cell table:style-name="ce423"/>
          <table:table-cell table:style-name="ce290"/>
          <table:table-cell table:style-name="ce454"/>
          <table:table-cell table:style-name="ce8" table:number-columns-repeated="975"/>
          <table:table-cell table:number-columns-repeated="9"/>
        </table:table-row>
        <table:table-row table:style-name="ro8">
          <table:table-cell table:style-name="ce5"/>
          <table:table-cell table:style-name="ce25"/>
          <table:table-cell table:style-name="ce35"/>
          <table:table-cell table:style-name="ce56"/>
          <table:table-cell table:style-name="ce71" table:number-columns-repeated="2"/>
          <table:table-cell table:style-name="ce105" table:number-columns-repeated="2"/>
          <table:table-cell table:style-name="ce122"/>
          <table:table-cell table:style-name="ce105"/>
          <table:table-cell table:style-name="ce132"/>
          <table:table-cell table:style-name="ce159"/>
          <table:table-cell table:style-name="ce178" table:number-columns-repeated="2"/>
          <table:table-cell table:style-name="ce196"/>
          <table:table-cell table:style-name="ce229"/>
          <table:table-cell table:style-name="ce252"/>
          <table:table-cell table:style-name="ce264"/>
          <table:table-cell table:style-name="ce290"/>
          <table:table-cell table:style-name="ce314"/>
          <table:table-cell table:style-name="ce264" table:number-columns-repeated="3"/>
          <table:table-cell table:style-name="ce351"/>
          <table:table-cell table:style-name="ce374"/>
          <table:table-cell table:style-name="ce264" table:number-columns-repeated="2"/>
          <table:table-cell table:style-name="ce290"/>
          <table:table-cell table:style-name="ce314"/>
          <table:table-cell table:style-name="ce264" table:number-columns-repeated="3"/>
          <table:table-cell table:style-name="ce351"/>
          <table:table-cell table:style-name="ce374"/>
          <table:table-cell table:style-name="ce264" table:number-columns-repeated="2"/>
          <table:table-cell table:style-name="ce290"/>
          <table:table-cell table:style-name="ce425"/>
          <table:table-cell table:style-name="ce290"/>
          <table:table-cell table:style-name="ce455"/>
          <table:table-cell table:style-name="ce5" table:number-columns-repeated="975"/>
          <table:table-cell table:number-columns-repeated="9"/>
        </table:table-row>
        <table:table-row table:style-name="ro7" table:number-rows-repeated="7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7" table:number-rows-repeated="10484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expression table:name="cause" table:base-cell-address="$'e-로봇'.$A$1" table:expression="#REF!"/>
          <table:named-expression table:name="Comments" table:base-cell-address="$'e-로봇'.$A$1" table:expression="#REF!"/>
          <table:named-expression table:name="Severity" table:base-cell-address="$'e-로봇'.$A$1" table:expression="#REF!"/>
          <table:named-expression table:name="State_of_Origin" table:base-cell-address="$'e-로봇'.$A$1" table:expression="#REF!"/>
          <table:named-expression table:name="_2007_12_12" table:base-cell-address="$'e-로봇'.$A$1" table:expression="'e-로봇'!xep1048574"/>
          <table:named-range table:name="_xlnm.Print_Titles" table:base-cell-address="$'e-로봇'.$A$1" table:cell-range-address="$'e-로봇'.$A$1:.$AMJ$7" table:range-usable-as="repeat-column repeat-row"/>
          <table:named-range table:name="_xlnm.Print_Titles_0" table:base-cell-address="$'e-로봇'.$A$1" table:cell-range-address="$'e-로봇'.$A$1:.$AMJ$7" table:range-usable-as="repeat-column repeat-row"/>
          <table:named-range table:name="_xlnm._FilterDatabase" table:base-cell-address="$'e-로봇'.$A$1" table:cell-range-address="$'e-로봇'.$B$7:.$O$16"/>
          <table:named-expression table:name="가중치_전체" table:base-cell-address="$'e-로봇'.$A$1" table:expression="#REF!"/>
        </table:named-expressions>
        <calcext:conditional-formats>
          <calcext:conditional-format calcext:target-range-address="'e-로봇'.L19:'e-로봇'.L19">
            <calcext:condition calcext:apply-style-name="ConditionalStyle_17" calcext:value="contains-text(&quot;지연&quot;)" calcext:base-cell-address="'e-로봇'.L19"/>
            <calcext:condition calcext:apply-style-name="ConditionalStyle_18" calcext:value="contains-text(&quot;종료&quot;)" calcext:base-cell-address="'e-로봇'.L19"/>
            <calcext:condition calcext:apply-style-name="ConditionalStyle_19" calcext:value="contains-text(&quot;진행&quot;)" calcext:base-cell-address="'e-로봇'.L19"/>
          </calcext:conditional-format>
          <calcext:conditional-format calcext:target-range-address="'e-로봇'.L19:'e-로봇'.L19">
            <calcext:condition calcext:apply-style-name="ConditionalStyle_20" calcext:value="contains-text(0)" calcext:base-cell-address="'e-로봇'.L19"/>
          </calcext:conditional-format>
          <calcext:conditional-format calcext:target-range-address="'e-로봇'.L125:'e-로봇'.L125">
            <calcext:condition calcext:apply-style-name="ConditionalStyle_21" calcext:value="contains-text(&quot;지연&quot;)" calcext:base-cell-address="'e-로봇'.L125"/>
            <calcext:condition calcext:apply-style-name="ConditionalStyle_22" calcext:value="contains-text(&quot;종료&quot;)" calcext:base-cell-address="'e-로봇'.L125"/>
            <calcext:condition calcext:apply-style-name="ConditionalStyle_23" calcext:value="contains-text(&quot;진행&quot;)" calcext:base-cell-address="'e-로봇'.L125"/>
          </calcext:conditional-format>
          <calcext:conditional-format calcext:target-range-address="'e-로봇'.L125:'e-로봇'.L125">
            <calcext:condition calcext:apply-style-name="ConditionalStyle_24" calcext:value="contains-text(0)" calcext:base-cell-address="'e-로봇'.L125"/>
          </calcext:conditional-format>
          <calcext:conditional-format calcext:target-range-address="'e-로봇'.L11:'e-로봇'.L11">
            <calcext:condition calcext:apply-style-name="ConditionalStyle_25" calcext:value="contains-text(&quot;지연&quot;)" calcext:base-cell-address="'e-로봇'.L11"/>
            <calcext:condition calcext:apply-style-name="ConditionalStyle_26" calcext:value="contains-text(&quot;종료&quot;)" calcext:base-cell-address="'e-로봇'.L11"/>
            <calcext:condition calcext:apply-style-name="ConditionalStyle_27" calcext:value="contains-text(&quot;진행&quot;)" calcext:base-cell-address="'e-로봇'.L11"/>
          </calcext:conditional-format>
          <calcext:conditional-format calcext:target-range-address="'e-로봇'.L11:'e-로봇'.L11">
            <calcext:condition calcext:apply-style-name="ConditionalStyle_28" calcext:value="contains-text(0)" calcext:base-cell-address="'e-로봇'.L11"/>
          </calcext:conditional-format>
          <calcext:conditional-format calcext:target-range-address="'e-로봇'.L17:'e-로봇'.L17">
            <calcext:condition calcext:apply-style-name="ConditionalStyle_29" calcext:value="contains-text(&quot;지연&quot;)" calcext:base-cell-address="'e-로봇'.L17"/>
            <calcext:condition calcext:apply-style-name="ConditionalStyle_30" calcext:value="contains-text(&quot;종료&quot;)" calcext:base-cell-address="'e-로봇'.L17"/>
            <calcext:condition calcext:apply-style-name="ConditionalStyle_31" calcext:value="contains-text(&quot;진행&quot;)" calcext:base-cell-address="'e-로봇'.L17"/>
          </calcext:conditional-format>
          <calcext:conditional-format calcext:target-range-address="'e-로봇'.L17:'e-로봇'.L17">
            <calcext:condition calcext:apply-style-name="ConditionalStyle_32" calcext:value="contains-text(0)" calcext:base-cell-address="'e-로봇'.L17"/>
          </calcext:conditional-format>
          <calcext:conditional-format calcext:target-range-address="'e-로봇'.L140:'e-로봇'.L144">
            <calcext:condition calcext:apply-style-name="ConditionalStyle_33" calcext:value="contains-text(&quot;지연&quot;)" calcext:base-cell-address="'e-로봇'.L140"/>
            <calcext:condition calcext:apply-style-name="ConditionalStyle_34" calcext:value="contains-text(&quot;종료&quot;)" calcext:base-cell-address="'e-로봇'.L140"/>
            <calcext:condition calcext:apply-style-name="ConditionalStyle_35" calcext:value="contains-text(&quot;진행&quot;)" calcext:base-cell-address="'e-로봇'.L140"/>
          </calcext:conditional-format>
          <calcext:conditional-format calcext:target-range-address="'e-로봇'.L140:'e-로봇'.L144">
            <calcext:condition calcext:apply-style-name="ConditionalStyle_36" calcext:value="contains-text(0)" calcext:base-cell-address="'e-로봇'.L140"/>
          </calcext:conditional-format>
          <calcext:conditional-format calcext:target-range-address="'e-로봇'.L12:'e-로봇'.L12">
            <calcext:condition calcext:apply-style-name="ConditionalStyle_37" calcext:value="contains-text(0)" calcext:base-cell-address="'e-로봇'.L12"/>
          </calcext:conditional-format>
          <calcext:conditional-format calcext:target-range-address="'e-로봇'.L12:'e-로봇'.L12">
            <calcext:condition calcext:apply-style-name="ConditionalStyle_38" calcext:value="contains-text(&quot;지연&quot;)" calcext:base-cell-address="'e-로봇'.L12"/>
            <calcext:condition calcext:apply-style-name="ConditionalStyle_39" calcext:value="contains-text(&quot;종료&quot;)" calcext:base-cell-address="'e-로봇'.L12"/>
            <calcext:condition calcext:apply-style-name="ConditionalStyle_40" calcext:value="contains-text(&quot;진행&quot;)" calcext:base-cell-address="'e-로봇'.L12"/>
          </calcext:conditional-format>
          <calcext:conditional-format calcext:target-range-address="'e-로봇'.L14:'e-로봇'.L14">
            <calcext:condition calcext:apply-style-name="ConditionalStyle_41" calcext:value="contains-text(0)" calcext:base-cell-address="'e-로봇'.L14"/>
          </calcext:conditional-format>
          <calcext:conditional-format calcext:target-range-address="'e-로봇'.L21:'e-로봇'.L21">
            <calcext:condition calcext:apply-style-name="ConditionalStyle_42" calcext:value="contains-text(&quot;지연&quot;)" calcext:base-cell-address="'e-로봇'.L21"/>
            <calcext:condition calcext:apply-style-name="ConditionalStyle_43" calcext:value="contains-text(&quot;종료&quot;)" calcext:base-cell-address="'e-로봇'.L21"/>
            <calcext:condition calcext:apply-style-name="ConditionalStyle_44" calcext:value="contains-text(&quot;진행&quot;)" calcext:base-cell-address="'e-로봇'.L21"/>
          </calcext:conditional-format>
          <calcext:conditional-format calcext:target-range-address="'e-로봇'.L21:'e-로봇'.L21">
            <calcext:condition calcext:apply-style-name="ConditionalStyle_45" calcext:value="contains-text(0)" calcext:base-cell-address="'e-로봇'.L21"/>
          </calcext:conditional-format>
          <calcext:conditional-format calcext:target-range-address="'e-로봇'.L14:'e-로봇'.L14">
            <calcext:condition calcext:apply-style-name="ConditionalStyle_46" calcext:value="contains-text(&quot;지연&quot;)" calcext:base-cell-address="'e-로봇'.L14"/>
            <calcext:condition calcext:apply-style-name="ConditionalStyle_47" calcext:value="contains-text(&quot;종료&quot;)" calcext:base-cell-address="'e-로봇'.L14"/>
            <calcext:condition calcext:apply-style-name="ConditionalStyle_48" calcext:value="contains-text(&quot;진행&quot;)" calcext:base-cell-address="'e-로봇'.L14"/>
          </calcext:conditional-format>
          <calcext:conditional-format calcext:target-range-address="'e-로봇'.L20:'e-로봇'.L20">
            <calcext:condition calcext:apply-style-name="ConditionalStyle_49" calcext:value="contains-text(&quot;지연&quot;)" calcext:base-cell-address="'e-로봇'.L20"/>
            <calcext:condition calcext:apply-style-name="ConditionalStyle_50" calcext:value="contains-text(&quot;종료&quot;)" calcext:base-cell-address="'e-로봇'.L20"/>
            <calcext:condition calcext:apply-style-name="ConditionalStyle_51" calcext:value="contains-text(&quot;진행&quot;)" calcext:base-cell-address="'e-로봇'.L20"/>
          </calcext:conditional-format>
          <calcext:conditional-format calcext:target-range-address="'e-로봇'.L20:'e-로봇'.L20">
            <calcext:condition calcext:apply-style-name="ConditionalStyle_52" calcext:value="contains-text(0)" calcext:base-cell-address="'e-로봇'.L20"/>
          </calcext:conditional-format>
          <calcext:conditional-format calcext:target-range-address="'e-로봇'.L128:'e-로봇'.L128">
            <calcext:condition calcext:apply-style-name="ConditionalStyle_53" calcext:value="contains-text(0)" calcext:base-cell-address="'e-로봇'.L128"/>
          </calcext:conditional-format>
          <calcext:conditional-format calcext:target-range-address="'e-로봇'.L128:'e-로봇'.L128">
            <calcext:condition calcext:apply-style-name="ConditionalStyle_54" calcext:value="contains-text(&quot;지연&quot;)" calcext:base-cell-address="'e-로봇'.L128"/>
            <calcext:condition calcext:apply-style-name="ConditionalStyle_55" calcext:value="contains-text(&quot;종료&quot;)" calcext:base-cell-address="'e-로봇'.L128"/>
            <calcext:condition calcext:apply-style-name="ConditionalStyle_56" calcext:value="contains-text(&quot;진행&quot;)" calcext:base-cell-address="'e-로봇'.L128"/>
          </calcext:conditional-format>
          <calcext:conditional-format calcext:target-range-address="'e-로봇'.L155:'e-로봇'.L155">
            <calcext:condition calcext:apply-style-name="ConditionalStyle_57" calcext:value="contains-text(0)" calcext:base-cell-address="'e-로봇'.L155"/>
          </calcext:conditional-format>
          <calcext:conditional-format calcext:target-range-address="'e-로봇'.L155:'e-로봇'.L155">
            <calcext:condition calcext:apply-style-name="ConditionalStyle_58" calcext:value="contains-text(&quot;지연&quot;)" calcext:base-cell-address="'e-로봇'.L155"/>
            <calcext:condition calcext:apply-style-name="ConditionalStyle_59" calcext:value="contains-text(&quot;종료&quot;)" calcext:base-cell-address="'e-로봇'.L155"/>
            <calcext:condition calcext:apply-style-name="ConditionalStyle_60" calcext:value="contains-text(&quot;진행&quot;)" calcext:base-cell-address="'e-로봇'.L155"/>
          </calcext:conditional-format>
          <calcext:conditional-format calcext:target-range-address="'e-로봇'.L157:'e-로봇'.L157">
            <calcext:condition calcext:apply-style-name="ConditionalStyle_61" calcext:value="contains-text(&quot;지연&quot;)" calcext:base-cell-address="'e-로봇'.L157"/>
            <calcext:condition calcext:apply-style-name="ConditionalStyle_62" calcext:value="contains-text(&quot;종료&quot;)" calcext:base-cell-address="'e-로봇'.L157"/>
            <calcext:condition calcext:apply-style-name="ConditionalStyle_63" calcext:value="contains-text(&quot;진행&quot;)" calcext:base-cell-address="'e-로봇'.L157"/>
          </calcext:conditional-format>
          <calcext:conditional-format calcext:target-range-address="'e-로봇'.L157:'e-로봇'.L157">
            <calcext:condition calcext:apply-style-name="ConditionalStyle_64" calcext:value="contains-text(0)" calcext:base-cell-address="'e-로봇'.L157"/>
          </calcext:conditional-format>
          <calcext:conditional-format calcext:target-range-address="'e-로봇'.L147:'e-로봇'.L147">
            <calcext:condition calcext:apply-style-name="ConditionalStyle_65" calcext:value="contains-text(&quot;지연&quot;)" calcext:base-cell-address="'e-로봇'.L147"/>
            <calcext:condition calcext:apply-style-name="ConditionalStyle_66" calcext:value="contains-text(&quot;종료&quot;)" calcext:base-cell-address="'e-로봇'.L147"/>
            <calcext:condition calcext:apply-style-name="ConditionalStyle_67" calcext:value="contains-text(&quot;진행&quot;)" calcext:base-cell-address="'e-로봇'.L147"/>
          </calcext:conditional-format>
          <calcext:conditional-format calcext:target-range-address="'e-로봇'.L147:'e-로봇'.L147">
            <calcext:condition calcext:apply-style-name="ConditionalStyle_68" calcext:value="contains-text(0)" calcext:base-cell-address="'e-로봇'.L147"/>
          </calcext:conditional-format>
          <calcext:conditional-format calcext:target-range-address="'e-로봇'.L129:'e-로봇'.L129">
            <calcext:condition calcext:apply-style-name="ConditionalStyle_69" calcext:value="contains-text(&quot;지연&quot;)" calcext:base-cell-address="'e-로봇'.L129"/>
            <calcext:condition calcext:apply-style-name="ConditionalStyle_70" calcext:value="contains-text(&quot;종료&quot;)" calcext:base-cell-address="'e-로봇'.L129"/>
            <calcext:condition calcext:apply-style-name="ConditionalStyle_71" calcext:value="contains-text(&quot;진행&quot;)" calcext:base-cell-address="'e-로봇'.L129"/>
          </calcext:conditional-format>
          <calcext:conditional-format calcext:target-range-address="'e-로봇'.L129:'e-로봇'.L129">
            <calcext:condition calcext:apply-style-name="ConditionalStyle_72" calcext:value="contains-text(0)" calcext:base-cell-address="'e-로봇'.L129"/>
          </calcext:conditional-format>
          <calcext:conditional-format calcext:target-range-address="'e-로봇'.L126:'e-로봇'.L126">
            <calcext:condition calcext:apply-style-name="ConditionalStyle_73" calcext:value="contains-text(&quot;지연&quot;)" calcext:base-cell-address="'e-로봇'.L126"/>
            <calcext:condition calcext:apply-style-name="ConditionalStyle_74" calcext:value="contains-text(&quot;종료&quot;)" calcext:base-cell-address="'e-로봇'.L126"/>
            <calcext:condition calcext:apply-style-name="ConditionalStyle_75" calcext:value="contains-text(&quot;진행&quot;)" calcext:base-cell-address="'e-로봇'.L126"/>
          </calcext:conditional-format>
          <calcext:conditional-format calcext:target-range-address="'e-로봇'.L126:'e-로봇'.L126">
            <calcext:condition calcext:apply-style-name="ConditionalStyle_76" calcext:value="contains-text(0)" calcext:base-cell-address="'e-로봇'.L126"/>
          </calcext:conditional-format>
        </calcext:conditional-formats>
      </table:table>
      <table:named-expressions>
        <table:named-expression table:name="cause" table:base-cell-address="$'e-로봇'.$A$1" table:expression="#REF!"/>
        <table:named-expression table:name="Comments" table:base-cell-address="$'e-로봇'.$A$1" table:expression="#REF!"/>
        <table:named-expression table:name="Ltst_TestLog" table:base-cell-address="$'e-로봇'.$A$1" table:expression="&quot;'Test log'&quot;"/>
        <table:named-expression table:name="Severity" table:base-cell-address="$'e-로봇'.$A$1" table:expression="#REF!"/>
        <table:named-expression table:name="State_of_Origin" table:base-cell-address="$'e-로봇'.$A$1" table:expression="#REF!"/>
        <table:named-expression table:name="_2007_12_12" table:base-cell-address="$'e-로봇'.$A$1" table:expression="#REF!"/>
        <table:named-expression table:name="가중치_전체" table:base-cell-address="$'e-로봇'.$A$1" table:expression="#REF!"/>
      </table:named-expressions>
      <table:database-ranges>
        <table:database-range table:name="__Anonymous_Sheet_DB__0" table:target-range-address="'e-로봇'.B7:'e-로봇'.O1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돋움" svg:font-family="돋움" style:font-family-generic="modern"/>
    <style:font-face style:name="맑은 고딕" svg:font-family="'맑은 고딕'" style:font-family-generic="modern"/>
    <style:font-face style:name="나눔고딕" svg:font-family="나눔고딕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number:number number:decimal-places="3" loext:min-decimal-places="3" number:min-integer-digits="1"/>
      <number:text> </number:text>
    </number:number-style>
    <number:number-style style:name="N128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/>
      <number:text> </number:text>
    </number:number-style>
    <number:number-style style:name="N13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30P0"/>
    </number:number-style>
    <number:date-style style:name="N131">
      <number:month number:style="long"/>
      <number:text>.</number:text>
      <number:day number:style="long"/>
    </number:date-style>
    <number:date-style style:name="N132">
      <number:month number:style="long"/>
      <number:text>월 </number:text>
      <number:day number:style="long"/>
      <number:text>일</number:text>
    </number:date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fill-character> </loext:fill-character>
      <number:text>- </number:text>
    </number:number-style>
    <number:text-style style:name="N10182" number:language="ko" number:country="KR"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style:font-name="나눔고딕" fo:font-family="나눔고딕" style:font-family-generic="swiss" fo:font-size="11pt" style:font-name-asian="나눔고딕" style:font-family-asian="나눔고딕" style:font-family-generic-asian="swiss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bold" style:font-size-asian="11pt" style:font-style-asian="normal" style:font-weight-asian="bold" style:font-name-complex="돋움" style:font-family-complex="돋움" style:font-family-generic-complex="modern" style:font-size-complex="11pt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92d050"/>
    </style:style>
    <style:style style:name="ConditionalStyle_5f_3" style:display-name="ConditionalStyle_3" style:family="table-cell" style:parent-style-name="Default">
      <style:table-cell-properties fo:background-color="#ffffff"/>
    </style:style>
    <style:style style:name="ConditionalStyle_5f_4" style:display-name="ConditionalStyle_4" style:family="table-cell" style:parent-style-name="Default">
      <style:table-cell-properties fo:background-color="#ffffff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92d050"/>
    </style:style>
    <style:style style:name="ConditionalStyle_5f_7" style:display-name="ConditionalStyle_7" style:family="table-cell" style:parent-style-name="Default">
      <style:table-cell-properties fo:background-color="#ffffff"/>
    </style:style>
    <style:style style:name="ConditionalStyle_5f_8" style:display-name="ConditionalStyle_8" style:family="table-cell" style:parent-style-name="Default">
      <style:table-cell-properties fo:background-color="#ffffff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ffff"/>
    </style:style>
    <style:style style:name="ConditionalStyle_5f_12" style:display-name="ConditionalStyle_12" style:family="table-cell" style:parent-style-name="Default">
      <style:table-cell-properties fo:background-color="#ffffff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92d050"/>
    </style:style>
    <style:style style:name="ConditionalStyle_5f_15" style:display-name="ConditionalStyle_15" style:family="table-cell" style:parent-style-name="Default">
      <style:table-cell-properties fo:background-color="#ffffff"/>
    </style:style>
    <style:style style:name="ConditionalStyle_5f_16" style:display-name="ConditionalStyle_16" style:family="table-cell" style:parent-style-name="Default">
      <style:table-cell-properties fo:background-color="#ffffff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8" style:display-name="ConditionalStyle_18" style:family="table-cell" style:parent-style-name="Default">
      <style:table-cell-properties fo:background-color="#92d050"/>
    </style:style>
    <style:style style:name="ConditionalStyle_5f_19" style:display-name="ConditionalStyle_19" style:family="table-cell" style:parent-style-name="Default">
      <style:table-cell-properties fo:background-color="#ffffff"/>
    </style:style>
    <style:style style:name="ConditionalStyle_5f_20" style:display-name="ConditionalStyle_20" style:family="table-cell" style:parent-style-name="Default">
      <style:table-cell-properties fo:background-color="#ffffff"/>
    </style:style>
    <style:style style:name="ConditionalStyle_5f_21" style:display-name="ConditionalStyle_21" style:family="table-cell" style:parent-style-name="Default">
      <style:table-cell-properties fo:background-color="#ff0000"/>
    </style:style>
    <style:style style:name="ConditionalStyle_5f_22" style:display-name="ConditionalStyle_22" style:family="table-cell" style:parent-style-name="Default">
      <style:table-cell-properties fo:background-color="#92d050"/>
    </style:style>
    <style:style style:name="ConditionalStyle_5f_23" style:display-name="ConditionalStyle_23" style:family="table-cell" style:parent-style-name="Default">
      <style:table-cell-properties fo:background-color="#ffffff"/>
    </style:style>
    <style:style style:name="ConditionalStyle_5f_24" style:display-name="ConditionalStyle_24" style:family="table-cell" style:parent-style-name="Default">
      <style:table-cell-properties fo:background-color="#ffffff"/>
    </style:style>
    <style:style style:name="ConditionalStyle_5f_25" style:display-name="ConditionalStyle_25" style:family="table-cell" style:parent-style-name="Default">
      <style:table-cell-properties fo:background-color="#ff0000"/>
    </style:style>
    <style:style style:name="ConditionalStyle_5f_26" style:display-name="ConditionalStyle_26" style:family="table-cell" style:parent-style-name="Default">
      <style:table-cell-properties fo:background-color="#92d050"/>
    </style:style>
    <style:style style:name="ConditionalStyle_5f_27" style:display-name="ConditionalStyle_27" style:family="table-cell" style:parent-style-name="Default">
      <style:table-cell-properties fo:background-color="#ffffff"/>
    </style:style>
    <style:style style:name="ConditionalStyle_5f_28" style:display-name="ConditionalStyle_28" style:family="table-cell" style:parent-style-name="Default">
      <style:table-cell-properties fo:background-color="#ffffff"/>
    </style:style>
    <style:style style:name="ConditionalStyle_5f_29" style:display-name="ConditionalStyle_29" style:family="table-cell" style:parent-style-name="Default">
      <style:table-cell-properties fo:background-color="#ff0000"/>
    </style:style>
    <style:style style:name="ConditionalStyle_5f_30" style:display-name="ConditionalStyle_30" style:family="table-cell" style:parent-style-name="Default">
      <style:table-cell-properties fo:background-color="#92d050"/>
    </style:style>
    <style:style style:name="ConditionalStyle_5f_31" style:display-name="ConditionalStyle_31" style:family="table-cell" style:parent-style-name="Default">
      <style:table-cell-properties fo:background-color="#ffffff"/>
    </style:style>
    <style:style style:name="ConditionalStyle_5f_32" style:display-name="ConditionalStyle_32" style:family="table-cell" style:parent-style-name="Default">
      <style:table-cell-properties fo:background-color="#ffffff"/>
    </style:style>
    <style:style style:name="ConditionalStyle_5f_33" style:display-name="ConditionalStyle_33" style:family="table-cell" style:parent-style-name="Default">
      <style:table-cell-properties fo:background-color="#ff0000"/>
    </style:style>
    <style:style style:name="ConditionalStyle_5f_34" style:display-name="ConditionalStyle_34" style:family="table-cell" style:parent-style-name="Default">
      <style:table-cell-properties fo:background-color="#92d050"/>
    </style:style>
    <style:style style:name="ConditionalStyle_5f_35" style:display-name="ConditionalStyle_35" style:family="table-cell" style:parent-style-name="Default">
      <style:table-cell-properties fo:background-color="#ffffff"/>
    </style:style>
    <style:style style:name="ConditionalStyle_5f_36" style:display-name="ConditionalStyle_36" style:family="table-cell" style:parent-style-name="Default">
      <style:table-cell-properties fo:background-color="#ffffff"/>
    </style:style>
    <style:style style:name="ConditionalStyle_5f_37" style:display-name="ConditionalStyle_37" style:family="table-cell" style:parent-style-name="Default">
      <style:table-cell-properties fo:background-color="#ffffff"/>
    </style:style>
    <style:style style:name="ConditionalStyle_5f_38" style:display-name="ConditionalStyle_38" style:family="table-cell" style:parent-style-name="Default">
      <style:table-cell-properties fo:background-color="#ff0000"/>
    </style:style>
    <style:style style:name="ConditionalStyle_5f_39" style:display-name="ConditionalStyle_39" style:family="table-cell" style:parent-style-name="Default">
      <style:table-cell-properties fo:background-color="#92d050"/>
    </style:style>
    <style:style style:name="ConditionalStyle_5f_40" style:display-name="ConditionalStyle_40" style:family="table-cell" style:parent-style-name="Default">
      <style:table-cell-properties fo:background-color="#ffffff"/>
    </style:style>
    <style:style style:name="ConditionalStyle_5f_41" style:display-name="ConditionalStyle_41" style:family="table-cell" style:parent-style-name="Default">
      <style:table-cell-properties fo:background-color="#ffffff"/>
    </style:style>
    <style:style style:name="ConditionalStyle_5f_42" style:display-name="ConditionalStyle_42" style:family="table-cell" style:parent-style-name="Default">
      <style:table-cell-properties fo:background-color="#ff0000"/>
    </style:style>
    <style:style style:name="ConditionalStyle_5f_43" style:display-name="ConditionalStyle_43" style:family="table-cell" style:parent-style-name="Default">
      <style:table-cell-properties fo:background-color="#92d050"/>
    </style:style>
    <style:style style:name="ConditionalStyle_5f_44" style:display-name="ConditionalStyle_44" style:family="table-cell" style:parent-style-name="Default">
      <style:table-cell-properties fo:background-color="#ffffff"/>
    </style:style>
    <style:style style:name="ConditionalStyle_5f_45" style:display-name="ConditionalStyle_45" style:family="table-cell" style:parent-style-name="Default">
      <style:table-cell-properties fo:background-color="#ffffff"/>
    </style:style>
    <style:style style:name="ConditionalStyle_5f_46" style:display-name="ConditionalStyle_46" style:family="table-cell" style:parent-style-name="Default">
      <style:table-cell-properties fo:background-color="#ff0000"/>
    </style:style>
    <style:style style:name="ConditionalStyle_5f_47" style:display-name="ConditionalStyle_47" style:family="table-cell" style:parent-style-name="Default">
      <style:table-cell-properties fo:background-color="#92d050"/>
    </style:style>
    <style:style style:name="ConditionalStyle_5f_48" style:display-name="ConditionalStyle_48" style:family="table-cell" style:parent-style-name="Default">
      <style:table-cell-properties fo:background-color="#ffffff"/>
    </style:style>
    <style:style style:name="ConditionalStyle_5f_49" style:display-name="ConditionalStyle_49" style:family="table-cell" style:parent-style-name="Default">
      <style:table-cell-properties fo:background-color="#ff0000"/>
    </style:style>
    <style:style style:name="ConditionalStyle_5f_50" style:display-name="ConditionalStyle_50" style:family="table-cell" style:parent-style-name="Default">
      <style:table-cell-properties fo:background-color="#92d050"/>
    </style:style>
    <style:style style:name="ConditionalStyle_5f_51" style:display-name="ConditionalStyle_51" style:family="table-cell" style:parent-style-name="Default">
      <style:table-cell-properties fo:background-color="#ffffff"/>
    </style:style>
    <style:style style:name="ConditionalStyle_5f_52" style:display-name="ConditionalStyle_52" style:family="table-cell" style:parent-style-name="Default">
      <style:table-cell-properties fo:background-color="#ffffff"/>
    </style:style>
    <style:style style:name="ConditionalStyle_5f_53" style:display-name="ConditionalStyle_53" style:family="table-cell" style:parent-style-name="Default">
      <style:table-cell-properties fo:background-color="#ffffff"/>
    </style:style>
    <style:style style:name="ConditionalStyle_5f_54" style:display-name="ConditionalStyle_54" style:family="table-cell" style:parent-style-name="Default">
      <style:table-cell-properties fo:background-color="#ff0000"/>
    </style:style>
    <style:style style:name="ConditionalStyle_5f_55" style:display-name="ConditionalStyle_55" style:family="table-cell" style:parent-style-name="Default">
      <style:table-cell-properties fo:background-color="#92d050"/>
    </style:style>
    <style:style style:name="ConditionalStyle_5f_56" style:display-name="ConditionalStyle_56" style:family="table-cell" style:parent-style-name="Default">
      <style:table-cell-properties fo:background-color="#ffffff"/>
    </style:style>
    <style:style style:name="ConditionalStyle_5f_57" style:display-name="ConditionalStyle_57" style:family="table-cell" style:parent-style-name="Default">
      <style:table-cell-properties fo:background-color="#ffffff"/>
    </style:style>
    <style:style style:name="ConditionalStyle_5f_58" style:display-name="ConditionalStyle_58" style:family="table-cell" style:parent-style-name="Default">
      <style:table-cell-properties fo:background-color="#ff0000"/>
    </style:style>
    <style:style style:name="ConditionalStyle_5f_59" style:display-name="ConditionalStyle_59" style:family="table-cell" style:parent-style-name="Default">
      <style:table-cell-properties fo:background-color="#92d050"/>
    </style:style>
    <style:style style:name="ConditionalStyle_5f_60" style:display-name="ConditionalStyle_60" style:family="table-cell" style:parent-style-name="Default">
      <style:table-cell-properties fo:background-color="#ffffff"/>
    </style:style>
    <style:style style:name="ConditionalStyle_5f_61" style:display-name="ConditionalStyle_61" style:family="table-cell" style:parent-style-name="Default">
      <style:table-cell-properties fo:background-color="#ff0000"/>
    </style:style>
    <style:style style:name="ConditionalStyle_5f_62" style:display-name="ConditionalStyle_62" style:family="table-cell" style:parent-style-name="Default">
      <style:table-cell-properties fo:background-color="#92d050"/>
    </style:style>
    <style:style style:name="ConditionalStyle_5f_63" style:display-name="ConditionalStyle_63" style:family="table-cell" style:parent-style-name="Default">
      <style:table-cell-properties fo:background-color="#ffffff"/>
    </style:style>
    <style:style style:name="ConditionalStyle_5f_64" style:display-name="ConditionalStyle_64" style:family="table-cell" style:parent-style-name="Default">
      <style:table-cell-properties fo:background-color="#ffffff"/>
    </style:style>
    <style:style style:name="ConditionalStyle_5f_65" style:display-name="ConditionalStyle_65" style:family="table-cell" style:parent-style-name="Default">
      <style:table-cell-properties fo:background-color="#ff0000"/>
    </style:style>
    <style:style style:name="ConditionalStyle_5f_66" style:display-name="ConditionalStyle_66" style:family="table-cell" style:parent-style-name="Default">
      <style:table-cell-properties fo:background-color="#92d050"/>
    </style:style>
    <style:style style:name="ConditionalStyle_5f_67" style:display-name="ConditionalStyle_67" style:family="table-cell" style:parent-style-name="Default">
      <style:table-cell-properties fo:background-color="#ffffff"/>
    </style:style>
    <style:style style:name="ConditionalStyle_5f_68" style:display-name="ConditionalStyle_68" style:family="table-cell" style:parent-style-name="Default">
      <style:table-cell-properties fo:background-color="#ffffff"/>
    </style:style>
    <style:style style:name="ConditionalStyle_5f_69" style:display-name="ConditionalStyle_69" style:family="table-cell" style:parent-style-name="Default">
      <style:table-cell-properties fo:background-color="#ff0000"/>
    </style:style>
    <style:style style:name="ConditionalStyle_5f_70" style:display-name="ConditionalStyle_70" style:family="table-cell" style:parent-style-name="Default">
      <style:table-cell-properties fo:background-color="#92d050"/>
    </style:style>
    <style:style style:name="ConditionalStyle_5f_71" style:display-name="ConditionalStyle_71" style:family="table-cell" style:parent-style-name="Default">
      <style:table-cell-properties fo:background-color="#ffffff"/>
    </style:style>
    <style:style style:name="ConditionalStyle_5f_72" style:display-name="ConditionalStyle_72" style:family="table-cell" style:parent-style-name="Default">
      <style:table-cell-properties fo:background-color="#ffffff"/>
    </style:style>
    <style:style style:name="ConditionalStyle_5f_73" style:display-name="ConditionalStyle_73" style:family="table-cell" style:parent-style-name="Default">
      <style:table-cell-properties fo:background-color="#ff0000"/>
    </style:style>
    <style:style style:name="ConditionalStyle_5f_74" style:display-name="ConditionalStyle_74" style:family="table-cell" style:parent-style-name="Default">
      <style:table-cell-properties fo:background-color="#92d050"/>
    </style:style>
    <style:style style:name="ConditionalStyle_5f_75" style:display-name="ConditionalStyle_75" style:family="table-cell" style:parent-style-name="Default">
      <style:table-cell-properties fo:background-color="#ffffff"/>
    </style:style>
    <style:style style:name="ConditionalStyle_5f_76" style:display-name="ConditionalStyle_76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11.34pt" fo:margin-bottom="5.64pt" fo:margin-left="5.64pt" fo:margin-right="5.64pt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/00/0000</text:date>, <text:time style:data-style-name="N2" text:time-value="15:44:03.738506078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e-로봇" style:display-name="PageStyle_e-로봇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4-20T00:53:55</meta:creation-date>
    <meta:initial-creator>Administrator</meta:initial-creator>
    <dc:language>ko-KR</dc:language>
    <meta:print-date>2015-06-29T07:02:41</meta:print-date>
    <dc:date>2018-09-04T15:54:33.908754944</dc:date>
    <meta:editing-cycles>19</meta:editing-cycles>
    <meta:editing-duration>PT2H4M57S</meta:editing-duration>
    <meta:generator>LibreOffice/5.1.6.2$Linux_X86_64 LibreOffice_project/10m0$Build-2</meta:generator>
    <meta:document-statistic meta:table-count="1" meta:cell-count="1285" meta:object-count="0"/>
    <meta:user-defined meta:name="AppVersion">14.0300</meta:user-defined>
    <meta:user-defined meta:name="Company">SKC&amp;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